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iones-en-cola-aplastador-1hs" table:style-name="ta1">
        <table:shapes>
          <draw:frame draw:z-index="0" draw:style-name="gr1" draw:text-style-name="P1" svg:width="894.16pt" svg:height="452.52pt" svg:x="9.3pt" svg:y="121.21pt">
            <loext:p draw:notify-on-update-of-ranges="'camiones-en-cola-aplastador-1hs'.D34:'camiones-en-cola-aplastador-1hs'.AMH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0" table:default-cell-style-name="Default"/>
        <table:table-column table:style-name="co4" table:number-columns-repeated="900" table:default-cell-style-name="Default"/>
        <table:table-column table:style-name="co5" table:number-columns-repeated="24" table:default-cell-style-name="Default"/>
        <table:table-row table:style-name="ro1">
          <table:table-cell office:value-type="string" calcext:value-type="string">
            <text:p>Corrida</text:p>
          </table:table-cell>
          <table:table-cell office:value-type="string" calcext:value-type="string">
            <text:p>obs 1</text:p>
          </table:table-cell>
          <table:table-cell office:value-type="string" calcext:value-type="string">
            <text:p>obs 2</text:p>
          </table:table-cell>
          <table:table-cell office:value-type="string" calcext:value-type="string">
            <text:p>obs 3</text:p>
          </table:table-cell>
          <table:table-cell office:value-type="string" calcext:value-type="string">
            <text:p>obs 4</text:p>
          </table:table-cell>
          <table:table-cell office:value-type="string" calcext:value-type="string">
            <text:p>obs 5</text:p>
          </table:table-cell>
          <table:table-cell office:value-type="string" calcext:value-type="string">
            <text:p>obs 6</text:p>
          </table:table-cell>
          <table:table-cell office:value-type="string" calcext:value-type="string">
            <text:p>obs 7</text:p>
          </table:table-cell>
          <table:table-cell office:value-type="string" calcext:value-type="string">
            <text:p>obs 8</text:p>
          </table:table-cell>
          <table:table-cell office:value-type="string" calcext:value-type="string">
            <text:p>obs 9</text:p>
          </table:table-cell>
          <table:table-cell office:value-type="string" calcext:value-type="string">
            <text:p>obs 10</text:p>
          </table:table-cell>
          <table:table-cell office:value-type="string" calcext:value-type="string">
            <text:p>obs 11</text:p>
          </table:table-cell>
          <table:table-cell office:value-type="string" calcext:value-type="string">
            <text:p>obs 12</text:p>
          </table:table-cell>
          <table:table-cell office:value-type="string" calcext:value-type="string">
            <text:p>obs 13</text:p>
          </table:table-cell>
          <table:table-cell office:value-type="string" calcext:value-type="string">
            <text:p>obs 14</text:p>
          </table:table-cell>
          <table:table-cell office:value-type="string" calcext:value-type="string">
            <text:p>obs 15</text:p>
          </table:table-cell>
          <table:table-cell office:value-type="string" calcext:value-type="string">
            <text:p>obs 16</text:p>
          </table:table-cell>
          <table:table-cell office:value-type="string" calcext:value-type="string">
            <text:p>obs 17</text:p>
          </table:table-cell>
          <table:table-cell office:value-type="string" calcext:value-type="string">
            <text:p>obs 18</text:p>
          </table:table-cell>
          <table:table-cell office:value-type="string" calcext:value-type="string">
            <text:p>obs 19</text:p>
          </table:table-cell>
          <table:table-cell office:value-type="string" calcext:value-type="string">
            <text:p>obs 20</text:p>
          </table:table-cell>
          <table:table-cell office:value-type="string" calcext:value-type="string">
            <text:p>obs 21</text:p>
          </table:table-cell>
          <table:table-cell office:value-type="string" calcext:value-type="string">
            <text:p>obs 22</text:p>
          </table:table-cell>
          <table:table-cell office:value-type="string" calcext:value-type="string">
            <text:p>obs 23</text:p>
          </table:table-cell>
          <table:table-cell office:value-type="string" calcext:value-type="string">
            <text:p>obs 24</text:p>
          </table:table-cell>
          <table:table-cell office:value-type="string" calcext:value-type="string">
            <text:p>obs 25</text:p>
          </table:table-cell>
          <table:table-cell office:value-type="string" calcext:value-type="string">
            <text:p>obs 26</text:p>
          </table:table-cell>
          <table:table-cell office:value-type="string" calcext:value-type="string">
            <text:p>obs 27</text:p>
          </table:table-cell>
          <table:table-cell office:value-type="string" calcext:value-type="string">
            <text:p>obs 28</text:p>
          </table:table-cell>
          <table:table-cell office:value-type="string" calcext:value-type="string">
            <text:p>obs 29</text:p>
          </table:table-cell>
          <table:table-cell office:value-type="string" calcext:value-type="string">
            <text:p>obs 30</text:p>
          </table:table-cell>
          <table:table-cell office:value-type="string" calcext:value-type="string">
            <text:p>obs 31</text:p>
          </table:table-cell>
          <table:table-cell office:value-type="string" calcext:value-type="string">
            <text:p>obs 32</text:p>
          </table:table-cell>
          <table:table-cell office:value-type="string" calcext:value-type="string">
            <text:p>obs 33</text:p>
          </table:table-cell>
          <table:table-cell office:value-type="string" calcext:value-type="string">
            <text:p>obs 34</text:p>
          </table:table-cell>
          <table:table-cell office:value-type="string" calcext:value-type="string">
            <text:p>obs 35</text:p>
          </table:table-cell>
          <table:table-cell office:value-type="string" calcext:value-type="string">
            <text:p>obs 36</text:p>
          </table:table-cell>
          <table:table-cell office:value-type="string" calcext:value-type="string">
            <text:p>obs 37</text:p>
          </table:table-cell>
          <table:table-cell office:value-type="string" calcext:value-type="string">
            <text:p>obs 38</text:p>
          </table:table-cell>
          <table:table-cell office:value-type="string" calcext:value-type="string">
            <text:p>obs 39</text:p>
          </table:table-cell>
          <table:table-cell office:value-type="string" calcext:value-type="string">
            <text:p>obs 40</text:p>
          </table:table-cell>
          <table:table-cell office:value-type="string" calcext:value-type="string">
            <text:p>obs 41</text:p>
          </table:table-cell>
          <table:table-cell office:value-type="string" calcext:value-type="string">
            <text:p>obs 42</text:p>
          </table:table-cell>
          <table:table-cell office:value-type="string" calcext:value-type="string">
            <text:p>obs 43</text:p>
          </table:table-cell>
          <table:table-cell office:value-type="string" calcext:value-type="string">
            <text:p>obs 44</text:p>
          </table:table-cell>
          <table:table-cell office:value-type="string" calcext:value-type="string">
            <text:p>obs 45</text:p>
          </table:table-cell>
          <table:table-cell office:value-type="string" calcext:value-type="string">
            <text:p>obs 46</text:p>
          </table:table-cell>
          <table:table-cell office:value-type="string" calcext:value-type="string">
            <text:p>obs 47</text:p>
          </table:table-cell>
          <table:table-cell office:value-type="string" calcext:value-type="string">
            <text:p>obs 48</text:p>
          </table:table-cell>
          <table:table-cell office:value-type="string" calcext:value-type="string">
            <text:p>obs 49</text:p>
          </table:table-cell>
          <table:table-cell office:value-type="string" calcext:value-type="string">
            <text:p>obs 50</text:p>
          </table:table-cell>
          <table:table-cell office:value-type="string" calcext:value-type="string">
            <text:p>obs 51</text:p>
          </table:table-cell>
          <table:table-cell office:value-type="string" calcext:value-type="string">
            <text:p>obs 52</text:p>
          </table:table-cell>
          <table:table-cell office:value-type="string" calcext:value-type="string">
            <text:p>obs 53</text:p>
          </table:table-cell>
          <table:table-cell office:value-type="string" calcext:value-type="string">
            <text:p>obs 54</text:p>
          </table:table-cell>
          <table:table-cell office:value-type="string" calcext:value-type="string">
            <text:p>obs 55</text:p>
          </table:table-cell>
          <table:table-cell office:value-type="string" calcext:value-type="string">
            <text:p>obs 56</text:p>
          </table:table-cell>
          <table:table-cell office:value-type="string" calcext:value-type="string">
            <text:p>obs 57</text:p>
          </table:table-cell>
          <table:table-cell office:value-type="string" calcext:value-type="string">
            <text:p>obs 58</text:p>
          </table:table-cell>
          <table:table-cell office:value-type="string" calcext:value-type="string">
            <text:p>obs 59</text:p>
          </table:table-cell>
          <table:table-cell office:value-type="string" calcext:value-type="string">
            <text:p>obs 60</text:p>
          </table:table-cell>
          <table:table-cell office:value-type="string" calcext:value-type="string">
            <text:p>obs 61</text:p>
          </table:table-cell>
          <table:table-cell office:value-type="string" calcext:value-type="string">
            <text:p>obs 62</text:p>
          </table:table-cell>
          <table:table-cell office:value-type="string" calcext:value-type="string">
            <text:p>obs 63</text:p>
          </table:table-cell>
          <table:table-cell office:value-type="string" calcext:value-type="string">
            <text:p>obs 64</text:p>
          </table:table-cell>
          <table:table-cell office:value-type="string" calcext:value-type="string">
            <text:p>obs 65</text:p>
          </table:table-cell>
          <table:table-cell office:value-type="string" calcext:value-type="string">
            <text:p>obs 66</text:p>
          </table:table-cell>
          <table:table-cell office:value-type="string" calcext:value-type="string">
            <text:p>obs 67</text:p>
          </table:table-cell>
          <table:table-cell office:value-type="string" calcext:value-type="string">
            <text:p>obs 68</text:p>
          </table:table-cell>
          <table:table-cell office:value-type="string" calcext:value-type="string">
            <text:p>obs 69</text:p>
          </table:table-cell>
          <table:table-cell office:value-type="string" calcext:value-type="string">
            <text:p>obs 70</text:p>
          </table:table-cell>
          <table:table-cell office:value-type="string" calcext:value-type="string">
            <text:p>obs 71</text:p>
          </table:table-cell>
          <table:table-cell office:value-type="string" calcext:value-type="string">
            <text:p>obs 72</text:p>
          </table:table-cell>
          <table:table-cell office:value-type="string" calcext:value-type="string">
            <text:p>obs 73</text:p>
          </table:table-cell>
          <table:table-cell office:value-type="string" calcext:value-type="string">
            <text:p>obs 74</text:p>
          </table:table-cell>
          <table:table-cell office:value-type="string" calcext:value-type="string">
            <text:p>obs 75</text:p>
          </table:table-cell>
          <table:table-cell office:value-type="string" calcext:value-type="string">
            <text:p>obs 76</text:p>
          </table:table-cell>
          <table:table-cell office:value-type="string" calcext:value-type="string">
            <text:p>obs 77</text:p>
          </table:table-cell>
          <table:table-cell office:value-type="string" calcext:value-type="string">
            <text:p>obs 78</text:p>
          </table:table-cell>
          <table:table-cell office:value-type="string" calcext:value-type="string">
            <text:p>obs 79</text:p>
          </table:table-cell>
          <table:table-cell office:value-type="string" calcext:value-type="string">
            <text:p>obs 80</text:p>
          </table:table-cell>
          <table:table-cell office:value-type="string" calcext:value-type="string">
            <text:p>obs 81</text:p>
          </table:table-cell>
          <table:table-cell office:value-type="string" calcext:value-type="string">
            <text:p>obs 82</text:p>
          </table:table-cell>
          <table:table-cell office:value-type="string" calcext:value-type="string">
            <text:p>obs 83</text:p>
          </table:table-cell>
          <table:table-cell office:value-type="string" calcext:value-type="string">
            <text:p>obs 84</text:p>
          </table:table-cell>
          <table:table-cell office:value-type="string" calcext:value-type="string">
            <text:p>obs 85</text:p>
          </table:table-cell>
          <table:table-cell office:value-type="string" calcext:value-type="string">
            <text:p>obs 86</text:p>
          </table:table-cell>
          <table:table-cell office:value-type="string" calcext:value-type="string">
            <text:p>obs 87</text:p>
          </table:table-cell>
          <table:table-cell office:value-type="string" calcext:value-type="string">
            <text:p>obs 88</text:p>
          </table:table-cell>
          <table:table-cell office:value-type="string" calcext:value-type="string">
            <text:p>obs 89</text:p>
          </table:table-cell>
          <table:table-cell office:value-type="string" calcext:value-type="string">
            <text:p>obs 90</text:p>
          </table:table-cell>
          <table:table-cell office:value-type="string" calcext:value-type="string">
            <text:p>obs 91</text:p>
          </table:table-cell>
          <table:table-cell office:value-type="string" calcext:value-type="string">
            <text:p>obs 92</text:p>
          </table:table-cell>
          <table:table-cell office:value-type="string" calcext:value-type="string">
            <text:p>obs 93</text:p>
          </table:table-cell>
          <table:table-cell office:value-type="string" calcext:value-type="string">
            <text:p>obs 94</text:p>
          </table:table-cell>
          <table:table-cell office:value-type="string" calcext:value-type="string">
            <text:p>obs 95</text:p>
          </table:table-cell>
          <table:table-cell office:value-type="string" calcext:value-type="string">
            <text:p>obs 96</text:p>
          </table:table-cell>
          <table:table-cell office:value-type="string" calcext:value-type="string">
            <text:p>obs 97</text:p>
          </table:table-cell>
          <table:table-cell office:value-type="string" calcext:value-type="string">
            <text:p>obs 98</text:p>
          </table:table-cell>
          <table:table-cell office:value-type="string" calcext:value-type="string">
            <text:p>obs 99</text:p>
          </table:table-cell>
          <table:table-cell office:value-type="string" calcext:value-type="string">
            <text:p>obs 100</text:p>
          </table:table-cell>
          <table:table-cell office:value-type="string" calcext:value-type="string">
            <text:p>obs 101</text:p>
          </table:table-cell>
          <table:table-cell office:value-type="string" calcext:value-type="string">
            <text:p>obs 102</text:p>
          </table:table-cell>
          <table:table-cell office:value-type="string" calcext:value-type="string">
            <text:p>obs 103</text:p>
          </table:table-cell>
          <table:table-cell office:value-type="string" calcext:value-type="string">
            <text:p>obs 104</text:p>
          </table:table-cell>
          <table:table-cell office:value-type="string" calcext:value-type="string">
            <text:p>obs 105</text:p>
          </table:table-cell>
          <table:table-cell office:value-type="string" calcext:value-type="string">
            <text:p>obs 106</text:p>
          </table:table-cell>
          <table:table-cell office:value-type="string" calcext:value-type="string">
            <text:p>obs 107</text:p>
          </table:table-cell>
          <table:table-cell office:value-type="string" calcext:value-type="string">
            <text:p>obs 108</text:p>
          </table:table-cell>
          <table:table-cell office:value-type="string" calcext:value-type="string">
            <text:p>obs 109</text:p>
          </table:table-cell>
          <table:table-cell office:value-type="string" calcext:value-type="string">
            <text:p>obs 110</text:p>
          </table:table-cell>
          <table:table-cell office:value-type="string" calcext:value-type="string">
            <text:p>obs 111</text:p>
          </table:table-cell>
          <table:table-cell office:value-type="string" calcext:value-type="string">
            <text:p>obs 112</text:p>
          </table:table-cell>
          <table:table-cell office:value-type="string" calcext:value-type="string">
            <text:p>obs 113</text:p>
          </table:table-cell>
          <table:table-cell office:value-type="string" calcext:value-type="string">
            <text:p>obs 114</text:p>
          </table:table-cell>
          <table:table-cell office:value-type="string" calcext:value-type="string">
            <text:p>obs 115</text:p>
          </table:table-cell>
          <table:table-cell office:value-type="string" calcext:value-type="string">
            <text:p>obs 116</text:p>
          </table:table-cell>
          <table:table-cell office:value-type="string" calcext:value-type="string">
            <text:p>obs 117</text:p>
          </table:table-cell>
          <table:table-cell office:value-type="string" calcext:value-type="string">
            <text:p>obs 118</text:p>
          </table:table-cell>
          <table:table-cell office:value-type="string" calcext:value-type="string">
            <text:p>obs 119</text:p>
          </table:table-cell>
          <table:table-cell office:value-type="string" calcext:value-type="string">
            <text:p>obs 120</text:p>
          </table:table-cell>
          <table:table-cell office:value-type="string" calcext:value-type="string">
            <text:p>obs 121</text:p>
          </table:table-cell>
          <table:table-cell office:value-type="string" calcext:value-type="string">
            <text:p>obs 122</text:p>
          </table:table-cell>
          <table:table-cell office:value-type="string" calcext:value-type="string">
            <text:p>obs 123</text:p>
          </table:table-cell>
          <table:table-cell office:value-type="string" calcext:value-type="string">
            <text:p>obs 124</text:p>
          </table:table-cell>
          <table:table-cell office:value-type="string" calcext:value-type="string">
            <text:p>obs 125</text:p>
          </table:table-cell>
          <table:table-cell office:value-type="string" calcext:value-type="string">
            <text:p>obs 126</text:p>
          </table:table-cell>
          <table:table-cell office:value-type="string" calcext:value-type="string">
            <text:p>obs 127</text:p>
          </table:table-cell>
          <table:table-cell office:value-type="string" calcext:value-type="string">
            <text:p>obs 128</text:p>
          </table:table-cell>
          <table:table-cell office:value-type="string" calcext:value-type="string">
            <text:p>obs 129</text:p>
          </table:table-cell>
          <table:table-cell office:value-type="string" calcext:value-type="string">
            <text:p>obs 130</text:p>
          </table:table-cell>
          <table:table-cell office:value-type="string" calcext:value-type="string">
            <text:p>obs 131</text:p>
          </table:table-cell>
          <table:table-cell office:value-type="string" calcext:value-type="string">
            <text:p>obs 132</text:p>
          </table:table-cell>
          <table:table-cell office:value-type="string" calcext:value-type="string">
            <text:p>obs 133</text:p>
          </table:table-cell>
          <table:table-cell office:value-type="string" calcext:value-type="string">
            <text:p>obs 134</text:p>
          </table:table-cell>
          <table:table-cell office:value-type="string" calcext:value-type="string">
            <text:p>obs 135</text:p>
          </table:table-cell>
          <table:table-cell office:value-type="string" calcext:value-type="string">
            <text:p>obs 136</text:p>
          </table:table-cell>
          <table:table-cell office:value-type="string" calcext:value-type="string">
            <text:p>obs 137</text:p>
          </table:table-cell>
          <table:table-cell office:value-type="string" calcext:value-type="string">
            <text:p>obs 138</text:p>
          </table:table-cell>
          <table:table-cell office:value-type="string" calcext:value-type="string">
            <text:p>obs 139</text:p>
          </table:table-cell>
          <table:table-cell office:value-type="string" calcext:value-type="string">
            <text:p>obs 140</text:p>
          </table:table-cell>
          <table:table-cell office:value-type="string" calcext:value-type="string">
            <text:p>obs 141</text:p>
          </table:table-cell>
          <table:table-cell office:value-type="string" calcext:value-type="string">
            <text:p>obs 142</text:p>
          </table:table-cell>
          <table:table-cell office:value-type="string" calcext:value-type="string">
            <text:p>obs 143</text:p>
          </table:table-cell>
          <table:table-cell office:value-type="string" calcext:value-type="string">
            <text:p>obs 144</text:p>
          </table:table-cell>
          <table:table-cell office:value-type="string" calcext:value-type="string">
            <text:p>obs 145</text:p>
          </table:table-cell>
          <table:table-cell office:value-type="string" calcext:value-type="string">
            <text:p>obs 146</text:p>
          </table:table-cell>
          <table:table-cell office:value-type="string" calcext:value-type="string">
            <text:p>obs 147</text:p>
          </table:table-cell>
          <table:table-cell office:value-type="string" calcext:value-type="string">
            <text:p>obs 148</text:p>
          </table:table-cell>
          <table:table-cell office:value-type="string" calcext:value-type="string">
            <text:p>obs 149</text:p>
          </table:table-cell>
          <table:table-cell office:value-type="string" calcext:value-type="string">
            <text:p>obs 150</text:p>
          </table:table-cell>
          <table:table-cell office:value-type="string" calcext:value-type="string">
            <text:p>obs 151</text:p>
          </table:table-cell>
          <table:table-cell office:value-type="string" calcext:value-type="string">
            <text:p>obs 152</text:p>
          </table:table-cell>
          <table:table-cell office:value-type="string" calcext:value-type="string">
            <text:p>obs 153</text:p>
          </table:table-cell>
          <table:table-cell office:value-type="string" calcext:value-type="string">
            <text:p>obs 154</text:p>
          </table:table-cell>
          <table:table-cell office:value-type="string" calcext:value-type="string">
            <text:p>obs 155</text:p>
          </table:table-cell>
          <table:table-cell office:value-type="string" calcext:value-type="string">
            <text:p>obs 156</text:p>
          </table:table-cell>
          <table:table-cell office:value-type="string" calcext:value-type="string">
            <text:p>obs 157</text:p>
          </table:table-cell>
          <table:table-cell office:value-type="string" calcext:value-type="string">
            <text:p>obs 158</text:p>
          </table:table-cell>
          <table:table-cell office:value-type="string" calcext:value-type="string">
            <text:p>obs 159</text:p>
          </table:table-cell>
          <table:table-cell office:value-type="string" calcext:value-type="string">
            <text:p>obs 160</text:p>
          </table:table-cell>
          <table:table-cell office:value-type="string" calcext:value-type="string">
            <text:p>obs 161</text:p>
          </table:table-cell>
          <table:table-cell office:value-type="string" calcext:value-type="string">
            <text:p>obs 162</text:p>
          </table:table-cell>
          <table:table-cell office:value-type="string" calcext:value-type="string">
            <text:p>obs 163</text:p>
          </table:table-cell>
          <table:table-cell office:value-type="string" calcext:value-type="string">
            <text:p>obs 164</text:p>
          </table:table-cell>
          <table:table-cell office:value-type="string" calcext:value-type="string">
            <text:p>obs 165</text:p>
          </table:table-cell>
          <table:table-cell office:value-type="string" calcext:value-type="string">
            <text:p>obs 166</text:p>
          </table:table-cell>
          <table:table-cell office:value-type="string" calcext:value-type="string">
            <text:p>obs 167</text:p>
          </table:table-cell>
          <table:table-cell office:value-type="string" calcext:value-type="string">
            <text:p>obs 168</text:p>
          </table:table-cell>
          <table:table-cell office:value-type="string" calcext:value-type="string">
            <text:p>obs 169</text:p>
          </table:table-cell>
          <table:table-cell office:value-type="string" calcext:value-type="string">
            <text:p>obs 170</text:p>
          </table:table-cell>
          <table:table-cell office:value-type="string" calcext:value-type="string">
            <text:p>obs 171</text:p>
          </table:table-cell>
          <table:table-cell office:value-type="string" calcext:value-type="string">
            <text:p>obs 172</text:p>
          </table:table-cell>
          <table:table-cell office:value-type="string" calcext:value-type="string">
            <text:p>obs 173</text:p>
          </table:table-cell>
          <table:table-cell office:value-type="string" calcext:value-type="string">
            <text:p>obs 174</text:p>
          </table:table-cell>
          <table:table-cell office:value-type="string" calcext:value-type="string">
            <text:p>obs 175</text:p>
          </table:table-cell>
          <table:table-cell office:value-type="string" calcext:value-type="string">
            <text:p>obs 176</text:p>
          </table:table-cell>
          <table:table-cell office:value-type="string" calcext:value-type="string">
            <text:p>obs 177</text:p>
          </table:table-cell>
          <table:table-cell office:value-type="string" calcext:value-type="string">
            <text:p>obs 178</text:p>
          </table:table-cell>
          <table:table-cell office:value-type="string" calcext:value-type="string">
            <text:p>obs 179</text:p>
          </table:table-cell>
          <table:table-cell office:value-type="string" calcext:value-type="string">
            <text:p>obs 180</text:p>
          </table:table-cell>
          <table:table-cell office:value-type="string" calcext:value-type="string">
            <text:p>obs 181</text:p>
          </table:table-cell>
          <table:table-cell office:value-type="string" calcext:value-type="string">
            <text:p>obs 182</text:p>
          </table:table-cell>
          <table:table-cell office:value-type="string" calcext:value-type="string">
            <text:p>obs 183</text:p>
          </table:table-cell>
          <table:table-cell office:value-type="string" calcext:value-type="string">
            <text:p>obs 184</text:p>
          </table:table-cell>
          <table:table-cell office:value-type="string" calcext:value-type="string">
            <text:p>obs 185</text:p>
          </table:table-cell>
          <table:table-cell office:value-type="string" calcext:value-type="string">
            <text:p>obs 186</text:p>
          </table:table-cell>
          <table:table-cell office:value-type="string" calcext:value-type="string">
            <text:p>obs 187</text:p>
          </table:table-cell>
          <table:table-cell office:value-type="string" calcext:value-type="string">
            <text:p>obs 188</text:p>
          </table:table-cell>
          <table:table-cell office:value-type="string" calcext:value-type="string">
            <text:p>obs 189</text:p>
          </table:table-cell>
          <table:table-cell office:value-type="string" calcext:value-type="string">
            <text:p>obs 190</text:p>
          </table:table-cell>
          <table:table-cell office:value-type="string" calcext:value-type="string">
            <text:p>obs 191</text:p>
          </table:table-cell>
          <table:table-cell office:value-type="string" calcext:value-type="string">
            <text:p>obs 192</text:p>
          </table:table-cell>
          <table:table-cell office:value-type="string" calcext:value-type="string">
            <text:p>obs 193</text:p>
          </table:table-cell>
          <table:table-cell office:value-type="string" calcext:value-type="string">
            <text:p>obs 194</text:p>
          </table:table-cell>
          <table:table-cell office:value-type="string" calcext:value-type="string">
            <text:p>obs 195</text:p>
          </table:table-cell>
          <table:table-cell office:value-type="string" calcext:value-type="string">
            <text:p>obs 196</text:p>
          </table:table-cell>
          <table:table-cell office:value-type="string" calcext:value-type="string">
            <text:p>obs 197</text:p>
          </table:table-cell>
          <table:table-cell office:value-type="string" calcext:value-type="string">
            <text:p>obs 198</text:p>
          </table:table-cell>
          <table:table-cell office:value-type="string" calcext:value-type="string">
            <text:p>obs 199</text:p>
          </table:table-cell>
          <table:table-cell office:value-type="string" calcext:value-type="string">
            <text:p>obs 200</text:p>
          </table:table-cell>
          <table:table-cell office:value-type="string" calcext:value-type="string">
            <text:p>obs 201</text:p>
          </table:table-cell>
          <table:table-cell office:value-type="string" calcext:value-type="string">
            <text:p>obs 202</text:p>
          </table:table-cell>
          <table:table-cell office:value-type="string" calcext:value-type="string">
            <text:p>obs 203</text:p>
          </table:table-cell>
          <table:table-cell office:value-type="string" calcext:value-type="string">
            <text:p>obs 204</text:p>
          </table:table-cell>
          <table:table-cell office:value-type="string" calcext:value-type="string">
            <text:p>obs 205</text:p>
          </table:table-cell>
          <table:table-cell office:value-type="string" calcext:value-type="string">
            <text:p>obs 206</text:p>
          </table:table-cell>
          <table:table-cell office:value-type="string" calcext:value-type="string">
            <text:p>obs 207</text:p>
          </table:table-cell>
          <table:table-cell office:value-type="string" calcext:value-type="string">
            <text:p>obs 208</text:p>
          </table:table-cell>
          <table:table-cell office:value-type="string" calcext:value-type="string">
            <text:p>obs 209</text:p>
          </table:table-cell>
          <table:table-cell office:value-type="string" calcext:value-type="string">
            <text:p>obs 210</text:p>
          </table:table-cell>
          <table:table-cell office:value-type="string" calcext:value-type="string">
            <text:p>obs 211</text:p>
          </table:table-cell>
          <table:table-cell office:value-type="string" calcext:value-type="string">
            <text:p>obs 212</text:p>
          </table:table-cell>
          <table:table-cell office:value-type="string" calcext:value-type="string">
            <text:p>obs 213</text:p>
          </table:table-cell>
          <table:table-cell office:value-type="string" calcext:value-type="string">
            <text:p>obs 214</text:p>
          </table:table-cell>
          <table:table-cell office:value-type="string" calcext:value-type="string">
            <text:p>obs 215</text:p>
          </table:table-cell>
          <table:table-cell office:value-type="string" calcext:value-type="string">
            <text:p>obs 216</text:p>
          </table:table-cell>
          <table:table-cell office:value-type="string" calcext:value-type="string">
            <text:p>obs 217</text:p>
          </table:table-cell>
          <table:table-cell office:value-type="string" calcext:value-type="string">
            <text:p>obs 218</text:p>
          </table:table-cell>
          <table:table-cell office:value-type="string" calcext:value-type="string">
            <text:p>obs 219</text:p>
          </table:table-cell>
          <table:table-cell office:value-type="string" calcext:value-type="string">
            <text:p>obs 220</text:p>
          </table:table-cell>
          <table:table-cell office:value-type="string" calcext:value-type="string">
            <text:p>obs 221</text:p>
          </table:table-cell>
          <table:table-cell office:value-type="string" calcext:value-type="string">
            <text:p>obs 222</text:p>
          </table:table-cell>
          <table:table-cell office:value-type="string" calcext:value-type="string">
            <text:p>obs 223</text:p>
          </table:table-cell>
          <table:table-cell office:value-type="string" calcext:value-type="string">
            <text:p>obs 224</text:p>
          </table:table-cell>
          <table:table-cell office:value-type="string" calcext:value-type="string">
            <text:p>obs 225</text:p>
          </table:table-cell>
          <table:table-cell office:value-type="string" calcext:value-type="string">
            <text:p>obs 226</text:p>
          </table:table-cell>
          <table:table-cell office:value-type="string" calcext:value-type="string">
            <text:p>obs 227</text:p>
          </table:table-cell>
          <table:table-cell office:value-type="string" calcext:value-type="string">
            <text:p>obs 228</text:p>
          </table:table-cell>
          <table:table-cell office:value-type="string" calcext:value-type="string">
            <text:p>obs 229</text:p>
          </table:table-cell>
          <table:table-cell office:value-type="string" calcext:value-type="string">
            <text:p>obs 230</text:p>
          </table:table-cell>
          <table:table-cell office:value-type="string" calcext:value-type="string">
            <text:p>obs 231</text:p>
          </table:table-cell>
          <table:table-cell office:value-type="string" calcext:value-type="string">
            <text:p>obs 232</text:p>
          </table:table-cell>
          <table:table-cell office:value-type="string" calcext:value-type="string">
            <text:p>obs 233</text:p>
          </table:table-cell>
          <table:table-cell office:value-type="string" calcext:value-type="string">
            <text:p>obs 234</text:p>
          </table:table-cell>
          <table:table-cell office:value-type="string" calcext:value-type="string">
            <text:p>obs 235</text:p>
          </table:table-cell>
          <table:table-cell office:value-type="string" calcext:value-type="string">
            <text:p>obs 236</text:p>
          </table:table-cell>
          <table:table-cell office:value-type="string" calcext:value-type="string">
            <text:p>obs 237</text:p>
          </table:table-cell>
          <table:table-cell office:value-type="string" calcext:value-type="string">
            <text:p>obs 238</text:p>
          </table:table-cell>
          <table:table-cell office:value-type="string" calcext:value-type="string">
            <text:p>obs 239</text:p>
          </table:table-cell>
          <table:table-cell office:value-type="string" calcext:value-type="string">
            <text:p>obs 240</text:p>
          </table:table-cell>
          <table:table-cell office:value-type="string" calcext:value-type="string">
            <text:p>obs 241</text:p>
          </table:table-cell>
          <table:table-cell office:value-type="string" calcext:value-type="string">
            <text:p>obs 242</text:p>
          </table:table-cell>
          <table:table-cell office:value-type="string" calcext:value-type="string">
            <text:p>obs 243</text:p>
          </table:table-cell>
          <table:table-cell office:value-type="string" calcext:value-type="string">
            <text:p>obs 244</text:p>
          </table:table-cell>
          <table:table-cell office:value-type="string" calcext:value-type="string">
            <text:p>obs 245</text:p>
          </table:table-cell>
          <table:table-cell office:value-type="string" calcext:value-type="string">
            <text:p>obs 246</text:p>
          </table:table-cell>
          <table:table-cell office:value-type="string" calcext:value-type="string">
            <text:p>obs 247</text:p>
          </table:table-cell>
          <table:table-cell office:value-type="string" calcext:value-type="string">
            <text:p>obs 248</text:p>
          </table:table-cell>
          <table:table-cell office:value-type="string" calcext:value-type="string">
            <text:p>obs 249</text:p>
          </table:table-cell>
          <table:table-cell office:value-type="string" calcext:value-type="string">
            <text:p>obs 250</text:p>
          </table:table-cell>
          <table:table-cell office:value-type="string" calcext:value-type="string">
            <text:p>obs 251</text:p>
          </table:table-cell>
          <table:table-cell office:value-type="string" calcext:value-type="string">
            <text:p>obs 252</text:p>
          </table:table-cell>
          <table:table-cell office:value-type="string" calcext:value-type="string">
            <text:p>obs 253</text:p>
          </table:table-cell>
          <table:table-cell office:value-type="string" calcext:value-type="string">
            <text:p>obs 254</text:p>
          </table:table-cell>
          <table:table-cell office:value-type="string" calcext:value-type="string">
            <text:p>obs 255</text:p>
          </table:table-cell>
          <table:table-cell office:value-type="string" calcext:value-type="string">
            <text:p>obs 256</text:p>
          </table:table-cell>
          <table:table-cell office:value-type="string" calcext:value-type="string">
            <text:p>obs 257</text:p>
          </table:table-cell>
          <table:table-cell office:value-type="string" calcext:value-type="string">
            <text:p>obs 258</text:p>
          </table:table-cell>
          <table:table-cell office:value-type="string" calcext:value-type="string">
            <text:p>obs 259</text:p>
          </table:table-cell>
          <table:table-cell office:value-type="string" calcext:value-type="string">
            <text:p>obs 260</text:p>
          </table:table-cell>
          <table:table-cell office:value-type="string" calcext:value-type="string">
            <text:p>obs 261</text:p>
          </table:table-cell>
          <table:table-cell office:value-type="string" calcext:value-type="string">
            <text:p>obs 262</text:p>
          </table:table-cell>
          <table:table-cell office:value-type="string" calcext:value-type="string">
            <text:p>obs 263</text:p>
          </table:table-cell>
          <table:table-cell office:value-type="string" calcext:value-type="string">
            <text:p>obs 264</text:p>
          </table:table-cell>
          <table:table-cell office:value-type="string" calcext:value-type="string">
            <text:p>obs 265</text:p>
          </table:table-cell>
          <table:table-cell office:value-type="string" calcext:value-type="string">
            <text:p>obs 266</text:p>
          </table:table-cell>
          <table:table-cell office:value-type="string" calcext:value-type="string">
            <text:p>obs 267</text:p>
          </table:table-cell>
          <table:table-cell office:value-type="string" calcext:value-type="string">
            <text:p>obs 268</text:p>
          </table:table-cell>
          <table:table-cell office:value-type="string" calcext:value-type="string">
            <text:p>obs 269</text:p>
          </table:table-cell>
          <table:table-cell office:value-type="string" calcext:value-type="string">
            <text:p>obs 270</text:p>
          </table:table-cell>
          <table:table-cell office:value-type="string" calcext:value-type="string">
            <text:p>obs 271</text:p>
          </table:table-cell>
          <table:table-cell office:value-type="string" calcext:value-type="string">
            <text:p>obs 272</text:p>
          </table:table-cell>
          <table:table-cell office:value-type="string" calcext:value-type="string">
            <text:p>obs 273</text:p>
          </table:table-cell>
          <table:table-cell office:value-type="string" calcext:value-type="string">
            <text:p>obs 274</text:p>
          </table:table-cell>
          <table:table-cell office:value-type="string" calcext:value-type="string">
            <text:p>obs 275</text:p>
          </table:table-cell>
          <table:table-cell office:value-type="string" calcext:value-type="string">
            <text:p>obs 276</text:p>
          </table:table-cell>
          <table:table-cell office:value-type="string" calcext:value-type="string">
            <text:p>obs 277</text:p>
          </table:table-cell>
          <table:table-cell office:value-type="string" calcext:value-type="string">
            <text:p>obs 278</text:p>
          </table:table-cell>
          <table:table-cell office:value-type="string" calcext:value-type="string">
            <text:p>obs 279</text:p>
          </table:table-cell>
          <table:table-cell office:value-type="string" calcext:value-type="string">
            <text:p>obs 280</text:p>
          </table:table-cell>
          <table:table-cell office:value-type="string" calcext:value-type="string">
            <text:p>obs 281</text:p>
          </table:table-cell>
          <table:table-cell office:value-type="string" calcext:value-type="string">
            <text:p>obs 282</text:p>
          </table:table-cell>
          <table:table-cell office:value-type="string" calcext:value-type="string">
            <text:p>obs 283</text:p>
          </table:table-cell>
          <table:table-cell office:value-type="string" calcext:value-type="string">
            <text:p>obs 284</text:p>
          </table:table-cell>
          <table:table-cell office:value-type="string" calcext:value-type="string">
            <text:p>obs 285</text:p>
          </table:table-cell>
          <table:table-cell office:value-type="string" calcext:value-type="string">
            <text:p>obs 286</text:p>
          </table:table-cell>
          <table:table-cell office:value-type="string" calcext:value-type="string">
            <text:p>obs 287</text:p>
          </table:table-cell>
          <table:table-cell office:value-type="string" calcext:value-type="string">
            <text:p>obs 288</text:p>
          </table:table-cell>
          <table:table-cell office:value-type="string" calcext:value-type="string">
            <text:p>obs 289</text:p>
          </table:table-cell>
          <table:table-cell office:value-type="string" calcext:value-type="string">
            <text:p>obs 290</text:p>
          </table:table-cell>
          <table:table-cell office:value-type="string" calcext:value-type="string">
            <text:p>obs 291</text:p>
          </table:table-cell>
          <table:table-cell office:value-type="string" calcext:value-type="string">
            <text:p>obs 292</text:p>
          </table:table-cell>
          <table:table-cell office:value-type="string" calcext:value-type="string">
            <text:p>obs 293</text:p>
          </table:table-cell>
          <table:table-cell office:value-type="string" calcext:value-type="string">
            <text:p>obs 294</text:p>
          </table:table-cell>
          <table:table-cell office:value-type="string" calcext:value-type="string">
            <text:p>obs 295</text:p>
          </table:table-cell>
          <table:table-cell office:value-type="string" calcext:value-type="string">
            <text:p>obs 296</text:p>
          </table:table-cell>
          <table:table-cell office:value-type="string" calcext:value-type="string">
            <text:p>obs 297</text:p>
          </table:table-cell>
          <table:table-cell office:value-type="string" calcext:value-type="string">
            <text:p>obs 298</text:p>
          </table:table-cell>
          <table:table-cell office:value-type="string" calcext:value-type="string">
            <text:p>obs 299</text:p>
          </table:table-cell>
          <table:table-cell office:value-type="string" calcext:value-type="string">
            <text:p>obs 300</text:p>
          </table:table-cell>
          <table:table-cell office:value-type="string" calcext:value-type="string">
            <text:p>obs 301</text:p>
          </table:table-cell>
          <table:table-cell office:value-type="string" calcext:value-type="string">
            <text:p>obs 302</text:p>
          </table:table-cell>
          <table:table-cell office:value-type="string" calcext:value-type="string">
            <text:p>obs 303</text:p>
          </table:table-cell>
          <table:table-cell office:value-type="string" calcext:value-type="string">
            <text:p>obs 304</text:p>
          </table:table-cell>
          <table:table-cell office:value-type="string" calcext:value-type="string">
            <text:p>obs 305</text:p>
          </table:table-cell>
          <table:table-cell office:value-type="string" calcext:value-type="string">
            <text:p>obs 306</text:p>
          </table:table-cell>
          <table:table-cell office:value-type="string" calcext:value-type="string">
            <text:p>obs 307</text:p>
          </table:table-cell>
          <table:table-cell office:value-type="string" calcext:value-type="string">
            <text:p>obs 308</text:p>
          </table:table-cell>
          <table:table-cell office:value-type="string" calcext:value-type="string">
            <text:p>obs 309</text:p>
          </table:table-cell>
          <table:table-cell office:value-type="string" calcext:value-type="string">
            <text:p>obs 310</text:p>
          </table:table-cell>
          <table:table-cell office:value-type="string" calcext:value-type="string">
            <text:p>obs 311</text:p>
          </table:table-cell>
          <table:table-cell office:value-type="string" calcext:value-type="string">
            <text:p>obs 312</text:p>
          </table:table-cell>
          <table:table-cell office:value-type="string" calcext:value-type="string">
            <text:p>obs 313</text:p>
          </table:table-cell>
          <table:table-cell office:value-type="string" calcext:value-type="string">
            <text:p>obs 314</text:p>
          </table:table-cell>
          <table:table-cell office:value-type="string" calcext:value-type="string">
            <text:p>obs 315</text:p>
          </table:table-cell>
          <table:table-cell office:value-type="string" calcext:value-type="string">
            <text:p>obs 316</text:p>
          </table:table-cell>
          <table:table-cell office:value-type="string" calcext:value-type="string">
            <text:p>obs 317</text:p>
          </table:table-cell>
          <table:table-cell office:value-type="string" calcext:value-type="string">
            <text:p>obs 318</text:p>
          </table:table-cell>
          <table:table-cell office:value-type="string" calcext:value-type="string">
            <text:p>obs 319</text:p>
          </table:table-cell>
          <table:table-cell office:value-type="string" calcext:value-type="string">
            <text:p>obs 320</text:p>
          </table:table-cell>
          <table:table-cell office:value-type="string" calcext:value-type="string">
            <text:p>obs 321</text:p>
          </table:table-cell>
          <table:table-cell office:value-type="string" calcext:value-type="string">
            <text:p>obs 322</text:p>
          </table:table-cell>
          <table:table-cell office:value-type="string" calcext:value-type="string">
            <text:p>obs 323</text:p>
          </table:table-cell>
          <table:table-cell office:value-type="string" calcext:value-type="string">
            <text:p>obs 324</text:p>
          </table:table-cell>
          <table:table-cell office:value-type="string" calcext:value-type="string">
            <text:p>obs 325</text:p>
          </table:table-cell>
          <table:table-cell office:value-type="string" calcext:value-type="string">
            <text:p>obs 326</text:p>
          </table:table-cell>
          <table:table-cell office:value-type="string" calcext:value-type="string">
            <text:p>obs 327</text:p>
          </table:table-cell>
          <table:table-cell office:value-type="string" calcext:value-type="string">
            <text:p>obs 328</text:p>
          </table:table-cell>
          <table:table-cell office:value-type="string" calcext:value-type="string">
            <text:p>obs 329</text:p>
          </table:table-cell>
          <table:table-cell office:value-type="string" calcext:value-type="string">
            <text:p>obs 330</text:p>
          </table:table-cell>
          <table:table-cell office:value-type="string" calcext:value-type="string">
            <text:p>obs 331</text:p>
          </table:table-cell>
          <table:table-cell office:value-type="string" calcext:value-type="string">
            <text:p>obs 332</text:p>
          </table:table-cell>
          <table:table-cell office:value-type="string" calcext:value-type="string">
            <text:p>obs 333</text:p>
          </table:table-cell>
          <table:table-cell office:value-type="string" calcext:value-type="string">
            <text:p>obs 334</text:p>
          </table:table-cell>
          <table:table-cell office:value-type="string" calcext:value-type="string">
            <text:p>obs 335</text:p>
          </table:table-cell>
          <table:table-cell office:value-type="string" calcext:value-type="string">
            <text:p>obs 336</text:p>
          </table:table-cell>
          <table:table-cell office:value-type="string" calcext:value-type="string">
            <text:p>obs 337</text:p>
          </table:table-cell>
          <table:table-cell office:value-type="string" calcext:value-type="string">
            <text:p>obs 338</text:p>
          </table:table-cell>
          <table:table-cell office:value-type="string" calcext:value-type="string">
            <text:p>obs 339</text:p>
          </table:table-cell>
          <table:table-cell office:value-type="string" calcext:value-type="string">
            <text:p>obs 340</text:p>
          </table:table-cell>
          <table:table-cell office:value-type="string" calcext:value-type="string">
            <text:p>obs 341</text:p>
          </table:table-cell>
          <table:table-cell office:value-type="string" calcext:value-type="string">
            <text:p>obs 342</text:p>
          </table:table-cell>
          <table:table-cell office:value-type="string" calcext:value-type="string">
            <text:p>obs 343</text:p>
          </table:table-cell>
          <table:table-cell office:value-type="string" calcext:value-type="string">
            <text:p>obs 344</text:p>
          </table:table-cell>
          <table:table-cell office:value-type="string" calcext:value-type="string">
            <text:p>obs 345</text:p>
          </table:table-cell>
          <table:table-cell office:value-type="string" calcext:value-type="string">
            <text:p>obs 346</text:p>
          </table:table-cell>
          <table:table-cell office:value-type="string" calcext:value-type="string">
            <text:p>obs 347</text:p>
          </table:table-cell>
          <table:table-cell office:value-type="string" calcext:value-type="string">
            <text:p>obs 348</text:p>
          </table:table-cell>
          <table:table-cell office:value-type="string" calcext:value-type="string">
            <text:p>obs 349</text:p>
          </table:table-cell>
          <table:table-cell office:value-type="string" calcext:value-type="string">
            <text:p>obs 350</text:p>
          </table:table-cell>
          <table:table-cell office:value-type="string" calcext:value-type="string">
            <text:p>obs 351</text:p>
          </table:table-cell>
          <table:table-cell office:value-type="string" calcext:value-type="string">
            <text:p>obs 352</text:p>
          </table:table-cell>
          <table:table-cell office:value-type="string" calcext:value-type="string">
            <text:p>obs 353</text:p>
          </table:table-cell>
          <table:table-cell office:value-type="string" calcext:value-type="string">
            <text:p>obs 354</text:p>
          </table:table-cell>
          <table:table-cell office:value-type="string" calcext:value-type="string">
            <text:p>obs 355</text:p>
          </table:table-cell>
          <table:table-cell office:value-type="string" calcext:value-type="string">
            <text:p>obs 356</text:p>
          </table:table-cell>
          <table:table-cell office:value-type="string" calcext:value-type="string">
            <text:p>obs 357</text:p>
          </table:table-cell>
          <table:table-cell office:value-type="string" calcext:value-type="string">
            <text:p>obs 358</text:p>
          </table:table-cell>
          <table:table-cell office:value-type="string" calcext:value-type="string">
            <text:p>obs 359</text:p>
          </table:table-cell>
          <table:table-cell office:value-type="string" calcext:value-type="string">
            <text:p>obs 360</text:p>
          </table:table-cell>
          <table:table-cell office:value-type="string" calcext:value-type="string">
            <text:p>obs 361</text:p>
          </table:table-cell>
          <table:table-cell office:value-type="string" calcext:value-type="string">
            <text:p>obs 362</text:p>
          </table:table-cell>
          <table:table-cell office:value-type="string" calcext:value-type="string">
            <text:p>obs 363</text:p>
          </table:table-cell>
          <table:table-cell office:value-type="string" calcext:value-type="string">
            <text:p>obs 364</text:p>
          </table:table-cell>
          <table:table-cell office:value-type="string" calcext:value-type="string">
            <text:p>obs 365</text:p>
          </table:table-cell>
          <table:table-cell office:value-type="string" calcext:value-type="string">
            <text:p>obs 366</text:p>
          </table:table-cell>
          <table:table-cell office:value-type="string" calcext:value-type="string">
            <text:p>obs 367</text:p>
          </table:table-cell>
          <table:table-cell office:value-type="string" calcext:value-type="string">
            <text:p>obs 368</text:p>
          </table:table-cell>
          <table:table-cell office:value-type="string" calcext:value-type="string">
            <text:p>obs 369</text:p>
          </table:table-cell>
          <table:table-cell office:value-type="string" calcext:value-type="string">
            <text:p>obs 370</text:p>
          </table:table-cell>
          <table:table-cell office:value-type="string" calcext:value-type="string">
            <text:p>obs 371</text:p>
          </table:table-cell>
          <table:table-cell office:value-type="string" calcext:value-type="string">
            <text:p>obs 372</text:p>
          </table:table-cell>
          <table:table-cell office:value-type="string" calcext:value-type="string">
            <text:p>obs 373</text:p>
          </table:table-cell>
          <table:table-cell office:value-type="string" calcext:value-type="string">
            <text:p>obs 374</text:p>
          </table:table-cell>
          <table:table-cell office:value-type="string" calcext:value-type="string">
            <text:p>obs 375</text:p>
          </table:table-cell>
          <table:table-cell office:value-type="string" calcext:value-type="string">
            <text:p>obs 376</text:p>
          </table:table-cell>
          <table:table-cell office:value-type="string" calcext:value-type="string">
            <text:p>obs 377</text:p>
          </table:table-cell>
          <table:table-cell office:value-type="string" calcext:value-type="string">
            <text:p>obs 378</text:p>
          </table:table-cell>
          <table:table-cell office:value-type="string" calcext:value-type="string">
            <text:p>obs 379</text:p>
          </table:table-cell>
          <table:table-cell office:value-type="string" calcext:value-type="string">
            <text:p>obs 380</text:p>
          </table:table-cell>
          <table:table-cell office:value-type="string" calcext:value-type="string">
            <text:p>obs 381</text:p>
          </table:table-cell>
          <table:table-cell office:value-type="string" calcext:value-type="string">
            <text:p>obs 382</text:p>
          </table:table-cell>
          <table:table-cell office:value-type="string" calcext:value-type="string">
            <text:p>obs 383</text:p>
          </table:table-cell>
          <table:table-cell office:value-type="string" calcext:value-type="string">
            <text:p>obs 384</text:p>
          </table:table-cell>
          <table:table-cell office:value-type="string" calcext:value-type="string">
            <text:p>obs 385</text:p>
          </table:table-cell>
          <table:table-cell office:value-type="string" calcext:value-type="string">
            <text:p>obs 386</text:p>
          </table:table-cell>
          <table:table-cell office:value-type="string" calcext:value-type="string">
            <text:p>obs 387</text:p>
          </table:table-cell>
          <table:table-cell office:value-type="string" calcext:value-type="string">
            <text:p>obs 388</text:p>
          </table:table-cell>
          <table:table-cell office:value-type="string" calcext:value-type="string">
            <text:p>obs 389</text:p>
          </table:table-cell>
          <table:table-cell office:value-type="string" calcext:value-type="string">
            <text:p>obs 390</text:p>
          </table:table-cell>
          <table:table-cell office:value-type="string" calcext:value-type="string">
            <text:p>obs 391</text:p>
          </table:table-cell>
          <table:table-cell office:value-type="string" calcext:value-type="string">
            <text:p>obs 392</text:p>
          </table:table-cell>
          <table:table-cell office:value-type="string" calcext:value-type="string">
            <text:p>obs 393</text:p>
          </table:table-cell>
          <table:table-cell office:value-type="string" calcext:value-type="string">
            <text:p>obs 394</text:p>
          </table:table-cell>
          <table:table-cell office:value-type="string" calcext:value-type="string">
            <text:p>obs 395</text:p>
          </table:table-cell>
          <table:table-cell office:value-type="string" calcext:value-type="string">
            <text:p>obs 396</text:p>
          </table:table-cell>
          <table:table-cell office:value-type="string" calcext:value-type="string">
            <text:p>obs 397</text:p>
          </table:table-cell>
          <table:table-cell office:value-type="string" calcext:value-type="string">
            <text:p>obs 398</text:p>
          </table:table-cell>
          <table:table-cell office:value-type="string" calcext:value-type="string">
            <text:p>obs 399</text:p>
          </table:table-cell>
          <table:table-cell office:value-type="string" calcext:value-type="string">
            <text:p>obs 400</text:p>
          </table:table-cell>
          <table:table-cell office:value-type="string" calcext:value-type="string">
            <text:p>obs 401</text:p>
          </table:table-cell>
          <table:table-cell office:value-type="string" calcext:value-type="string">
            <text:p>obs 402</text:p>
          </table:table-cell>
          <table:table-cell office:value-type="string" calcext:value-type="string">
            <text:p>obs 403</text:p>
          </table:table-cell>
          <table:table-cell office:value-type="string" calcext:value-type="string">
            <text:p>obs 404</text:p>
          </table:table-cell>
          <table:table-cell office:value-type="string" calcext:value-type="string">
            <text:p>obs 405</text:p>
          </table:table-cell>
          <table:table-cell office:value-type="string" calcext:value-type="string">
            <text:p>obs 406</text:p>
          </table:table-cell>
          <table:table-cell office:value-type="string" calcext:value-type="string">
            <text:p>obs 407</text:p>
          </table:table-cell>
          <table:table-cell office:value-type="string" calcext:value-type="string">
            <text:p>obs 408</text:p>
          </table:table-cell>
          <table:table-cell office:value-type="string" calcext:value-type="string">
            <text:p>obs 409</text:p>
          </table:table-cell>
          <table:table-cell office:value-type="string" calcext:value-type="string">
            <text:p>obs 410</text:p>
          </table:table-cell>
          <table:table-cell office:value-type="string" calcext:value-type="string">
            <text:p>obs 411</text:p>
          </table:table-cell>
          <table:table-cell office:value-type="string" calcext:value-type="string">
            <text:p>obs 412</text:p>
          </table:table-cell>
          <table:table-cell office:value-type="string" calcext:value-type="string">
            <text:p>obs 413</text:p>
          </table:table-cell>
          <table:table-cell office:value-type="string" calcext:value-type="string">
            <text:p>obs 414</text:p>
          </table:table-cell>
          <table:table-cell office:value-type="string" calcext:value-type="string">
            <text:p>obs 415</text:p>
          </table:table-cell>
          <table:table-cell office:value-type="string" calcext:value-type="string">
            <text:p>obs 416</text:p>
          </table:table-cell>
          <table:table-cell office:value-type="string" calcext:value-type="string">
            <text:p>obs 417</text:p>
          </table:table-cell>
          <table:table-cell office:value-type="string" calcext:value-type="string">
            <text:p>obs 418</text:p>
          </table:table-cell>
          <table:table-cell office:value-type="string" calcext:value-type="string">
            <text:p>obs 419</text:p>
          </table:table-cell>
          <table:table-cell office:value-type="string" calcext:value-type="string">
            <text:p>obs 420</text:p>
          </table:table-cell>
          <table:table-cell office:value-type="string" calcext:value-type="string">
            <text:p>obs 421</text:p>
          </table:table-cell>
          <table:table-cell office:value-type="string" calcext:value-type="string">
            <text:p>obs 422</text:p>
          </table:table-cell>
          <table:table-cell office:value-type="string" calcext:value-type="string">
            <text:p>obs 423</text:p>
          </table:table-cell>
          <table:table-cell office:value-type="string" calcext:value-type="string">
            <text:p>obs 424</text:p>
          </table:table-cell>
          <table:table-cell office:value-type="string" calcext:value-type="string">
            <text:p>obs 425</text:p>
          </table:table-cell>
          <table:table-cell office:value-type="string" calcext:value-type="string">
            <text:p>obs 426</text:p>
          </table:table-cell>
          <table:table-cell office:value-type="string" calcext:value-type="string">
            <text:p>obs 427</text:p>
          </table:table-cell>
          <table:table-cell office:value-type="string" calcext:value-type="string">
            <text:p>obs 428</text:p>
          </table:table-cell>
          <table:table-cell office:value-type="string" calcext:value-type="string">
            <text:p>obs 429</text:p>
          </table:table-cell>
          <table:table-cell office:value-type="string" calcext:value-type="string">
            <text:p>obs 430</text:p>
          </table:table-cell>
          <table:table-cell office:value-type="string" calcext:value-type="string">
            <text:p>obs 431</text:p>
          </table:table-cell>
          <table:table-cell office:value-type="string" calcext:value-type="string">
            <text:p>obs 432</text:p>
          </table:table-cell>
          <table:table-cell office:value-type="string" calcext:value-type="string">
            <text:p>obs 433</text:p>
          </table:table-cell>
          <table:table-cell office:value-type="string" calcext:value-type="string">
            <text:p>obs 434</text:p>
          </table:table-cell>
          <table:table-cell office:value-type="string" calcext:value-type="string">
            <text:p>obs 435</text:p>
          </table:table-cell>
          <table:table-cell office:value-type="string" calcext:value-type="string">
            <text:p>obs 436</text:p>
          </table:table-cell>
          <table:table-cell office:value-type="string" calcext:value-type="string">
            <text:p>obs 437</text:p>
          </table:table-cell>
          <table:table-cell office:value-type="string" calcext:value-type="string">
            <text:p>obs 438</text:p>
          </table:table-cell>
          <table:table-cell office:value-type="string" calcext:value-type="string">
            <text:p>obs 439</text:p>
          </table:table-cell>
          <table:table-cell office:value-type="string" calcext:value-type="string">
            <text:p>obs 440</text:p>
          </table:table-cell>
          <table:table-cell office:value-type="string" calcext:value-type="string">
            <text:p>obs 441</text:p>
          </table:table-cell>
          <table:table-cell office:value-type="string" calcext:value-type="string">
            <text:p>obs 442</text:p>
          </table:table-cell>
          <table:table-cell office:value-type="string" calcext:value-type="string">
            <text:p>obs 443</text:p>
          </table:table-cell>
          <table:table-cell office:value-type="string" calcext:value-type="string">
            <text:p>obs 444</text:p>
          </table:table-cell>
          <table:table-cell office:value-type="string" calcext:value-type="string">
            <text:p>obs 445</text:p>
          </table:table-cell>
          <table:table-cell office:value-type="string" calcext:value-type="string">
            <text:p>obs 446</text:p>
          </table:table-cell>
          <table:table-cell office:value-type="string" calcext:value-type="string">
            <text:p>obs 447</text:p>
          </table:table-cell>
          <table:table-cell office:value-type="string" calcext:value-type="string">
            <text:p>obs 448</text:p>
          </table:table-cell>
          <table:table-cell office:value-type="string" calcext:value-type="string">
            <text:p>obs 449</text:p>
          </table:table-cell>
          <table:table-cell office:value-type="string" calcext:value-type="string">
            <text:p>obs 450</text:p>
          </table:table-cell>
          <table:table-cell office:value-type="string" calcext:value-type="string">
            <text:p>obs 451</text:p>
          </table:table-cell>
          <table:table-cell office:value-type="string" calcext:value-type="string">
            <text:p>obs 452</text:p>
          </table:table-cell>
          <table:table-cell office:value-type="string" calcext:value-type="string">
            <text:p>obs 453</text:p>
          </table:table-cell>
          <table:table-cell office:value-type="string" calcext:value-type="string">
            <text:p>obs 454</text:p>
          </table:table-cell>
          <table:table-cell office:value-type="string" calcext:value-type="string">
            <text:p>obs 455</text:p>
          </table:table-cell>
          <table:table-cell office:value-type="string" calcext:value-type="string">
            <text:p>obs 456</text:p>
          </table:table-cell>
          <table:table-cell office:value-type="string" calcext:value-type="string">
            <text:p>obs 457</text:p>
          </table:table-cell>
          <table:table-cell office:value-type="string" calcext:value-type="string">
            <text:p>obs 458</text:p>
          </table:table-cell>
          <table:table-cell office:value-type="string" calcext:value-type="string">
            <text:p>obs 459</text:p>
          </table:table-cell>
          <table:table-cell office:value-type="string" calcext:value-type="string">
            <text:p>obs 460</text:p>
          </table:table-cell>
          <table:table-cell office:value-type="string" calcext:value-type="string">
            <text:p>obs 461</text:p>
          </table:table-cell>
          <table:table-cell office:value-type="string" calcext:value-type="string">
            <text:p>obs 462</text:p>
          </table:table-cell>
          <table:table-cell office:value-type="string" calcext:value-type="string">
            <text:p>obs 463</text:p>
          </table:table-cell>
          <table:table-cell office:value-type="string" calcext:value-type="string">
            <text:p>obs 464</text:p>
          </table:table-cell>
          <table:table-cell office:value-type="string" calcext:value-type="string">
            <text:p>obs 465</text:p>
          </table:table-cell>
          <table:table-cell office:value-type="string" calcext:value-type="string">
            <text:p>obs 466</text:p>
          </table:table-cell>
          <table:table-cell office:value-type="string" calcext:value-type="string">
            <text:p>obs 467</text:p>
          </table:table-cell>
          <table:table-cell office:value-type="string" calcext:value-type="string">
            <text:p>obs 468</text:p>
          </table:table-cell>
          <table:table-cell office:value-type="string" calcext:value-type="string">
            <text:p>obs 469</text:p>
          </table:table-cell>
          <table:table-cell office:value-type="string" calcext:value-type="string">
            <text:p>obs 470</text:p>
          </table:table-cell>
          <table:table-cell office:value-type="string" calcext:value-type="string">
            <text:p>obs 471</text:p>
          </table:table-cell>
          <table:table-cell office:value-type="string" calcext:value-type="string">
            <text:p>obs 472</text:p>
          </table:table-cell>
          <table:table-cell office:value-type="string" calcext:value-type="string">
            <text:p>obs 473</text:p>
          </table:table-cell>
          <table:table-cell office:value-type="string" calcext:value-type="string">
            <text:p>obs 474</text:p>
          </table:table-cell>
          <table:table-cell office:value-type="string" calcext:value-type="string">
            <text:p>obs 475</text:p>
          </table:table-cell>
          <table:table-cell office:value-type="string" calcext:value-type="string">
            <text:p>obs 476</text:p>
          </table:table-cell>
          <table:table-cell office:value-type="string" calcext:value-type="string">
            <text:p>obs 477</text:p>
          </table:table-cell>
          <table:table-cell office:value-type="string" calcext:value-type="string">
            <text:p>obs 478</text:p>
          </table:table-cell>
          <table:table-cell office:value-type="string" calcext:value-type="string">
            <text:p>obs 479</text:p>
          </table:table-cell>
          <table:table-cell office:value-type="string" calcext:value-type="string">
            <text:p>obs 480</text:p>
          </table:table-cell>
          <table:table-cell office:value-type="string" calcext:value-type="string">
            <text:p>obs 481</text:p>
          </table:table-cell>
          <table:table-cell office:value-type="string" calcext:value-type="string">
            <text:p>obs 482</text:p>
          </table:table-cell>
          <table:table-cell office:value-type="string" calcext:value-type="string">
            <text:p>obs 483</text:p>
          </table:table-cell>
          <table:table-cell office:value-type="string" calcext:value-type="string">
            <text:p>obs 484</text:p>
          </table:table-cell>
          <table:table-cell office:value-type="string" calcext:value-type="string">
            <text:p>obs 485</text:p>
          </table:table-cell>
          <table:table-cell office:value-type="string" calcext:value-type="string">
            <text:p>obs 486</text:p>
          </table:table-cell>
          <table:table-cell office:value-type="string" calcext:value-type="string">
            <text:p>obs 487</text:p>
          </table:table-cell>
          <table:table-cell office:value-type="string" calcext:value-type="string">
            <text:p>obs 488</text:p>
          </table:table-cell>
          <table:table-cell office:value-type="string" calcext:value-type="string">
            <text:p>obs 489</text:p>
          </table:table-cell>
          <table:table-cell office:value-type="string" calcext:value-type="string">
            <text:p>obs 490</text:p>
          </table:table-cell>
          <table:table-cell office:value-type="string" calcext:value-type="string">
            <text:p>obs 491</text:p>
          </table:table-cell>
          <table:table-cell office:value-type="string" calcext:value-type="string">
            <text:p>obs 492</text:p>
          </table:table-cell>
          <table:table-cell office:value-type="string" calcext:value-type="string">
            <text:p>obs 493</text:p>
          </table:table-cell>
          <table:table-cell office:value-type="string" calcext:value-type="string">
            <text:p>obs 494</text:p>
          </table:table-cell>
          <table:table-cell office:value-type="string" calcext:value-type="string">
            <text:p>obs 495</text:p>
          </table:table-cell>
          <table:table-cell office:value-type="string" calcext:value-type="string">
            <text:p>obs 496</text:p>
          </table:table-cell>
          <table:table-cell office:value-type="string" calcext:value-type="string">
            <text:p>obs 497</text:p>
          </table:table-cell>
          <table:table-cell office:value-type="string" calcext:value-type="string">
            <text:p>obs 498</text:p>
          </table:table-cell>
          <table:table-cell office:value-type="string" calcext:value-type="string">
            <text:p>obs 499</text:p>
          </table:table-cell>
          <table:table-cell office:value-type="string" calcext:value-type="string">
            <text:p>obs 500</text:p>
          </table:table-cell>
          <table:table-cell office:value-type="string" calcext:value-type="string">
            <text:p>obs 501</text:p>
          </table:table-cell>
          <table:table-cell office:value-type="string" calcext:value-type="string">
            <text:p>obs 502</text:p>
          </table:table-cell>
          <table:table-cell office:value-type="string" calcext:value-type="string">
            <text:p>obs 503</text:p>
          </table:table-cell>
          <table:table-cell office:value-type="string" calcext:value-type="string">
            <text:p>obs 504</text:p>
          </table:table-cell>
          <table:table-cell office:value-type="string" calcext:value-type="string">
            <text:p>obs 505</text:p>
          </table:table-cell>
          <table:table-cell office:value-type="string" calcext:value-type="string">
            <text:p>obs 506</text:p>
          </table:table-cell>
          <table:table-cell office:value-type="string" calcext:value-type="string">
            <text:p>obs 507</text:p>
          </table:table-cell>
          <table:table-cell office:value-type="string" calcext:value-type="string">
            <text:p>obs 508</text:p>
          </table:table-cell>
          <table:table-cell office:value-type="string" calcext:value-type="string">
            <text:p>obs 509</text:p>
          </table:table-cell>
          <table:table-cell office:value-type="string" calcext:value-type="string">
            <text:p>obs 510</text:p>
          </table:table-cell>
          <table:table-cell office:value-type="string" calcext:value-type="string">
            <text:p>obs 511</text:p>
          </table:table-cell>
          <table:table-cell office:value-type="string" calcext:value-type="string">
            <text:p>obs 512</text:p>
          </table:table-cell>
          <table:table-cell office:value-type="string" calcext:value-type="string">
            <text:p>obs 513</text:p>
          </table:table-cell>
          <table:table-cell office:value-type="string" calcext:value-type="string">
            <text:p>obs 514</text:p>
          </table:table-cell>
          <table:table-cell office:value-type="string" calcext:value-type="string">
            <text:p>obs 515</text:p>
          </table:table-cell>
          <table:table-cell office:value-type="string" calcext:value-type="string">
            <text:p>obs 516</text:p>
          </table:table-cell>
          <table:table-cell office:value-type="string" calcext:value-type="string">
            <text:p>obs 517</text:p>
          </table:table-cell>
          <table:table-cell office:value-type="string" calcext:value-type="string">
            <text:p>obs 518</text:p>
          </table:table-cell>
          <table:table-cell office:value-type="string" calcext:value-type="string">
            <text:p>obs 519</text:p>
          </table:table-cell>
          <table:table-cell office:value-type="string" calcext:value-type="string">
            <text:p>obs 520</text:p>
          </table:table-cell>
          <table:table-cell office:value-type="string" calcext:value-type="string">
            <text:p>obs 521</text:p>
          </table:table-cell>
          <table:table-cell office:value-type="string" calcext:value-type="string">
            <text:p>obs 522</text:p>
          </table:table-cell>
          <table:table-cell office:value-type="string" calcext:value-type="string">
            <text:p>obs 523</text:p>
          </table:table-cell>
          <table:table-cell office:value-type="string" calcext:value-type="string">
            <text:p>obs 524</text:p>
          </table:table-cell>
          <table:table-cell office:value-type="string" calcext:value-type="string">
            <text:p>obs 525</text:p>
          </table:table-cell>
          <table:table-cell office:value-type="string" calcext:value-type="string">
            <text:p>obs 526</text:p>
          </table:table-cell>
          <table:table-cell office:value-type="string" calcext:value-type="string">
            <text:p>obs 527</text:p>
          </table:table-cell>
          <table:table-cell office:value-type="string" calcext:value-type="string">
            <text:p>obs 528</text:p>
          </table:table-cell>
          <table:table-cell office:value-type="string" calcext:value-type="string">
            <text:p>obs 529</text:p>
          </table:table-cell>
          <table:table-cell office:value-type="string" calcext:value-type="string">
            <text:p>obs 530</text:p>
          </table:table-cell>
          <table:table-cell office:value-type="string" calcext:value-type="string">
            <text:p>obs 531</text:p>
          </table:table-cell>
          <table:table-cell office:value-type="string" calcext:value-type="string">
            <text:p>obs 532</text:p>
          </table:table-cell>
          <table:table-cell office:value-type="string" calcext:value-type="string">
            <text:p>obs 533</text:p>
          </table:table-cell>
          <table:table-cell office:value-type="string" calcext:value-type="string">
            <text:p>obs 534</text:p>
          </table:table-cell>
          <table:table-cell office:value-type="string" calcext:value-type="string">
            <text:p>obs 535</text:p>
          </table:table-cell>
          <table:table-cell office:value-type="string" calcext:value-type="string">
            <text:p>obs 536</text:p>
          </table:table-cell>
          <table:table-cell office:value-type="string" calcext:value-type="string">
            <text:p>obs 537</text:p>
          </table:table-cell>
          <table:table-cell office:value-type="string" calcext:value-type="string">
            <text:p>obs 538</text:p>
          </table:table-cell>
          <table:table-cell office:value-type="string" calcext:value-type="string">
            <text:p>obs 539</text:p>
          </table:table-cell>
          <table:table-cell office:value-type="string" calcext:value-type="string">
            <text:p>obs 540</text:p>
          </table:table-cell>
          <table:table-cell office:value-type="string" calcext:value-type="string">
            <text:p>obs 541</text:p>
          </table:table-cell>
          <table:table-cell office:value-type="string" calcext:value-type="string">
            <text:p>obs 542</text:p>
          </table:table-cell>
          <table:table-cell office:value-type="string" calcext:value-type="string">
            <text:p>obs 543</text:p>
          </table:table-cell>
          <table:table-cell office:value-type="string" calcext:value-type="string">
            <text:p>obs 544</text:p>
          </table:table-cell>
          <table:table-cell office:value-type="string" calcext:value-type="string">
            <text:p>obs 545</text:p>
          </table:table-cell>
          <table:table-cell office:value-type="string" calcext:value-type="string">
            <text:p>obs 546</text:p>
          </table:table-cell>
          <table:table-cell office:value-type="string" calcext:value-type="string">
            <text:p>obs 547</text:p>
          </table:table-cell>
          <table:table-cell office:value-type="string" calcext:value-type="string">
            <text:p>obs 548</text:p>
          </table:table-cell>
          <table:table-cell office:value-type="string" calcext:value-type="string">
            <text:p>obs 549</text:p>
          </table:table-cell>
          <table:table-cell office:value-type="string" calcext:value-type="string">
            <text:p>obs 550</text:p>
          </table:table-cell>
          <table:table-cell office:value-type="string" calcext:value-type="string">
            <text:p>obs 551</text:p>
          </table:table-cell>
          <table:table-cell office:value-type="string" calcext:value-type="string">
            <text:p>obs 552</text:p>
          </table:table-cell>
          <table:table-cell office:value-type="string" calcext:value-type="string">
            <text:p>obs 553</text:p>
          </table:table-cell>
          <table:table-cell office:value-type="string" calcext:value-type="string">
            <text:p>obs 554</text:p>
          </table:table-cell>
          <table:table-cell office:value-type="string" calcext:value-type="string">
            <text:p>obs 555</text:p>
          </table:table-cell>
          <table:table-cell office:value-type="string" calcext:value-type="string">
            <text:p>obs 556</text:p>
          </table:table-cell>
          <table:table-cell office:value-type="string" calcext:value-type="string">
            <text:p>obs 557</text:p>
          </table:table-cell>
          <table:table-cell office:value-type="string" calcext:value-type="string">
            <text:p>obs 558</text:p>
          </table:table-cell>
          <table:table-cell office:value-type="string" calcext:value-type="string">
            <text:p>obs 559</text:p>
          </table:table-cell>
          <table:table-cell office:value-type="string" calcext:value-type="string">
            <text:p>obs 560</text:p>
          </table:table-cell>
          <table:table-cell office:value-type="string" calcext:value-type="string">
            <text:p>obs 561</text:p>
          </table:table-cell>
          <table:table-cell office:value-type="string" calcext:value-type="string">
            <text:p>obs 562</text:p>
          </table:table-cell>
          <table:table-cell office:value-type="string" calcext:value-type="string">
            <text:p>obs 563</text:p>
          </table:table-cell>
          <table:table-cell office:value-type="string" calcext:value-type="string">
            <text:p>obs 564</text:p>
          </table:table-cell>
          <table:table-cell office:value-type="string" calcext:value-type="string">
            <text:p>obs 565</text:p>
          </table:table-cell>
          <table:table-cell office:value-type="string" calcext:value-type="string">
            <text:p>obs 566</text:p>
          </table:table-cell>
          <table:table-cell office:value-type="string" calcext:value-type="string">
            <text:p>obs 567</text:p>
          </table:table-cell>
          <table:table-cell office:value-type="string" calcext:value-type="string">
            <text:p>obs 568</text:p>
          </table:table-cell>
          <table:table-cell office:value-type="string" calcext:value-type="string">
            <text:p>obs 569</text:p>
          </table:table-cell>
          <table:table-cell office:value-type="string" calcext:value-type="string">
            <text:p>obs 570</text:p>
          </table:table-cell>
          <table:table-cell office:value-type="string" calcext:value-type="string">
            <text:p>obs 571</text:p>
          </table:table-cell>
          <table:table-cell office:value-type="string" calcext:value-type="string">
            <text:p>obs 572</text:p>
          </table:table-cell>
          <table:table-cell office:value-type="string" calcext:value-type="string">
            <text:p>obs 573</text:p>
          </table:table-cell>
          <table:table-cell office:value-type="string" calcext:value-type="string">
            <text:p>obs 574</text:p>
          </table:table-cell>
          <table:table-cell office:value-type="string" calcext:value-type="string">
            <text:p>obs 575</text:p>
          </table:table-cell>
          <table:table-cell office:value-type="string" calcext:value-type="string">
            <text:p>obs 576</text:p>
          </table:table-cell>
          <table:table-cell office:value-type="string" calcext:value-type="string">
            <text:p>obs 577</text:p>
          </table:table-cell>
          <table:table-cell office:value-type="string" calcext:value-type="string">
            <text:p>obs 578</text:p>
          </table:table-cell>
          <table:table-cell office:value-type="string" calcext:value-type="string">
            <text:p>obs 579</text:p>
          </table:table-cell>
          <table:table-cell office:value-type="string" calcext:value-type="string">
            <text:p>obs 580</text:p>
          </table:table-cell>
          <table:table-cell office:value-type="string" calcext:value-type="string">
            <text:p>obs 581</text:p>
          </table:table-cell>
          <table:table-cell office:value-type="string" calcext:value-type="string">
            <text:p>obs 582</text:p>
          </table:table-cell>
          <table:table-cell office:value-type="string" calcext:value-type="string">
            <text:p>obs 583</text:p>
          </table:table-cell>
          <table:table-cell office:value-type="string" calcext:value-type="string">
            <text:p>obs 584</text:p>
          </table:table-cell>
          <table:table-cell office:value-type="string" calcext:value-type="string">
            <text:p>obs 585</text:p>
          </table:table-cell>
          <table:table-cell office:value-type="string" calcext:value-type="string">
            <text:p>obs 586</text:p>
          </table:table-cell>
          <table:table-cell office:value-type="string" calcext:value-type="string">
            <text:p>obs 587</text:p>
          </table:table-cell>
          <table:table-cell office:value-type="string" calcext:value-type="string">
            <text:p>obs 588</text:p>
          </table:table-cell>
          <table:table-cell office:value-type="string" calcext:value-type="string">
            <text:p>obs 589</text:p>
          </table:table-cell>
          <table:table-cell office:value-type="string" calcext:value-type="string">
            <text:p>obs 590</text:p>
          </table:table-cell>
          <table:table-cell office:value-type="string" calcext:value-type="string">
            <text:p>obs 591</text:p>
          </table:table-cell>
          <table:table-cell office:value-type="string" calcext:value-type="string">
            <text:p>obs 592</text:p>
          </table:table-cell>
          <table:table-cell office:value-type="string" calcext:value-type="string">
            <text:p>obs 593</text:p>
          </table:table-cell>
          <table:table-cell office:value-type="string" calcext:value-type="string">
            <text:p>obs 594</text:p>
          </table:table-cell>
          <table:table-cell office:value-type="string" calcext:value-type="string">
            <text:p>obs 595</text:p>
          </table:table-cell>
          <table:table-cell office:value-type="string" calcext:value-type="string">
            <text:p>obs 596</text:p>
          </table:table-cell>
          <table:table-cell office:value-type="string" calcext:value-type="string">
            <text:p>obs 597</text:p>
          </table:table-cell>
          <table:table-cell office:value-type="string" calcext:value-type="string">
            <text:p>obs 598</text:p>
          </table:table-cell>
          <table:table-cell office:value-type="string" calcext:value-type="string">
            <text:p>obs 599</text:p>
          </table:table-cell>
          <table:table-cell office:value-type="string" calcext:value-type="string">
            <text:p>obs 600</text:p>
          </table:table-cell>
          <table:table-cell office:value-type="string" calcext:value-type="string">
            <text:p>obs 601</text:p>
          </table:table-cell>
          <table:table-cell office:value-type="string" calcext:value-type="string">
            <text:p>obs 602</text:p>
          </table:table-cell>
          <table:table-cell office:value-type="string" calcext:value-type="string">
            <text:p>obs 603</text:p>
          </table:table-cell>
          <table:table-cell office:value-type="string" calcext:value-type="string">
            <text:p>obs 604</text:p>
          </table:table-cell>
          <table:table-cell office:value-type="string" calcext:value-type="string">
            <text:p>obs 605</text:p>
          </table:table-cell>
          <table:table-cell office:value-type="string" calcext:value-type="string">
            <text:p>obs 606</text:p>
          </table:table-cell>
          <table:table-cell office:value-type="string" calcext:value-type="string">
            <text:p>obs 607</text:p>
          </table:table-cell>
          <table:table-cell office:value-type="string" calcext:value-type="string">
            <text:p>obs 608</text:p>
          </table:table-cell>
          <table:table-cell office:value-type="string" calcext:value-type="string">
            <text:p>obs 609</text:p>
          </table:table-cell>
          <table:table-cell office:value-type="string" calcext:value-type="string">
            <text:p>obs 610</text:p>
          </table:table-cell>
          <table:table-cell office:value-type="string" calcext:value-type="string">
            <text:p>obs 611</text:p>
          </table:table-cell>
          <table:table-cell office:value-type="string" calcext:value-type="string">
            <text:p>obs 612</text:p>
          </table:table-cell>
          <table:table-cell office:value-type="string" calcext:value-type="string">
            <text:p>obs 613</text:p>
          </table:table-cell>
          <table:table-cell office:value-type="string" calcext:value-type="string">
            <text:p>obs 614</text:p>
          </table:table-cell>
          <table:table-cell office:value-type="string" calcext:value-type="string">
            <text:p>obs 615</text:p>
          </table:table-cell>
          <table:table-cell office:value-type="string" calcext:value-type="string">
            <text:p>obs 616</text:p>
          </table:table-cell>
          <table:table-cell office:value-type="string" calcext:value-type="string">
            <text:p>obs 617</text:p>
          </table:table-cell>
          <table:table-cell office:value-type="string" calcext:value-type="string">
            <text:p>obs 618</text:p>
          </table:table-cell>
          <table:table-cell office:value-type="string" calcext:value-type="string">
            <text:p>obs 619</text:p>
          </table:table-cell>
          <table:table-cell office:value-type="string" calcext:value-type="string">
            <text:p>obs 620</text:p>
          </table:table-cell>
          <table:table-cell office:value-type="string" calcext:value-type="string">
            <text:p>obs 621</text:p>
          </table:table-cell>
          <table:table-cell office:value-type="string" calcext:value-type="string">
            <text:p>obs 622</text:p>
          </table:table-cell>
          <table:table-cell office:value-type="string" calcext:value-type="string">
            <text:p>obs 623</text:p>
          </table:table-cell>
          <table:table-cell office:value-type="string" calcext:value-type="string">
            <text:p>obs 624</text:p>
          </table:table-cell>
          <table:table-cell office:value-type="string" calcext:value-type="string">
            <text:p>obs 625</text:p>
          </table:table-cell>
          <table:table-cell office:value-type="string" calcext:value-type="string">
            <text:p>obs 626</text:p>
          </table:table-cell>
          <table:table-cell office:value-type="string" calcext:value-type="string">
            <text:p>obs 627</text:p>
          </table:table-cell>
          <table:table-cell office:value-type="string" calcext:value-type="string">
            <text:p>obs 628</text:p>
          </table:table-cell>
          <table:table-cell office:value-type="string" calcext:value-type="string">
            <text:p>obs 629</text:p>
          </table:table-cell>
          <table:table-cell office:value-type="string" calcext:value-type="string">
            <text:p>obs 630</text:p>
          </table:table-cell>
          <table:table-cell office:value-type="string" calcext:value-type="string">
            <text:p>obs 631</text:p>
          </table:table-cell>
          <table:table-cell office:value-type="string" calcext:value-type="string">
            <text:p>obs 632</text:p>
          </table:table-cell>
          <table:table-cell office:value-type="string" calcext:value-type="string">
            <text:p>obs 633</text:p>
          </table:table-cell>
          <table:table-cell office:value-type="string" calcext:value-type="string">
            <text:p>obs 634</text:p>
          </table:table-cell>
          <table:table-cell office:value-type="string" calcext:value-type="string">
            <text:p>obs 635</text:p>
          </table:table-cell>
          <table:table-cell office:value-type="string" calcext:value-type="string">
            <text:p>obs 636</text:p>
          </table:table-cell>
          <table:table-cell office:value-type="string" calcext:value-type="string">
            <text:p>obs 637</text:p>
          </table:table-cell>
          <table:table-cell office:value-type="string" calcext:value-type="string">
            <text:p>obs 638</text:p>
          </table:table-cell>
          <table:table-cell office:value-type="string" calcext:value-type="string">
            <text:p>obs 639</text:p>
          </table:table-cell>
          <table:table-cell office:value-type="string" calcext:value-type="string">
            <text:p>obs 640</text:p>
          </table:table-cell>
          <table:table-cell office:value-type="string" calcext:value-type="string">
            <text:p>obs 641</text:p>
          </table:table-cell>
          <table:table-cell office:value-type="string" calcext:value-type="string">
            <text:p>obs 642</text:p>
          </table:table-cell>
          <table:table-cell office:value-type="string" calcext:value-type="string">
            <text:p>obs 643</text:p>
          </table:table-cell>
          <table:table-cell office:value-type="string" calcext:value-type="string">
            <text:p>obs 644</text:p>
          </table:table-cell>
          <table:table-cell office:value-type="string" calcext:value-type="string">
            <text:p>obs 645</text:p>
          </table:table-cell>
          <table:table-cell office:value-type="string" calcext:value-type="string">
            <text:p>obs 646</text:p>
          </table:table-cell>
          <table:table-cell office:value-type="string" calcext:value-type="string">
            <text:p>obs 647</text:p>
          </table:table-cell>
          <table:table-cell office:value-type="string" calcext:value-type="string">
            <text:p>obs 648</text:p>
          </table:table-cell>
          <table:table-cell office:value-type="string" calcext:value-type="string">
            <text:p>obs 649</text:p>
          </table:table-cell>
          <table:table-cell office:value-type="string" calcext:value-type="string">
            <text:p>obs 650</text:p>
          </table:table-cell>
          <table:table-cell office:value-type="string" calcext:value-type="string">
            <text:p>obs 651</text:p>
          </table:table-cell>
          <table:table-cell office:value-type="string" calcext:value-type="string">
            <text:p>obs 652</text:p>
          </table:table-cell>
          <table:table-cell office:value-type="string" calcext:value-type="string">
            <text:p>obs 653</text:p>
          </table:table-cell>
          <table:table-cell office:value-type="string" calcext:value-type="string">
            <text:p>obs 654</text:p>
          </table:table-cell>
          <table:table-cell office:value-type="string" calcext:value-type="string">
            <text:p>obs 655</text:p>
          </table:table-cell>
          <table:table-cell office:value-type="string" calcext:value-type="string">
            <text:p>obs 656</text:p>
          </table:table-cell>
          <table:table-cell office:value-type="string" calcext:value-type="string">
            <text:p>obs 657</text:p>
          </table:table-cell>
          <table:table-cell office:value-type="string" calcext:value-type="string">
            <text:p>obs 658</text:p>
          </table:table-cell>
          <table:table-cell office:value-type="string" calcext:value-type="string">
            <text:p>obs 659</text:p>
          </table:table-cell>
          <table:table-cell office:value-type="string" calcext:value-type="string">
            <text:p>obs 660</text:p>
          </table:table-cell>
          <table:table-cell office:value-type="string" calcext:value-type="string">
            <text:p>obs 661</text:p>
          </table:table-cell>
          <table:table-cell office:value-type="string" calcext:value-type="string">
            <text:p>obs 662</text:p>
          </table:table-cell>
          <table:table-cell office:value-type="string" calcext:value-type="string">
            <text:p>obs 663</text:p>
          </table:table-cell>
          <table:table-cell office:value-type="string" calcext:value-type="string">
            <text:p>obs 664</text:p>
          </table:table-cell>
          <table:table-cell office:value-type="string" calcext:value-type="string">
            <text:p>obs 665</text:p>
          </table:table-cell>
          <table:table-cell office:value-type="string" calcext:value-type="string">
            <text:p>obs 666</text:p>
          </table:table-cell>
          <table:table-cell office:value-type="string" calcext:value-type="string">
            <text:p>obs 667</text:p>
          </table:table-cell>
          <table:table-cell office:value-type="string" calcext:value-type="string">
            <text:p>obs 668</text:p>
          </table:table-cell>
          <table:table-cell office:value-type="string" calcext:value-type="string">
            <text:p>obs 669</text:p>
          </table:table-cell>
          <table:table-cell office:value-type="string" calcext:value-type="string">
            <text:p>obs 670</text:p>
          </table:table-cell>
          <table:table-cell office:value-type="string" calcext:value-type="string">
            <text:p>obs 671</text:p>
          </table:table-cell>
          <table:table-cell office:value-type="string" calcext:value-type="string">
            <text:p>obs 672</text:p>
          </table:table-cell>
          <table:table-cell office:value-type="string" calcext:value-type="string">
            <text:p>obs 673</text:p>
          </table:table-cell>
          <table:table-cell office:value-type="string" calcext:value-type="string">
            <text:p>obs 674</text:p>
          </table:table-cell>
          <table:table-cell office:value-type="string" calcext:value-type="string">
            <text:p>obs 675</text:p>
          </table:table-cell>
          <table:table-cell office:value-type="string" calcext:value-type="string">
            <text:p>obs 676</text:p>
          </table:table-cell>
          <table:table-cell office:value-type="string" calcext:value-type="string">
            <text:p>obs 677</text:p>
          </table:table-cell>
          <table:table-cell office:value-type="string" calcext:value-type="string">
            <text:p>obs 678</text:p>
          </table:table-cell>
          <table:table-cell office:value-type="string" calcext:value-type="string">
            <text:p>obs 679</text:p>
          </table:table-cell>
          <table:table-cell office:value-type="string" calcext:value-type="string">
            <text:p>obs 680</text:p>
          </table:table-cell>
          <table:table-cell office:value-type="string" calcext:value-type="string">
            <text:p>obs 681</text:p>
          </table:table-cell>
          <table:table-cell office:value-type="string" calcext:value-type="string">
            <text:p>obs 682</text:p>
          </table:table-cell>
          <table:table-cell office:value-type="string" calcext:value-type="string">
            <text:p>obs 683</text:p>
          </table:table-cell>
          <table:table-cell office:value-type="string" calcext:value-type="string">
            <text:p>obs 684</text:p>
          </table:table-cell>
          <table:table-cell office:value-type="string" calcext:value-type="string">
            <text:p>obs 685</text:p>
          </table:table-cell>
          <table:table-cell office:value-type="string" calcext:value-type="string">
            <text:p>obs 686</text:p>
          </table:table-cell>
          <table:table-cell office:value-type="string" calcext:value-type="string">
            <text:p>obs 687</text:p>
          </table:table-cell>
          <table:table-cell office:value-type="string" calcext:value-type="string">
            <text:p>obs 688</text:p>
          </table:table-cell>
          <table:table-cell office:value-type="string" calcext:value-type="string">
            <text:p>obs 689</text:p>
          </table:table-cell>
          <table:table-cell office:value-type="string" calcext:value-type="string">
            <text:p>obs 690</text:p>
          </table:table-cell>
          <table:table-cell office:value-type="string" calcext:value-type="string">
            <text:p>obs 691</text:p>
          </table:table-cell>
          <table:table-cell office:value-type="string" calcext:value-type="string">
            <text:p>obs 692</text:p>
          </table:table-cell>
          <table:table-cell office:value-type="string" calcext:value-type="string">
            <text:p>obs 693</text:p>
          </table:table-cell>
          <table:table-cell office:value-type="string" calcext:value-type="string">
            <text:p>obs 694</text:p>
          </table:table-cell>
          <table:table-cell office:value-type="string" calcext:value-type="string">
            <text:p>obs 695</text:p>
          </table:table-cell>
          <table:table-cell office:value-type="string" calcext:value-type="string">
            <text:p>obs 696</text:p>
          </table:table-cell>
          <table:table-cell office:value-type="string" calcext:value-type="string">
            <text:p>obs 697</text:p>
          </table:table-cell>
          <table:table-cell office:value-type="string" calcext:value-type="string">
            <text:p>obs 698</text:p>
          </table:table-cell>
          <table:table-cell office:value-type="string" calcext:value-type="string">
            <text:p>obs 699</text:p>
          </table:table-cell>
          <table:table-cell office:value-type="string" calcext:value-type="string">
            <text:p>obs 700</text:p>
          </table:table-cell>
          <table:table-cell office:value-type="string" calcext:value-type="string">
            <text:p>obs 701</text:p>
          </table:table-cell>
          <table:table-cell office:value-type="string" calcext:value-type="string">
            <text:p>obs 702</text:p>
          </table:table-cell>
          <table:table-cell office:value-type="string" calcext:value-type="string">
            <text:p>obs 703</text:p>
          </table:table-cell>
          <table:table-cell office:value-type="string" calcext:value-type="string">
            <text:p>obs 704</text:p>
          </table:table-cell>
          <table:table-cell office:value-type="string" calcext:value-type="string">
            <text:p>obs 705</text:p>
          </table:table-cell>
          <table:table-cell office:value-type="string" calcext:value-type="string">
            <text:p>obs 706</text:p>
          </table:table-cell>
          <table:table-cell office:value-type="string" calcext:value-type="string">
            <text:p>obs 707</text:p>
          </table:table-cell>
          <table:table-cell office:value-type="string" calcext:value-type="string">
            <text:p>obs 708</text:p>
          </table:table-cell>
          <table:table-cell office:value-type="string" calcext:value-type="string">
            <text:p>obs 709</text:p>
          </table:table-cell>
          <table:table-cell office:value-type="string" calcext:value-type="string">
            <text:p>obs 710</text:p>
          </table:table-cell>
          <table:table-cell office:value-type="string" calcext:value-type="string">
            <text:p>obs 711</text:p>
          </table:table-cell>
          <table:table-cell office:value-type="string" calcext:value-type="string">
            <text:p>obs 712</text:p>
          </table:table-cell>
          <table:table-cell office:value-type="string" calcext:value-type="string">
            <text:p>obs 713</text:p>
          </table:table-cell>
          <table:table-cell office:value-type="string" calcext:value-type="string">
            <text:p>obs 714</text:p>
          </table:table-cell>
          <table:table-cell office:value-type="string" calcext:value-type="string">
            <text:p>obs 715</text:p>
          </table:table-cell>
          <table:table-cell office:value-type="string" calcext:value-type="string">
            <text:p>obs 716</text:p>
          </table:table-cell>
          <table:table-cell office:value-type="string" calcext:value-type="string">
            <text:p>obs 717</text:p>
          </table:table-cell>
          <table:table-cell office:value-type="string" calcext:value-type="string">
            <text:p>obs 718</text:p>
          </table:table-cell>
          <table:table-cell office:value-type="string" calcext:value-type="string">
            <text:p>obs 719</text:p>
          </table:table-cell>
          <table:table-cell office:value-type="string" calcext:value-type="string">
            <text:p>obs 720</text:p>
          </table:table-cell>
          <table:table-cell office:value-type="string" calcext:value-type="string">
            <text:p>obs 721</text:p>
          </table:table-cell>
          <table:table-cell office:value-type="string" calcext:value-type="string">
            <text:p>obs 722</text:p>
          </table:table-cell>
          <table:table-cell office:value-type="string" calcext:value-type="string">
            <text:p>obs 723</text:p>
          </table:table-cell>
          <table:table-cell office:value-type="string" calcext:value-type="string">
            <text:p>obs 724</text:p>
          </table:table-cell>
          <table:table-cell office:value-type="string" calcext:value-type="string">
            <text:p>obs 725</text:p>
          </table:table-cell>
          <table:table-cell office:value-type="string" calcext:value-type="string">
            <text:p>obs 726</text:p>
          </table:table-cell>
          <table:table-cell office:value-type="string" calcext:value-type="string">
            <text:p>obs 727</text:p>
          </table:table-cell>
          <table:table-cell office:value-type="string" calcext:value-type="string">
            <text:p>obs 728</text:p>
          </table:table-cell>
          <table:table-cell office:value-type="string" calcext:value-type="string">
            <text:p>obs 729</text:p>
          </table:table-cell>
          <table:table-cell office:value-type="string" calcext:value-type="string">
            <text:p>obs 730</text:p>
          </table:table-cell>
          <table:table-cell office:value-type="string" calcext:value-type="string">
            <text:p>obs 731</text:p>
          </table:table-cell>
          <table:table-cell office:value-type="string" calcext:value-type="string">
            <text:p>obs 732</text:p>
          </table:table-cell>
          <table:table-cell office:value-type="string" calcext:value-type="string">
            <text:p>obs 733</text:p>
          </table:table-cell>
          <table:table-cell office:value-type="string" calcext:value-type="string">
            <text:p>obs 734</text:p>
          </table:table-cell>
          <table:table-cell office:value-type="string" calcext:value-type="string">
            <text:p>obs 735</text:p>
          </table:table-cell>
          <table:table-cell office:value-type="string" calcext:value-type="string">
            <text:p>obs 736</text:p>
          </table:table-cell>
          <table:table-cell office:value-type="string" calcext:value-type="string">
            <text:p>obs 737</text:p>
          </table:table-cell>
          <table:table-cell office:value-type="string" calcext:value-type="string">
            <text:p>obs 738</text:p>
          </table:table-cell>
          <table:table-cell office:value-type="string" calcext:value-type="string">
            <text:p>obs 739</text:p>
          </table:table-cell>
          <table:table-cell office:value-type="string" calcext:value-type="string">
            <text:p>obs 740</text:p>
          </table:table-cell>
          <table:table-cell office:value-type="string" calcext:value-type="string">
            <text:p>obs 741</text:p>
          </table:table-cell>
          <table:table-cell office:value-type="string" calcext:value-type="string">
            <text:p>obs 742</text:p>
          </table:table-cell>
          <table:table-cell office:value-type="string" calcext:value-type="string">
            <text:p>obs 743</text:p>
          </table:table-cell>
          <table:table-cell office:value-type="string" calcext:value-type="string">
            <text:p>obs 744</text:p>
          </table:table-cell>
          <table:table-cell office:value-type="string" calcext:value-type="string">
            <text:p>obs 745</text:p>
          </table:table-cell>
          <table:table-cell office:value-type="string" calcext:value-type="string">
            <text:p>obs 746</text:p>
          </table:table-cell>
          <table:table-cell office:value-type="string" calcext:value-type="string">
            <text:p>obs 747</text:p>
          </table:table-cell>
          <table:table-cell office:value-type="string" calcext:value-type="string">
            <text:p>obs 748</text:p>
          </table:table-cell>
          <table:table-cell office:value-type="string" calcext:value-type="string">
            <text:p>obs 749</text:p>
          </table:table-cell>
          <table:table-cell office:value-type="string" calcext:value-type="string">
            <text:p>obs 750</text:p>
          </table:table-cell>
          <table:table-cell office:value-type="string" calcext:value-type="string">
            <text:p>obs 751</text:p>
          </table:table-cell>
          <table:table-cell office:value-type="string" calcext:value-type="string">
            <text:p>obs 752</text:p>
          </table:table-cell>
          <table:table-cell office:value-type="string" calcext:value-type="string">
            <text:p>obs 753</text:p>
          </table:table-cell>
          <table:table-cell office:value-type="string" calcext:value-type="string">
            <text:p>obs 754</text:p>
          </table:table-cell>
          <table:table-cell office:value-type="string" calcext:value-type="string">
            <text:p>obs 755</text:p>
          </table:table-cell>
          <table:table-cell office:value-type="string" calcext:value-type="string">
            <text:p>obs 756</text:p>
          </table:table-cell>
          <table:table-cell office:value-type="string" calcext:value-type="string">
            <text:p>obs 757</text:p>
          </table:table-cell>
          <table:table-cell office:value-type="string" calcext:value-type="string">
            <text:p>obs 758</text:p>
          </table:table-cell>
          <table:table-cell office:value-type="string" calcext:value-type="string">
            <text:p>obs 759</text:p>
          </table:table-cell>
          <table:table-cell office:value-type="string" calcext:value-type="string">
            <text:p>obs 760</text:p>
          </table:table-cell>
          <table:table-cell office:value-type="string" calcext:value-type="string">
            <text:p>obs 761</text:p>
          </table:table-cell>
          <table:table-cell office:value-type="string" calcext:value-type="string">
            <text:p>obs 762</text:p>
          </table:table-cell>
          <table:table-cell office:value-type="string" calcext:value-type="string">
            <text:p>obs 763</text:p>
          </table:table-cell>
          <table:table-cell office:value-type="string" calcext:value-type="string">
            <text:p>obs 764</text:p>
          </table:table-cell>
          <table:table-cell office:value-type="string" calcext:value-type="string">
            <text:p>obs 765</text:p>
          </table:table-cell>
          <table:table-cell office:value-type="string" calcext:value-type="string">
            <text:p>obs 766</text:p>
          </table:table-cell>
          <table:table-cell office:value-type="string" calcext:value-type="string">
            <text:p>obs 767</text:p>
          </table:table-cell>
          <table:table-cell office:value-type="string" calcext:value-type="string">
            <text:p>obs 768</text:p>
          </table:table-cell>
          <table:table-cell office:value-type="string" calcext:value-type="string">
            <text:p>obs 769</text:p>
          </table:table-cell>
          <table:table-cell office:value-type="string" calcext:value-type="string">
            <text:p>obs 770</text:p>
          </table:table-cell>
          <table:table-cell office:value-type="string" calcext:value-type="string">
            <text:p>obs 771</text:p>
          </table:table-cell>
          <table:table-cell office:value-type="string" calcext:value-type="string">
            <text:p>obs 772</text:p>
          </table:table-cell>
          <table:table-cell office:value-type="string" calcext:value-type="string">
            <text:p>obs 773</text:p>
          </table:table-cell>
          <table:table-cell office:value-type="string" calcext:value-type="string">
            <text:p>obs 774</text:p>
          </table:table-cell>
          <table:table-cell office:value-type="string" calcext:value-type="string">
            <text:p>obs 775</text:p>
          </table:table-cell>
          <table:table-cell office:value-type="string" calcext:value-type="string">
            <text:p>obs 776</text:p>
          </table:table-cell>
          <table:table-cell office:value-type="string" calcext:value-type="string">
            <text:p>obs 777</text:p>
          </table:table-cell>
          <table:table-cell office:value-type="string" calcext:value-type="string">
            <text:p>obs 778</text:p>
          </table:table-cell>
          <table:table-cell office:value-type="string" calcext:value-type="string">
            <text:p>obs 779</text:p>
          </table:table-cell>
          <table:table-cell office:value-type="string" calcext:value-type="string">
            <text:p>obs 780</text:p>
          </table:table-cell>
          <table:table-cell office:value-type="string" calcext:value-type="string">
            <text:p>obs 781</text:p>
          </table:table-cell>
          <table:table-cell office:value-type="string" calcext:value-type="string">
            <text:p>obs 782</text:p>
          </table:table-cell>
          <table:table-cell office:value-type="string" calcext:value-type="string">
            <text:p>obs 783</text:p>
          </table:table-cell>
          <table:table-cell office:value-type="string" calcext:value-type="string">
            <text:p>obs 784</text:p>
          </table:table-cell>
          <table:table-cell office:value-type="string" calcext:value-type="string">
            <text:p>obs 785</text:p>
          </table:table-cell>
          <table:table-cell office:value-type="string" calcext:value-type="string">
            <text:p>obs 786</text:p>
          </table:table-cell>
          <table:table-cell office:value-type="string" calcext:value-type="string">
            <text:p>obs 787</text:p>
          </table:table-cell>
          <table:table-cell office:value-type="string" calcext:value-type="string">
            <text:p>obs 788</text:p>
          </table:table-cell>
          <table:table-cell office:value-type="string" calcext:value-type="string">
            <text:p>obs 789</text:p>
          </table:table-cell>
          <table:table-cell office:value-type="string" calcext:value-type="string">
            <text:p>obs 790</text:p>
          </table:table-cell>
          <table:table-cell office:value-type="string" calcext:value-type="string">
            <text:p>obs 791</text:p>
          </table:table-cell>
          <table:table-cell office:value-type="string" calcext:value-type="string">
            <text:p>obs 792</text:p>
          </table:table-cell>
          <table:table-cell office:value-type="string" calcext:value-type="string">
            <text:p>obs 793</text:p>
          </table:table-cell>
          <table:table-cell office:value-type="string" calcext:value-type="string">
            <text:p>obs 794</text:p>
          </table:table-cell>
          <table:table-cell office:value-type="string" calcext:value-type="string">
            <text:p>obs 795</text:p>
          </table:table-cell>
          <table:table-cell office:value-type="string" calcext:value-type="string">
            <text:p>obs 796</text:p>
          </table:table-cell>
          <table:table-cell office:value-type="string" calcext:value-type="string">
            <text:p>obs 797</text:p>
          </table:table-cell>
          <table:table-cell office:value-type="string" calcext:value-type="string">
            <text:p>obs 798</text:p>
          </table:table-cell>
          <table:table-cell office:value-type="string" calcext:value-type="string">
            <text:p>obs 799</text:p>
          </table:table-cell>
          <table:table-cell office:value-type="string" calcext:value-type="string">
            <text:p>obs 800</text:p>
          </table:table-cell>
          <table:table-cell office:value-type="string" calcext:value-type="string">
            <text:p>obs 801</text:p>
          </table:table-cell>
          <table:table-cell office:value-type="string" calcext:value-type="string">
            <text:p>obs 802</text:p>
          </table:table-cell>
          <table:table-cell office:value-type="string" calcext:value-type="string">
            <text:p>obs 803</text:p>
          </table:table-cell>
          <table:table-cell office:value-type="string" calcext:value-type="string">
            <text:p>obs 804</text:p>
          </table:table-cell>
          <table:table-cell office:value-type="string" calcext:value-type="string">
            <text:p>obs 805</text:p>
          </table:table-cell>
          <table:table-cell office:value-type="string" calcext:value-type="string">
            <text:p>obs 806</text:p>
          </table:table-cell>
          <table:table-cell office:value-type="string" calcext:value-type="string">
            <text:p>obs 807</text:p>
          </table:table-cell>
          <table:table-cell office:value-type="string" calcext:value-type="string">
            <text:p>obs 808</text:p>
          </table:table-cell>
          <table:table-cell office:value-type="string" calcext:value-type="string">
            <text:p>obs 809</text:p>
          </table:table-cell>
          <table:table-cell office:value-type="string" calcext:value-type="string">
            <text:p>obs 810</text:p>
          </table:table-cell>
          <table:table-cell office:value-type="string" calcext:value-type="string">
            <text:p>obs 811</text:p>
          </table:table-cell>
          <table:table-cell office:value-type="string" calcext:value-type="string">
            <text:p>obs 812</text:p>
          </table:table-cell>
          <table:table-cell office:value-type="string" calcext:value-type="string">
            <text:p>obs 813</text:p>
          </table:table-cell>
          <table:table-cell office:value-type="string" calcext:value-type="string">
            <text:p>obs 814</text:p>
          </table:table-cell>
          <table:table-cell office:value-type="string" calcext:value-type="string">
            <text:p>obs 815</text:p>
          </table:table-cell>
          <table:table-cell office:value-type="string" calcext:value-type="string">
            <text:p>obs 816</text:p>
          </table:table-cell>
          <table:table-cell office:value-type="string" calcext:value-type="string">
            <text:p>obs 817</text:p>
          </table:table-cell>
          <table:table-cell office:value-type="string" calcext:value-type="string">
            <text:p>obs 818</text:p>
          </table:table-cell>
          <table:table-cell office:value-type="string" calcext:value-type="string">
            <text:p>obs 819</text:p>
          </table:table-cell>
          <table:table-cell office:value-type="string" calcext:value-type="string">
            <text:p>obs 820</text:p>
          </table:table-cell>
          <table:table-cell office:value-type="string" calcext:value-type="string">
            <text:p>obs 821</text:p>
          </table:table-cell>
          <table:table-cell office:value-type="string" calcext:value-type="string">
            <text:p>obs 822</text:p>
          </table:table-cell>
          <table:table-cell office:value-type="string" calcext:value-type="string">
            <text:p>obs 823</text:p>
          </table:table-cell>
          <table:table-cell office:value-type="string" calcext:value-type="string">
            <text:p>obs 824</text:p>
          </table:table-cell>
          <table:table-cell office:value-type="string" calcext:value-type="string">
            <text:p>obs 825</text:p>
          </table:table-cell>
          <table:table-cell office:value-type="string" calcext:value-type="string">
            <text:p>obs 826</text:p>
          </table:table-cell>
          <table:table-cell office:value-type="string" calcext:value-type="string">
            <text:p>obs 827</text:p>
          </table:table-cell>
          <table:table-cell office:value-type="string" calcext:value-type="string">
            <text:p>obs 828</text:p>
          </table:table-cell>
          <table:table-cell office:value-type="string" calcext:value-type="string">
            <text:p>obs 829</text:p>
          </table:table-cell>
          <table:table-cell office:value-type="string" calcext:value-type="string">
            <text:p>obs 830</text:p>
          </table:table-cell>
          <table:table-cell office:value-type="string" calcext:value-type="string">
            <text:p>obs 831</text:p>
          </table:table-cell>
          <table:table-cell office:value-type="string" calcext:value-type="string">
            <text:p>obs 832</text:p>
          </table:table-cell>
          <table:table-cell office:value-type="string" calcext:value-type="string">
            <text:p>obs 833</text:p>
          </table:table-cell>
          <table:table-cell office:value-type="string" calcext:value-type="string">
            <text:p>obs 834</text:p>
          </table:table-cell>
          <table:table-cell office:value-type="string" calcext:value-type="string">
            <text:p>obs 835</text:p>
          </table:table-cell>
          <table:table-cell office:value-type="string" calcext:value-type="string">
            <text:p>obs 836</text:p>
          </table:table-cell>
          <table:table-cell office:value-type="string" calcext:value-type="string">
            <text:p>obs 837</text:p>
          </table:table-cell>
          <table:table-cell office:value-type="string" calcext:value-type="string">
            <text:p>obs 838</text:p>
          </table:table-cell>
          <table:table-cell office:value-type="string" calcext:value-type="string">
            <text:p>obs 839</text:p>
          </table:table-cell>
          <table:table-cell office:value-type="string" calcext:value-type="string">
            <text:p>obs 840</text:p>
          </table:table-cell>
          <table:table-cell office:value-type="string" calcext:value-type="string">
            <text:p>obs 841</text:p>
          </table:table-cell>
          <table:table-cell office:value-type="string" calcext:value-type="string">
            <text:p>obs 842</text:p>
          </table:table-cell>
          <table:table-cell office:value-type="string" calcext:value-type="string">
            <text:p>obs 843</text:p>
          </table:table-cell>
          <table:table-cell office:value-type="string" calcext:value-type="string">
            <text:p>obs 844</text:p>
          </table:table-cell>
          <table:table-cell office:value-type="string" calcext:value-type="string">
            <text:p>obs 845</text:p>
          </table:table-cell>
          <table:table-cell office:value-type="string" calcext:value-type="string">
            <text:p>obs 846</text:p>
          </table:table-cell>
          <table:table-cell office:value-type="string" calcext:value-type="string">
            <text:p>obs 847</text:p>
          </table:table-cell>
          <table:table-cell office:value-type="string" calcext:value-type="string">
            <text:p>obs 848</text:p>
          </table:table-cell>
          <table:table-cell office:value-type="string" calcext:value-type="string">
            <text:p>obs 849</text:p>
          </table:table-cell>
          <table:table-cell office:value-type="string" calcext:value-type="string">
            <text:p>obs 850</text:p>
          </table:table-cell>
          <table:table-cell office:value-type="string" calcext:value-type="string">
            <text:p>obs 851</text:p>
          </table:table-cell>
          <table:table-cell office:value-type="string" calcext:value-type="string">
            <text:p>obs 852</text:p>
          </table:table-cell>
          <table:table-cell office:value-type="string" calcext:value-type="string">
            <text:p>obs 853</text:p>
          </table:table-cell>
          <table:table-cell office:value-type="string" calcext:value-type="string">
            <text:p>obs 854</text:p>
          </table:table-cell>
          <table:table-cell office:value-type="string" calcext:value-type="string">
            <text:p>obs 855</text:p>
          </table:table-cell>
          <table:table-cell office:value-type="string" calcext:value-type="string">
            <text:p>obs 856</text:p>
          </table:table-cell>
          <table:table-cell office:value-type="string" calcext:value-type="string">
            <text:p>obs 857</text:p>
          </table:table-cell>
          <table:table-cell office:value-type="string" calcext:value-type="string">
            <text:p>obs 858</text:p>
          </table:table-cell>
          <table:table-cell office:value-type="string" calcext:value-type="string">
            <text:p>obs 859</text:p>
          </table:table-cell>
          <table:table-cell office:value-type="string" calcext:value-type="string">
            <text:p>obs 860</text:p>
          </table:table-cell>
          <table:table-cell office:value-type="string" calcext:value-type="string">
            <text:p>obs 861</text:p>
          </table:table-cell>
          <table:table-cell office:value-type="string" calcext:value-type="string">
            <text:p>obs 862</text:p>
          </table:table-cell>
          <table:table-cell office:value-type="string" calcext:value-type="string">
            <text:p>obs 863</text:p>
          </table:table-cell>
          <table:table-cell office:value-type="string" calcext:value-type="string">
            <text:p>obs 864</text:p>
          </table:table-cell>
          <table:table-cell office:value-type="string" calcext:value-type="string">
            <text:p>obs 865</text:p>
          </table:table-cell>
          <table:table-cell office:value-type="string" calcext:value-type="string">
            <text:p>obs 866</text:p>
          </table:table-cell>
          <table:table-cell office:value-type="string" calcext:value-type="string">
            <text:p>obs 867</text:p>
          </table:table-cell>
          <table:table-cell office:value-type="string" calcext:value-type="string">
            <text:p>obs 868</text:p>
          </table:table-cell>
          <table:table-cell office:value-type="string" calcext:value-type="string">
            <text:p>obs 869</text:p>
          </table:table-cell>
          <table:table-cell office:value-type="string" calcext:value-type="string">
            <text:p>obs 870</text:p>
          </table:table-cell>
          <table:table-cell office:value-type="string" calcext:value-type="string">
            <text:p>obs 871</text:p>
          </table:table-cell>
          <table:table-cell office:value-type="string" calcext:value-type="string">
            <text:p>obs 872</text:p>
          </table:table-cell>
          <table:table-cell office:value-type="string" calcext:value-type="string">
            <text:p>obs 873</text:p>
          </table:table-cell>
          <table:table-cell office:value-type="string" calcext:value-type="string">
            <text:p>obs 874</text:p>
          </table:table-cell>
          <table:table-cell office:value-type="string" calcext:value-type="string">
            <text:p>obs 875</text:p>
          </table:table-cell>
          <table:table-cell office:value-type="string" calcext:value-type="string">
            <text:p>obs 876</text:p>
          </table:table-cell>
          <table:table-cell office:value-type="string" calcext:value-type="string">
            <text:p>obs 877</text:p>
          </table:table-cell>
          <table:table-cell office:value-type="string" calcext:value-type="string">
            <text:p>obs 878</text:p>
          </table:table-cell>
          <table:table-cell office:value-type="string" calcext:value-type="string">
            <text:p>obs 879</text:p>
          </table:table-cell>
          <table:table-cell office:value-type="string" calcext:value-type="string">
            <text:p>obs 880</text:p>
          </table:table-cell>
          <table:table-cell office:value-type="string" calcext:value-type="string">
            <text:p>obs 881</text:p>
          </table:table-cell>
          <table:table-cell office:value-type="string" calcext:value-type="string">
            <text:p>obs 882</text:p>
          </table:table-cell>
          <table:table-cell office:value-type="string" calcext:value-type="string">
            <text:p>obs 883</text:p>
          </table:table-cell>
          <table:table-cell office:value-type="string" calcext:value-type="string">
            <text:p>obs 884</text:p>
          </table:table-cell>
          <table:table-cell office:value-type="string" calcext:value-type="string">
            <text:p>obs 885</text:p>
          </table:table-cell>
          <table:table-cell office:value-type="string" calcext:value-type="string">
            <text:p>obs 886</text:p>
          </table:table-cell>
          <table:table-cell office:value-type="string" calcext:value-type="string">
            <text:p>obs 887</text:p>
          </table:table-cell>
          <table:table-cell office:value-type="string" calcext:value-type="string">
            <text:p>obs 888</text:p>
          </table:table-cell>
          <table:table-cell office:value-type="string" calcext:value-type="string">
            <text:p>obs 889</text:p>
          </table:table-cell>
          <table:table-cell office:value-type="string" calcext:value-type="string">
            <text:p>obs 890</text:p>
          </table:table-cell>
          <table:table-cell office:value-type="string" calcext:value-type="string">
            <text:p>obs 891</text:p>
          </table:table-cell>
          <table:table-cell office:value-type="string" calcext:value-type="string">
            <text:p>obs 892</text:p>
          </table:table-cell>
          <table:table-cell office:value-type="string" calcext:value-type="string">
            <text:p>obs 893</text:p>
          </table:table-cell>
          <table:table-cell office:value-type="string" calcext:value-type="string">
            <text:p>obs 894</text:p>
          </table:table-cell>
          <table:table-cell office:value-type="string" calcext:value-type="string">
            <text:p>obs 895</text:p>
          </table:table-cell>
          <table:table-cell office:value-type="string" calcext:value-type="string">
            <text:p>obs 896</text:p>
          </table:table-cell>
          <table:table-cell office:value-type="string" calcext:value-type="string">
            <text:p>obs 897</text:p>
          </table:table-cell>
          <table:table-cell office:value-type="string" calcext:value-type="string">
            <text:p>obs 898</text:p>
          </table:table-cell>
          <table:table-cell office:value-type="string" calcext:value-type="string">
            <text:p>obs 899</text:p>
          </table:table-cell>
          <table:table-cell office:value-type="string" calcext:value-type="string">
            <text:p>obs 900</text:p>
          </table:table-cell>
          <table:table-cell office:value-type="string" calcext:value-type="string">
            <text:p>obs 901</text:p>
          </table:table-cell>
          <table:table-cell office:value-type="string" calcext:value-type="string">
            <text:p>obs 902</text:p>
          </table:table-cell>
          <table:table-cell office:value-type="string" calcext:value-type="string">
            <text:p>obs 903</text:p>
          </table:table-cell>
          <table:table-cell office:value-type="string" calcext:value-type="string">
            <text:p>obs 904</text:p>
          </table:table-cell>
          <table:table-cell office:value-type="string" calcext:value-type="string">
            <text:p>obs 905</text:p>
          </table:table-cell>
          <table:table-cell office:value-type="string" calcext:value-type="string">
            <text:p>obs 906</text:p>
          </table:table-cell>
          <table:table-cell office:value-type="string" calcext:value-type="string">
            <text:p>obs 907</text:p>
          </table:table-cell>
          <table:table-cell office:value-type="string" calcext:value-type="string">
            <text:p>obs 908</text:p>
          </table:table-cell>
          <table:table-cell office:value-type="string" calcext:value-type="string">
            <text:p>obs 909</text:p>
          </table:table-cell>
          <table:table-cell office:value-type="string" calcext:value-type="string">
            <text:p>obs 910</text:p>
          </table:table-cell>
          <table:table-cell office:value-type="string" calcext:value-type="string">
            <text:p>obs 911</text:p>
          </table:table-cell>
          <table:table-cell office:value-type="string" calcext:value-type="string">
            <text:p>obs 912</text:p>
          </table:table-cell>
          <table:table-cell office:value-type="string" calcext:value-type="string">
            <text:p>obs 913</text:p>
          </table:table-cell>
          <table:table-cell office:value-type="string" calcext:value-type="string">
            <text:p>obs 914</text:p>
          </table:table-cell>
          <table:table-cell office:value-type="string" calcext:value-type="string">
            <text:p>obs 915</text:p>
          </table:table-cell>
          <table:table-cell office:value-type="string" calcext:value-type="string">
            <text:p>obs 916</text:p>
          </table:table-cell>
          <table:table-cell office:value-type="string" calcext:value-type="string">
            <text:p>obs 917</text:p>
          </table:table-cell>
          <table:table-cell office:value-type="string" calcext:value-type="string">
            <text:p>obs 918</text:p>
          </table:table-cell>
          <table:table-cell office:value-type="string" calcext:value-type="string">
            <text:p>obs 919</text:p>
          </table:table-cell>
          <table:table-cell office:value-type="string" calcext:value-type="string">
            <text:p>obs 920</text:p>
          </table:table-cell>
          <table:table-cell office:value-type="string" calcext:value-type="string">
            <text:p>obs 921</text:p>
          </table:table-cell>
          <table:table-cell office:value-type="string" calcext:value-type="string">
            <text:p>obs 922</text:p>
          </table:table-cell>
          <table:table-cell office:value-type="string" calcext:value-type="string">
            <text:p>obs 923</text:p>
          </table:table-cell>
          <table:table-cell office:value-type="string" calcext:value-type="string">
            <text:p>obs 924</text:p>
          </table:table-cell>
          <table:table-cell office:value-type="string" calcext:value-type="string">
            <text:p>obs 925</text:p>
          </table:table-cell>
          <table:table-cell office:value-type="string" calcext:value-type="string">
            <text:p>obs 926</text:p>
          </table:table-cell>
          <table:table-cell office:value-type="string" calcext:value-type="string">
            <text:p>obs 927</text:p>
          </table:table-cell>
          <table:table-cell office:value-type="string" calcext:value-type="string">
            <text:p>obs 928</text:p>
          </table:table-cell>
          <table:table-cell office:value-type="string" calcext:value-type="string">
            <text:p>obs 929</text:p>
          </table:table-cell>
          <table:table-cell office:value-type="string" calcext:value-type="string">
            <text:p>obs 930</text:p>
          </table:table-cell>
          <table:table-cell office:value-type="string" calcext:value-type="string">
            <text:p>obs 931</text:p>
          </table:table-cell>
          <table:table-cell office:value-type="string" calcext:value-type="string">
            <text:p>obs 932</text:p>
          </table:table-cell>
          <table:table-cell office:value-type="string" calcext:value-type="string">
            <text:p>obs 933</text:p>
          </table:table-cell>
          <table:table-cell office:value-type="string" calcext:value-type="string">
            <text:p>obs 934</text:p>
          </table:table-cell>
          <table:table-cell office:value-type="string" calcext:value-type="string">
            <text:p>obs 935</text:p>
          </table:table-cell>
          <table:table-cell office:value-type="string" calcext:value-type="string">
            <text:p>obs 936</text:p>
          </table:table-cell>
          <table:table-cell office:value-type="string" calcext:value-type="string">
            <text:p>obs 937</text:p>
          </table:table-cell>
          <table:table-cell office:value-type="string" calcext:value-type="string">
            <text:p>obs 938</text:p>
          </table:table-cell>
          <table:table-cell office:value-type="string" calcext:value-type="string">
            <text:p>obs 939</text:p>
          </table:table-cell>
          <table:table-cell office:value-type="string" calcext:value-type="string">
            <text:p>obs 940</text:p>
          </table:table-cell>
          <table:table-cell office:value-type="string" calcext:value-type="string">
            <text:p>obs 941</text:p>
          </table:table-cell>
          <table:table-cell office:value-type="string" calcext:value-type="string">
            <text:p>obs 942</text:p>
          </table:table-cell>
          <table:table-cell office:value-type="string" calcext:value-type="string">
            <text:p>obs 943</text:p>
          </table:table-cell>
          <table:table-cell office:value-type="string" calcext:value-type="string">
            <text:p>obs 944</text:p>
          </table:table-cell>
          <table:table-cell office:value-type="string" calcext:value-type="string">
            <text:p>obs 945</text:p>
          </table:table-cell>
          <table:table-cell office:value-type="string" calcext:value-type="string">
            <text:p>obs 946</text:p>
          </table:table-cell>
          <table:table-cell office:value-type="string" calcext:value-type="string">
            <text:p>obs 947</text:p>
          </table:table-cell>
          <table:table-cell office:value-type="string" calcext:value-type="string">
            <text:p>obs 948</text:p>
          </table:table-cell>
          <table:table-cell office:value-type="string" calcext:value-type="string">
            <text:p>obs 949</text:p>
          </table:table-cell>
          <table:table-cell office:value-type="string" calcext:value-type="string">
            <text:p>obs 950</text:p>
          </table:table-cell>
          <table:table-cell office:value-type="string" calcext:value-type="string">
            <text:p>obs 951</text:p>
          </table:table-cell>
          <table:table-cell office:value-type="string" calcext:value-type="string">
            <text:p>obs 952</text:p>
          </table:table-cell>
          <table:table-cell office:value-type="string" calcext:value-type="string">
            <text:p>obs 953</text:p>
          </table:table-cell>
          <table:table-cell office:value-type="string" calcext:value-type="string">
            <text:p>obs 954</text:p>
          </table:table-cell>
          <table:table-cell office:value-type="string" calcext:value-type="string">
            <text:p>obs 955</text:p>
          </table:table-cell>
          <table:table-cell office:value-type="string" calcext:value-type="string">
            <text:p>obs 956</text:p>
          </table:table-cell>
          <table:table-cell office:value-type="string" calcext:value-type="string">
            <text:p>obs 957</text:p>
          </table:table-cell>
          <table:table-cell office:value-type="string" calcext:value-type="string">
            <text:p>obs 958</text:p>
          </table:table-cell>
          <table:table-cell office:value-type="string" calcext:value-type="string">
            <text:p>obs 959</text:p>
          </table:table-cell>
          <table:table-cell office:value-type="string" calcext:value-type="string">
            <text:p>obs 960</text:p>
          </table:table-cell>
          <table:table-cell office:value-type="string" calcext:value-type="string">
            <text:p>obs 961</text:p>
          </table:table-cell>
          <table:table-cell office:value-type="string" calcext:value-type="string">
            <text:p>obs 962</text:p>
          </table:table-cell>
          <table:table-cell office:value-type="string" calcext:value-type="string">
            <text:p>obs 963</text:p>
          </table:table-cell>
          <table:table-cell office:value-type="string" calcext:value-type="string">
            <text:p>obs 964</text:p>
          </table:table-cell>
          <table:table-cell office:value-type="string" calcext:value-type="string">
            <text:p>obs 965</text:p>
          </table:table-cell>
          <table:table-cell office:value-type="string" calcext:value-type="string">
            <text:p>obs 966</text:p>
          </table:table-cell>
          <table:table-cell office:value-type="string" calcext:value-type="string">
            <text:p>obs 967</text:p>
          </table:table-cell>
          <table:table-cell office:value-type="string" calcext:value-type="string">
            <text:p>obs 968</text:p>
          </table:table-cell>
          <table:table-cell office:value-type="string" calcext:value-type="string">
            <text:p>obs 969</text:p>
          </table:table-cell>
          <table:table-cell office:value-type="string" calcext:value-type="string">
            <text:p>obs 970</text:p>
          </table:table-cell>
          <table:table-cell office:value-type="string" calcext:value-type="string">
            <text:p>obs 971</text:p>
          </table:table-cell>
          <table:table-cell office:value-type="string" calcext:value-type="string">
            <text:p>obs 972</text:p>
          </table:table-cell>
          <table:table-cell office:value-type="string" calcext:value-type="string">
            <text:p>obs 973</text:p>
          </table:table-cell>
          <table:table-cell office:value-type="string" calcext:value-type="string">
            <text:p>obs 974</text:p>
          </table:table-cell>
          <table:table-cell office:value-type="string" calcext:value-type="string">
            <text:p>obs 975</text:p>
          </table:table-cell>
          <table:table-cell office:value-type="string" calcext:value-type="string">
            <text:p>obs 976</text:p>
          </table:table-cell>
          <table:table-cell office:value-type="string" calcext:value-type="string">
            <text:p>obs 977</text:p>
          </table:table-cell>
          <table:table-cell office:value-type="string" calcext:value-type="string">
            <text:p>obs 978</text:p>
          </table:table-cell>
          <table:table-cell office:value-type="string" calcext:value-type="string">
            <text:p>obs 979</text:p>
          </table:table-cell>
          <table:table-cell office:value-type="string" calcext:value-type="string">
            <text:p>obs 980</text:p>
          </table:table-cell>
          <table:table-cell office:value-type="string" calcext:value-type="string">
            <text:p>obs 981</text:p>
          </table:table-cell>
          <table:table-cell office:value-type="string" calcext:value-type="string">
            <text:p>obs 982</text:p>
          </table:table-cell>
          <table:table-cell office:value-type="string" calcext:value-type="string">
            <text:p>obs 983</text:p>
          </table:table-cell>
          <table:table-cell office:value-type="string" calcext:value-type="string">
            <text:p>obs 984</text:p>
          </table:table-cell>
          <table:table-cell office:value-type="string" calcext:value-type="string">
            <text:p>obs 985</text:p>
          </table:table-cell>
          <table:table-cell office:value-type="string" calcext:value-type="string">
            <text:p>obs 986</text:p>
          </table:table-cell>
          <table:table-cell office:value-type="string" calcext:value-type="string">
            <text:p>obs 987</text:p>
          </table:table-cell>
          <table:table-cell office:value-type="string" calcext:value-type="string">
            <text:p>obs 988</text:p>
          </table:table-cell>
          <table:table-cell office:value-type="string" calcext:value-type="string">
            <text:p>obs 989</text:p>
          </table:table-cell>
          <table:table-cell office:value-type="string" calcext:value-type="string">
            <text:p>obs 990</text:p>
          </table:table-cell>
          <table:table-cell office:value-type="string" calcext:value-type="string">
            <text:p>obs 991</text:p>
          </table:table-cell>
          <table:table-cell office:value-type="string" calcext:value-type="string">
            <text:p>obs 992</text:p>
          </table:table-cell>
          <table:table-cell office:value-type="string" calcext:value-type="string">
            <text:p>obs 993</text:p>
          </table:table-cell>
          <table:table-cell office:value-type="string" calcext:value-type="string">
            <text:p>obs 994</text:p>
          </table:table-cell>
          <table:table-cell office:value-type="string" calcext:value-type="string">
            <text:p>obs 995</text:p>
          </table:table-cell>
          <table:table-cell office:value-type="string" calcext:value-type="string">
            <text:p>obs 996</text:p>
          </table:table-cell>
          <table:table-cell office:value-type="string" calcext:value-type="string">
            <text:p>obs 997</text:p>
          </table:table-cell>
          <table:table-cell office:value-type="string" calcext:value-type="string">
            <text:p>obs 998</text:p>
          </table:table-cell>
          <table:table-cell office:value-type="string" calcext:value-type="string">
            <text:p>obs 999</text:p>
          </table:table-cell>
          <table:table-cell office:value-type="string" calcext:value-type="string">
            <text:p>obs 1000</text:p>
          </table:table-cell>
          <table:table-cell office:value-type="string" calcext:value-type="string">
            <text:p>obs 1001</text:p>
          </table:table-cell>
          <table:table-cell office:value-type="string" calcext:value-type="string">
            <text:p>obs 1002</text:p>
          </table:table-cell>
          <table:table-cell office:value-type="string" calcext:value-type="string">
            <text:p>obs 1003</text:p>
          </table:table-cell>
          <table:table-cell office:value-type="string" calcext:value-type="string">
            <text:p>obs 1004</text:p>
          </table:table-cell>
          <table:table-cell office:value-type="string" calcext:value-type="string">
            <text:p>obs 1005</text:p>
          </table:table-cell>
          <table:table-cell office:value-type="string" calcext:value-type="string">
            <text:p>obs 1006</text:p>
          </table:table-cell>
          <table:table-cell office:value-type="string" calcext:value-type="string">
            <text:p>obs 1007</text:p>
          </table:table-cell>
          <table:table-cell office:value-type="string" calcext:value-type="string">
            <text:p>obs 1008</text:p>
          </table:table-cell>
          <table:table-cell office:value-type="string" calcext:value-type="string">
            <text:p>obs 1009</text:p>
          </table:table-cell>
          <table:table-cell office:value-type="string" calcext:value-type="string">
            <text:p>obs 1010</text:p>
          </table:table-cell>
          <table:table-cell office:value-type="string" calcext:value-type="string">
            <text:p>obs 1011</text:p>
          </table:table-cell>
          <table:table-cell office:value-type="string" calcext:value-type="string">
            <text:p>obs 1012</text:p>
          </table:table-cell>
          <table:table-cell office:value-type="string" calcext:value-type="string">
            <text:p>obs 1013</text:p>
          </table:table-cell>
          <table:table-cell office:value-type="string" calcext:value-type="string">
            <text:p>obs 1014</text:p>
          </table:table-cell>
          <table:table-cell office:value-type="string" calcext:value-type="string">
            <text:p>obs 1015</text:p>
          </table:table-cell>
          <table:table-cell office:value-type="string" calcext:value-type="string">
            <text:p>obs 1016</text:p>
          </table:table-cell>
          <table:table-cell office:value-type="string" calcext:value-type="string">
            <text:p>obs 1017</text:p>
          </table:table-cell>
          <table:table-cell office:value-type="string" calcext:value-type="string">
            <text:p>obs 1018</text:p>
          </table:table-cell>
          <table:table-cell office:value-type="string" calcext:value-type="string">
            <text:p>obs 1019</text:p>
          </table:table-cell>
          <table:table-cell office:value-type="string" calcext:value-type="string">
            <text:p>obs 1020</text:p>
          </table:table-cell>
          <table:table-cell office:value-type="string" calcext:value-type="string">
            <text:p>obs 1021</text:p>
          </table:table-cell>
          <table:table-cell office:value-type="string" calcext:value-type="string">
            <text:p>obs 1022</text:p>
          </table:table-cell>
          <table:table-cell office:value-type="string" calcext:value-type="string">
            <text:p>obs 1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da</text:p>
          </table:table-cell>
          <table:table-cell office:value-type="string" calcext:value-type="string">
            <text:p>obs 1</text:p>
          </table:table-cell>
          <table:table-cell office:value-type="string" calcext:value-type="string">
            <text:p>obs 2</text:p>
          </table:table-cell>
          <table:table-cell office:value-type="string" calcext:value-type="string">
            <text:p>obs 3</text:p>
          </table:table-cell>
          <table:table-cell office:value-type="string" calcext:value-type="string">
            <text:p>obs 4</text:p>
          </table:table-cell>
          <table:table-cell office:value-type="string" calcext:value-type="string">
            <text:p>obs 5</text:p>
          </table:table-cell>
          <table:table-cell office:value-type="string" calcext:value-type="string">
            <text:p>obs 6</text:p>
          </table:table-cell>
          <table:table-cell office:value-type="string" calcext:value-type="string">
            <text:p>obs 7</text:p>
          </table:table-cell>
          <table:table-cell office:value-type="string" calcext:value-type="string">
            <text:p>obs 8</text:p>
          </table:table-cell>
          <table:table-cell office:value-type="string" calcext:value-type="string">
            <text:p>obs 9</text:p>
          </table:table-cell>
          <table:table-cell office:value-type="string" calcext:value-type="string">
            <text:p>obs 10</text:p>
          </table:table-cell>
          <table:table-cell office:value-type="string" calcext:value-type="string">
            <text:p>obs 11</text:p>
          </table:table-cell>
          <table:table-cell office:value-type="string" calcext:value-type="string">
            <text:p>obs 12</text:p>
          </table:table-cell>
          <table:table-cell office:value-type="string" calcext:value-type="string">
            <text:p>obs 13</text:p>
          </table:table-cell>
          <table:table-cell office:value-type="string" calcext:value-type="string">
            <text:p>obs 14</text:p>
          </table:table-cell>
          <table:table-cell office:value-type="string" calcext:value-type="string">
            <text:p>obs 15</text:p>
          </table:table-cell>
          <table:table-cell office:value-type="string" calcext:value-type="string">
            <text:p>obs 16</text:p>
          </table:table-cell>
          <table:table-cell office:value-type="string" calcext:value-type="string">
            <text:p>obs 17</text:p>
          </table:table-cell>
          <table:table-cell office:value-type="string" calcext:value-type="string">
            <text:p>obs 18</text:p>
          </table:table-cell>
          <table:table-cell office:value-type="string" calcext:value-type="string">
            <text:p>obs 19</text:p>
          </table:table-cell>
          <table:table-cell office:value-type="string" calcext:value-type="string">
            <text:p>obs 20</text:p>
          </table:table-cell>
          <table:table-cell office:value-type="string" calcext:value-type="string">
            <text:p>obs 21</text:p>
          </table:table-cell>
          <table:table-cell office:value-type="string" calcext:value-type="string">
            <text:p>obs 22</text:p>
          </table:table-cell>
          <table:table-cell office:value-type="string" calcext:value-type="string">
            <text:p>obs 23</text:p>
          </table:table-cell>
          <table:table-cell office:value-type="string" calcext:value-type="string">
            <text:p>obs 24</text:p>
          </table:table-cell>
          <table:table-cell office:value-type="string" calcext:value-type="string">
            <text:p>obs 25</text:p>
          </table:table-cell>
          <table:table-cell office:value-type="string" calcext:value-type="string">
            <text:p>obs 26</text:p>
          </table:table-cell>
          <table:table-cell office:value-type="string" calcext:value-type="string">
            <text:p>obs 27</text:p>
          </table:table-cell>
          <table:table-cell office:value-type="string" calcext:value-type="string">
            <text:p>obs 28</text:p>
          </table:table-cell>
          <table:table-cell office:value-type="string" calcext:value-type="string">
            <text:p>obs 29</text:p>
          </table:table-cell>
          <table:table-cell office:value-type="string" calcext:value-type="string">
            <text:p>obs 30</text:p>
          </table:table-cell>
          <table:table-cell office:value-type="string" calcext:value-type="string">
            <text:p>obs 31</text:p>
          </table:table-cell>
          <table:table-cell office:value-type="string" calcext:value-type="string">
            <text:p>obs 32</text:p>
          </table:table-cell>
          <table:table-cell office:value-type="string" calcext:value-type="string">
            <text:p>obs 33</text:p>
          </table:table-cell>
          <table:table-cell office:value-type="string" calcext:value-type="string">
            <text:p>obs 34</text:p>
          </table:table-cell>
          <table:table-cell office:value-type="string" calcext:value-type="string">
            <text:p>obs 35</text:p>
          </table:table-cell>
          <table:table-cell office:value-type="string" calcext:value-type="string">
            <text:p>obs 36</text:p>
          </table:table-cell>
          <table:table-cell office:value-type="string" calcext:value-type="string">
            <text:p>obs 37</text:p>
          </table:table-cell>
          <table:table-cell office:value-type="string" calcext:value-type="string">
            <text:p>obs 38</text:p>
          </table:table-cell>
          <table:table-cell office:value-type="string" calcext:value-type="string">
            <text:p>obs 39</text:p>
          </table:table-cell>
          <table:table-cell office:value-type="string" calcext:value-type="string">
            <text:p>obs 40</text:p>
          </table:table-cell>
          <table:table-cell office:value-type="string" calcext:value-type="string">
            <text:p>obs 41</text:p>
          </table:table-cell>
          <table:table-cell office:value-type="string" calcext:value-type="string">
            <text:p>obs 42</text:p>
          </table:table-cell>
          <table:table-cell office:value-type="string" calcext:value-type="string">
            <text:p>obs 43</text:p>
          </table:table-cell>
          <table:table-cell office:value-type="string" calcext:value-type="string">
            <text:p>obs 44</text:p>
          </table:table-cell>
          <table:table-cell office:value-type="string" calcext:value-type="string">
            <text:p>obs 45</text:p>
          </table:table-cell>
          <table:table-cell office:value-type="string" calcext:value-type="string">
            <text:p>obs 46</text:p>
          </table:table-cell>
          <table:table-cell office:value-type="string" calcext:value-type="string">
            <text:p>obs 47</text:p>
          </table:table-cell>
          <table:table-cell office:value-type="string" calcext:value-type="string">
            <text:p>obs 48</text:p>
          </table:table-cell>
          <table:table-cell office:value-type="string" calcext:value-type="string">
            <text:p>obs 49</text:p>
          </table:table-cell>
          <table:table-cell office:value-type="string" calcext:value-type="string">
            <text:p>obs 50</text:p>
          </table:table-cell>
          <table:table-cell office:value-type="string" calcext:value-type="string">
            <text:p>obs 51</text:p>
          </table:table-cell>
          <table:table-cell office:value-type="string" calcext:value-type="string">
            <text:p>obs 52</text:p>
          </table:table-cell>
          <table:table-cell office:value-type="string" calcext:value-type="string">
            <text:p>obs 53</text:p>
          </table:table-cell>
          <table:table-cell office:value-type="string" calcext:value-type="string">
            <text:p>obs 54</text:p>
          </table:table-cell>
          <table:table-cell office:value-type="string" calcext:value-type="string">
            <text:p>obs 55</text:p>
          </table:table-cell>
          <table:table-cell office:value-type="string" calcext:value-type="string">
            <text:p>obs 56</text:p>
          </table:table-cell>
          <table:table-cell office:value-type="string" calcext:value-type="string">
            <text:p>obs 57</text:p>
          </table:table-cell>
          <table:table-cell office:value-type="string" calcext:value-type="string">
            <text:p>obs 58</text:p>
          </table:table-cell>
          <table:table-cell office:value-type="string" calcext:value-type="string">
            <text:p>obs 59</text:p>
          </table:table-cell>
          <table:table-cell office:value-type="string" calcext:value-type="string">
            <text:p>obs 60</text:p>
          </table:table-cell>
          <table:table-cell office:value-type="string" calcext:value-type="string">
            <text:p>obs 61</text:p>
          </table:table-cell>
          <table:table-cell office:value-type="string" calcext:value-type="string">
            <text:p>obs 62</text:p>
          </table:table-cell>
          <table:table-cell office:value-type="string" calcext:value-type="string">
            <text:p>obs 63</text:p>
          </table:table-cell>
          <table:table-cell office:value-type="string" calcext:value-type="string">
            <text:p>obs 64</text:p>
          </table:table-cell>
          <table:table-cell office:value-type="string" calcext:value-type="string">
            <text:p>obs 65</text:p>
          </table:table-cell>
          <table:table-cell office:value-type="string" calcext:value-type="string">
            <text:p>obs 66</text:p>
          </table:table-cell>
          <table:table-cell office:value-type="string" calcext:value-type="string">
            <text:p>obs 67</text:p>
          </table:table-cell>
          <table:table-cell office:value-type="string" calcext:value-type="string">
            <text:p>obs 68</text:p>
          </table:table-cell>
          <table:table-cell office:value-type="string" calcext:value-type="string">
            <text:p>obs 69</text:p>
          </table:table-cell>
          <table:table-cell office:value-type="string" calcext:value-type="string">
            <text:p>obs 70</text:p>
          </table:table-cell>
          <table:table-cell office:value-type="string" calcext:value-type="string">
            <text:p>obs 71</text:p>
          </table:table-cell>
          <table:table-cell office:value-type="string" calcext:value-type="string">
            <text:p>obs 72</text:p>
          </table:table-cell>
          <table:table-cell office:value-type="string" calcext:value-type="string">
            <text:p>obs 73</text:p>
          </table:table-cell>
          <table:table-cell office:value-type="string" calcext:value-type="string">
            <text:p>obs 74</text:p>
          </table:table-cell>
          <table:table-cell office:value-type="string" calcext:value-type="string">
            <text:p>obs 75</text:p>
          </table:table-cell>
          <table:table-cell office:value-type="string" calcext:value-type="string">
            <text:p>obs 76</text:p>
          </table:table-cell>
          <table:table-cell office:value-type="string" calcext:value-type="string">
            <text:p>obs 77</text:p>
          </table:table-cell>
          <table:table-cell office:value-type="string" calcext:value-type="string">
            <text:p>obs 78</text:p>
          </table:table-cell>
          <table:table-cell office:value-type="string" calcext:value-type="string">
            <text:p>obs 79</text:p>
          </table:table-cell>
          <table:table-cell office:value-type="string" calcext:value-type="string">
            <text:p>obs 80</text:p>
          </table:table-cell>
          <table:table-cell office:value-type="string" calcext:value-type="string">
            <text:p>obs 81</text:p>
          </table:table-cell>
          <table:table-cell office:value-type="string" calcext:value-type="string">
            <text:p>obs 82</text:p>
          </table:table-cell>
          <table:table-cell office:value-type="string" calcext:value-type="string">
            <text:p>obs 83</text:p>
          </table:table-cell>
          <table:table-cell office:value-type="string" calcext:value-type="string">
            <text:p>obs 84</text:p>
          </table:table-cell>
          <table:table-cell office:value-type="string" calcext:value-type="string">
            <text:p>obs 85</text:p>
          </table:table-cell>
          <table:table-cell office:value-type="string" calcext:value-type="string">
            <text:p>obs 86</text:p>
          </table:table-cell>
          <table:table-cell office:value-type="string" calcext:value-type="string">
            <text:p>obs 87</text:p>
          </table:table-cell>
          <table:table-cell office:value-type="string" calcext:value-type="string">
            <text:p>obs 88</text:p>
          </table:table-cell>
          <table:table-cell office:value-type="string" calcext:value-type="string">
            <text:p>obs 89</text:p>
          </table:table-cell>
          <table:table-cell office:value-type="string" calcext:value-type="string">
            <text:p>obs 90</text:p>
          </table:table-cell>
          <table:table-cell office:value-type="string" calcext:value-type="string">
            <text:p>obs 91</text:p>
          </table:table-cell>
          <table:table-cell office:value-type="string" calcext:value-type="string">
            <text:p>obs 92</text:p>
          </table:table-cell>
          <table:table-cell office:value-type="string" calcext:value-type="string">
            <text:p>obs 93</text:p>
          </table:table-cell>
          <table:table-cell office:value-type="string" calcext:value-type="string">
            <text:p>obs 94</text:p>
          </table:table-cell>
          <table:table-cell office:value-type="string" calcext:value-type="string">
            <text:p>obs 95</text:p>
          </table:table-cell>
          <table:table-cell office:value-type="string" calcext:value-type="string">
            <text:p>obs 96</text:p>
          </table:table-cell>
          <table:table-cell office:value-type="string" calcext:value-type="string">
            <text:p>obs 97</text:p>
          </table:table-cell>
          <table:table-cell office:value-type="string" calcext:value-type="string">
            <text:p>obs 98</text:p>
          </table:table-cell>
          <table:table-cell office:value-type="string" calcext:value-type="string">
            <text:p>obs 99</text:p>
          </table:table-cell>
          <table:table-cell office:value-type="string" calcext:value-type="string">
            <text:p>obs 100</text:p>
          </table:table-cell>
          <table:table-cell office:value-type="string" calcext:value-type="string">
            <text:p>obs 101</text:p>
          </table:table-cell>
          <table:table-cell office:value-type="string" calcext:value-type="string">
            <text:p>obs 102</text:p>
          </table:table-cell>
          <table:table-cell office:value-type="string" calcext:value-type="string">
            <text:p>obs 103</text:p>
          </table:table-cell>
          <table:table-cell office:value-type="string" calcext:value-type="string">
            <text:p>obs 104</text:p>
          </table:table-cell>
          <table:table-cell office:value-type="string" calcext:value-type="string">
            <text:p>obs 105</text:p>
          </table:table-cell>
          <table:table-cell office:value-type="string" calcext:value-type="string">
            <text:p>obs 106</text:p>
          </table:table-cell>
          <table:table-cell office:value-type="string" calcext:value-type="string">
            <text:p>obs 107</text:p>
          </table:table-cell>
          <table:table-cell office:value-type="string" calcext:value-type="string">
            <text:p>obs 108</text:p>
          </table:table-cell>
          <table:table-cell office:value-type="string" calcext:value-type="string">
            <text:p>obs 109</text:p>
          </table:table-cell>
          <table:table-cell office:value-type="string" calcext:value-type="string">
            <text:p>obs 110</text:p>
          </table:table-cell>
          <table:table-cell office:value-type="string" calcext:value-type="string">
            <text:p>obs 111</text:p>
          </table:table-cell>
          <table:table-cell office:value-type="string" calcext:value-type="string">
            <text:p>obs 112</text:p>
          </table:table-cell>
          <table:table-cell office:value-type="string" calcext:value-type="string">
            <text:p>obs 113</text:p>
          </table:table-cell>
          <table:table-cell office:value-type="string" calcext:value-type="string">
            <text:p>obs 114</text:p>
          </table:table-cell>
          <table:table-cell office:value-type="string" calcext:value-type="string">
            <text:p>obs 115</text:p>
          </table:table-cell>
          <table:table-cell office:value-type="string" calcext:value-type="string">
            <text:p>obs 116</text:p>
          </table:table-cell>
          <table:table-cell office:value-type="string" calcext:value-type="string">
            <text:p>obs 117</text:p>
          </table:table-cell>
          <table:table-cell office:value-type="string" calcext:value-type="string">
            <text:p>obs 118</text:p>
          </table:table-cell>
          <table:table-cell office:value-type="string" calcext:value-type="string">
            <text:p>obs 119</text:p>
          </table:table-cell>
          <table:table-cell office:value-type="string" calcext:value-type="string">
            <text:p>obs 120</text:p>
          </table:table-cell>
          <table:table-cell office:value-type="string" calcext:value-type="string">
            <text:p>obs 121</text:p>
          </table:table-cell>
          <table:table-cell office:value-type="string" calcext:value-type="string">
            <text:p>obs 122</text:p>
          </table:table-cell>
          <table:table-cell office:value-type="string" calcext:value-type="string">
            <text:p>obs 123</text:p>
          </table:table-cell>
          <table:table-cell office:value-type="string" calcext:value-type="string">
            <text:p>obs 124</text:p>
          </table:table-cell>
          <table:table-cell office:value-type="string" calcext:value-type="string">
            <text:p>obs 125</text:p>
          </table:table-cell>
          <table:table-cell office:value-type="string" calcext:value-type="string">
            <text:p>obs 126</text:p>
          </table:table-cell>
          <table:table-cell office:value-type="string" calcext:value-type="string">
            <text:p>obs 127</text:p>
          </table:table-cell>
          <table:table-cell office:value-type="string" calcext:value-type="string">
            <text:p>obs 128</text:p>
          </table:table-cell>
          <table:table-cell office:value-type="string" calcext:value-type="string">
            <text:p>obs 129</text:p>
          </table:table-cell>
          <table:table-cell office:value-type="string" calcext:value-type="string">
            <text:p>obs 130</text:p>
          </table:table-cell>
          <table:table-cell office:value-type="string" calcext:value-type="string">
            <text:p>obs 131</text:p>
          </table:table-cell>
          <table:table-cell office:value-type="string" calcext:value-type="string">
            <text:p>obs 132</text:p>
          </table:table-cell>
          <table:table-cell office:value-type="string" calcext:value-type="string">
            <text:p>obs 133</text:p>
          </table:table-cell>
          <table:table-cell office:value-type="string" calcext:value-type="string">
            <text:p>obs 134</text:p>
          </table:table-cell>
          <table:table-cell office:value-type="string" calcext:value-type="string">
            <text:p>obs 135</text:p>
          </table:table-cell>
          <table:table-cell office:value-type="string" calcext:value-type="string">
            <text:p>obs 136</text:p>
          </table:table-cell>
          <table:table-cell office:value-type="string" calcext:value-type="string">
            <text:p>obs 137</text:p>
          </table:table-cell>
          <table:table-cell office:value-type="string" calcext:value-type="string">
            <text:p>obs 138</text:p>
          </table:table-cell>
          <table:table-cell office:value-type="string" calcext:value-type="string">
            <text:p>obs 139</text:p>
          </table:table-cell>
          <table:table-cell office:value-type="string" calcext:value-type="string">
            <text:p>obs 140</text:p>
          </table:table-cell>
          <table:table-cell office:value-type="string" calcext:value-type="string">
            <text:p>obs 141</text:p>
          </table:table-cell>
          <table:table-cell office:value-type="string" calcext:value-type="string">
            <text:p>obs 142</text:p>
          </table:table-cell>
          <table:table-cell office:value-type="string" calcext:value-type="string">
            <text:p>obs 143</text:p>
          </table:table-cell>
          <table:table-cell office:value-type="string" calcext:value-type="string">
            <text:p>obs 144</text:p>
          </table:table-cell>
          <table:table-cell office:value-type="string" calcext:value-type="string">
            <text:p>obs 145</text:p>
          </table:table-cell>
          <table:table-cell office:value-type="string" calcext:value-type="string">
            <text:p>obs 146</text:p>
          </table:table-cell>
          <table:table-cell office:value-type="string" calcext:value-type="string">
            <text:p>obs 147</text:p>
          </table:table-cell>
          <table:table-cell office:value-type="string" calcext:value-type="string">
            <text:p>obs 148</text:p>
          </table:table-cell>
          <table:table-cell office:value-type="string" calcext:value-type="string">
            <text:p>obs 149</text:p>
          </table:table-cell>
          <table:table-cell office:value-type="string" calcext:value-type="string">
            <text:p>obs 150</text:p>
          </table:table-cell>
          <table:table-cell office:value-type="string" calcext:value-type="string">
            <text:p>obs 151</text:p>
          </table:table-cell>
          <table:table-cell office:value-type="string" calcext:value-type="string">
            <text:p>obs 152</text:p>
          </table:table-cell>
          <table:table-cell office:value-type="string" calcext:value-type="string">
            <text:p>obs 153</text:p>
          </table:table-cell>
          <table:table-cell office:value-type="string" calcext:value-type="string">
            <text:p>obs 154</text:p>
          </table:table-cell>
          <table:table-cell office:value-type="string" calcext:value-type="string">
            <text:p>obs 155</text:p>
          </table:table-cell>
          <table:table-cell office:value-type="string" calcext:value-type="string">
            <text:p>obs 156</text:p>
          </table:table-cell>
          <table:table-cell office:value-type="string" calcext:value-type="string">
            <text:p>obs 157</text:p>
          </table:table-cell>
          <table:table-cell office:value-type="string" calcext:value-type="string">
            <text:p>obs 158</text:p>
          </table:table-cell>
          <table:table-cell office:value-type="string" calcext:value-type="string">
            <text:p>obs 159</text:p>
          </table:table-cell>
          <table:table-cell office:value-type="string" calcext:value-type="string">
            <text:p>obs 160</text:p>
          </table:table-cell>
          <table:table-cell office:value-type="string" calcext:value-type="string">
            <text:p>obs 161</text:p>
          </table:table-cell>
          <table:table-cell office:value-type="string" calcext:value-type="string">
            <text:p>obs 162</text:p>
          </table:table-cell>
          <table:table-cell office:value-type="string" calcext:value-type="string">
            <text:p>obs 163</text:p>
          </table:table-cell>
          <table:table-cell office:value-type="string" calcext:value-type="string">
            <text:p>obs 164</text:p>
          </table:table-cell>
          <table:table-cell office:value-type="string" calcext:value-type="string">
            <text:p>obs 165</text:p>
          </table:table-cell>
          <table:table-cell office:value-type="string" calcext:value-type="string">
            <text:p>obs 166</text:p>
          </table:table-cell>
          <table:table-cell office:value-type="string" calcext:value-type="string">
            <text:p>obs 167</text:p>
          </table:table-cell>
          <table:table-cell office:value-type="string" calcext:value-type="string">
            <text:p>obs 168</text:p>
          </table:table-cell>
          <table:table-cell office:value-type="string" calcext:value-type="string">
            <text:p>obs 169</text:p>
          </table:table-cell>
          <table:table-cell office:value-type="string" calcext:value-type="string">
            <text:p>obs 170</text:p>
          </table:table-cell>
          <table:table-cell office:value-type="string" calcext:value-type="string">
            <text:p>obs 171</text:p>
          </table:table-cell>
          <table:table-cell office:value-type="string" calcext:value-type="string">
            <text:p>obs 172</text:p>
          </table:table-cell>
          <table:table-cell office:value-type="string" calcext:value-type="string">
            <text:p>obs 173</text:p>
          </table:table-cell>
          <table:table-cell office:value-type="string" calcext:value-type="string">
            <text:p>obs 174</text:p>
          </table:table-cell>
          <table:table-cell office:value-type="string" calcext:value-type="string">
            <text:p>obs 175</text:p>
          </table:table-cell>
          <table:table-cell office:value-type="string" calcext:value-type="string">
            <text:p>obs 176</text:p>
          </table:table-cell>
          <table:table-cell office:value-type="string" calcext:value-type="string">
            <text:p>obs 177</text:p>
          </table:table-cell>
          <table:table-cell office:value-type="string" calcext:value-type="string">
            <text:p>obs 178</text:p>
          </table:table-cell>
          <table:table-cell office:value-type="string" calcext:value-type="string">
            <text:p>obs 179</text:p>
          </table:table-cell>
          <table:table-cell office:value-type="string" calcext:value-type="string">
            <text:p>obs 180</text:p>
          </table:table-cell>
          <table:table-cell office:value-type="string" calcext:value-type="string">
            <text:p>obs 181</text:p>
          </table:table-cell>
          <table:table-cell office:value-type="string" calcext:value-type="string">
            <text:p>obs 182</text:p>
          </table:table-cell>
          <table:table-cell office:value-type="string" calcext:value-type="string">
            <text:p>obs 183</text:p>
          </table:table-cell>
          <table:table-cell office:value-type="string" calcext:value-type="string">
            <text:p>obs 184</text:p>
          </table:table-cell>
          <table:table-cell office:value-type="string" calcext:value-type="string">
            <text:p>obs 185</text:p>
          </table:table-cell>
          <table:table-cell office:value-type="string" calcext:value-type="string">
            <text:p>obs 186</text:p>
          </table:table-cell>
          <table:table-cell office:value-type="string" calcext:value-type="string">
            <text:p>obs 187</text:p>
          </table:table-cell>
          <table:table-cell office:value-type="string" calcext:value-type="string">
            <text:p>obs 188</text:p>
          </table:table-cell>
          <table:table-cell office:value-type="string" calcext:value-type="string">
            <text:p>obs 189</text:p>
          </table:table-cell>
          <table:table-cell office:value-type="string" calcext:value-type="string">
            <text:p>obs 190</text:p>
          </table:table-cell>
          <table:table-cell office:value-type="string" calcext:value-type="string">
            <text:p>obs 191</text:p>
          </table:table-cell>
          <table:table-cell office:value-type="string" calcext:value-type="string">
            <text:p>obs 192</text:p>
          </table:table-cell>
          <table:table-cell office:value-type="string" calcext:value-type="string">
            <text:p>obs 193</text:p>
          </table:table-cell>
          <table:table-cell office:value-type="string" calcext:value-type="string">
            <text:p>obs 194</text:p>
          </table:table-cell>
          <table:table-cell office:value-type="string" calcext:value-type="string">
            <text:p>obs 195</text:p>
          </table:table-cell>
          <table:table-cell office:value-type="string" calcext:value-type="string">
            <text:p>obs 196</text:p>
          </table:table-cell>
          <table:table-cell office:value-type="string" calcext:value-type="string">
            <text:p>obs 197</text:p>
          </table:table-cell>
          <table:table-cell office:value-type="string" calcext:value-type="string">
            <text:p>obs 198</text:p>
          </table:table-cell>
          <table:table-cell office:value-type="string" calcext:value-type="string">
            <text:p>obs 199</text:p>
          </table:table-cell>
          <table:table-cell office:value-type="string" calcext:value-type="string">
            <text:p>obs 200</text:p>
          </table:table-cell>
          <table:table-cell office:value-type="string" calcext:value-type="string">
            <text:p>obs 201</text:p>
          </table:table-cell>
          <table:table-cell office:value-type="string" calcext:value-type="string">
            <text:p>obs 202</text:p>
          </table:table-cell>
          <table:table-cell office:value-type="string" calcext:value-type="string">
            <text:p>obs 203</text:p>
          </table:table-cell>
          <table:table-cell office:value-type="string" calcext:value-type="string">
            <text:p>obs 204</text:p>
          </table:table-cell>
          <table:table-cell office:value-type="string" calcext:value-type="string">
            <text:p>obs 205</text:p>
          </table:table-cell>
          <table:table-cell office:value-type="string" calcext:value-type="string">
            <text:p>obs 206</text:p>
          </table:table-cell>
          <table:table-cell office:value-type="string" calcext:value-type="string">
            <text:p>obs 207</text:p>
          </table:table-cell>
          <table:table-cell office:value-type="string" calcext:value-type="string">
            <text:p>obs 208</text:p>
          </table:table-cell>
          <table:table-cell office:value-type="string" calcext:value-type="string">
            <text:p>obs 209</text:p>
          </table:table-cell>
          <table:table-cell office:value-type="string" calcext:value-type="string">
            <text:p>obs 210</text:p>
          </table:table-cell>
          <table:table-cell office:value-type="string" calcext:value-type="string">
            <text:p>obs 211</text:p>
          </table:table-cell>
          <table:table-cell office:value-type="string" calcext:value-type="string">
            <text:p>obs 212</text:p>
          </table:table-cell>
          <table:table-cell office:value-type="string" calcext:value-type="string">
            <text:p>obs 213</text:p>
          </table:table-cell>
          <table:table-cell office:value-type="string" calcext:value-type="string">
            <text:p>obs 214</text:p>
          </table:table-cell>
          <table:table-cell office:value-type="string" calcext:value-type="string">
            <text:p>obs 215</text:p>
          </table:table-cell>
          <table:table-cell office:value-type="string" calcext:value-type="string">
            <text:p>obs 216</text:p>
          </table:table-cell>
          <table:table-cell office:value-type="string" calcext:value-type="string">
            <text:p>obs 217</text:p>
          </table:table-cell>
          <table:table-cell office:value-type="string" calcext:value-type="string">
            <text:p>obs 218</text:p>
          </table:table-cell>
          <table:table-cell office:value-type="string" calcext:value-type="string">
            <text:p>obs 219</text:p>
          </table:table-cell>
          <table:table-cell office:value-type="string" calcext:value-type="string">
            <text:p>obs 220</text:p>
          </table:table-cell>
          <table:table-cell office:value-type="string" calcext:value-type="string">
            <text:p>obs 221</text:p>
          </table:table-cell>
          <table:table-cell office:value-type="string" calcext:value-type="string">
            <text:p>obs 222</text:p>
          </table:table-cell>
          <table:table-cell office:value-type="string" calcext:value-type="string">
            <text:p>obs 223</text:p>
          </table:table-cell>
          <table:table-cell office:value-type="string" calcext:value-type="string">
            <text:p>obs 224</text:p>
          </table:table-cell>
          <table:table-cell office:value-type="string" calcext:value-type="string">
            <text:p>obs 225</text:p>
          </table:table-cell>
          <table:table-cell office:value-type="string" calcext:value-type="string">
            <text:p>obs 226</text:p>
          </table:table-cell>
          <table:table-cell office:value-type="string" calcext:value-type="string">
            <text:p>obs 227</text:p>
          </table:table-cell>
          <table:table-cell office:value-type="string" calcext:value-type="string">
            <text:p>obs 228</text:p>
          </table:table-cell>
          <table:table-cell office:value-type="string" calcext:value-type="string">
            <text:p>obs 229</text:p>
          </table:table-cell>
          <table:table-cell office:value-type="string" calcext:value-type="string">
            <text:p>obs 230</text:p>
          </table:table-cell>
          <table:table-cell office:value-type="string" calcext:value-type="string">
            <text:p>obs 231</text:p>
          </table:table-cell>
          <table:table-cell office:value-type="string" calcext:value-type="string">
            <text:p>obs 232</text:p>
          </table:table-cell>
          <table:table-cell office:value-type="string" calcext:value-type="string">
            <text:p>obs 233</text:p>
          </table:table-cell>
          <table:table-cell office:value-type="string" calcext:value-type="string">
            <text:p>obs 234</text:p>
          </table:table-cell>
          <table:table-cell office:value-type="string" calcext:value-type="string">
            <text:p>obs 235</text:p>
          </table:table-cell>
          <table:table-cell office:value-type="string" calcext:value-type="string">
            <text:p>obs 236</text:p>
          </table:table-cell>
          <table:table-cell office:value-type="string" calcext:value-type="string">
            <text:p>obs 237</text:p>
          </table:table-cell>
          <table:table-cell office:value-type="string" calcext:value-type="string">
            <text:p>obs 238</text:p>
          </table:table-cell>
          <table:table-cell office:value-type="string" calcext:value-type="string">
            <text:p>obs 239</text:p>
          </table:table-cell>
          <table:table-cell office:value-type="string" calcext:value-type="string">
            <text:p>obs 240</text:p>
          </table:table-cell>
          <table:table-cell office:value-type="string" calcext:value-type="string">
            <text:p>obs 241</text:p>
          </table:table-cell>
          <table:table-cell office:value-type="string" calcext:value-type="string">
            <text:p>obs 242</text:p>
          </table:table-cell>
          <table:table-cell office:value-type="string" calcext:value-type="string">
            <text:p>obs 243</text:p>
          </table:table-cell>
          <table:table-cell office:value-type="string" calcext:value-type="string">
            <text:p>obs 244</text:p>
          </table:table-cell>
          <table:table-cell office:value-type="string" calcext:value-type="string">
            <text:p>obs 245</text:p>
          </table:table-cell>
          <table:table-cell office:value-type="string" calcext:value-type="string">
            <text:p>obs 246</text:p>
          </table:table-cell>
          <table:table-cell office:value-type="string" calcext:value-type="string">
            <text:p>obs 247</text:p>
          </table:table-cell>
          <table:table-cell office:value-type="string" calcext:value-type="string">
            <text:p>obs 248</text:p>
          </table:table-cell>
          <table:table-cell office:value-type="string" calcext:value-type="string">
            <text:p>obs 249</text:p>
          </table:table-cell>
          <table:table-cell office:value-type="string" calcext:value-type="string">
            <text:p>obs 250</text:p>
          </table:table-cell>
          <table:table-cell office:value-type="string" calcext:value-type="string">
            <text:p>obs 251</text:p>
          </table:table-cell>
          <table:table-cell office:value-type="string" calcext:value-type="string">
            <text:p>obs 252</text:p>
          </table:table-cell>
          <table:table-cell office:value-type="string" calcext:value-type="string">
            <text:p>obs 253</text:p>
          </table:table-cell>
          <table:table-cell office:value-type="string" calcext:value-type="string">
            <text:p>obs 254</text:p>
          </table:table-cell>
          <table:table-cell office:value-type="string" calcext:value-type="string">
            <text:p>obs 255</text:p>
          </table:table-cell>
          <table:table-cell office:value-type="string" calcext:value-type="string">
            <text:p>obs 256</text:p>
          </table:table-cell>
          <table:table-cell office:value-type="string" calcext:value-type="string">
            <text:p>obs 257</text:p>
          </table:table-cell>
          <table:table-cell office:value-type="string" calcext:value-type="string">
            <text:p>obs 258</text:p>
          </table:table-cell>
          <table:table-cell office:value-type="string" calcext:value-type="string">
            <text:p>obs 259</text:p>
          </table:table-cell>
          <table:table-cell office:value-type="string" calcext:value-type="string">
            <text:p>obs 260</text:p>
          </table:table-cell>
          <table:table-cell office:value-type="string" calcext:value-type="string">
            <text:p>obs 261</text:p>
          </table:table-cell>
          <table:table-cell office:value-type="string" calcext:value-type="string">
            <text:p>obs 262</text:p>
          </table:table-cell>
          <table:table-cell office:value-type="string" calcext:value-type="string">
            <text:p>obs 263</text:p>
          </table:table-cell>
          <table:table-cell office:value-type="string" calcext:value-type="string">
            <text:p>obs 264</text:p>
          </table:table-cell>
          <table:table-cell office:value-type="string" calcext:value-type="string">
            <text:p>obs 265</text:p>
          </table:table-cell>
          <table:table-cell office:value-type="string" calcext:value-type="string">
            <text:p>obs 266</text:p>
          </table:table-cell>
          <table:table-cell office:value-type="string" calcext:value-type="string">
            <text:p>obs 267</text:p>
          </table:table-cell>
          <table:table-cell office:value-type="string" calcext:value-type="string">
            <text:p>obs 268</text:p>
          </table:table-cell>
          <table:table-cell office:value-type="string" calcext:value-type="string">
            <text:p>obs 269</text:p>
          </table:table-cell>
          <table:table-cell office:value-type="string" calcext:value-type="string">
            <text:p>obs 270</text:p>
          </table:table-cell>
          <table:table-cell office:value-type="string" calcext:value-type="string">
            <text:p>obs 271</text:p>
          </table:table-cell>
          <table:table-cell office:value-type="string" calcext:value-type="string">
            <text:p>obs 272</text:p>
          </table:table-cell>
          <table:table-cell office:value-type="string" calcext:value-type="string">
            <text:p>obs 273</text:p>
          </table:table-cell>
          <table:table-cell office:value-type="string" calcext:value-type="string">
            <text:p>obs 274</text:p>
          </table:table-cell>
          <table:table-cell office:value-type="string" calcext:value-type="string">
            <text:p>obs 275</text:p>
          </table:table-cell>
          <table:table-cell office:value-type="string" calcext:value-type="string">
            <text:p>obs 276</text:p>
          </table:table-cell>
          <table:table-cell office:value-type="string" calcext:value-type="string">
            <text:p>obs 277</text:p>
          </table:table-cell>
          <table:table-cell office:value-type="string" calcext:value-type="string">
            <text:p>obs 278</text:p>
          </table:table-cell>
          <table:table-cell office:value-type="string" calcext:value-type="string">
            <text:p>obs 279</text:p>
          </table:table-cell>
          <table:table-cell office:value-type="string" calcext:value-type="string">
            <text:p>obs 280</text:p>
          </table:table-cell>
          <table:table-cell office:value-type="string" calcext:value-type="string">
            <text:p>obs 281</text:p>
          </table:table-cell>
          <table:table-cell office:value-type="string" calcext:value-type="string">
            <text:p>obs 282</text:p>
          </table:table-cell>
          <table:table-cell office:value-type="string" calcext:value-type="string">
            <text:p>obs 283</text:p>
          </table:table-cell>
          <table:table-cell office:value-type="string" calcext:value-type="string">
            <text:p>obs 284</text:p>
          </table:table-cell>
          <table:table-cell office:value-type="string" calcext:value-type="string">
            <text:p>obs 285</text:p>
          </table:table-cell>
          <table:table-cell office:value-type="string" calcext:value-type="string">
            <text:p>obs 286</text:p>
          </table:table-cell>
          <table:table-cell office:value-type="string" calcext:value-type="string">
            <text:p>obs 287</text:p>
          </table:table-cell>
          <table:table-cell office:value-type="string" calcext:value-type="string">
            <text:p>obs 288</text:p>
          </table:table-cell>
          <table:table-cell office:value-type="string" calcext:value-type="string">
            <text:p>obs 289</text:p>
          </table:table-cell>
          <table:table-cell office:value-type="string" calcext:value-type="string">
            <text:p>obs 290</text:p>
          </table:table-cell>
          <table:table-cell office:value-type="string" calcext:value-type="string">
            <text:p>obs 291</text:p>
          </table:table-cell>
          <table:table-cell office:value-type="string" calcext:value-type="string">
            <text:p>obs 292</text:p>
          </table:table-cell>
          <table:table-cell office:value-type="string" calcext:value-type="string">
            <text:p>obs 293</text:p>
          </table:table-cell>
          <table:table-cell office:value-type="string" calcext:value-type="string">
            <text:p>obs 294</text:p>
          </table:table-cell>
          <table:table-cell office:value-type="string" calcext:value-type="string">
            <text:p>obs 295</text:p>
          </table:table-cell>
          <table:table-cell office:value-type="string" calcext:value-type="string">
            <text:p>obs 296</text:p>
          </table:table-cell>
          <table:table-cell office:value-type="string" calcext:value-type="string">
            <text:p>obs 297</text:p>
          </table:table-cell>
          <table:table-cell office:value-type="string" calcext:value-type="string">
            <text:p>obs 298</text:p>
          </table:table-cell>
          <table:table-cell office:value-type="string" calcext:value-type="string">
            <text:p>obs 299</text:p>
          </table:table-cell>
          <table:table-cell office:value-type="string" calcext:value-type="string">
            <text:p>obs 300</text:p>
          </table:table-cell>
          <table:table-cell office:value-type="string" calcext:value-type="string">
            <text:p>obs 301</text:p>
          </table:table-cell>
          <table:table-cell office:value-type="string" calcext:value-type="string">
            <text:p>obs 302</text:p>
          </table:table-cell>
          <table:table-cell office:value-type="string" calcext:value-type="string">
            <text:p>obs 303</text:p>
          </table:table-cell>
          <table:table-cell office:value-type="string" calcext:value-type="string">
            <text:p>obs 304</text:p>
          </table:table-cell>
          <table:table-cell office:value-type="string" calcext:value-type="string">
            <text:p>obs 305</text:p>
          </table:table-cell>
          <table:table-cell office:value-type="string" calcext:value-type="string">
            <text:p>obs 306</text:p>
          </table:table-cell>
          <table:table-cell office:value-type="string" calcext:value-type="string">
            <text:p>obs 307</text:p>
          </table:table-cell>
          <table:table-cell office:value-type="string" calcext:value-type="string">
            <text:p>obs 308</text:p>
          </table:table-cell>
          <table:table-cell office:value-type="string" calcext:value-type="string">
            <text:p>obs 309</text:p>
          </table:table-cell>
          <table:table-cell office:value-type="string" calcext:value-type="string">
            <text:p>obs 310</text:p>
          </table:table-cell>
          <table:table-cell office:value-type="string" calcext:value-type="string">
            <text:p>obs 311</text:p>
          </table:table-cell>
          <table:table-cell office:value-type="string" calcext:value-type="string">
            <text:p>obs 312</text:p>
          </table:table-cell>
          <table:table-cell office:value-type="string" calcext:value-type="string">
            <text:p>obs 313</text:p>
          </table:table-cell>
          <table:table-cell office:value-type="string" calcext:value-type="string">
            <text:p>obs 314</text:p>
          </table:table-cell>
          <table:table-cell office:value-type="string" calcext:value-type="string">
            <text:p>obs 315</text:p>
          </table:table-cell>
          <table:table-cell office:value-type="string" calcext:value-type="string">
            <text:p>obs 316</text:p>
          </table:table-cell>
          <table:table-cell office:value-type="string" calcext:value-type="string">
            <text:p>obs 317</text:p>
          </table:table-cell>
          <table:table-cell office:value-type="string" calcext:value-type="string">
            <text:p>obs 318</text:p>
          </table:table-cell>
          <table:table-cell office:value-type="string" calcext:value-type="string">
            <text:p>obs 319</text:p>
          </table:table-cell>
          <table:table-cell office:value-type="string" calcext:value-type="string">
            <text:p>obs 320</text:p>
          </table:table-cell>
          <table:table-cell office:value-type="string" calcext:value-type="string">
            <text:p>obs 321</text:p>
          </table:table-cell>
          <table:table-cell office:value-type="string" calcext:value-type="string">
            <text:p>obs 322</text:p>
          </table:table-cell>
          <table:table-cell office:value-type="string" calcext:value-type="string">
            <text:p>obs 323</text:p>
          </table:table-cell>
          <table:table-cell office:value-type="string" calcext:value-type="string">
            <text:p>obs 324</text:p>
          </table:table-cell>
          <table:table-cell office:value-type="string" calcext:value-type="string">
            <text:p>obs 325</text:p>
          </table:table-cell>
          <table:table-cell office:value-type="string" calcext:value-type="string">
            <text:p>obs 326</text:p>
          </table:table-cell>
          <table:table-cell office:value-type="string" calcext:value-type="string">
            <text:p>obs 327</text:p>
          </table:table-cell>
          <table:table-cell office:value-type="string" calcext:value-type="string">
            <text:p>obs 328</text:p>
          </table:table-cell>
          <table:table-cell office:value-type="string" calcext:value-type="string">
            <text:p>obs 329</text:p>
          </table:table-cell>
          <table:table-cell office:value-type="string" calcext:value-type="string">
            <text:p>obs 330</text:p>
          </table:table-cell>
          <table:table-cell office:value-type="string" calcext:value-type="string">
            <text:p>obs 331</text:p>
          </table:table-cell>
          <table:table-cell office:value-type="string" calcext:value-type="string">
            <text:p>obs 332</text:p>
          </table:table-cell>
          <table:table-cell office:value-type="string" calcext:value-type="string">
            <text:p>obs 333</text:p>
          </table:table-cell>
          <table:table-cell office:value-type="string" calcext:value-type="string">
            <text:p>obs 334</text:p>
          </table:table-cell>
          <table:table-cell office:value-type="string" calcext:value-type="string">
            <text:p>obs 335</text:p>
          </table:table-cell>
          <table:table-cell office:value-type="string" calcext:value-type="string">
            <text:p>obs 336</text:p>
          </table:table-cell>
          <table:table-cell office:value-type="string" calcext:value-type="string">
            <text:p>obs 337</text:p>
          </table:table-cell>
          <table:table-cell office:value-type="string" calcext:value-type="string">
            <text:p>obs 338</text:p>
          </table:table-cell>
          <table:table-cell office:value-type="string" calcext:value-type="string">
            <text:p>obs 339</text:p>
          </table:table-cell>
          <table:table-cell office:value-type="string" calcext:value-type="string">
            <text:p>obs 340</text:p>
          </table:table-cell>
          <table:table-cell office:value-type="string" calcext:value-type="string">
            <text:p>obs 341</text:p>
          </table:table-cell>
          <table:table-cell office:value-type="string" calcext:value-type="string">
            <text:p>obs 342</text:p>
          </table:table-cell>
          <table:table-cell office:value-type="string" calcext:value-type="string">
            <text:p>obs 343</text:p>
          </table:table-cell>
          <table:table-cell office:value-type="string" calcext:value-type="string">
            <text:p>obs 344</text:p>
          </table:table-cell>
          <table:table-cell office:value-type="string" calcext:value-type="string">
            <text:p>obs 345</text:p>
          </table:table-cell>
          <table:table-cell office:value-type="string" calcext:value-type="string">
            <text:p>obs 346</text:p>
          </table:table-cell>
          <table:table-cell office:value-type="string" calcext:value-type="string">
            <text:p>obs 347</text:p>
          </table:table-cell>
          <table:table-cell office:value-type="string" calcext:value-type="string">
            <text:p>obs 348</text:p>
          </table:table-cell>
          <table:table-cell office:value-type="string" calcext:value-type="string">
            <text:p>obs 349</text:p>
          </table:table-cell>
          <table:table-cell office:value-type="string" calcext:value-type="string">
            <text:p>obs 350</text:p>
          </table:table-cell>
          <table:table-cell office:value-type="string" calcext:value-type="string">
            <text:p>obs 351</text:p>
          </table:table-cell>
          <table:table-cell office:value-type="string" calcext:value-type="string">
            <text:p>obs 352</text:p>
          </table:table-cell>
          <table:table-cell office:value-type="string" calcext:value-type="string">
            <text:p>obs 353</text:p>
          </table:table-cell>
          <table:table-cell office:value-type="string" calcext:value-type="string">
            <text:p>obs 354</text:p>
          </table:table-cell>
          <table:table-cell office:value-type="string" calcext:value-type="string">
            <text:p>obs 355</text:p>
          </table:table-cell>
          <table:table-cell office:value-type="string" calcext:value-type="string">
            <text:p>obs 356</text:p>
          </table:table-cell>
          <table:table-cell office:value-type="string" calcext:value-type="string">
            <text:p>obs 357</text:p>
          </table:table-cell>
          <table:table-cell office:value-type="string" calcext:value-type="string">
            <text:p>obs 358</text:p>
          </table:table-cell>
          <table:table-cell office:value-type="string" calcext:value-type="string">
            <text:p>obs 359</text:p>
          </table:table-cell>
          <table:table-cell office:value-type="string" calcext:value-type="string">
            <text:p>obs 360</text:p>
          </table:table-cell>
          <table:table-cell office:value-type="string" calcext:value-type="string">
            <text:p>obs 361</text:p>
          </table:table-cell>
          <table:table-cell office:value-type="string" calcext:value-type="string">
            <text:p>obs 362</text:p>
          </table:table-cell>
          <table:table-cell office:value-type="string" calcext:value-type="string">
            <text:p>obs 363</text:p>
          </table:table-cell>
          <table:table-cell office:value-type="string" calcext:value-type="string">
            <text:p>obs 364</text:p>
          </table:table-cell>
          <table:table-cell office:value-type="string" calcext:value-type="string">
            <text:p>obs 365</text:p>
          </table:table-cell>
          <table:table-cell office:value-type="string" calcext:value-type="string">
            <text:p>obs 366</text:p>
          </table:table-cell>
          <table:table-cell office:value-type="string" calcext:value-type="string">
            <text:p>obs 367</text:p>
          </table:table-cell>
          <table:table-cell office:value-type="string" calcext:value-type="string">
            <text:p>obs 368</text:p>
          </table:table-cell>
          <table:table-cell office:value-type="string" calcext:value-type="string">
            <text:p>obs 369</text:p>
          </table:table-cell>
          <table:table-cell office:value-type="string" calcext:value-type="string">
            <text:p>obs 370</text:p>
          </table:table-cell>
          <table:table-cell office:value-type="string" calcext:value-type="string">
            <text:p>obs 371</text:p>
          </table:table-cell>
          <table:table-cell office:value-type="string" calcext:value-type="string">
            <text:p>obs 372</text:p>
          </table:table-cell>
          <table:table-cell office:value-type="string" calcext:value-type="string">
            <text:p>obs 373</text:p>
          </table:table-cell>
          <table:table-cell office:value-type="string" calcext:value-type="string">
            <text:p>obs 374</text:p>
          </table:table-cell>
          <table:table-cell office:value-type="string" calcext:value-type="string">
            <text:p>obs 375</text:p>
          </table:table-cell>
          <table:table-cell office:value-type="string" calcext:value-type="string">
            <text:p>obs 376</text:p>
          </table:table-cell>
          <table:table-cell office:value-type="string" calcext:value-type="string">
            <text:p>obs 377</text:p>
          </table:table-cell>
          <table:table-cell office:value-type="string" calcext:value-type="string">
            <text:p>obs 378</text:p>
          </table:table-cell>
          <table:table-cell office:value-type="string" calcext:value-type="string">
            <text:p>obs 379</text:p>
          </table:table-cell>
          <table:table-cell office:value-type="string" calcext:value-type="string">
            <text:p>obs 380</text:p>
          </table:table-cell>
          <table:table-cell office:value-type="string" calcext:value-type="string">
            <text:p>obs 381</text:p>
          </table:table-cell>
          <table:table-cell office:value-type="string" calcext:value-type="string">
            <text:p>obs 382</text:p>
          </table:table-cell>
          <table:table-cell office:value-type="string" calcext:value-type="string">
            <text:p>obs 383</text:p>
          </table:table-cell>
          <table:table-cell office:value-type="string" calcext:value-type="string">
            <text:p>obs 384</text:p>
          </table:table-cell>
          <table:table-cell office:value-type="string" calcext:value-type="string">
            <text:p>obs 385</text:p>
          </table:table-cell>
          <table:table-cell office:value-type="string" calcext:value-type="string">
            <text:p>obs 386</text:p>
          </table:table-cell>
          <table:table-cell office:value-type="string" calcext:value-type="string">
            <text:p>obs 387</text:p>
          </table:table-cell>
          <table:table-cell office:value-type="string" calcext:value-type="string">
            <text:p>obs 388</text:p>
          </table:table-cell>
          <table:table-cell office:value-type="string" calcext:value-type="string">
            <text:p>obs 389</text:p>
          </table:table-cell>
          <table:table-cell office:value-type="string" calcext:value-type="string">
            <text:p>obs 390</text:p>
          </table:table-cell>
          <table:table-cell office:value-type="string" calcext:value-type="string">
            <text:p>obs 391</text:p>
          </table:table-cell>
          <table:table-cell office:value-type="string" calcext:value-type="string">
            <text:p>obs 392</text:p>
          </table:table-cell>
          <table:table-cell office:value-type="string" calcext:value-type="string">
            <text:p>obs 393</text:p>
          </table:table-cell>
          <table:table-cell office:value-type="string" calcext:value-type="string">
            <text:p>obs 394</text:p>
          </table:table-cell>
          <table:table-cell office:value-type="string" calcext:value-type="string">
            <text:p>obs 395</text:p>
          </table:table-cell>
          <table:table-cell office:value-type="string" calcext:value-type="string">
            <text:p>obs 396</text:p>
          </table:table-cell>
          <table:table-cell office:value-type="string" calcext:value-type="string">
            <text:p>obs 397</text:p>
          </table:table-cell>
          <table:table-cell office:value-type="string" calcext:value-type="string">
            <text:p>obs 398</text:p>
          </table:table-cell>
          <table:table-cell office:value-type="string" calcext:value-type="string">
            <text:p>obs 399</text:p>
          </table:table-cell>
          <table:table-cell office:value-type="string" calcext:value-type="string">
            <text:p>obs 400</text:p>
          </table:table-cell>
          <table:table-cell office:value-type="string" calcext:value-type="string">
            <text:p>obs 401</text:p>
          </table:table-cell>
          <table:table-cell office:value-type="string" calcext:value-type="string">
            <text:p>obs 402</text:p>
          </table:table-cell>
          <table:table-cell office:value-type="string" calcext:value-type="string">
            <text:p>obs 403</text:p>
          </table:table-cell>
          <table:table-cell office:value-type="string" calcext:value-type="string">
            <text:p>obs 404</text:p>
          </table:table-cell>
          <table:table-cell office:value-type="string" calcext:value-type="string">
            <text:p>obs 405</text:p>
          </table:table-cell>
          <table:table-cell office:value-type="string" calcext:value-type="string">
            <text:p>obs 406</text:p>
          </table:table-cell>
          <table:table-cell office:value-type="string" calcext:value-type="string">
            <text:p>obs 407</text:p>
          </table:table-cell>
          <table:table-cell office:value-type="string" calcext:value-type="string">
            <text:p>obs 408</text:p>
          </table:table-cell>
          <table:table-cell office:value-type="string" calcext:value-type="string">
            <text:p>obs 409</text:p>
          </table:table-cell>
          <table:table-cell office:value-type="string" calcext:value-type="string">
            <text:p>obs 410</text:p>
          </table:table-cell>
          <table:table-cell office:value-type="string" calcext:value-type="string">
            <text:p>obs 411</text:p>
          </table:table-cell>
          <table:table-cell office:value-type="string" calcext:value-type="string">
            <text:p>obs 412</text:p>
          </table:table-cell>
          <table:table-cell office:value-type="string" calcext:value-type="string">
            <text:p>obs 413</text:p>
          </table:table-cell>
          <table:table-cell office:value-type="string" calcext:value-type="string">
            <text:p>obs 414</text:p>
          </table:table-cell>
          <table:table-cell office:value-type="string" calcext:value-type="string">
            <text:p>obs 415</text:p>
          </table:table-cell>
          <table:table-cell office:value-type="string" calcext:value-type="string">
            <text:p>obs 416</text:p>
          </table:table-cell>
          <table:table-cell office:value-type="string" calcext:value-type="string">
            <text:p>obs 417</text:p>
          </table:table-cell>
          <table:table-cell office:value-type="string" calcext:value-type="string">
            <text:p>obs 418</text:p>
          </table:table-cell>
          <table:table-cell office:value-type="string" calcext:value-type="string">
            <text:p>obs 419</text:p>
          </table:table-cell>
          <table:table-cell office:value-type="string" calcext:value-type="string">
            <text:p>obs 420</text:p>
          </table:table-cell>
          <table:table-cell office:value-type="string" calcext:value-type="string">
            <text:p>obs 421</text:p>
          </table:table-cell>
          <table:table-cell office:value-type="string" calcext:value-type="string">
            <text:p>obs 422</text:p>
          </table:table-cell>
          <table:table-cell office:value-type="string" calcext:value-type="string">
            <text:p>obs 423</text:p>
          </table:table-cell>
          <table:table-cell office:value-type="string" calcext:value-type="string">
            <text:p>obs 424</text:p>
          </table:table-cell>
          <table:table-cell office:value-type="string" calcext:value-type="string">
            <text:p>obs 425</text:p>
          </table:table-cell>
          <table:table-cell office:value-type="string" calcext:value-type="string">
            <text:p>obs 426</text:p>
          </table:table-cell>
          <table:table-cell office:value-type="string" calcext:value-type="string">
            <text:p>obs 427</text:p>
          </table:table-cell>
          <table:table-cell office:value-type="string" calcext:value-type="string">
            <text:p>obs 428</text:p>
          </table:table-cell>
          <table:table-cell office:value-type="string" calcext:value-type="string">
            <text:p>obs 429</text:p>
          </table:table-cell>
          <table:table-cell office:value-type="string" calcext:value-type="string">
            <text:p>obs 430</text:p>
          </table:table-cell>
          <table:table-cell office:value-type="string" calcext:value-type="string">
            <text:p>obs 431</text:p>
          </table:table-cell>
          <table:table-cell office:value-type="string" calcext:value-type="string">
            <text:p>obs 432</text:p>
          </table:table-cell>
          <table:table-cell office:value-type="string" calcext:value-type="string">
            <text:p>obs 433</text:p>
          </table:table-cell>
          <table:table-cell office:value-type="string" calcext:value-type="string">
            <text:p>obs 434</text:p>
          </table:table-cell>
          <table:table-cell office:value-type="string" calcext:value-type="string">
            <text:p>obs 435</text:p>
          </table:table-cell>
          <table:table-cell office:value-type="string" calcext:value-type="string">
            <text:p>obs 436</text:p>
          </table:table-cell>
          <table:table-cell office:value-type="string" calcext:value-type="string">
            <text:p>obs 437</text:p>
          </table:table-cell>
          <table:table-cell office:value-type="string" calcext:value-type="string">
            <text:p>obs 438</text:p>
          </table:table-cell>
          <table:table-cell office:value-type="string" calcext:value-type="string">
            <text:p>obs 439</text:p>
          </table:table-cell>
          <table:table-cell office:value-type="string" calcext:value-type="string">
            <text:p>obs 440</text:p>
          </table:table-cell>
          <table:table-cell office:value-type="string" calcext:value-type="string">
            <text:p>obs 441</text:p>
          </table:table-cell>
          <table:table-cell office:value-type="string" calcext:value-type="string">
            <text:p>obs 442</text:p>
          </table:table-cell>
          <table:table-cell office:value-type="string" calcext:value-type="string">
            <text:p>obs 443</text:p>
          </table:table-cell>
          <table:table-cell office:value-type="string" calcext:value-type="string">
            <text:p>obs 444</text:p>
          </table:table-cell>
          <table:table-cell office:value-type="string" calcext:value-type="string">
            <text:p>obs 445</text:p>
          </table:table-cell>
          <table:table-cell office:value-type="string" calcext:value-type="string">
            <text:p>obs 446</text:p>
          </table:table-cell>
          <table:table-cell office:value-type="string" calcext:value-type="string">
            <text:p>obs 447</text:p>
          </table:table-cell>
          <table:table-cell office:value-type="string" calcext:value-type="string">
            <text:p>obs 448</text:p>
          </table:table-cell>
          <table:table-cell office:value-type="string" calcext:value-type="string">
            <text:p>obs 449</text:p>
          </table:table-cell>
          <table:table-cell office:value-type="string" calcext:value-type="string">
            <text:p>obs 450</text:p>
          </table:table-cell>
          <table:table-cell office:value-type="string" calcext:value-type="string">
            <text:p>obs 451</text:p>
          </table:table-cell>
          <table:table-cell office:value-type="string" calcext:value-type="string">
            <text:p>obs 452</text:p>
          </table:table-cell>
          <table:table-cell office:value-type="string" calcext:value-type="string">
            <text:p>obs 453</text:p>
          </table:table-cell>
          <table:table-cell office:value-type="string" calcext:value-type="string">
            <text:p>obs 454</text:p>
          </table:table-cell>
          <table:table-cell office:value-type="string" calcext:value-type="string">
            <text:p>obs 455</text:p>
          </table:table-cell>
          <table:table-cell office:value-type="string" calcext:value-type="string">
            <text:p>obs 456</text:p>
          </table:table-cell>
          <table:table-cell office:value-type="string" calcext:value-type="string">
            <text:p>obs 457</text:p>
          </table:table-cell>
          <table:table-cell office:value-type="string" calcext:value-type="string">
            <text:p>obs 458</text:p>
          </table:table-cell>
          <table:table-cell office:value-type="string" calcext:value-type="string">
            <text:p>obs 459</text:p>
          </table:table-cell>
          <table:table-cell office:value-type="string" calcext:value-type="string">
            <text:p>obs 460</text:p>
          </table:table-cell>
          <table:table-cell office:value-type="string" calcext:value-type="string">
            <text:p>obs 461</text:p>
          </table:table-cell>
          <table:table-cell office:value-type="string" calcext:value-type="string">
            <text:p>obs 462</text:p>
          </table:table-cell>
          <table:table-cell office:value-type="string" calcext:value-type="string">
            <text:p>obs 463</text:p>
          </table:table-cell>
          <table:table-cell office:value-type="string" calcext:value-type="string">
            <text:p>obs 464</text:p>
          </table:table-cell>
          <table:table-cell office:value-type="string" calcext:value-type="string">
            <text:p>obs 465</text:p>
          </table:table-cell>
          <table:table-cell office:value-type="string" calcext:value-type="string">
            <text:p>obs 466</text:p>
          </table:table-cell>
          <table:table-cell office:value-type="string" calcext:value-type="string">
            <text:p>obs 467</text:p>
          </table:table-cell>
          <table:table-cell office:value-type="string" calcext:value-type="string">
            <text:p>obs 468</text:p>
          </table:table-cell>
          <table:table-cell office:value-type="string" calcext:value-type="string">
            <text:p>obs 469</text:p>
          </table:table-cell>
          <table:table-cell office:value-type="string" calcext:value-type="string">
            <text:p>obs 470</text:p>
          </table:table-cell>
          <table:table-cell office:value-type="string" calcext:value-type="string">
            <text:p>obs 471</text:p>
          </table:table-cell>
          <table:table-cell office:value-type="string" calcext:value-type="string">
            <text:p>obs 472</text:p>
          </table:table-cell>
          <table:table-cell office:value-type="string" calcext:value-type="string">
            <text:p>obs 473</text:p>
          </table:table-cell>
          <table:table-cell office:value-type="string" calcext:value-type="string">
            <text:p>obs 474</text:p>
          </table:table-cell>
          <table:table-cell office:value-type="string" calcext:value-type="string">
            <text:p>obs 475</text:p>
          </table:table-cell>
          <table:table-cell office:value-type="string" calcext:value-type="string">
            <text:p>obs 476</text:p>
          </table:table-cell>
          <table:table-cell office:value-type="string" calcext:value-type="string">
            <text:p>obs 477</text:p>
          </table:table-cell>
          <table:table-cell office:value-type="string" calcext:value-type="string">
            <text:p>obs 478</text:p>
          </table:table-cell>
          <table:table-cell office:value-type="string" calcext:value-type="string">
            <text:p>obs 479</text:p>
          </table:table-cell>
          <table:table-cell office:value-type="string" calcext:value-type="string">
            <text:p>obs 480</text:p>
          </table:table-cell>
          <table:table-cell office:value-type="string" calcext:value-type="string">
            <text:p>obs 481</text:p>
          </table:table-cell>
          <table:table-cell office:value-type="string" calcext:value-type="string">
            <text:p>obs 482</text:p>
          </table:table-cell>
          <table:table-cell office:value-type="string" calcext:value-type="string">
            <text:p>obs 483</text:p>
          </table:table-cell>
          <table:table-cell office:value-type="string" calcext:value-type="string">
            <text:p>obs 484</text:p>
          </table:table-cell>
          <table:table-cell office:value-type="string" calcext:value-type="string">
            <text:p>obs 485</text:p>
          </table:table-cell>
          <table:table-cell office:value-type="string" calcext:value-type="string">
            <text:p>obs 486</text:p>
          </table:table-cell>
          <table:table-cell office:value-type="string" calcext:value-type="string">
            <text:p>obs 487</text:p>
          </table:table-cell>
          <table:table-cell office:value-type="string" calcext:value-type="string">
            <text:p>obs 488</text:p>
          </table:table-cell>
          <table:table-cell office:value-type="string" calcext:value-type="string">
            <text:p>obs 489</text:p>
          </table:table-cell>
          <table:table-cell office:value-type="string" calcext:value-type="string">
            <text:p>obs 490</text:p>
          </table:table-cell>
          <table:table-cell office:value-type="string" calcext:value-type="string">
            <text:p>obs 491</text:p>
          </table:table-cell>
          <table:table-cell office:value-type="string" calcext:value-type="string">
            <text:p>obs 492</text:p>
          </table:table-cell>
          <table:table-cell office:value-type="string" calcext:value-type="string">
            <text:p>obs 493</text:p>
          </table:table-cell>
          <table:table-cell office:value-type="string" calcext:value-type="string">
            <text:p>obs 494</text:p>
          </table:table-cell>
          <table:table-cell office:value-type="string" calcext:value-type="string">
            <text:p>obs 495</text:p>
          </table:table-cell>
          <table:table-cell office:value-type="string" calcext:value-type="string">
            <text:p>obs 496</text:p>
          </table:table-cell>
          <table:table-cell office:value-type="string" calcext:value-type="string">
            <text:p>obs 497</text:p>
          </table:table-cell>
          <table:table-cell office:value-type="string" calcext:value-type="string">
            <text:p>obs 498</text:p>
          </table:table-cell>
          <table:table-cell office:value-type="string" calcext:value-type="string">
            <text:p>obs 499</text:p>
          </table:table-cell>
          <table:table-cell office:value-type="string" calcext:value-type="string">
            <text:p>obs 500</text:p>
          </table:table-cell>
          <table:table-cell office:value-type="string" calcext:value-type="string">
            <text:p>obs 501</text:p>
          </table:table-cell>
          <table:table-cell office:value-type="string" calcext:value-type="string">
            <text:p>obs 502</text:p>
          </table:table-cell>
          <table:table-cell office:value-type="string" calcext:value-type="string">
            <text:p>obs 503</text:p>
          </table:table-cell>
          <table:table-cell office:value-type="string" calcext:value-type="string">
            <text:p>obs 504</text:p>
          </table:table-cell>
          <table:table-cell office:value-type="string" calcext:value-type="string">
            <text:p>obs 505</text:p>
          </table:table-cell>
          <table:table-cell office:value-type="string" calcext:value-type="string">
            <text:p>obs 506</text:p>
          </table:table-cell>
          <table:table-cell office:value-type="string" calcext:value-type="string">
            <text:p>obs 507</text:p>
          </table:table-cell>
          <table:table-cell office:value-type="string" calcext:value-type="string">
            <text:p>obs 508</text:p>
          </table:table-cell>
          <table:table-cell office:value-type="string" calcext:value-type="string">
            <text:p>obs 509</text:p>
          </table:table-cell>
          <table:table-cell office:value-type="string" calcext:value-type="string">
            <text:p>obs 510</text:p>
          </table:table-cell>
          <table:table-cell office:value-type="string" calcext:value-type="string">
            <text:p>obs 511</text:p>
          </table:table-cell>
          <table:table-cell office:value-type="string" calcext:value-type="string">
            <text:p>obs 512</text:p>
          </table:table-cell>
          <table:table-cell office:value-type="string" calcext:value-type="string">
            <text:p>obs 513</text:p>
          </table:table-cell>
          <table:table-cell office:value-type="string" calcext:value-type="string">
            <text:p>obs 514</text:p>
          </table:table-cell>
          <table:table-cell office:value-type="string" calcext:value-type="string">
            <text:p>obs 515</text:p>
          </table:table-cell>
          <table:table-cell office:value-type="string" calcext:value-type="string">
            <text:p>obs 516</text:p>
          </table:table-cell>
          <table:table-cell office:value-type="string" calcext:value-type="string">
            <text:p>obs 517</text:p>
          </table:table-cell>
          <table:table-cell office:value-type="string" calcext:value-type="string">
            <text:p>obs 518</text:p>
          </table:table-cell>
          <table:table-cell office:value-type="string" calcext:value-type="string">
            <text:p>obs 519</text:p>
          </table:table-cell>
          <table:table-cell office:value-type="string" calcext:value-type="string">
            <text:p>obs 520</text:p>
          </table:table-cell>
          <table:table-cell office:value-type="string" calcext:value-type="string">
            <text:p>obs 521</text:p>
          </table:table-cell>
          <table:table-cell office:value-type="string" calcext:value-type="string">
            <text:p>obs 522</text:p>
          </table:table-cell>
          <table:table-cell office:value-type="string" calcext:value-type="string">
            <text:p>obs 523</text:p>
          </table:table-cell>
          <table:table-cell office:value-type="string" calcext:value-type="string">
            <text:p>obs 524</text:p>
          </table:table-cell>
          <table:table-cell office:value-type="string" calcext:value-type="string">
            <text:p>obs 525</text:p>
          </table:table-cell>
          <table:table-cell office:value-type="string" calcext:value-type="string">
            <text:p>obs 526</text:p>
          </table:table-cell>
          <table:table-cell office:value-type="string" calcext:value-type="string">
            <text:p>obs 527</text:p>
          </table:table-cell>
          <table:table-cell office:value-type="string" calcext:value-type="string">
            <text:p>obs 528</text:p>
          </table:table-cell>
          <table:table-cell office:value-type="string" calcext:value-type="string">
            <text:p>obs 529</text:p>
          </table:table-cell>
          <table:table-cell office:value-type="string" calcext:value-type="string">
            <text:p>obs 530</text:p>
          </table:table-cell>
          <table:table-cell office:value-type="string" calcext:value-type="string">
            <text:p>obs 531</text:p>
          </table:table-cell>
          <table:table-cell office:value-type="string" calcext:value-type="string">
            <text:p>obs 532</text:p>
          </table:table-cell>
          <table:table-cell office:value-type="string" calcext:value-type="string">
            <text:p>obs 533</text:p>
          </table:table-cell>
          <table:table-cell office:value-type="string" calcext:value-type="string">
            <text:p>obs 534</text:p>
          </table:table-cell>
          <table:table-cell office:value-type="string" calcext:value-type="string">
            <text:p>obs 535</text:p>
          </table:table-cell>
          <table:table-cell office:value-type="string" calcext:value-type="string">
            <text:p>obs 536</text:p>
          </table:table-cell>
          <table:table-cell office:value-type="string" calcext:value-type="string">
            <text:p>obs 537</text:p>
          </table:table-cell>
          <table:table-cell office:value-type="string" calcext:value-type="string">
            <text:p>obs 538</text:p>
          </table:table-cell>
          <table:table-cell office:value-type="string" calcext:value-type="string">
            <text:p>obs 539</text:p>
          </table:table-cell>
          <table:table-cell office:value-type="string" calcext:value-type="string">
            <text:p>obs 540</text:p>
          </table:table-cell>
          <table:table-cell office:value-type="string" calcext:value-type="string">
            <text:p>obs 541</text:p>
          </table:table-cell>
          <table:table-cell office:value-type="string" calcext:value-type="string">
            <text:p>obs 542</text:p>
          </table:table-cell>
          <table:table-cell office:value-type="string" calcext:value-type="string">
            <text:p>obs 543</text:p>
          </table:table-cell>
          <table:table-cell office:value-type="string" calcext:value-type="string">
            <text:p>obs 544</text:p>
          </table:table-cell>
          <table:table-cell office:value-type="string" calcext:value-type="string">
            <text:p>obs 545</text:p>
          </table:table-cell>
          <table:table-cell office:value-type="string" calcext:value-type="string">
            <text:p>obs 546</text:p>
          </table:table-cell>
          <table:table-cell office:value-type="string" calcext:value-type="string">
            <text:p>obs 547</text:p>
          </table:table-cell>
          <table:table-cell office:value-type="string" calcext:value-type="string">
            <text:p>obs 548</text:p>
          </table:table-cell>
          <table:table-cell office:value-type="string" calcext:value-type="string">
            <text:p>obs 549</text:p>
          </table:table-cell>
          <table:table-cell office:value-type="string" calcext:value-type="string">
            <text:p>obs 550</text:p>
          </table:table-cell>
          <table:table-cell office:value-type="string" calcext:value-type="string">
            <text:p>obs 551</text:p>
          </table:table-cell>
          <table:table-cell office:value-type="string" calcext:value-type="string">
            <text:p>obs 552</text:p>
          </table:table-cell>
          <table:table-cell office:value-type="string" calcext:value-type="string">
            <text:p>obs 553</text:p>
          </table:table-cell>
          <table:table-cell office:value-type="string" calcext:value-type="string">
            <text:p>obs 554</text:p>
          </table:table-cell>
          <table:table-cell office:value-type="string" calcext:value-type="string">
            <text:p>obs 555</text:p>
          </table:table-cell>
          <table:table-cell office:value-type="string" calcext:value-type="string">
            <text:p>obs 556</text:p>
          </table:table-cell>
          <table:table-cell office:value-type="string" calcext:value-type="string">
            <text:p>obs 557</text:p>
          </table:table-cell>
          <table:table-cell office:value-type="string" calcext:value-type="string">
            <text:p>obs 558</text:p>
          </table:table-cell>
          <table:table-cell office:value-type="string" calcext:value-type="string">
            <text:p>obs 559</text:p>
          </table:table-cell>
          <table:table-cell office:value-type="string" calcext:value-type="string">
            <text:p>obs 560</text:p>
          </table:table-cell>
          <table:table-cell office:value-type="string" calcext:value-type="string">
            <text:p>obs 561</text:p>
          </table:table-cell>
          <table:table-cell office:value-type="string" calcext:value-type="string">
            <text:p>obs 562</text:p>
          </table:table-cell>
          <table:table-cell office:value-type="string" calcext:value-type="string">
            <text:p>obs 563</text:p>
          </table:table-cell>
          <table:table-cell office:value-type="string" calcext:value-type="string">
            <text:p>obs 564</text:p>
          </table:table-cell>
          <table:table-cell office:value-type="string" calcext:value-type="string">
            <text:p>obs 565</text:p>
          </table:table-cell>
          <table:table-cell office:value-type="string" calcext:value-type="string">
            <text:p>obs 566</text:p>
          </table:table-cell>
          <table:table-cell office:value-type="string" calcext:value-type="string">
            <text:p>obs 567</text:p>
          </table:table-cell>
          <table:table-cell office:value-type="string" calcext:value-type="string">
            <text:p>obs 568</text:p>
          </table:table-cell>
          <table:table-cell office:value-type="string" calcext:value-type="string">
            <text:p>obs 569</text:p>
          </table:table-cell>
          <table:table-cell office:value-type="string" calcext:value-type="string">
            <text:p>obs 570</text:p>
          </table:table-cell>
          <table:table-cell office:value-type="string" calcext:value-type="string">
            <text:p>obs 571</text:p>
          </table:table-cell>
          <table:table-cell office:value-type="string" calcext:value-type="string">
            <text:p>obs 572</text:p>
          </table:table-cell>
          <table:table-cell office:value-type="string" calcext:value-type="string">
            <text:p>obs 573</text:p>
          </table:table-cell>
          <table:table-cell office:value-type="string" calcext:value-type="string">
            <text:p>obs 574</text:p>
          </table:table-cell>
          <table:table-cell office:value-type="string" calcext:value-type="string">
            <text:p>obs 575</text:p>
          </table:table-cell>
          <table:table-cell office:value-type="string" calcext:value-type="string">
            <text:p>obs 576</text:p>
          </table:table-cell>
          <table:table-cell office:value-type="string" calcext:value-type="string">
            <text:p>obs 577</text:p>
          </table:table-cell>
          <table:table-cell office:value-type="string" calcext:value-type="string">
            <text:p>obs 578</text:p>
          </table:table-cell>
          <table:table-cell office:value-type="string" calcext:value-type="string">
            <text:p>obs 579</text:p>
          </table:table-cell>
          <table:table-cell office:value-type="string" calcext:value-type="string">
            <text:p>obs 580</text:p>
          </table:table-cell>
          <table:table-cell office:value-type="string" calcext:value-type="string">
            <text:p>obs 581</text:p>
          </table:table-cell>
          <table:table-cell office:value-type="string" calcext:value-type="string">
            <text:p>obs 582</text:p>
          </table:table-cell>
          <table:table-cell office:value-type="string" calcext:value-type="string">
            <text:p>obs 583</text:p>
          </table:table-cell>
          <table:table-cell office:value-type="string" calcext:value-type="string">
            <text:p>obs 584</text:p>
          </table:table-cell>
          <table:table-cell office:value-type="string" calcext:value-type="string">
            <text:p>obs 585</text:p>
          </table:table-cell>
          <table:table-cell office:value-type="string" calcext:value-type="string">
            <text:p>obs 586</text:p>
          </table:table-cell>
          <table:table-cell office:value-type="string" calcext:value-type="string">
            <text:p>obs 587</text:p>
          </table:table-cell>
          <table:table-cell office:value-type="string" calcext:value-type="string">
            <text:p>obs 588</text:p>
          </table:table-cell>
          <table:table-cell office:value-type="string" calcext:value-type="string">
            <text:p>obs 589</text:p>
          </table:table-cell>
          <table:table-cell office:value-type="string" calcext:value-type="string">
            <text:p>obs 590</text:p>
          </table:table-cell>
          <table:table-cell office:value-type="string" calcext:value-type="string">
            <text:p>obs 591</text:p>
          </table:table-cell>
          <table:table-cell office:value-type="string" calcext:value-type="string">
            <text:p>obs 592</text:p>
          </table:table-cell>
          <table:table-cell office:value-type="string" calcext:value-type="string">
            <text:p>obs 593</text:p>
          </table:table-cell>
          <table:table-cell office:value-type="string" calcext:value-type="string">
            <text:p>obs 594</text:p>
          </table:table-cell>
          <table:table-cell office:value-type="string" calcext:value-type="string">
            <text:p>obs 595</text:p>
          </table:table-cell>
          <table:table-cell office:value-type="string" calcext:value-type="string">
            <text:p>obs 596</text:p>
          </table:table-cell>
          <table:table-cell office:value-type="string" calcext:value-type="string">
            <text:p>obs 597</text:p>
          </table:table-cell>
          <table:table-cell office:value-type="string" calcext:value-type="string">
            <text:p>obs 598</text:p>
          </table:table-cell>
          <table:table-cell office:value-type="string" calcext:value-type="string">
            <text:p>obs 599</text:p>
          </table:table-cell>
          <table:table-cell office:value-type="string" calcext:value-type="string">
            <text:p>obs 600</text:p>
          </table:table-cell>
          <table:table-cell office:value-type="string" calcext:value-type="string">
            <text:p>obs 601</text:p>
          </table:table-cell>
          <table:table-cell office:value-type="string" calcext:value-type="string">
            <text:p>obs 602</text:p>
          </table:table-cell>
          <table:table-cell office:value-type="string" calcext:value-type="string">
            <text:p>obs 603</text:p>
          </table:table-cell>
          <table:table-cell office:value-type="string" calcext:value-type="string">
            <text:p>obs 604</text:p>
          </table:table-cell>
          <table:table-cell office:value-type="string" calcext:value-type="string">
            <text:p>obs 605</text:p>
          </table:table-cell>
          <table:table-cell office:value-type="string" calcext:value-type="string">
            <text:p>obs 606</text:p>
          </table:table-cell>
          <table:table-cell office:value-type="string" calcext:value-type="string">
            <text:p>obs 607</text:p>
          </table:table-cell>
          <table:table-cell office:value-type="string" calcext:value-type="string">
            <text:p>obs 608</text:p>
          </table:table-cell>
          <table:table-cell office:value-type="string" calcext:value-type="string">
            <text:p>obs 609</text:p>
          </table:table-cell>
          <table:table-cell office:value-type="string" calcext:value-type="string">
            <text:p>obs 610</text:p>
          </table:table-cell>
          <table:table-cell office:value-type="string" calcext:value-type="string">
            <text:p>obs 611</text:p>
          </table:table-cell>
          <table:table-cell office:value-type="string" calcext:value-type="string">
            <text:p>obs 612</text:p>
          </table:table-cell>
          <table:table-cell office:value-type="string" calcext:value-type="string">
            <text:p>obs 613</text:p>
          </table:table-cell>
          <table:table-cell office:value-type="string" calcext:value-type="string">
            <text:p>obs 614</text:p>
          </table:table-cell>
          <table:table-cell office:value-type="string" calcext:value-type="string">
            <text:p>obs 615</text:p>
          </table:table-cell>
          <table:table-cell office:value-type="string" calcext:value-type="string">
            <text:p>obs 616</text:p>
          </table:table-cell>
          <table:table-cell office:value-type="string" calcext:value-type="string">
            <text:p>obs 617</text:p>
          </table:table-cell>
          <table:table-cell office:value-type="string" calcext:value-type="string">
            <text:p>obs 618</text:p>
          </table:table-cell>
          <table:table-cell office:value-type="string" calcext:value-type="string">
            <text:p>obs 619</text:p>
          </table:table-cell>
          <table:table-cell office:value-type="string" calcext:value-type="string">
            <text:p>obs 620</text:p>
          </table:table-cell>
          <table:table-cell office:value-type="string" calcext:value-type="string">
            <text:p>obs 621</text:p>
          </table:table-cell>
          <table:table-cell office:value-type="string" calcext:value-type="string">
            <text:p>obs 622</text:p>
          </table:table-cell>
          <table:table-cell office:value-type="string" calcext:value-type="string">
            <text:p>obs 623</text:p>
          </table:table-cell>
          <table:table-cell office:value-type="string" calcext:value-type="string">
            <text:p>obs 624</text:p>
          </table:table-cell>
          <table:table-cell office:value-type="string" calcext:value-type="string">
            <text:p>obs 625</text:p>
          </table:table-cell>
          <table:table-cell office:value-type="string" calcext:value-type="string">
            <text:p>obs 626</text:p>
          </table:table-cell>
          <table:table-cell office:value-type="string" calcext:value-type="string">
            <text:p>obs 627</text:p>
          </table:table-cell>
          <table:table-cell office:value-type="string" calcext:value-type="string">
            <text:p>obs 628</text:p>
          </table:table-cell>
          <table:table-cell office:value-type="string" calcext:value-type="string">
            <text:p>obs 629</text:p>
          </table:table-cell>
          <table:table-cell office:value-type="string" calcext:value-type="string">
            <text:p>obs 630</text:p>
          </table:table-cell>
          <table:table-cell office:value-type="string" calcext:value-type="string">
            <text:p>obs 631</text:p>
          </table:table-cell>
          <table:table-cell office:value-type="string" calcext:value-type="string">
            <text:p>obs 632</text:p>
          </table:table-cell>
          <table:table-cell office:value-type="string" calcext:value-type="string">
            <text:p>obs 633</text:p>
          </table:table-cell>
          <table:table-cell office:value-type="string" calcext:value-type="string">
            <text:p>obs 634</text:p>
          </table:table-cell>
          <table:table-cell office:value-type="string" calcext:value-type="string">
            <text:p>obs 635</text:p>
          </table:table-cell>
          <table:table-cell office:value-type="string" calcext:value-type="string">
            <text:p>obs 636</text:p>
          </table:table-cell>
          <table:table-cell office:value-type="string" calcext:value-type="string">
            <text:p>obs 637</text:p>
          </table:table-cell>
          <table:table-cell office:value-type="string" calcext:value-type="string">
            <text:p>obs 638</text:p>
          </table:table-cell>
          <table:table-cell office:value-type="string" calcext:value-type="string">
            <text:p>obs 639</text:p>
          </table:table-cell>
          <table:table-cell office:value-type="string" calcext:value-type="string">
            <text:p>obs 640</text:p>
          </table:table-cell>
          <table:table-cell office:value-type="string" calcext:value-type="string">
            <text:p>obs 641</text:p>
          </table:table-cell>
          <table:table-cell office:value-type="string" calcext:value-type="string">
            <text:p>obs 642</text:p>
          </table:table-cell>
          <table:table-cell office:value-type="string" calcext:value-type="string">
            <text:p>obs 643</text:p>
          </table:table-cell>
          <table:table-cell office:value-type="string" calcext:value-type="string">
            <text:p>obs 644</text:p>
          </table:table-cell>
          <table:table-cell office:value-type="string" calcext:value-type="string">
            <text:p>obs 645</text:p>
          </table:table-cell>
          <table:table-cell office:value-type="string" calcext:value-type="string">
            <text:p>obs 646</text:p>
          </table:table-cell>
          <table:table-cell office:value-type="string" calcext:value-type="string">
            <text:p>obs 647</text:p>
          </table:table-cell>
          <table:table-cell office:value-type="string" calcext:value-type="string">
            <text:p>obs 648</text:p>
          </table:table-cell>
          <table:table-cell office:value-type="string" calcext:value-type="string">
            <text:p>obs 649</text:p>
          </table:table-cell>
          <table:table-cell office:value-type="string" calcext:value-type="string">
            <text:p>obs 650</text:p>
          </table:table-cell>
          <table:table-cell office:value-type="string" calcext:value-type="string">
            <text:p>obs 651</text:p>
          </table:table-cell>
          <table:table-cell office:value-type="string" calcext:value-type="string">
            <text:p>obs 652</text:p>
          </table:table-cell>
          <table:table-cell office:value-type="string" calcext:value-type="string">
            <text:p>obs 653</text:p>
          </table:table-cell>
          <table:table-cell office:value-type="string" calcext:value-type="string">
            <text:p>obs 654</text:p>
          </table:table-cell>
          <table:table-cell office:value-type="string" calcext:value-type="string">
            <text:p>obs 655</text:p>
          </table:table-cell>
          <table:table-cell office:value-type="string" calcext:value-type="string">
            <text:p>obs 656</text:p>
          </table:table-cell>
          <table:table-cell office:value-type="string" calcext:value-type="string">
            <text:p>obs 657</text:p>
          </table:table-cell>
          <table:table-cell office:value-type="string" calcext:value-type="string">
            <text:p>obs 658</text:p>
          </table:table-cell>
          <table:table-cell office:value-type="string" calcext:value-type="string">
            <text:p>obs 659</text:p>
          </table:table-cell>
          <table:table-cell office:value-type="string" calcext:value-type="string">
            <text:p>obs 660</text:p>
          </table:table-cell>
          <table:table-cell office:value-type="string" calcext:value-type="string">
            <text:p>obs 661</text:p>
          </table:table-cell>
          <table:table-cell office:value-type="string" calcext:value-type="string">
            <text:p>obs 662</text:p>
          </table:table-cell>
          <table:table-cell office:value-type="string" calcext:value-type="string">
            <text:p>obs 663</text:p>
          </table:table-cell>
          <table:table-cell office:value-type="string" calcext:value-type="string">
            <text:p>obs 664</text:p>
          </table:table-cell>
          <table:table-cell office:value-type="string" calcext:value-type="string">
            <text:p>obs 665</text:p>
          </table:table-cell>
          <table:table-cell office:value-type="string" calcext:value-type="string">
            <text:p>obs 666</text:p>
          </table:table-cell>
          <table:table-cell office:value-type="string" calcext:value-type="string">
            <text:p>obs 667</text:p>
          </table:table-cell>
          <table:table-cell office:value-type="string" calcext:value-type="string">
            <text:p>obs 668</text:p>
          </table:table-cell>
          <table:table-cell office:value-type="string" calcext:value-type="string">
            <text:p>obs 669</text:p>
          </table:table-cell>
          <table:table-cell office:value-type="string" calcext:value-type="string">
            <text:p>obs 670</text:p>
          </table:table-cell>
          <table:table-cell office:value-type="string" calcext:value-type="string">
            <text:p>obs 671</text:p>
          </table:table-cell>
          <table:table-cell office:value-type="string" calcext:value-type="string">
            <text:p>obs 672</text:p>
          </table:table-cell>
          <table:table-cell office:value-type="string" calcext:value-type="string">
            <text:p>obs 673</text:p>
          </table:table-cell>
          <table:table-cell office:value-type="string" calcext:value-type="string">
            <text:p>obs 674</text:p>
          </table:table-cell>
          <table:table-cell office:value-type="string" calcext:value-type="string">
            <text:p>obs 675</text:p>
          </table:table-cell>
          <table:table-cell office:value-type="string" calcext:value-type="string">
            <text:p>obs 676</text:p>
          </table:table-cell>
          <table:table-cell office:value-type="string" calcext:value-type="string">
            <text:p>obs 677</text:p>
          </table:table-cell>
          <table:table-cell office:value-type="string" calcext:value-type="string">
            <text:p>obs 678</text:p>
          </table:table-cell>
          <table:table-cell office:value-type="string" calcext:value-type="string">
            <text:p>obs 679</text:p>
          </table:table-cell>
          <table:table-cell office:value-type="string" calcext:value-type="string">
            <text:p>obs 680</text:p>
          </table:table-cell>
          <table:table-cell office:value-type="string" calcext:value-type="string">
            <text:p>obs 681</text:p>
          </table:table-cell>
          <table:table-cell office:value-type="string" calcext:value-type="string">
            <text:p>obs 682</text:p>
          </table:table-cell>
          <table:table-cell office:value-type="string" calcext:value-type="string">
            <text:p>obs 683</text:p>
          </table:table-cell>
          <table:table-cell office:value-type="string" calcext:value-type="string">
            <text:p>obs 684</text:p>
          </table:table-cell>
          <table:table-cell office:value-type="string" calcext:value-type="string">
            <text:p>obs 685</text:p>
          </table:table-cell>
          <table:table-cell office:value-type="string" calcext:value-type="string">
            <text:p>obs 686</text:p>
          </table:table-cell>
          <table:table-cell office:value-type="string" calcext:value-type="string">
            <text:p>obs 687</text:p>
          </table:table-cell>
          <table:table-cell office:value-type="string" calcext:value-type="string">
            <text:p>obs 688</text:p>
          </table:table-cell>
          <table:table-cell office:value-type="string" calcext:value-type="string">
            <text:p>obs 689</text:p>
          </table:table-cell>
          <table:table-cell office:value-type="string" calcext:value-type="string">
            <text:p>obs 690</text:p>
          </table:table-cell>
          <table:table-cell office:value-type="string" calcext:value-type="string">
            <text:p>obs 691</text:p>
          </table:table-cell>
          <table:table-cell office:value-type="string" calcext:value-type="string">
            <text:p>obs 692</text:p>
          </table:table-cell>
          <table:table-cell office:value-type="string" calcext:value-type="string">
            <text:p>obs 693</text:p>
          </table:table-cell>
          <table:table-cell office:value-type="string" calcext:value-type="string">
            <text:p>obs 694</text:p>
          </table:table-cell>
          <table:table-cell office:value-type="string" calcext:value-type="string">
            <text:p>obs 695</text:p>
          </table:table-cell>
          <table:table-cell office:value-type="string" calcext:value-type="string">
            <text:p>obs 696</text:p>
          </table:table-cell>
          <table:table-cell office:value-type="string" calcext:value-type="string">
            <text:p>obs 697</text:p>
          </table:table-cell>
          <table:table-cell office:value-type="string" calcext:value-type="string">
            <text:p>obs 698</text:p>
          </table:table-cell>
          <table:table-cell office:value-type="string" calcext:value-type="string">
            <text:p>obs 699</text:p>
          </table:table-cell>
          <table:table-cell office:value-type="string" calcext:value-type="string">
            <text:p>obs 700</text:p>
          </table:table-cell>
          <table:table-cell office:value-type="string" calcext:value-type="string">
            <text:p>obs 701</text:p>
          </table:table-cell>
          <table:table-cell office:value-type="string" calcext:value-type="string">
            <text:p>obs 702</text:p>
          </table:table-cell>
          <table:table-cell office:value-type="string" calcext:value-type="string">
            <text:p>obs 703</text:p>
          </table:table-cell>
          <table:table-cell office:value-type="string" calcext:value-type="string">
            <text:p>obs 704</text:p>
          </table:table-cell>
          <table:table-cell office:value-type="string" calcext:value-type="string">
            <text:p>obs 705</text:p>
          </table:table-cell>
          <table:table-cell office:value-type="string" calcext:value-type="string">
            <text:p>obs 706</text:p>
          </table:table-cell>
          <table:table-cell office:value-type="string" calcext:value-type="string">
            <text:p>obs 707</text:p>
          </table:table-cell>
          <table:table-cell office:value-type="string" calcext:value-type="string">
            <text:p>obs 708</text:p>
          </table:table-cell>
          <table:table-cell office:value-type="string" calcext:value-type="string">
            <text:p>obs 709</text:p>
          </table:table-cell>
          <table:table-cell office:value-type="string" calcext:value-type="string">
            <text:p>obs 710</text:p>
          </table:table-cell>
          <table:table-cell office:value-type="string" calcext:value-type="string">
            <text:p>obs 711</text:p>
          </table:table-cell>
          <table:table-cell office:value-type="string" calcext:value-type="string">
            <text:p>obs 712</text:p>
          </table:table-cell>
          <table:table-cell office:value-type="string" calcext:value-type="string">
            <text:p>obs 713</text:p>
          </table:table-cell>
          <table:table-cell office:value-type="string" calcext:value-type="string">
            <text:p>obs 714</text:p>
          </table:table-cell>
          <table:table-cell office:value-type="string" calcext:value-type="string">
            <text:p>obs 715</text:p>
          </table:table-cell>
          <table:table-cell office:value-type="string" calcext:value-type="string">
            <text:p>obs 716</text:p>
          </table:table-cell>
          <table:table-cell office:value-type="string" calcext:value-type="string">
            <text:p>obs 717</text:p>
          </table:table-cell>
          <table:table-cell office:value-type="string" calcext:value-type="string">
            <text:p>obs 718</text:p>
          </table:table-cell>
          <table:table-cell office:value-type="string" calcext:value-type="string">
            <text:p>obs 719</text:p>
          </table:table-cell>
          <table:table-cell office:value-type="string" calcext:value-type="string">
            <text:p>obs 720</text:p>
          </table:table-cell>
          <table:table-cell office:value-type="string" calcext:value-type="string">
            <text:p>obs 721</text:p>
          </table:table-cell>
          <table:table-cell office:value-type="string" calcext:value-type="string">
            <text:p>obs 722</text:p>
          </table:table-cell>
          <table:table-cell office:value-type="string" calcext:value-type="string">
            <text:p>obs 723</text:p>
          </table:table-cell>
          <table:table-cell office:value-type="string" calcext:value-type="string">
            <text:p>obs 724</text:p>
          </table:table-cell>
          <table:table-cell office:value-type="string" calcext:value-type="string">
            <text:p>obs 725</text:p>
          </table:table-cell>
          <table:table-cell office:value-type="string" calcext:value-type="string">
            <text:p>obs 726</text:p>
          </table:table-cell>
          <table:table-cell office:value-type="string" calcext:value-type="string">
            <text:p>obs 727</text:p>
          </table:table-cell>
          <table:table-cell office:value-type="string" calcext:value-type="string">
            <text:p>obs 728</text:p>
          </table:table-cell>
          <table:table-cell office:value-type="string" calcext:value-type="string">
            <text:p>obs 729</text:p>
          </table:table-cell>
          <table:table-cell office:value-type="string" calcext:value-type="string">
            <text:p>obs 730</text:p>
          </table:table-cell>
          <table:table-cell office:value-type="string" calcext:value-type="string">
            <text:p>obs 731</text:p>
          </table:table-cell>
          <table:table-cell office:value-type="string" calcext:value-type="string">
            <text:p>obs 732</text:p>
          </table:table-cell>
          <table:table-cell office:value-type="string" calcext:value-type="string">
            <text:p>obs 733</text:p>
          </table:table-cell>
          <table:table-cell office:value-type="string" calcext:value-type="string">
            <text:p>obs 734</text:p>
          </table:table-cell>
          <table:table-cell office:value-type="string" calcext:value-type="string">
            <text:p>obs 735</text:p>
          </table:table-cell>
          <table:table-cell office:value-type="string" calcext:value-type="string">
            <text:p>obs 736</text:p>
          </table:table-cell>
          <table:table-cell office:value-type="string" calcext:value-type="string">
            <text:p>obs 737</text:p>
          </table:table-cell>
          <table:table-cell office:value-type="string" calcext:value-type="string">
            <text:p>obs 738</text:p>
          </table:table-cell>
          <table:table-cell office:value-type="string" calcext:value-type="string">
            <text:p>obs 739</text:p>
          </table:table-cell>
          <table:table-cell office:value-type="string" calcext:value-type="string">
            <text:p>obs 740</text:p>
          </table:table-cell>
          <table:table-cell office:value-type="string" calcext:value-type="string">
            <text:p>obs 741</text:p>
          </table:table-cell>
          <table:table-cell office:value-type="string" calcext:value-type="string">
            <text:p>obs 742</text:p>
          </table:table-cell>
          <table:table-cell office:value-type="string" calcext:value-type="string">
            <text:p>obs 743</text:p>
          </table:table-cell>
          <table:table-cell office:value-type="string" calcext:value-type="string">
            <text:p>obs 744</text:p>
          </table:table-cell>
          <table:table-cell office:value-type="string" calcext:value-type="string">
            <text:p>obs 745</text:p>
          </table:table-cell>
          <table:table-cell office:value-type="string" calcext:value-type="string">
            <text:p>obs 746</text:p>
          </table:table-cell>
          <table:table-cell office:value-type="string" calcext:value-type="string">
            <text:p>obs 747</text:p>
          </table:table-cell>
          <table:table-cell office:value-type="string" calcext:value-type="string">
            <text:p>obs 748</text:p>
          </table:table-cell>
          <table:table-cell office:value-type="string" calcext:value-type="string">
            <text:p>obs 749</text:p>
          </table:table-cell>
          <table:table-cell office:value-type="string" calcext:value-type="string">
            <text:p>obs 750</text:p>
          </table:table-cell>
          <table:table-cell office:value-type="string" calcext:value-type="string">
            <text:p>obs 751</text:p>
          </table:table-cell>
          <table:table-cell office:value-type="string" calcext:value-type="string">
            <text:p>obs 752</text:p>
          </table:table-cell>
          <table:table-cell office:value-type="string" calcext:value-type="string">
            <text:p>obs 753</text:p>
          </table:table-cell>
          <table:table-cell office:value-type="string" calcext:value-type="string">
            <text:p>obs 754</text:p>
          </table:table-cell>
          <table:table-cell office:value-type="string" calcext:value-type="string">
            <text:p>obs 755</text:p>
          </table:table-cell>
          <table:table-cell office:value-type="string" calcext:value-type="string">
            <text:p>obs 756</text:p>
          </table:table-cell>
          <table:table-cell office:value-type="string" calcext:value-type="string">
            <text:p>obs 757</text:p>
          </table:table-cell>
          <table:table-cell office:value-type="string" calcext:value-type="string">
            <text:p>obs 758</text:p>
          </table:table-cell>
          <table:table-cell office:value-type="string" calcext:value-type="string">
            <text:p>obs 759</text:p>
          </table:table-cell>
          <table:table-cell office:value-type="string" calcext:value-type="string">
            <text:p>obs 760</text:p>
          </table:table-cell>
          <table:table-cell office:value-type="string" calcext:value-type="string">
            <text:p>obs 761</text:p>
          </table:table-cell>
          <table:table-cell office:value-type="string" calcext:value-type="string">
            <text:p>obs 762</text:p>
          </table:table-cell>
          <table:table-cell office:value-type="string" calcext:value-type="string">
            <text:p>obs 763</text:p>
          </table:table-cell>
          <table:table-cell office:value-type="string" calcext:value-type="string">
            <text:p>obs 764</text:p>
          </table:table-cell>
          <table:table-cell office:value-type="string" calcext:value-type="string">
            <text:p>obs 765</text:p>
          </table:table-cell>
          <table:table-cell office:value-type="string" calcext:value-type="string">
            <text:p>obs 766</text:p>
          </table:table-cell>
          <table:table-cell office:value-type="string" calcext:value-type="string">
            <text:p>obs 767</text:p>
          </table:table-cell>
          <table:table-cell office:value-type="string" calcext:value-type="string">
            <text:p>obs 768</text:p>
          </table:table-cell>
          <table:table-cell office:value-type="string" calcext:value-type="string">
            <text:p>obs 769</text:p>
          </table:table-cell>
          <table:table-cell office:value-type="string" calcext:value-type="string">
            <text:p>obs 770</text:p>
          </table:table-cell>
          <table:table-cell office:value-type="string" calcext:value-type="string">
            <text:p>obs 771</text:p>
          </table:table-cell>
          <table:table-cell office:value-type="string" calcext:value-type="string">
            <text:p>obs 772</text:p>
          </table:table-cell>
          <table:table-cell office:value-type="string" calcext:value-type="string">
            <text:p>obs 773</text:p>
          </table:table-cell>
          <table:table-cell office:value-type="string" calcext:value-type="string">
            <text:p>obs 774</text:p>
          </table:table-cell>
          <table:table-cell office:value-type="string" calcext:value-type="string">
            <text:p>obs 775</text:p>
          </table:table-cell>
          <table:table-cell office:value-type="string" calcext:value-type="string">
            <text:p>obs 776</text:p>
          </table:table-cell>
          <table:table-cell office:value-type="string" calcext:value-type="string">
            <text:p>obs 777</text:p>
          </table:table-cell>
          <table:table-cell office:value-type="string" calcext:value-type="string">
            <text:p>obs 778</text:p>
          </table:table-cell>
          <table:table-cell office:value-type="string" calcext:value-type="string">
            <text:p>obs 779</text:p>
          </table:table-cell>
          <table:table-cell office:value-type="string" calcext:value-type="string">
            <text:p>obs 780</text:p>
          </table:table-cell>
          <table:table-cell office:value-type="string" calcext:value-type="string">
            <text:p>obs 781</text:p>
          </table:table-cell>
          <table:table-cell office:value-type="string" calcext:value-type="string">
            <text:p>obs 782</text:p>
          </table:table-cell>
          <table:table-cell office:value-type="string" calcext:value-type="string">
            <text:p>obs 783</text:p>
          </table:table-cell>
          <table:table-cell office:value-type="string" calcext:value-type="string">
            <text:p>obs 784</text:p>
          </table:table-cell>
          <table:table-cell office:value-type="string" calcext:value-type="string">
            <text:p>obs 785</text:p>
          </table:table-cell>
          <table:table-cell office:value-type="string" calcext:value-type="string">
            <text:p>obs 786</text:p>
          </table:table-cell>
          <table:table-cell office:value-type="string" calcext:value-type="string">
            <text:p>obs 787</text:p>
          </table:table-cell>
          <table:table-cell office:value-type="string" calcext:value-type="string">
            <text:p>obs 788</text:p>
          </table:table-cell>
          <table:table-cell office:value-type="string" calcext:value-type="string">
            <text:p>obs 789</text:p>
          </table:table-cell>
          <table:table-cell office:value-type="string" calcext:value-type="string">
            <text:p>obs 790</text:p>
          </table:table-cell>
          <table:table-cell office:value-type="string" calcext:value-type="string">
            <text:p>obs 791</text:p>
          </table:table-cell>
          <table:table-cell office:value-type="string" calcext:value-type="string">
            <text:p>obs 792</text:p>
          </table:table-cell>
          <table:table-cell office:value-type="string" calcext:value-type="string">
            <text:p>obs 793</text:p>
          </table:table-cell>
          <table:table-cell office:value-type="string" calcext:value-type="string">
            <text:p>obs 794</text:p>
          </table:table-cell>
          <table:table-cell office:value-type="string" calcext:value-type="string">
            <text:p>obs 795</text:p>
          </table:table-cell>
          <table:table-cell office:value-type="string" calcext:value-type="string">
            <text:p>obs 796</text:p>
          </table:table-cell>
          <table:table-cell office:value-type="string" calcext:value-type="string">
            <text:p>obs 797</text:p>
          </table:table-cell>
          <table:table-cell office:value-type="string" calcext:value-type="string">
            <text:p>obs 798</text:p>
          </table:table-cell>
          <table:table-cell office:value-type="string" calcext:value-type="string">
            <text:p>obs 799</text:p>
          </table:table-cell>
          <table:table-cell office:value-type="string" calcext:value-type="string">
            <text:p>obs 800</text:p>
          </table:table-cell>
          <table:table-cell office:value-type="string" calcext:value-type="string">
            <text:p>obs 801</text:p>
          </table:table-cell>
          <table:table-cell office:value-type="string" calcext:value-type="string">
            <text:p>obs 802</text:p>
          </table:table-cell>
          <table:table-cell office:value-type="string" calcext:value-type="string">
            <text:p>obs 803</text:p>
          </table:table-cell>
          <table:table-cell office:value-type="string" calcext:value-type="string">
            <text:p>obs 804</text:p>
          </table:table-cell>
          <table:table-cell office:value-type="string" calcext:value-type="string">
            <text:p>obs 805</text:p>
          </table:table-cell>
          <table:table-cell office:value-type="string" calcext:value-type="string">
            <text:p>obs 806</text:p>
          </table:table-cell>
          <table:table-cell office:value-type="string" calcext:value-type="string">
            <text:p>obs 807</text:p>
          </table:table-cell>
          <table:table-cell office:value-type="string" calcext:value-type="string">
            <text:p>obs 808</text:p>
          </table:table-cell>
          <table:table-cell office:value-type="string" calcext:value-type="string">
            <text:p>obs 809</text:p>
          </table:table-cell>
          <table:table-cell office:value-type="string" calcext:value-type="string">
            <text:p>obs 810</text:p>
          </table:table-cell>
          <table:table-cell office:value-type="string" calcext:value-type="string">
            <text:p>obs 811</text:p>
          </table:table-cell>
          <table:table-cell office:value-type="string" calcext:value-type="string">
            <text:p>obs 812</text:p>
          </table:table-cell>
          <table:table-cell office:value-type="string" calcext:value-type="string">
            <text:p>obs 813</text:p>
          </table:table-cell>
          <table:table-cell office:value-type="string" calcext:value-type="string">
            <text:p>obs 814</text:p>
          </table:table-cell>
          <table:table-cell office:value-type="string" calcext:value-type="string">
            <text:p>obs 815</text:p>
          </table:table-cell>
          <table:table-cell office:value-type="string" calcext:value-type="string">
            <text:p>obs 816</text:p>
          </table:table-cell>
          <table:table-cell office:value-type="string" calcext:value-type="string">
            <text:p>obs 817</text:p>
          </table:table-cell>
          <table:table-cell office:value-type="string" calcext:value-type="string">
            <text:p>obs 818</text:p>
          </table:table-cell>
          <table:table-cell office:value-type="string" calcext:value-type="string">
            <text:p>obs 819</text:p>
          </table:table-cell>
          <table:table-cell office:value-type="string" calcext:value-type="string">
            <text:p>obs 820</text:p>
          </table:table-cell>
          <table:table-cell office:value-type="string" calcext:value-type="string">
            <text:p>obs 821</text:p>
          </table:table-cell>
          <table:table-cell office:value-type="string" calcext:value-type="string">
            <text:p>obs 822</text:p>
          </table:table-cell>
          <table:table-cell office:value-type="string" calcext:value-type="string">
            <text:p>obs 823</text:p>
          </table:table-cell>
          <table:table-cell office:value-type="string" calcext:value-type="string">
            <text:p>obs 824</text:p>
          </table:table-cell>
          <table:table-cell office:value-type="string" calcext:value-type="string">
            <text:p>obs 825</text:p>
          </table:table-cell>
          <table:table-cell office:value-type="string" calcext:value-type="string">
            <text:p>obs 826</text:p>
          </table:table-cell>
          <table:table-cell office:value-type="string" calcext:value-type="string">
            <text:p>obs 827</text:p>
          </table:table-cell>
          <table:table-cell office:value-type="string" calcext:value-type="string">
            <text:p>obs 828</text:p>
          </table:table-cell>
          <table:table-cell office:value-type="string" calcext:value-type="string">
            <text:p>obs 829</text:p>
          </table:table-cell>
          <table:table-cell office:value-type="string" calcext:value-type="string">
            <text:p>obs 830</text:p>
          </table:table-cell>
          <table:table-cell office:value-type="string" calcext:value-type="string">
            <text:p>obs 831</text:p>
          </table:table-cell>
          <table:table-cell office:value-type="string" calcext:value-type="string">
            <text:p>obs 832</text:p>
          </table:table-cell>
          <table:table-cell office:value-type="string" calcext:value-type="string">
            <text:p>obs 833</text:p>
          </table:table-cell>
          <table:table-cell office:value-type="string" calcext:value-type="string">
            <text:p>obs 834</text:p>
          </table:table-cell>
          <table:table-cell office:value-type="string" calcext:value-type="string">
            <text:p>obs 835</text:p>
          </table:table-cell>
          <table:table-cell office:value-type="string" calcext:value-type="string">
            <text:p>obs 836</text:p>
          </table:table-cell>
          <table:table-cell office:value-type="string" calcext:value-type="string">
            <text:p>obs 837</text:p>
          </table:table-cell>
          <table:table-cell office:value-type="string" calcext:value-type="string">
            <text:p>obs 838</text:p>
          </table:table-cell>
          <table:table-cell office:value-type="string" calcext:value-type="string">
            <text:p>obs 839</text:p>
          </table:table-cell>
          <table:table-cell office:value-type="string" calcext:value-type="string">
            <text:p>obs 840</text:p>
          </table:table-cell>
          <table:table-cell office:value-type="string" calcext:value-type="string">
            <text:p>obs 841</text:p>
          </table:table-cell>
          <table:table-cell office:value-type="string" calcext:value-type="string">
            <text:p>obs 842</text:p>
          </table:table-cell>
          <table:table-cell office:value-type="string" calcext:value-type="string">
            <text:p>obs 843</text:p>
          </table:table-cell>
          <table:table-cell office:value-type="string" calcext:value-type="string">
            <text:p>obs 844</text:p>
          </table:table-cell>
          <table:table-cell office:value-type="string" calcext:value-type="string">
            <text:p>obs 845</text:p>
          </table:table-cell>
          <table:table-cell office:value-type="string" calcext:value-type="string">
            <text:p>obs 846</text:p>
          </table:table-cell>
          <table:table-cell office:value-type="string" calcext:value-type="string">
            <text:p>obs 847</text:p>
          </table:table-cell>
          <table:table-cell office:value-type="string" calcext:value-type="string">
            <text:p>obs 848</text:p>
          </table:table-cell>
          <table:table-cell office:value-type="string" calcext:value-type="string">
            <text:p>obs 849</text:p>
          </table:table-cell>
          <table:table-cell office:value-type="string" calcext:value-type="string">
            <text:p>obs 850</text:p>
          </table:table-cell>
          <table:table-cell office:value-type="string" calcext:value-type="string">
            <text:p>obs 851</text:p>
          </table:table-cell>
          <table:table-cell office:value-type="string" calcext:value-type="string">
            <text:p>obs 852</text:p>
          </table:table-cell>
          <table:table-cell office:value-type="string" calcext:value-type="string">
            <text:p>obs 853</text:p>
          </table:table-cell>
          <table:table-cell office:value-type="string" calcext:value-type="string">
            <text:p>obs 854</text:p>
          </table:table-cell>
          <table:table-cell office:value-type="string" calcext:value-type="string">
            <text:p>obs 855</text:p>
          </table:table-cell>
          <table:table-cell office:value-type="string" calcext:value-type="string">
            <text:p>obs 856</text:p>
          </table:table-cell>
          <table:table-cell office:value-type="string" calcext:value-type="string">
            <text:p>obs 857</text:p>
          </table:table-cell>
          <table:table-cell office:value-type="string" calcext:value-type="string">
            <text:p>obs 858</text:p>
          </table:table-cell>
          <table:table-cell office:value-type="string" calcext:value-type="string">
            <text:p>obs 859</text:p>
          </table:table-cell>
          <table:table-cell office:value-type="string" calcext:value-type="string">
            <text:p>obs 860</text:p>
          </table:table-cell>
          <table:table-cell office:value-type="string" calcext:value-type="string">
            <text:p>obs 861</text:p>
          </table:table-cell>
          <table:table-cell office:value-type="string" calcext:value-type="string">
            <text:p>obs 862</text:p>
          </table:table-cell>
          <table:table-cell office:value-type="string" calcext:value-type="string">
            <text:p>obs 863</text:p>
          </table:table-cell>
          <table:table-cell office:value-type="string" calcext:value-type="string">
            <text:p>obs 864</text:p>
          </table:table-cell>
          <table:table-cell office:value-type="string" calcext:value-type="string">
            <text:p>obs 865</text:p>
          </table:table-cell>
          <table:table-cell office:value-type="string" calcext:value-type="string">
            <text:p>obs 866</text:p>
          </table:table-cell>
          <table:table-cell office:value-type="string" calcext:value-type="string">
            <text:p>obs 867</text:p>
          </table:table-cell>
          <table:table-cell office:value-type="string" calcext:value-type="string">
            <text:p>obs 868</text:p>
          </table:table-cell>
          <table:table-cell office:value-type="string" calcext:value-type="string">
            <text:p>obs 869</text:p>
          </table:table-cell>
          <table:table-cell office:value-type="string" calcext:value-type="string">
            <text:p>obs 870</text:p>
          </table:table-cell>
          <table:table-cell office:value-type="string" calcext:value-type="string">
            <text:p>obs 871</text:p>
          </table:table-cell>
          <table:table-cell office:value-type="string" calcext:value-type="string">
            <text:p>obs 872</text:p>
          </table:table-cell>
          <table:table-cell office:value-type="string" calcext:value-type="string">
            <text:p>obs 873</text:p>
          </table:table-cell>
          <table:table-cell office:value-type="string" calcext:value-type="string">
            <text:p>obs 874</text:p>
          </table:table-cell>
          <table:table-cell office:value-type="string" calcext:value-type="string">
            <text:p>obs 875</text:p>
          </table:table-cell>
          <table:table-cell office:value-type="string" calcext:value-type="string">
            <text:p>obs 876</text:p>
          </table:table-cell>
          <table:table-cell office:value-type="string" calcext:value-type="string">
            <text:p>obs 877</text:p>
          </table:table-cell>
          <table:table-cell office:value-type="string" calcext:value-type="string">
            <text:p>obs 878</text:p>
          </table:table-cell>
          <table:table-cell office:value-type="string" calcext:value-type="string">
            <text:p>obs 879</text:p>
          </table:table-cell>
          <table:table-cell office:value-type="string" calcext:value-type="string">
            <text:p>obs 880</text:p>
          </table:table-cell>
          <table:table-cell office:value-type="string" calcext:value-type="string">
            <text:p>obs 881</text:p>
          </table:table-cell>
          <table:table-cell office:value-type="string" calcext:value-type="string">
            <text:p>obs 882</text:p>
          </table:table-cell>
          <table:table-cell office:value-type="string" calcext:value-type="string">
            <text:p>obs 883</text:p>
          </table:table-cell>
          <table:table-cell office:value-type="string" calcext:value-type="string">
            <text:p>obs 884</text:p>
          </table:table-cell>
          <table:table-cell office:value-type="string" calcext:value-type="string">
            <text:p>obs 885</text:p>
          </table:table-cell>
          <table:table-cell office:value-type="string" calcext:value-type="string">
            <text:p>obs 886</text:p>
          </table:table-cell>
          <table:table-cell office:value-type="string" calcext:value-type="string">
            <text:p>obs 887</text:p>
          </table:table-cell>
          <table:table-cell office:value-type="string" calcext:value-type="string">
            <text:p>obs 888</text:p>
          </table:table-cell>
          <table:table-cell office:value-type="string" calcext:value-type="string">
            <text:p>obs 889</text:p>
          </table:table-cell>
          <table:table-cell office:value-type="string" calcext:value-type="string">
            <text:p>obs 890</text:p>
          </table:table-cell>
          <table:table-cell office:value-type="string" calcext:value-type="string">
            <text:p>obs 891</text:p>
          </table:table-cell>
          <table:table-cell office:value-type="string" calcext:value-type="string">
            <text:p>obs 892</text:p>
          </table:table-cell>
          <table:table-cell office:value-type="string" calcext:value-type="string">
            <text:p>obs 893</text:p>
          </table:table-cell>
          <table:table-cell office:value-type="string" calcext:value-type="string">
            <text:p>obs 894</text:p>
          </table:table-cell>
          <table:table-cell office:value-type="string" calcext:value-type="string">
            <text:p>obs 895</text:p>
          </table:table-cell>
          <table:table-cell office:value-type="string" calcext:value-type="string">
            <text:p>obs 896</text:p>
          </table:table-cell>
          <table:table-cell office:value-type="string" calcext:value-type="string">
            <text:p>obs 897</text:p>
          </table:table-cell>
          <table:table-cell office:value-type="string" calcext:value-type="string">
            <text:p>obs 898</text:p>
          </table:table-cell>
          <table:table-cell office:value-type="string" calcext:value-type="string">
            <text:p>obs 899</text:p>
          </table:table-cell>
          <table:table-cell office:value-type="string" calcext:value-type="string">
            <text:p>obs 900</text:p>
          </table:table-cell>
          <table:table-cell office:value-type="string" calcext:value-type="string">
            <text:p>obs 901</text:p>
          </table:table-cell>
          <table:table-cell office:value-type="string" calcext:value-type="string">
            <text:p>obs 902</text:p>
          </table:table-cell>
          <table:table-cell office:value-type="string" calcext:value-type="string">
            <text:p>obs 903</text:p>
          </table:table-cell>
          <table:table-cell office:value-type="string" calcext:value-type="string">
            <text:p>obs 904</text:p>
          </table:table-cell>
          <table:table-cell office:value-type="string" calcext:value-type="string">
            <text:p>obs 905</text:p>
          </table:table-cell>
          <table:table-cell office:value-type="string" calcext:value-type="string">
            <text:p>obs 906</text:p>
          </table:table-cell>
          <table:table-cell office:value-type="string" calcext:value-type="string">
            <text:p>obs 907</text:p>
          </table:table-cell>
          <table:table-cell office:value-type="string" calcext:value-type="string">
            <text:p>obs 908</text:p>
          </table:table-cell>
          <table:table-cell office:value-type="string" calcext:value-type="string">
            <text:p>obs 909</text:p>
          </table:table-cell>
          <table:table-cell office:value-type="string" calcext:value-type="string">
            <text:p>obs 910</text:p>
          </table:table-cell>
          <table:table-cell office:value-type="string" calcext:value-type="string">
            <text:p>obs 911</text:p>
          </table:table-cell>
          <table:table-cell office:value-type="string" calcext:value-type="string">
            <text:p>obs 912</text:p>
          </table:table-cell>
          <table:table-cell office:value-type="string" calcext:value-type="string">
            <text:p>obs 913</text:p>
          </table:table-cell>
          <table:table-cell office:value-type="string" calcext:value-type="string">
            <text:p>obs 914</text:p>
          </table:table-cell>
          <table:table-cell office:value-type="string" calcext:value-type="string">
            <text:p>obs 915</text:p>
          </table:table-cell>
          <table:table-cell office:value-type="string" calcext:value-type="string">
            <text:p>obs 916</text:p>
          </table:table-cell>
          <table:table-cell office:value-type="string" calcext:value-type="string">
            <text:p>obs 917</text:p>
          </table:table-cell>
          <table:table-cell office:value-type="string" calcext:value-type="string">
            <text:p>obs 918</text:p>
          </table:table-cell>
          <table:table-cell office:value-type="string" calcext:value-type="string">
            <text:p>obs 919</text:p>
          </table:table-cell>
          <table:table-cell office:value-type="string" calcext:value-type="string">
            <text:p>obs 920</text:p>
          </table:table-cell>
          <table:table-cell office:value-type="string" calcext:value-type="string">
            <text:p>obs 921</text:p>
          </table:table-cell>
          <table:table-cell office:value-type="string" calcext:value-type="string">
            <text:p>obs 922</text:p>
          </table:table-cell>
          <table:table-cell office:value-type="string" calcext:value-type="string">
            <text:p>obs 923</text:p>
          </table:table-cell>
          <table:table-cell office:value-type="string" calcext:value-type="string">
            <text:p>obs 924</text:p>
          </table:table-cell>
          <table:table-cell office:value-type="string" calcext:value-type="string">
            <text:p>obs 925</text:p>
          </table:table-cell>
          <table:table-cell office:value-type="string" calcext:value-type="string">
            <text:p>obs 926</text:p>
          </table:table-cell>
          <table:table-cell office:value-type="string" calcext:value-type="string">
            <text:p>obs 927</text:p>
          </table:table-cell>
          <table:table-cell office:value-type="string" calcext:value-type="string">
            <text:p>obs 928</text:p>
          </table:table-cell>
          <table:table-cell office:value-type="string" calcext:value-type="string">
            <text:p>obs 929</text:p>
          </table:table-cell>
          <table:table-cell office:value-type="string" calcext:value-type="string">
            <text:p>obs 930</text:p>
          </table:table-cell>
          <table:table-cell office:value-type="string" calcext:value-type="string">
            <text:p>obs 931</text:p>
          </table:table-cell>
          <table:table-cell office:value-type="string" calcext:value-type="string">
            <text:p>obs 932</text:p>
          </table:table-cell>
          <table:table-cell office:value-type="string" calcext:value-type="string">
            <text:p>obs 933</text:p>
          </table:table-cell>
          <table:table-cell office:value-type="string" calcext:value-type="string">
            <text:p>obs 934</text:p>
          </table:table-cell>
          <table:table-cell office:value-type="string" calcext:value-type="string">
            <text:p>obs 935</text:p>
          </table:table-cell>
          <table:table-cell office:value-type="string" calcext:value-type="string">
            <text:p>obs 936</text:p>
          </table:table-cell>
          <table:table-cell office:value-type="string" calcext:value-type="string">
            <text:p>obs 937</text:p>
          </table:table-cell>
          <table:table-cell office:value-type="string" calcext:value-type="string">
            <text:p>obs 938</text:p>
          </table:table-cell>
          <table:table-cell office:value-type="string" calcext:value-type="string">
            <text:p>obs 939</text:p>
          </table:table-cell>
          <table:table-cell office:value-type="string" calcext:value-type="string">
            <text:p>obs 940</text:p>
          </table:table-cell>
          <table:table-cell office:value-type="string" calcext:value-type="string">
            <text:p>obs 941</text:p>
          </table:table-cell>
          <table:table-cell office:value-type="string" calcext:value-type="string">
            <text:p>obs 942</text:p>
          </table:table-cell>
          <table:table-cell office:value-type="string" calcext:value-type="string">
            <text:p>obs 943</text:p>
          </table:table-cell>
          <table:table-cell office:value-type="string" calcext:value-type="string">
            <text:p>obs 944</text:p>
          </table:table-cell>
          <table:table-cell office:value-type="string" calcext:value-type="string">
            <text:p>obs 945</text:p>
          </table:table-cell>
          <table:table-cell office:value-type="string" calcext:value-type="string">
            <text:p>obs 946</text:p>
          </table:table-cell>
          <table:table-cell office:value-type="string" calcext:value-type="string">
            <text:p>obs 947</text:p>
          </table:table-cell>
          <table:table-cell office:value-type="string" calcext:value-type="string">
            <text:p>obs 948</text:p>
          </table:table-cell>
          <table:table-cell office:value-type="string" calcext:value-type="string">
            <text:p>obs 949</text:p>
          </table:table-cell>
          <table:table-cell office:value-type="string" calcext:value-type="string">
            <text:p>obs 950</text:p>
          </table:table-cell>
          <table:table-cell office:value-type="string" calcext:value-type="string">
            <text:p>obs 951</text:p>
          </table:table-cell>
          <table:table-cell office:value-type="string" calcext:value-type="string">
            <text:p>obs 952</text:p>
          </table:table-cell>
          <table:table-cell office:value-type="string" calcext:value-type="string">
            <text:p>obs 953</text:p>
          </table:table-cell>
          <table:table-cell office:value-type="string" calcext:value-type="string">
            <text:p>obs 954</text:p>
          </table:table-cell>
          <table:table-cell office:value-type="string" calcext:value-type="string">
            <text:p>obs 955</text:p>
          </table:table-cell>
          <table:table-cell office:value-type="string" calcext:value-type="string">
            <text:p>obs 956</text:p>
          </table:table-cell>
          <table:table-cell office:value-type="string" calcext:value-type="string">
            <text:p>obs 957</text:p>
          </table:table-cell>
          <table:table-cell office:value-type="string" calcext:value-type="string">
            <text:p>obs 958</text:p>
          </table:table-cell>
          <table:table-cell office:value-type="string" calcext:value-type="string">
            <text:p>obs 959</text:p>
          </table:table-cell>
          <table:table-cell office:value-type="string" calcext:value-type="string">
            <text:p>obs 960</text:p>
          </table:table-cell>
          <table:table-cell office:value-type="string" calcext:value-type="string">
            <text:p>obs 961</text:p>
          </table:table-cell>
          <table:table-cell office:value-type="string" calcext:value-type="string">
            <text:p>obs 962</text:p>
          </table:table-cell>
          <table:table-cell office:value-type="string" calcext:value-type="string">
            <text:p>obs 963</text:p>
          </table:table-cell>
          <table:table-cell office:value-type="string" calcext:value-type="string">
            <text:p>obs 964</text:p>
          </table:table-cell>
          <table:table-cell office:value-type="string" calcext:value-type="string">
            <text:p>obs 965</text:p>
          </table:table-cell>
          <table:table-cell office:value-type="string" calcext:value-type="string">
            <text:p>obs 966</text:p>
          </table:table-cell>
          <table:table-cell office:value-type="string" calcext:value-type="string">
            <text:p>obs 967</text:p>
          </table:table-cell>
          <table:table-cell office:value-type="string" calcext:value-type="string">
            <text:p>obs 968</text:p>
          </table:table-cell>
          <table:table-cell office:value-type="string" calcext:value-type="string">
            <text:p>obs 969</text:p>
          </table:table-cell>
          <table:table-cell office:value-type="string" calcext:value-type="string">
            <text:p>obs 970</text:p>
          </table:table-cell>
          <table:table-cell office:value-type="string" calcext:value-type="string">
            <text:p>obs 971</text:p>
          </table:table-cell>
          <table:table-cell office:value-type="string" calcext:value-type="string">
            <text:p>obs 972</text:p>
          </table:table-cell>
          <table:table-cell office:value-type="string" calcext:value-type="string">
            <text:p>obs 973</text:p>
          </table:table-cell>
          <table:table-cell office:value-type="string" calcext:value-type="string">
            <text:p>obs 974</text:p>
          </table:table-cell>
          <table:table-cell office:value-type="string" calcext:value-type="string">
            <text:p>obs 975</text:p>
          </table:table-cell>
          <table:table-cell office:value-type="string" calcext:value-type="string">
            <text:p>obs 976</text:p>
          </table:table-cell>
          <table:table-cell office:value-type="string" calcext:value-type="string">
            <text:p>obs 977</text:p>
          </table:table-cell>
          <table:table-cell office:value-type="string" calcext:value-type="string">
            <text:p>obs 978</text:p>
          </table:table-cell>
          <table:table-cell office:value-type="string" calcext:value-type="string">
            <text:p>obs 979</text:p>
          </table:table-cell>
          <table:table-cell office:value-type="string" calcext:value-type="string">
            <text:p>obs 980</text:p>
          </table:table-cell>
          <table:table-cell office:value-type="string" calcext:value-type="string">
            <text:p>obs 981</text:p>
          </table:table-cell>
          <table:table-cell office:value-type="string" calcext:value-type="string">
            <text:p>obs 982</text:p>
          </table:table-cell>
          <table:table-cell office:value-type="string" calcext:value-type="string">
            <text:p>obs 983</text:p>
          </table:table-cell>
          <table:table-cell office:value-type="string" calcext:value-type="string">
            <text:p>obs 984</text:p>
          </table:table-cell>
          <table:table-cell office:value-type="string" calcext:value-type="string">
            <text:p>obs 985</text:p>
          </table:table-cell>
          <table:table-cell office:value-type="string" calcext:value-type="string">
            <text:p>obs 986</text:p>
          </table:table-cell>
          <table:table-cell office:value-type="string" calcext:value-type="string">
            <text:p>obs 987</text:p>
          </table:table-cell>
          <table:table-cell office:value-type="string" calcext:value-type="string">
            <text:p>obs 988</text:p>
          </table:table-cell>
          <table:table-cell office:value-type="string" calcext:value-type="string">
            <text:p>obs 989</text:p>
          </table:table-cell>
          <table:table-cell office:value-type="string" calcext:value-type="string">
            <text:p>obs 990</text:p>
          </table:table-cell>
          <table:table-cell office:value-type="string" calcext:value-type="string">
            <text:p>obs 991</text:p>
          </table:table-cell>
          <table:table-cell office:value-type="string" calcext:value-type="string">
            <text:p>obs 992</text:p>
          </table:table-cell>
          <table:table-cell office:value-type="string" calcext:value-type="string">
            <text:p>obs 993</text:p>
          </table:table-cell>
          <table:table-cell office:value-type="string" calcext:value-type="string">
            <text:p>obs 994</text:p>
          </table:table-cell>
          <table:table-cell office:value-type="string" calcext:value-type="string">
            <text:p>obs 995</text:p>
          </table:table-cell>
          <table:table-cell office:value-type="string" calcext:value-type="string">
            <text:p>obs 996</text:p>
          </table:table-cell>
          <table:table-cell office:value-type="string" calcext:value-type="string">
            <text:p>obs 997</text:p>
          </table:table-cell>
          <table:table-cell office:value-type="string" calcext:value-type="string">
            <text:p>obs 998</text:p>
          </table:table-cell>
          <table:table-cell office:value-type="string" calcext:value-type="string">
            <text:p>obs 999</text:p>
          </table:table-cell>
          <table:table-cell office:value-type="string" calcext:value-type="string">
            <text:p>obs 1000</text:p>
          </table:table-cell>
          <table:table-cell office:value-type="string" calcext:value-type="string">
            <text:p>obs 1001</text:p>
          </table:table-cell>
          <table:table-cell office:value-type="string" calcext:value-type="string">
            <text:p>obs 1002</text:p>
          </table:table-cell>
          <table:table-cell office:value-type="string" calcext:value-type="string">
            <text:p>obs 1003</text:p>
          </table:table-cell>
          <table:table-cell office:value-type="string" calcext:value-type="string">
            <text:p>obs 1004</text:p>
          </table:table-cell>
          <table:table-cell office:value-type="string" calcext:value-type="string">
            <text:p>obs 1005</text:p>
          </table:table-cell>
          <table:table-cell office:value-type="string" calcext:value-type="string">
            <text:p>obs 1006</text:p>
          </table:table-cell>
          <table:table-cell office:value-type="string" calcext:value-type="string">
            <text:p>obs 1007</text:p>
          </table:table-cell>
          <table:table-cell office:value-type="string" calcext:value-type="string">
            <text:p>obs 1008</text:p>
          </table:table-cell>
          <table:table-cell office:value-type="string" calcext:value-type="string">
            <text:p>obs 1009</text:p>
          </table:table-cell>
          <table:table-cell office:value-type="string" calcext:value-type="string">
            <text:p>obs 1010</text:p>
          </table:table-cell>
          <table:table-cell office:value-type="string" calcext:value-type="string">
            <text:p>obs 1011</text:p>
          </table:table-cell>
          <table:table-cell office:value-type="string" calcext:value-type="string">
            <text:p>obs 1012</text:p>
          </table:table-cell>
          <table:table-cell office:value-type="string" calcext:value-type="string">
            <text:p>obs 1013</text:p>
          </table:table-cell>
          <table:table-cell office:value-type="string" calcext:value-type="string">
            <text:p>obs 1014</text:p>
          </table:table-cell>
          <table:table-cell office:value-type="string" calcext:value-type="string">
            <text:p>obs 1015</text:p>
          </table:table-cell>
          <table:table-cell office:value-type="string" calcext:value-type="string">
            <text:p>obs 1016</text:p>
          </table:table-cell>
          <table:table-cell office:value-type="string" calcext:value-type="string">
            <text:p>obs 1017</text:p>
          </table:table-cell>
          <table:table-cell office:value-type="string" calcext:value-type="string">
            <text:p>obs 1018</text:p>
          </table:table-cell>
          <table:table-cell office:value-type="string" calcext:value-type="string">
            <text:p>obs 1019</text:p>
          </table:table-cell>
          <table:table-cell office:value-type="string" calcext:value-type="string">
            <text:p>obs 1020</text:p>
          </table:table-cell>
          <table:table-cell office:value-type="string" calcext:value-type="string">
            <text:p>obs 1021</text:p>
          </table:table-cell>
          <table:table-cell office:value-type="string" calcext:value-type="string">
            <text:p>obs 1022</text:p>
          </table:table-cell>
          <table:table-cell office:value-type="string" calcext:value-type="string">
            <text:p>obs 1023</text:p>
          </table:table-cell>
        </table:table-row>
        <table:table-row table:style-name="ro1">
          <table:table-cell/>
          <table:table-cell table:formula="of:=SUM([.B2:.B31])/30" office:value-type="float" office:value="0" calcext:value-type="float">
            <text:p>0</text:p>
          </table:table-cell>
          <table:table-cell table:formula="of:=SUM([.C2:.C31])/30" office:value-type="float" office:value="0" calcext:value-type="float">
            <text:p>0</text:p>
          </table:table-cell>
          <table:table-cell table:formula="of:=SUM([.D2:.D31])/30" office:value-type="float" office:value="2.56666666666667" calcext:value-type="float">
            <text:p>2.5666666667</text:p>
          </table:table-cell>
          <table:table-cell table:formula="of:=SUM([.E2:.E31])/30" office:value-type="float" office:value="2.8" calcext:value-type="float">
            <text:p>2.8</text:p>
          </table:table-cell>
          <table:table-cell table:formula="of:=SUM([.F2:.F31])/30" office:value-type="float" office:value="3.16666666666667" calcext:value-type="float">
            <text:p>3.1666666667</text:p>
          </table:table-cell>
          <table:table-cell table:formula="of:=SUM([.G2:.G31])/30" office:value-type="float" office:value="3.2" calcext:value-type="float">
            <text:p>3.2</text:p>
          </table:table-cell>
          <table:table-cell table:formula="of:=SUM([.H2:.H31])/30" office:value-type="float" office:value="3.5" calcext:value-type="float">
            <text:p>3.5</text:p>
          </table:table-cell>
          <table:table-cell table:formula="of:=SUM([.I2:.I31])/30" office:value-type="float" office:value="3.7" calcext:value-type="float">
            <text:p>3.7</text:p>
          </table:table-cell>
          <table:table-cell table:formula="of:=SUM([.J2:.J31])/30" office:value-type="float" office:value="3.86666666666667" calcext:value-type="float">
            <text:p>3.8666666667</text:p>
          </table:table-cell>
          <table:table-cell table:formula="of:=SUM([.K2:.K31])/30" office:value-type="float" office:value="3.83333333333333" calcext:value-type="float">
            <text:p>3.8333333333</text:p>
          </table:table-cell>
          <table:table-cell table:formula="of:=SUM([.L2:.L31])/30" office:value-type="float" office:value="3.83333333333333" calcext:value-type="float">
            <text:p>3.8333333333</text:p>
          </table:table-cell>
          <table:table-cell table:formula="of:=SUM([.M2:.M31])/30" office:value-type="float" office:value="3.76666666666667" calcext:value-type="float">
            <text:p>3.7666666667</text:p>
          </table:table-cell>
          <table:table-cell table:formula="of:=SUM([.N2:.N31])/30" office:value-type="float" office:value="3.73333333333333" calcext:value-type="float">
            <text:p>3.7333333333</text:p>
          </table:table-cell>
          <table:table-cell table:formula="of:=SUM([.O2:.O31])/30" office:value-type="float" office:value="3.6" calcext:value-type="float">
            <text:p>3.6</text:p>
          </table:table-cell>
          <table:table-cell table:formula="of:=SUM([.P2:.P31])/30" office:value-type="float" office:value="3.63333333333333" calcext:value-type="float">
            <text:p>3.6333333333</text:p>
          </table:table-cell>
          <table:table-cell table:formula="of:=SUM([.Q2:.Q31])/30" office:value-type="float" office:value="3.53333333333333" calcext:value-type="float">
            <text:p>3.5333333333</text:p>
          </table:table-cell>
          <table:table-cell table:formula="of:=SUM([.R2:.R31])/30" office:value-type="float" office:value="3.43333333333333" calcext:value-type="float">
            <text:p>3.4333333333</text:p>
          </table:table-cell>
          <table:table-cell table:formula="of:=SUM([.S2:.S31])/30" office:value-type="float" office:value="3.4" calcext:value-type="float">
            <text:p>3.4</text:p>
          </table:table-cell>
          <table:table-cell table:formula="of:=SUM([.T2:.T31])/30" office:value-type="float" office:value="3.4" calcext:value-type="float">
            <text:p>3.4</text:p>
          </table:table-cell>
          <table:table-cell table:formula="of:=SUM([.U2:.U31])/30" office:value-type="float" office:value="3.26666666666667" calcext:value-type="float">
            <text:p>3.2666666667</text:p>
          </table:table-cell>
          <table:table-cell table:formula="of:=SUM([.V2:.V31])/30" office:value-type="float" office:value="3.2" calcext:value-type="float">
            <text:p>3.2</text:p>
          </table:table-cell>
          <table:table-cell table:formula="of:=SUM([.W2:.W31])/30" office:value-type="float" office:value="3.16666666666667" calcext:value-type="float">
            <text:p>3.1666666667</text:p>
          </table:table-cell>
          <table:table-cell table:formula="of:=SUM([.X2:.X31])/30" office:value-type="float" office:value="3" calcext:value-type="float">
            <text:p>3</text:p>
          </table:table-cell>
          <table:table-cell table:formula="of:=SUM([.Y2:.Y31])/30" office:value-type="float" office:value="2.53333333333333" calcext:value-type="float">
            <text:p>2.5333333333</text:p>
          </table:table-cell>
          <table:table-cell table:formula="of:=SUM([.Z2:.Z31])/30" office:value-type="float" office:value="2.53333333333333" calcext:value-type="float">
            <text:p>2.5333333333</text:p>
          </table:table-cell>
          <table:table-cell table:formula="of:=SUM([.AA2:.AA31])/30" office:value-type="float" office:value="2.56666666666667" calcext:value-type="float">
            <text:p>2.5666666667</text:p>
          </table:table-cell>
          <table:table-cell table:formula="of:=SUM([.AB2:.AB31])/30" office:value-type="float" office:value="2.36666666666667" calcext:value-type="float">
            <text:p>2.3666666667</text:p>
          </table:table-cell>
          <table:table-cell table:formula="of:=SUM([.AC2:.AC31])/30" office:value-type="float" office:value="2.43333333333333" calcext:value-type="float">
            <text:p>2.4333333333</text:p>
          </table:table-cell>
          <table:table-cell table:formula="of:=SUM([.AD2:.AD31])/30" office:value-type="float" office:value="2.5" calcext:value-type="float">
            <text:p>2.5</text:p>
          </table:table-cell>
          <table:table-cell table:formula="of:=SUM([.AE2:.AE31])/30" office:value-type="float" office:value="2.43333333333333" calcext:value-type="float">
            <text:p>2.4333333333</text:p>
          </table:table-cell>
          <table:table-cell table:formula="of:=SUM([.AF2:.AF31])/30" office:value-type="float" office:value="2.26666666666667" calcext:value-type="float">
            <text:p>2.2666666667</text:p>
          </table:table-cell>
          <table:table-cell table:formula="of:=SUM([.AG2:.AG31])/30" office:value-type="float" office:value="2.3" calcext:value-type="float">
            <text:p>2.3</text:p>
          </table:table-cell>
          <table:table-cell table:formula="of:=SUM([.AH2:.AH31])/30" office:value-type="float" office:value="2.33333333333333" calcext:value-type="float">
            <text:p>2.3333333333</text:p>
          </table:table-cell>
          <table:table-cell table:formula="of:=SUM([.AI2:.AI31])/30" office:value-type="float" office:value="2.4" calcext:value-type="float">
            <text:p>2.4</text:p>
          </table:table-cell>
          <table:table-cell table:formula="of:=SUM([.AJ2:.AJ31])/30" office:value-type="float" office:value="2.43333333333333" calcext:value-type="float">
            <text:p>2.4333333333</text:p>
          </table:table-cell>
          <table:table-cell table:formula="of:=SUM([.AK2:.AK31])/30" office:value-type="float" office:value="2.26666666666667" calcext:value-type="float">
            <text:p>2.2666666667</text:p>
          </table:table-cell>
          <table:table-cell table:formula="of:=SUM([.AL2:.AL31])/30" office:value-type="float" office:value="2.4" calcext:value-type="float">
            <text:p>2.4</text:p>
          </table:table-cell>
          <table:table-cell table:formula="of:=SUM([.AM2:.AM31])/30" office:value-type="float" office:value="2.16666666666667" calcext:value-type="float">
            <text:p>2.1666666667</text:p>
          </table:table-cell>
          <table:table-cell table:formula="of:=SUM([.AN2:.AN31])/30" office:value-type="float" office:value="2.13333333333333" calcext:value-type="float">
            <text:p>2.1333333333</text:p>
          </table:table-cell>
          <table:table-cell table:formula="of:=SUM([.AO2:.AO31])/30" office:value-type="float" office:value="2.36666666666667" calcext:value-type="float">
            <text:p>2.3666666667</text:p>
          </table:table-cell>
          <table:table-cell table:formula="of:=SUM([.AP2:.AP31])/30" office:value-type="float" office:value="2.16666666666667" calcext:value-type="float">
            <text:p>2.1666666667</text:p>
          </table:table-cell>
          <table:table-cell table:formula="of:=SUM([.AQ2:.AQ31])/30" office:value-type="float" office:value="2.43333333333333" calcext:value-type="float">
            <text:p>2.4333333333</text:p>
          </table:table-cell>
          <table:table-cell table:formula="of:=SUM([.AR2:.AR31])/30" office:value-type="float" office:value="2.23333333333333" calcext:value-type="float">
            <text:p>2.2333333333</text:p>
          </table:table-cell>
          <table:table-cell table:formula="of:=SUM([.AS2:.AS31])/30" office:value-type="float" office:value="2.23333333333333" calcext:value-type="float">
            <text:p>2.2333333333</text:p>
          </table:table-cell>
          <table:table-cell table:formula="of:=SUM([.AT2:.AT31])/30" office:value-type="float" office:value="2.2" calcext:value-type="float">
            <text:p>2.2</text:p>
          </table:table-cell>
          <table:table-cell table:formula="of:=SUM([.AU2:.AU31])/30" office:value-type="float" office:value="2" calcext:value-type="float">
            <text:p>2</text:p>
          </table:table-cell>
          <table:table-cell table:formula="of:=SUM([.AV2:.AV31])/30" office:value-type="float" office:value="2.06666666666667" calcext:value-type="float">
            <text:p>2.0666666667</text:p>
          </table:table-cell>
          <table:table-cell table:formula="of:=SUM([.AW2:.AW31])/30" office:value-type="float" office:value="1.9" calcext:value-type="float">
            <text:p>1.9</text:p>
          </table:table-cell>
          <table:table-cell table:formula="of:=SUM([.AX2:.AX31])/30" office:value-type="float" office:value="1.63333333333333" calcext:value-type="float">
            <text:p>1.6333333333</text:p>
          </table:table-cell>
          <table:table-cell table:formula="of:=SUM([.AY2:.AY31])/30" office:value-type="float" office:value="1.63333333333333" calcext:value-type="float">
            <text:p>1.6333333333</text:p>
          </table:table-cell>
          <table:table-cell table:formula="of:=SUM([.AZ2:.AZ31])/30" office:value-type="float" office:value="1.83333333333333" calcext:value-type="float">
            <text:p>1.8333333333</text:p>
          </table:table-cell>
          <table:table-cell table:formula="of:=SUM([.BA2:.BA31])/30" office:value-type="float" office:value="1.93333333333333" calcext:value-type="float">
            <text:p>1.9333333333</text:p>
          </table:table-cell>
          <table:table-cell table:formula="of:=SUM([.BB2:.BB31])/30" office:value-type="float" office:value="2.1" calcext:value-type="float">
            <text:p>2.1</text:p>
          </table:table-cell>
          <table:table-cell table:formula="of:=SUM([.BC2:.BC31])/30" office:value-type="float" office:value="2.2" calcext:value-type="float">
            <text:p>2.2</text:p>
          </table:table-cell>
          <table:table-cell table:formula="of:=SUM([.BD2:.BD31])/30" office:value-type="float" office:value="2.2" calcext:value-type="float">
            <text:p>2.2</text:p>
          </table:table-cell>
          <table:table-cell table:formula="of:=SUM([.BE2:.BE31])/30" office:value-type="float" office:value="1.96666666666667" calcext:value-type="float">
            <text:p>1.9666666667</text:p>
          </table:table-cell>
          <table:table-cell table:formula="of:=SUM([.BF2:.BF31])/30" office:value-type="float" office:value="2.1" calcext:value-type="float">
            <text:p>2.1</text:p>
          </table:table-cell>
          <table:table-cell table:formula="of:=SUM([.BG2:.BG31])/30" office:value-type="float" office:value="2.46666666666667" calcext:value-type="float">
            <text:p>2.4666666667</text:p>
          </table:table-cell>
          <table:table-cell table:formula="of:=SUM([.BH2:.BH31])/30" office:value-type="float" office:value="2.26666666666667" calcext:value-type="float">
            <text:p>2.2666666667</text:p>
          </table:table-cell>
          <table:table-cell table:formula="of:=SUM([.BI2:.BI31])/30" office:value-type="float" office:value="2.23333333333333" calcext:value-type="float">
            <text:p>2.2333333333</text:p>
          </table:table-cell>
          <table:table-cell table:formula="of:=SUM([.BJ2:.BJ31])/30" office:value-type="float" office:value="2.23333333333333" calcext:value-type="float">
            <text:p>2.2333333333</text:p>
          </table:table-cell>
          <table:table-cell table:formula="of:=SUM([.BK2:.BK31])/30" office:value-type="float" office:value="2.23333333333333" calcext:value-type="float">
            <text:p>2.2333333333</text:p>
          </table:table-cell>
          <table:table-cell table:formula="of:=SUM([.BL2:.BL31])/30" office:value-type="float" office:value="2" calcext:value-type="float">
            <text:p>2</text:p>
          </table:table-cell>
          <table:table-cell table:formula="of:=SUM([.BM2:.BM31])/30" office:value-type="float" office:value="1.96666666666667" calcext:value-type="float">
            <text:p>1.9666666667</text:p>
          </table:table-cell>
          <table:table-cell table:formula="of:=SUM([.BN2:.BN31])/30" office:value-type="float" office:value="1.86666666666667" calcext:value-type="float">
            <text:p>1.8666666667</text:p>
          </table:table-cell>
          <table:table-cell table:formula="of:=SUM([.BO2:.BO31])/30" office:value-type="float" office:value="1.93333333333333" calcext:value-type="float">
            <text:p>1.9333333333</text:p>
          </table:table-cell>
          <table:table-cell table:formula="of:=SUM([.BP2:.BP31])/30" office:value-type="float" office:value="2.1" calcext:value-type="float">
            <text:p>2.1</text:p>
          </table:table-cell>
          <table:table-cell table:formula="of:=SUM([.BQ2:.BQ31])/30" office:value-type="float" office:value="2.06666666666667" calcext:value-type="float">
            <text:p>2.0666666667</text:p>
          </table:table-cell>
          <table:table-cell table:formula="of:=SUM([.BR2:.BR31])/30" office:value-type="float" office:value="1.9" calcext:value-type="float">
            <text:p>1.9</text:p>
          </table:table-cell>
          <table:table-cell table:formula="of:=SUM([.BS2:.BS31])/30" office:value-type="float" office:value="1.73333333333333" calcext:value-type="float">
            <text:p>1.7333333333</text:p>
          </table:table-cell>
          <table:table-cell table:formula="of:=SUM([.BT2:.BT31])/30" office:value-type="float" office:value="1.73333333333333" calcext:value-type="float">
            <text:p>1.7333333333</text:p>
          </table:table-cell>
          <table:table-cell table:formula="of:=SUM([.BU2:.BU31])/30" office:value-type="float" office:value="1.56666666666667" calcext:value-type="float">
            <text:p>1.5666666667</text:p>
          </table:table-cell>
          <table:table-cell table:formula="of:=SUM([.BV2:.BV31])/30" office:value-type="float" office:value="1.4" calcext:value-type="float">
            <text:p>1.4</text:p>
          </table:table-cell>
          <table:table-cell table:formula="of:=SUM([.BW2:.BW31])/30" office:value-type="float" office:value="1.46666666666667" calcext:value-type="float">
            <text:p>1.4666666667</text:p>
          </table:table-cell>
          <table:table-cell table:formula="of:=SUM([.BX2:.BX31])/30" office:value-type="float" office:value="1.66666666666667" calcext:value-type="float">
            <text:p>1.6666666667</text:p>
          </table:table-cell>
          <table:table-cell table:formula="of:=SUM([.BY2:.BY31])/30" office:value-type="float" office:value="1.8" calcext:value-type="float">
            <text:p>1.8</text:p>
          </table:table-cell>
          <table:table-cell table:formula="of:=SUM([.BZ2:.BZ31])/30" office:value-type="float" office:value="1.8" calcext:value-type="float">
            <text:p>1.8</text:p>
          </table:table-cell>
          <table:table-cell table:formula="of:=SUM([.CA2:.CA31])/30" office:value-type="float" office:value="1.83333333333333" calcext:value-type="float">
            <text:p>1.8333333333</text:p>
          </table:table-cell>
          <table:table-cell table:formula="of:=SUM([.CB2:.CB31])/30" office:value-type="float" office:value="1.8" calcext:value-type="float">
            <text:p>1.8</text:p>
          </table:table-cell>
          <table:table-cell table:formula="of:=SUM([.CC2:.CC31])/30" office:value-type="float" office:value="1.7" calcext:value-type="float">
            <text:p>1.7</text:p>
          </table:table-cell>
          <table:table-cell table:formula="of:=SUM([.CD2:.CD31])/30" office:value-type="float" office:value="1.66666666666667" calcext:value-type="float">
            <text:p>1.6666666667</text:p>
          </table:table-cell>
          <table:table-cell table:formula="of:=SUM([.CE2:.CE31])/30" office:value-type="float" office:value="1.56666666666667" calcext:value-type="float">
            <text:p>1.5666666667</text:p>
          </table:table-cell>
          <table:table-cell table:formula="of:=SUM([.CF2:.CF31])/30" office:value-type="float" office:value="1.63333333333333" calcext:value-type="float">
            <text:p>1.6333333333</text:p>
          </table:table-cell>
          <table:table-cell table:formula="of:=SUM([.CG2:.CG31])/30" office:value-type="float" office:value="1.56666666666667" calcext:value-type="float">
            <text:p>1.5666666667</text:p>
          </table:table-cell>
          <table:table-cell table:formula="of:=SUM([.CH2:.CH31])/30" office:value-type="float" office:value="1.36666666666667" calcext:value-type="float">
            <text:p>1.3666666667</text:p>
          </table:table-cell>
          <table:table-cell table:formula="of:=SUM([.CI2:.CI31])/30" office:value-type="float" office:value="1.36666666666667" calcext:value-type="float">
            <text:p>1.3666666667</text:p>
          </table:table-cell>
          <table:table-cell table:formula="of:=SUM([.CJ2:.CJ31])/30" office:value-type="float" office:value="1.4" calcext:value-type="float">
            <text:p>1.4</text:p>
          </table:table-cell>
          <table:table-cell table:formula="of:=SUM([.CK2:.CK31])/30" office:value-type="float" office:value="1.53333333333333" calcext:value-type="float">
            <text:p>1.5333333333</text:p>
          </table:table-cell>
          <table:table-cell table:formula="of:=SUM([.CL2:.CL31])/30" office:value-type="float" office:value="1.7" calcext:value-type="float">
            <text:p>1.7</text:p>
          </table:table-cell>
          <table:table-cell table:formula="of:=SUM([.CM2:.CM31])/30" office:value-type="float" office:value="1.96666666666667" calcext:value-type="float">
            <text:p>1.9666666667</text:p>
          </table:table-cell>
          <table:table-cell table:formula="of:=SUM([.CN2:.CN31])/30" office:value-type="float" office:value="2.2" calcext:value-type="float">
            <text:p>2.2</text:p>
          </table:table-cell>
          <table:table-cell table:formula="of:=SUM([.CO2:.CO31])/30" office:value-type="float" office:value="2.2" calcext:value-type="float">
            <text:p>2.2</text:p>
          </table:table-cell>
          <table:table-cell table:formula="of:=SUM([.CP2:.CP31])/30" office:value-type="float" office:value="2.2" calcext:value-type="float">
            <text:p>2.2</text:p>
          </table:table-cell>
          <table:table-cell table:formula="of:=SUM([.CQ2:.CQ31])/30" office:value-type="float" office:value="2.2" calcext:value-type="float">
            <text:p>2.2</text:p>
          </table:table-cell>
          <table:table-cell table:formula="of:=SUM([.CR2:.CR31])/30" office:value-type="float" office:value="2.13333333333333" calcext:value-type="float">
            <text:p>2.1333333333</text:p>
          </table:table-cell>
          <table:table-cell table:formula="of:=SUM([.CS2:.CS31])/30" office:value-type="float" office:value="2.3" calcext:value-type="float">
            <text:p>2.3</text:p>
          </table:table-cell>
          <table:table-cell table:formula="of:=SUM([.CT2:.CT31])/30" office:value-type="float" office:value="2.36666666666667" calcext:value-type="float">
            <text:p>2.3666666667</text:p>
          </table:table-cell>
          <table:table-cell table:formula="of:=SUM([.CU2:.CU31])/30" office:value-type="float" office:value="2.3" calcext:value-type="float">
            <text:p>2.3</text:p>
          </table:table-cell>
          <table:table-cell table:formula="of:=SUM([.CV2:.CV31])/30" office:value-type="float" office:value="2.1" calcext:value-type="float">
            <text:p>2.1</text:p>
          </table:table-cell>
          <table:table-cell table:formula="of:=SUM([.CW2:.CW31])/30" office:value-type="float" office:value="1.9" calcext:value-type="float">
            <text:p>1.9</text:p>
          </table:table-cell>
          <table:table-cell table:formula="of:=SUM([.CX2:.CX31])/30" office:value-type="float" office:value="1.7" calcext:value-type="float">
            <text:p>1.7</text:p>
          </table:table-cell>
          <table:table-cell table:formula="of:=SUM([.CY2:.CY31])/30" office:value-type="float" office:value="1.6" calcext:value-type="float">
            <text:p>1.6</text:p>
          </table:table-cell>
          <table:table-cell table:formula="of:=SUM([.CZ2:.CZ31])/30" office:value-type="float" office:value="1.66666666666667" calcext:value-type="float">
            <text:p>1.6666666667</text:p>
          </table:table-cell>
          <table:table-cell table:formula="of:=SUM([.DA2:.DA31])/30" office:value-type="float" office:value="1.83333333333333" calcext:value-type="float">
            <text:p>1.8333333333</text:p>
          </table:table-cell>
          <table:table-cell table:formula="of:=SUM([.DB2:.DB31])/30" office:value-type="float" office:value="1.83333333333333" calcext:value-type="float">
            <text:p>1.8333333333</text:p>
          </table:table-cell>
          <table:table-cell table:formula="of:=SUM([.DC2:.DC31])/30" office:value-type="float" office:value="1.83333333333333" calcext:value-type="float">
            <text:p>1.8333333333</text:p>
          </table:table-cell>
          <table:table-cell table:formula="of:=SUM([.DD2:.DD31])/30" office:value-type="float" office:value="1.83333333333333" calcext:value-type="float">
            <text:p>1.8333333333</text:p>
          </table:table-cell>
          <table:table-cell table:formula="of:=SUM([.DE2:.DE31])/30" office:value-type="float" office:value="1.93333333333333" calcext:value-type="float">
            <text:p>1.9333333333</text:p>
          </table:table-cell>
          <table:table-cell table:formula="of:=SUM([.DF2:.DF31])/30" office:value-type="float" office:value="1.9" calcext:value-type="float">
            <text:p>1.9</text:p>
          </table:table-cell>
          <table:table-cell table:formula="of:=SUM([.DG2:.DG31])/30" office:value-type="float" office:value="1.7" calcext:value-type="float">
            <text:p>1.7</text:p>
          </table:table-cell>
          <table:table-cell table:formula="of:=SUM([.DH2:.DH31])/30" office:value-type="float" office:value="1.86666666666667" calcext:value-type="float">
            <text:p>1.8666666667</text:p>
          </table:table-cell>
          <table:table-cell table:formula="of:=SUM([.DI2:.DI31])/30" office:value-type="float" office:value="1.63333333333333" calcext:value-type="float">
            <text:p>1.6333333333</text:p>
          </table:table-cell>
          <table:table-cell table:formula="of:=SUM([.DJ2:.DJ31])/30" office:value-type="float" office:value="1.56666666666667" calcext:value-type="float">
            <text:p>1.5666666667</text:p>
          </table:table-cell>
          <table:table-cell table:formula="of:=SUM([.DK2:.DK31])/30" office:value-type="float" office:value="1.5" calcext:value-type="float">
            <text:p>1.5</text:p>
          </table:table-cell>
          <table:table-cell table:formula="of:=SUM([.DL2:.DL31])/30" office:value-type="float" office:value="1.56666666666667" calcext:value-type="float">
            <text:p>1.5666666667</text:p>
          </table:table-cell>
          <table:table-cell table:formula="of:=SUM([.DM2:.DM31])/30" office:value-type="float" office:value="1.56666666666667" calcext:value-type="float">
            <text:p>1.5666666667</text:p>
          </table:table-cell>
          <table:table-cell table:formula="of:=SUM([.DN2:.DN31])/30" office:value-type="float" office:value="1.6" calcext:value-type="float">
            <text:p>1.6</text:p>
          </table:table-cell>
          <table:table-cell table:formula="of:=SUM([.DO2:.DO31])/30" office:value-type="float" office:value="1.73333333333333" calcext:value-type="float">
            <text:p>1.7333333333</text:p>
          </table:table-cell>
          <table:table-cell table:formula="of:=SUM([.DP2:.DP31])/30" office:value-type="float" office:value="1.8" calcext:value-type="float">
            <text:p>1.8</text:p>
          </table:table-cell>
          <table:table-cell table:formula="of:=SUM([.DQ2:.DQ31])/30" office:value-type="float" office:value="2.03333333333333" calcext:value-type="float">
            <text:p>2.0333333333</text:p>
          </table:table-cell>
          <table:table-cell table:formula="of:=SUM([.DR2:.DR31])/30" office:value-type="float" office:value="2" calcext:value-type="float">
            <text:p>2</text:p>
          </table:table-cell>
          <table:table-cell table:formula="of:=SUM([.DS2:.DS31])/30" office:value-type="float" office:value="2.06666666666667" calcext:value-type="float">
            <text:p>2.0666666667</text:p>
          </table:table-cell>
          <table:table-cell table:formula="of:=SUM([.DT2:.DT31])/30" office:value-type="float" office:value="2.1" calcext:value-type="float">
            <text:p>2.1</text:p>
          </table:table-cell>
          <table:table-cell table:formula="of:=SUM([.DU2:.DU31])/30" office:value-type="float" office:value="2.13333333333333" calcext:value-type="float">
            <text:p>2.1333333333</text:p>
          </table:table-cell>
          <table:table-cell table:formula="of:=SUM([.DV2:.DV31])/30" office:value-type="float" office:value="2.1" calcext:value-type="float">
            <text:p>2.1</text:p>
          </table:table-cell>
          <table:table-cell table:formula="of:=SUM([.DW2:.DW31])/30" office:value-type="float" office:value="2.16666666666667" calcext:value-type="float">
            <text:p>2.1666666667</text:p>
          </table:table-cell>
          <table:table-cell table:formula="of:=SUM([.DX2:.DX31])/30" office:value-type="float" office:value="2.23333333333333" calcext:value-type="float">
            <text:p>2.2333333333</text:p>
          </table:table-cell>
          <table:table-cell table:formula="of:=SUM([.DY2:.DY31])/30" office:value-type="float" office:value="2.26666666666667" calcext:value-type="float">
            <text:p>2.2666666667</text:p>
          </table:table-cell>
          <table:table-cell table:formula="of:=SUM([.DZ2:.DZ31])/30" office:value-type="float" office:value="2.3" calcext:value-type="float">
            <text:p>2.3</text:p>
          </table:table-cell>
          <table:table-cell table:formula="of:=SUM([.EA2:.EA31])/30" office:value-type="float" office:value="2.5" calcext:value-type="float">
            <text:p>2.5</text:p>
          </table:table-cell>
          <table:table-cell table:formula="of:=SUM([.EB2:.EB31])/30" office:value-type="float" office:value="2.26666666666667" calcext:value-type="float">
            <text:p>2.2666666667</text:p>
          </table:table-cell>
          <table:table-cell table:formula="of:=SUM([.EC2:.EC31])/30" office:value-type="float" office:value="2.33333333333333" calcext:value-type="float">
            <text:p>2.3333333333</text:p>
          </table:table-cell>
          <table:table-cell table:formula="of:=SUM([.ED2:.ED31])/30" office:value-type="float" office:value="2.23333333333333" calcext:value-type="float">
            <text:p>2.2333333333</text:p>
          </table:table-cell>
          <table:table-cell table:formula="of:=SUM([.EE2:.EE31])/30" office:value-type="float" office:value="2.23333333333333" calcext:value-type="float">
            <text:p>2.2333333333</text:p>
          </table:table-cell>
          <table:table-cell table:formula="of:=SUM([.EF2:.EF31])/30" office:value-type="float" office:value="2.36666666666667" calcext:value-type="float">
            <text:p>2.3666666667</text:p>
          </table:table-cell>
          <table:table-cell table:formula="of:=SUM([.EG2:.EG31])/30" office:value-type="float" office:value="2.36666666666667" calcext:value-type="float">
            <text:p>2.3666666667</text:p>
          </table:table-cell>
          <table:table-cell table:formula="of:=SUM([.EH2:.EH31])/30" office:value-type="float" office:value="2.4" calcext:value-type="float">
            <text:p>2.4</text:p>
          </table:table-cell>
          <table:table-cell table:formula="of:=SUM([.EI2:.EI31])/30" office:value-type="float" office:value="2.16666666666667" calcext:value-type="float">
            <text:p>2.1666666667</text:p>
          </table:table-cell>
          <table:table-cell table:formula="of:=SUM([.EJ2:.EJ31])/30" office:value-type="float" office:value="2.3" calcext:value-type="float">
            <text:p>2.3</text:p>
          </table:table-cell>
          <table:table-cell table:formula="of:=SUM([.EK2:.EK31])/30" office:value-type="float" office:value="2.43333333333333" calcext:value-type="float">
            <text:p>2.4333333333</text:p>
          </table:table-cell>
          <table:table-cell table:formula="of:=SUM([.EL2:.EL31])/30" office:value-type="float" office:value="2.4" calcext:value-type="float">
            <text:p>2.4</text:p>
          </table:table-cell>
          <table:table-cell table:formula="of:=SUM([.EM2:.EM31])/30" office:value-type="float" office:value="2.4" calcext:value-type="float">
            <text:p>2.4</text:p>
          </table:table-cell>
          <table:table-cell table:formula="of:=SUM([.EN2:.EN31])/30" office:value-type="float" office:value="2.13333333333333" calcext:value-type="float">
            <text:p>2.1333333333</text:p>
          </table:table-cell>
          <table:table-cell table:formula="of:=SUM([.EO2:.EO31])/30" office:value-type="float" office:value="2" calcext:value-type="float">
            <text:p>2</text:p>
          </table:table-cell>
          <table:table-cell table:formula="of:=SUM([.EP2:.EP31])/30" office:value-type="float" office:value="2.36666666666667" calcext:value-type="float">
            <text:p>2.3666666667</text:p>
          </table:table-cell>
          <table:table-cell table:formula="of:=SUM([.EQ2:.EQ31])/30" office:value-type="float" office:value="2.43333333333333" calcext:value-type="float">
            <text:p>2.4333333333</text:p>
          </table:table-cell>
          <table:table-cell table:formula="of:=SUM([.ER2:.ER31])/30" office:value-type="float" office:value="2.43333333333333" calcext:value-type="float">
            <text:p>2.4333333333</text:p>
          </table:table-cell>
          <table:table-cell table:formula="of:=SUM([.ES2:.ES31])/30" office:value-type="float" office:value="2.6" calcext:value-type="float">
            <text:p>2.6</text:p>
          </table:table-cell>
          <table:table-cell table:formula="of:=SUM([.ET2:.ET31])/30" office:value-type="float" office:value="2.6" calcext:value-type="float">
            <text:p>2.6</text:p>
          </table:table-cell>
          <table:table-cell table:formula="of:=SUM([.EU2:.EU31])/30" office:value-type="float" office:value="2.63333333333333" calcext:value-type="float">
            <text:p>2.6333333333</text:p>
          </table:table-cell>
          <table:table-cell table:formula="of:=SUM([.EV2:.EV31])/30" office:value-type="float" office:value="2.66666666666667" calcext:value-type="float">
            <text:p>2.6666666667</text:p>
          </table:table-cell>
          <table:table-cell table:formula="of:=SUM([.EW2:.EW31])/30" office:value-type="float" office:value="2.7" calcext:value-type="float">
            <text:p>2.7</text:p>
          </table:table-cell>
          <table:table-cell table:formula="of:=SUM([.EX2:.EX31])/30" office:value-type="float" office:value="2.7" calcext:value-type="float">
            <text:p>2.7</text:p>
          </table:table-cell>
          <table:table-cell table:formula="of:=SUM([.EY2:.EY31])/30" office:value-type="float" office:value="2.66666666666667" calcext:value-type="float">
            <text:p>2.6666666667</text:p>
          </table:table-cell>
          <table:table-cell table:formula="of:=SUM([.EZ2:.EZ31])/30" office:value-type="float" office:value="2.73333333333333" calcext:value-type="float">
            <text:p>2.7333333333</text:p>
          </table:table-cell>
          <table:table-cell table:formula="of:=SUM([.FA2:.FA31])/30" office:value-type="float" office:value="2.66666666666667" calcext:value-type="float">
            <text:p>2.6666666667</text:p>
          </table:table-cell>
          <table:table-cell table:formula="of:=SUM([.FB2:.FB31])/30" office:value-type="float" office:value="2.53333333333333" calcext:value-type="float">
            <text:p>2.5333333333</text:p>
          </table:table-cell>
          <table:table-cell table:formula="of:=SUM([.FC2:.FC31])/30" office:value-type="float" office:value="2.46666666666667" calcext:value-type="float">
            <text:p>2.4666666667</text:p>
          </table:table-cell>
          <table:table-cell table:formula="of:=SUM([.FD2:.FD31])/30" office:value-type="float" office:value="2.66666666666667" calcext:value-type="float">
            <text:p>2.6666666667</text:p>
          </table:table-cell>
          <table:table-cell table:formula="of:=SUM([.FE2:.FE31])/30" office:value-type="float" office:value="2.5" calcext:value-type="float">
            <text:p>2.5</text:p>
          </table:table-cell>
          <table:table-cell table:formula="of:=SUM([.FF2:.FF31])/30" office:value-type="float" office:value="2.53333333333333" calcext:value-type="float">
            <text:p>2.5333333333</text:p>
          </table:table-cell>
          <table:table-cell table:formula="of:=SUM([.FG2:.FG31])/30" office:value-type="float" office:value="2.53333333333333" calcext:value-type="float">
            <text:p>2.5333333333</text:p>
          </table:table-cell>
          <table:table-cell table:formula="of:=SUM([.FH2:.FH31])/30" office:value-type="float" office:value="2.43333333333333" calcext:value-type="float">
            <text:p>2.4333333333</text:p>
          </table:table-cell>
          <table:table-cell table:formula="of:=SUM([.FI2:.FI31])/30" office:value-type="float" office:value="2.5" calcext:value-type="float">
            <text:p>2.5</text:p>
          </table:table-cell>
          <table:table-cell table:formula="of:=SUM([.FJ2:.FJ31])/30" office:value-type="float" office:value="2.63333333333333" calcext:value-type="float">
            <text:p>2.6333333333</text:p>
          </table:table-cell>
          <table:table-cell table:formula="of:=SUM([.FK2:.FK31])/30" office:value-type="float" office:value="2.73333333333333" calcext:value-type="float">
            <text:p>2.7333333333</text:p>
          </table:table-cell>
          <table:table-cell table:formula="of:=SUM([.FL2:.FL31])/30" office:value-type="float" office:value="2.6" calcext:value-type="float">
            <text:p>2.6</text:p>
          </table:table-cell>
          <table:table-cell table:formula="of:=SUM([.FM2:.FM31])/30" office:value-type="float" office:value="2.56666666666667" calcext:value-type="float">
            <text:p>2.5666666667</text:p>
          </table:table-cell>
          <table:table-cell table:formula="of:=SUM([.FN2:.FN31])/30" office:value-type="float" office:value="2.36666666666667" calcext:value-type="float">
            <text:p>2.3666666667</text:p>
          </table:table-cell>
          <table:table-cell table:formula="of:=SUM([.FO2:.FO31])/30" office:value-type="float" office:value="2.5" calcext:value-type="float">
            <text:p>2.5</text:p>
          </table:table-cell>
          <table:table-cell table:formula="of:=SUM([.FP2:.FP31])/30" office:value-type="float" office:value="2.46666666666667" calcext:value-type="float">
            <text:p>2.4666666667</text:p>
          </table:table-cell>
          <table:table-cell table:formula="of:=SUM([.FQ2:.FQ31])/30" office:value-type="float" office:value="2.53333333333333" calcext:value-type="float">
            <text:p>2.5333333333</text:p>
          </table:table-cell>
          <table:table-cell table:formula="of:=SUM([.FR2:.FR31])/30" office:value-type="float" office:value="2.33333333333333" calcext:value-type="float">
            <text:p>2.3333333333</text:p>
          </table:table-cell>
          <table:table-cell table:formula="of:=SUM([.FS2:.FS31])/30" office:value-type="float" office:value="2.63333333333333" calcext:value-type="float">
            <text:p>2.6333333333</text:p>
          </table:table-cell>
          <table:table-cell table:formula="of:=SUM([.FT2:.FT31])/30" office:value-type="float" office:value="2.33333333333333" calcext:value-type="float">
            <text:p>2.3333333333</text:p>
          </table:table-cell>
          <table:table-cell table:formula="of:=SUM([.FU2:.FU31])/30" office:value-type="float" office:value="2.23333333333333" calcext:value-type="float">
            <text:p>2.2333333333</text:p>
          </table:table-cell>
          <table:table-cell table:formula="of:=SUM([.FV2:.FV31])/30" office:value-type="float" office:value="2.03333333333333" calcext:value-type="float">
            <text:p>2.0333333333</text:p>
          </table:table-cell>
          <table:table-cell table:formula="of:=SUM([.FW2:.FW31])/30" office:value-type="float" office:value="1.93333333333333" calcext:value-type="float">
            <text:p>1.9333333333</text:p>
          </table:table-cell>
          <table:table-cell table:formula="of:=SUM([.FX2:.FX31])/30" office:value-type="float" office:value="1.9" calcext:value-type="float">
            <text:p>1.9</text:p>
          </table:table-cell>
          <table:table-cell table:formula="of:=SUM([.FY2:.FY31])/30" office:value-type="float" office:value="2" calcext:value-type="float">
            <text:p>2</text:p>
          </table:table-cell>
          <table:table-cell table:formula="of:=SUM([.FZ2:.FZ31])/30" office:value-type="float" office:value="1.83333333333333" calcext:value-type="float">
            <text:p>1.8333333333</text:p>
          </table:table-cell>
          <table:table-cell table:formula="of:=SUM([.GA2:.GA31])/30" office:value-type="float" office:value="1.76666666666667" calcext:value-type="float">
            <text:p>1.7666666667</text:p>
          </table:table-cell>
          <table:table-cell table:formula="of:=SUM([.GB2:.GB31])/30" office:value-type="float" office:value="1.93333333333333" calcext:value-type="float">
            <text:p>1.9333333333</text:p>
          </table:table-cell>
          <table:table-cell table:formula="of:=SUM([.GC2:.GC31])/30" office:value-type="float" office:value="1.93333333333333" calcext:value-type="float">
            <text:p>1.9333333333</text:p>
          </table:table-cell>
          <table:table-cell table:formula="of:=SUM([.GD2:.GD31])/30" office:value-type="float" office:value="2.16666666666667" calcext:value-type="float">
            <text:p>2.1666666667</text:p>
          </table:table-cell>
          <table:table-cell table:formula="of:=SUM([.GE2:.GE31])/30" office:value-type="float" office:value="2.23333333333333" calcext:value-type="float">
            <text:p>2.2333333333</text:p>
          </table:table-cell>
          <table:table-cell table:formula="of:=SUM([.GF2:.GF31])/30" office:value-type="float" office:value="2.06666666666667" calcext:value-type="float">
            <text:p>2.0666666667</text:p>
          </table:table-cell>
          <table:table-cell table:formula="of:=SUM([.GG2:.GG31])/30" office:value-type="float" office:value="2.23333333333333" calcext:value-type="float">
            <text:p>2.2333333333</text:p>
          </table:table-cell>
          <table:table-cell table:formula="of:=SUM([.GH2:.GH31])/30" office:value-type="float" office:value="2.16666666666667" calcext:value-type="float">
            <text:p>2.1666666667</text:p>
          </table:table-cell>
          <table:table-cell table:formula="of:=SUM([.GI2:.GI31])/30" office:value-type="float" office:value="1.93333333333333" calcext:value-type="float">
            <text:p>1.9333333333</text:p>
          </table:table-cell>
          <table:table-cell table:formula="of:=SUM([.GJ2:.GJ31])/30" office:value-type="float" office:value="1.8" calcext:value-type="float">
            <text:p>1.8</text:p>
          </table:table-cell>
          <table:table-cell table:formula="of:=SUM([.GK2:.GK31])/30" office:value-type="float" office:value="1.83333333333333" calcext:value-type="float">
            <text:p>1.8333333333</text:p>
          </table:table-cell>
          <table:table-cell table:formula="of:=SUM([.GL2:.GL31])/30" office:value-type="float" office:value="1.73333333333333" calcext:value-type="float">
            <text:p>1.7333333333</text:p>
          </table:table-cell>
          <table:table-cell table:formula="of:=SUM([.GM2:.GM31])/30" office:value-type="float" office:value="1.83333333333333" calcext:value-type="float">
            <text:p>1.8333333333</text:p>
          </table:table-cell>
          <table:table-cell table:formula="of:=SUM([.GN2:.GN31])/30" office:value-type="float" office:value="1.76666666666667" calcext:value-type="float">
            <text:p>1.7666666667</text:p>
          </table:table-cell>
          <table:table-cell table:formula="of:=SUM([.GO2:.GO31])/30" office:value-type="float" office:value="1.8" calcext:value-type="float">
            <text:p>1.8</text:p>
          </table:table-cell>
          <table:table-cell table:formula="of:=SUM([.GP2:.GP31])/30" office:value-type="float" office:value="1.83333333333333" calcext:value-type="float">
            <text:p>1.8333333333</text:p>
          </table:table-cell>
          <table:table-cell table:formula="of:=SUM([.GQ2:.GQ31])/30" office:value-type="float" office:value="1.8" calcext:value-type="float">
            <text:p>1.8</text:p>
          </table:table-cell>
          <table:table-cell table:formula="of:=SUM([.GR2:.GR31])/30" office:value-type="float" office:value="2.2" calcext:value-type="float">
            <text:p>2.2</text:p>
          </table:table-cell>
          <table:table-cell table:formula="of:=SUM([.GS2:.GS31])/30" office:value-type="float" office:value="1.83333333333333" calcext:value-type="float">
            <text:p>1.8333333333</text:p>
          </table:table-cell>
          <table:table-cell table:formula="of:=SUM([.GT2:.GT31])/30" office:value-type="float" office:value="1.86666666666667" calcext:value-type="float">
            <text:p>1.8666666667</text:p>
          </table:table-cell>
          <table:table-cell table:formula="of:=SUM([.GU2:.GU31])/30" office:value-type="float" office:value="1.83333333333333" calcext:value-type="float">
            <text:p>1.8333333333</text:p>
          </table:table-cell>
          <table:table-cell table:formula="of:=SUM([.GV2:.GV31])/30" office:value-type="float" office:value="1.73333333333333" calcext:value-type="float">
            <text:p>1.7333333333</text:p>
          </table:table-cell>
          <table:table-cell table:formula="of:=SUM([.GW2:.GW31])/30" office:value-type="float" office:value="1.66666666666667" calcext:value-type="float">
            <text:p>1.6666666667</text:p>
          </table:table-cell>
          <table:table-cell table:formula="of:=SUM([.GX2:.GX31])/30" office:value-type="float" office:value="1.83333333333333" calcext:value-type="float">
            <text:p>1.8333333333</text:p>
          </table:table-cell>
          <table:table-cell table:formula="of:=SUM([.GY2:.GY31])/30" office:value-type="float" office:value="1.73333333333333" calcext:value-type="float">
            <text:p>1.7333333333</text:p>
          </table:table-cell>
          <table:table-cell table:formula="of:=SUM([.GZ2:.GZ31])/30" office:value-type="float" office:value="1.76666666666667" calcext:value-type="float">
            <text:p>1.7666666667</text:p>
          </table:table-cell>
          <table:table-cell table:formula="of:=SUM([.HA2:.HA31])/30" office:value-type="float" office:value="1.5" calcext:value-type="float">
            <text:p>1.5</text:p>
          </table:table-cell>
          <table:table-cell table:formula="of:=SUM([.HB2:.HB31])/30" office:value-type="float" office:value="1.46666666666667" calcext:value-type="float">
            <text:p>1.4666666667</text:p>
          </table:table-cell>
          <table:table-cell table:formula="of:=SUM([.HC2:.HC31])/30" office:value-type="float" office:value="1.66666666666667" calcext:value-type="float">
            <text:p>1.6666666667</text:p>
          </table:table-cell>
          <table:table-cell table:formula="of:=SUM([.HD2:.HD31])/30" office:value-type="float" office:value="1.76666666666667" calcext:value-type="float">
            <text:p>1.7666666667</text:p>
          </table:table-cell>
          <table:table-cell table:formula="of:=SUM([.HE2:.HE31])/30" office:value-type="float" office:value="1.93333333333333" calcext:value-type="float">
            <text:p>1.9333333333</text:p>
          </table:table-cell>
          <table:table-cell table:formula="of:=SUM([.HF2:.HF31])/30" office:value-type="float" office:value="1.76666666666667" calcext:value-type="float">
            <text:p>1.7666666667</text:p>
          </table:table-cell>
          <table:table-cell table:formula="of:=SUM([.HG2:.HG31])/30" office:value-type="float" office:value="1.83333333333333" calcext:value-type="float">
            <text:p>1.8333333333</text:p>
          </table:table-cell>
          <table:table-cell table:formula="of:=SUM([.HH2:.HH31])/30" office:value-type="float" office:value="1.9" calcext:value-type="float">
            <text:p>1.9</text:p>
          </table:table-cell>
          <table:table-cell table:formula="of:=SUM([.HI2:.HI31])/30" office:value-type="float" office:value="1.86666666666667" calcext:value-type="float">
            <text:p>1.8666666667</text:p>
          </table:table-cell>
          <table:table-cell table:formula="of:=SUM([.HJ2:.HJ31])/30" office:value-type="float" office:value="1.8" calcext:value-type="float">
            <text:p>1.8</text:p>
          </table:table-cell>
          <table:table-cell table:formula="of:=SUM([.HK2:.HK31])/30" office:value-type="float" office:value="1.8" calcext:value-type="float">
            <text:p>1.8</text:p>
          </table:table-cell>
          <table:table-cell table:formula="of:=SUM([.HL2:.HL31])/30" office:value-type="float" office:value="1.73333333333333" calcext:value-type="float">
            <text:p>1.7333333333</text:p>
          </table:table-cell>
          <table:table-cell table:formula="of:=SUM([.HM2:.HM31])/30" office:value-type="float" office:value="1.7" calcext:value-type="float">
            <text:p>1.7</text:p>
          </table:table-cell>
          <table:table-cell table:formula="of:=SUM([.HN2:.HN31])/30" office:value-type="float" office:value="1.86666666666667" calcext:value-type="float">
            <text:p>1.8666666667</text:p>
          </table:table-cell>
          <table:table-cell table:formula="of:=SUM([.HO2:.HO31])/30" office:value-type="float" office:value="1.83333333333333" calcext:value-type="float">
            <text:p>1.8333333333</text:p>
          </table:table-cell>
          <table:table-cell table:formula="of:=SUM([.HP2:.HP31])/30" office:value-type="float" office:value="1.76666666666667" calcext:value-type="float">
            <text:p>1.7666666667</text:p>
          </table:table-cell>
          <table:table-cell table:formula="of:=SUM([.HQ2:.HQ31])/30" office:value-type="float" office:value="1.66666666666667" calcext:value-type="float">
            <text:p>1.6666666667</text:p>
          </table:table-cell>
          <table:table-cell table:formula="of:=SUM([.HR2:.HR31])/30" office:value-type="float" office:value="1.76666666666667" calcext:value-type="float">
            <text:p>1.7666666667</text:p>
          </table:table-cell>
          <table:table-cell table:formula="of:=SUM([.HS2:.HS31])/30" office:value-type="float" office:value="1.83333333333333" calcext:value-type="float">
            <text:p>1.8333333333</text:p>
          </table:table-cell>
          <table:table-cell table:formula="of:=SUM([.HT2:.HT31])/30" office:value-type="float" office:value="1.76666666666667" calcext:value-type="float">
            <text:p>1.7666666667</text:p>
          </table:table-cell>
          <table:table-cell table:formula="of:=SUM([.HU2:.HU31])/30" office:value-type="float" office:value="1.66666666666667" calcext:value-type="float">
            <text:p>1.6666666667</text:p>
          </table:table-cell>
          <table:table-cell table:formula="of:=SUM([.HV2:.HV31])/30" office:value-type="float" office:value="1.7" calcext:value-type="float">
            <text:p>1.7</text:p>
          </table:table-cell>
          <table:table-cell table:formula="of:=SUM([.HW2:.HW31])/30" office:value-type="float" office:value="1.7" calcext:value-type="float">
            <text:p>1.7</text:p>
          </table:table-cell>
          <table:table-cell table:formula="of:=SUM([.HX2:.HX31])/30" office:value-type="float" office:value="1.7" calcext:value-type="float">
            <text:p>1.7</text:p>
          </table:table-cell>
          <table:table-cell table:formula="of:=SUM([.HY2:.HY31])/30" office:value-type="float" office:value="1.43333333333333" calcext:value-type="float">
            <text:p>1.4333333333</text:p>
          </table:table-cell>
          <table:table-cell table:formula="of:=SUM([.HZ2:.HZ31])/30" office:value-type="float" office:value="1.4" calcext:value-type="float">
            <text:p>1.4</text:p>
          </table:table-cell>
          <table:table-cell table:formula="of:=SUM([.IA2:.IA31])/30" office:value-type="float" office:value="1.66666666666667" calcext:value-type="float">
            <text:p>1.6666666667</text:p>
          </table:table-cell>
          <table:table-cell table:formula="of:=SUM([.IB2:.IB31])/30" office:value-type="float" office:value="1.7" calcext:value-type="float">
            <text:p>1.7</text:p>
          </table:table-cell>
          <table:table-cell table:formula="of:=SUM([.IC2:.IC31])/30" office:value-type="float" office:value="1.66666666666667" calcext:value-type="float">
            <text:p>1.6666666667</text:p>
          </table:table-cell>
          <table:table-cell table:formula="of:=SUM([.ID2:.ID31])/30" office:value-type="float" office:value="1.23333333333333" calcext:value-type="float">
            <text:p>1.2333333333</text:p>
          </table:table-cell>
          <table:table-cell table:formula="of:=SUM([.IE2:.IE31])/30" office:value-type="float" office:value="1.43333333333333" calcext:value-type="float">
            <text:p>1.4333333333</text:p>
          </table:table-cell>
          <table:table-cell table:formula="of:=SUM([.IF2:.IF31])/30" office:value-type="float" office:value="1.53333333333333" calcext:value-type="float">
            <text:p>1.5333333333</text:p>
          </table:table-cell>
          <table:table-cell table:formula="of:=SUM([.IG2:.IG31])/30" office:value-type="float" office:value="1.3" calcext:value-type="float">
            <text:p>1.3</text:p>
          </table:table-cell>
          <table:table-cell table:formula="of:=SUM([.IH2:.IH31])/30" office:value-type="float" office:value="1.46666666666667" calcext:value-type="float">
            <text:p>1.4666666667</text:p>
          </table:table-cell>
          <table:table-cell table:formula="of:=SUM([.II2:.II31])/30" office:value-type="float" office:value="1.53333333333333" calcext:value-type="float">
            <text:p>1.5333333333</text:p>
          </table:table-cell>
          <table:table-cell table:formula="of:=SUM([.IJ2:.IJ31])/30" office:value-type="float" office:value="1.56666666666667" calcext:value-type="float">
            <text:p>1.5666666667</text:p>
          </table:table-cell>
          <table:table-cell table:formula="of:=SUM([.IK2:.IK31])/30" office:value-type="float" office:value="1.46666666666667" calcext:value-type="float">
            <text:p>1.4666666667</text:p>
          </table:table-cell>
          <table:table-cell table:formula="of:=SUM([.IL2:.IL31])/30" office:value-type="float" office:value="1.36666666666667" calcext:value-type="float">
            <text:p>1.3666666667</text:p>
          </table:table-cell>
          <table:table-cell table:formula="of:=SUM([.IM2:.IM31])/30" office:value-type="float" office:value="1.23333333333333" calcext:value-type="float">
            <text:p>1.2333333333</text:p>
          </table:table-cell>
          <table:table-cell table:formula="of:=SUM([.IN2:.IN31])/30" office:value-type="float" office:value="1.3" calcext:value-type="float">
            <text:p>1.3</text:p>
          </table:table-cell>
          <table:table-cell table:formula="of:=SUM([.IO2:.IO31])/30" office:value-type="float" office:value="1.23333333333333" calcext:value-type="float">
            <text:p>1.2333333333</text:p>
          </table:table-cell>
          <table:table-cell table:formula="of:=SUM([.IP2:.IP31])/30" office:value-type="float" office:value="1.3" calcext:value-type="float">
            <text:p>1.3</text:p>
          </table:table-cell>
          <table:table-cell table:formula="of:=SUM([.IQ2:.IQ31])/30" office:value-type="float" office:value="1.53333333333333" calcext:value-type="float">
            <text:p>1.5333333333</text:p>
          </table:table-cell>
          <table:table-cell table:formula="of:=SUM([.IR2:.IR31])/30" office:value-type="float" office:value="1.66666666666667" calcext:value-type="float">
            <text:p>1.6666666667</text:p>
          </table:table-cell>
          <table:table-cell table:formula="of:=SUM([.IS2:.IS31])/30" office:value-type="float" office:value="1.76666666666667" calcext:value-type="float">
            <text:p>1.7666666667</text:p>
          </table:table-cell>
          <table:table-cell table:formula="of:=SUM([.IT2:.IT31])/30" office:value-type="float" office:value="1.76666666666667" calcext:value-type="float">
            <text:p>1.7666666667</text:p>
          </table:table-cell>
          <table:table-cell table:formula="of:=SUM([.IU2:.IU31])/30" office:value-type="float" office:value="1.73333333333333" calcext:value-type="float">
            <text:p>1.7333333333</text:p>
          </table:table-cell>
          <table:table-cell table:formula="of:=SUM([.IV2:.IV31])/30" office:value-type="float" office:value="1.9" calcext:value-type="float">
            <text:p>1.9</text:p>
          </table:table-cell>
          <table:table-cell table:formula="of:=SUM([.IW2:.IW31])/30" office:value-type="float" office:value="1.8" calcext:value-type="float">
            <text:p>1.8</text:p>
          </table:table-cell>
          <table:table-cell table:formula="of:=SUM([.IX2:.IX31])/30" office:value-type="float" office:value="1.66666666666667" calcext:value-type="float">
            <text:p>1.6666666667</text:p>
          </table:table-cell>
          <table:table-cell table:formula="of:=SUM([.IY2:.IY31])/30" office:value-type="float" office:value="1.86666666666667" calcext:value-type="float">
            <text:p>1.8666666667</text:p>
          </table:table-cell>
          <table:table-cell table:formula="of:=SUM([.IZ2:.IZ31])/30" office:value-type="float" office:value="1.73333333333333" calcext:value-type="float">
            <text:p>1.7333333333</text:p>
          </table:table-cell>
          <table:table-cell table:formula="of:=SUM([.JA2:.JA31])/30" office:value-type="float" office:value="1.73333333333333" calcext:value-type="float">
            <text:p>1.7333333333</text:p>
          </table:table-cell>
          <table:table-cell table:formula="of:=SUM([.JB2:.JB31])/30" office:value-type="float" office:value="1.8" calcext:value-type="float">
            <text:p>1.8</text:p>
          </table:table-cell>
          <table:table-cell table:formula="of:=SUM([.JC2:.JC31])/30" office:value-type="float" office:value="1.8" calcext:value-type="float">
            <text:p>1.8</text:p>
          </table:table-cell>
          <table:table-cell table:formula="of:=SUM([.JD2:.JD31])/30" office:value-type="float" office:value="1.66666666666667" calcext:value-type="float">
            <text:p>1.6666666667</text:p>
          </table:table-cell>
          <table:table-cell table:formula="of:=SUM([.JE2:.JE31])/30" office:value-type="float" office:value="1.56666666666667" calcext:value-type="float">
            <text:p>1.5666666667</text:p>
          </table:table-cell>
          <table:table-cell table:formula="of:=SUM([.JF2:.JF31])/30" office:value-type="float" office:value="1.73333333333333" calcext:value-type="float">
            <text:p>1.7333333333</text:p>
          </table:table-cell>
          <table:table-cell table:formula="of:=SUM([.JG2:.JG31])/30" office:value-type="float" office:value="1.8" calcext:value-type="float">
            <text:p>1.8</text:p>
          </table:table-cell>
          <table:table-cell table:formula="of:=SUM([.JH2:.JH31])/30" office:value-type="float" office:value="1.73333333333333" calcext:value-type="float">
            <text:p>1.7333333333</text:p>
          </table:table-cell>
          <table:table-cell table:formula="of:=SUM([.JI2:.JI31])/30" office:value-type="float" office:value="1.5" calcext:value-type="float">
            <text:p>1.5</text:p>
          </table:table-cell>
          <table:table-cell table:formula="of:=SUM([.JJ2:.JJ31])/30" office:value-type="float" office:value="1.63333333333333" calcext:value-type="float">
            <text:p>1.6333333333</text:p>
          </table:table-cell>
          <table:table-cell table:formula="of:=SUM([.JK2:.JK31])/30" office:value-type="float" office:value="1.6" calcext:value-type="float">
            <text:p>1.6</text:p>
          </table:table-cell>
          <table:table-cell table:formula="of:=SUM([.JL2:.JL31])/30" office:value-type="float" office:value="1.73333333333333" calcext:value-type="float">
            <text:p>1.7333333333</text:p>
          </table:table-cell>
          <table:table-cell table:formula="of:=SUM([.JM2:.JM31])/30" office:value-type="float" office:value="1.93333333333333" calcext:value-type="float">
            <text:p>1.9333333333</text:p>
          </table:table-cell>
          <table:table-cell table:formula="of:=SUM([.JN2:.JN31])/30" office:value-type="float" office:value="2.1" calcext:value-type="float">
            <text:p>2.1</text:p>
          </table:table-cell>
          <table:table-cell table:formula="of:=SUM([.JO2:.JO31])/30" office:value-type="float" office:value="2" calcext:value-type="float">
            <text:p>2</text:p>
          </table:table-cell>
          <table:table-cell table:formula="of:=SUM([.JP2:.JP31])/30" office:value-type="float" office:value="1.76666666666667" calcext:value-type="float">
            <text:p>1.7666666667</text:p>
          </table:table-cell>
          <table:table-cell table:formula="of:=SUM([.JQ2:.JQ31])/30" office:value-type="float" office:value="1.63333333333333" calcext:value-type="float">
            <text:p>1.6333333333</text:p>
          </table:table-cell>
          <table:table-cell table:formula="of:=SUM([.JR2:.JR31])/30" office:value-type="float" office:value="1.83333333333333" calcext:value-type="float">
            <text:p>1.8333333333</text:p>
          </table:table-cell>
          <table:table-cell table:formula="of:=SUM([.JS2:.JS31])/30" office:value-type="float" office:value="1.76666666666667" calcext:value-type="float">
            <text:p>1.7666666667</text:p>
          </table:table-cell>
          <table:table-cell table:formula="of:=SUM([.JT2:.JT31])/30" office:value-type="float" office:value="1.66666666666667" calcext:value-type="float">
            <text:p>1.6666666667</text:p>
          </table:table-cell>
          <table:table-cell table:formula="of:=SUM([.JU2:.JU31])/30" office:value-type="float" office:value="1.63333333333333" calcext:value-type="float">
            <text:p>1.6333333333</text:p>
          </table:table-cell>
          <table:table-cell table:formula="of:=SUM([.JV2:.JV31])/30" office:value-type="float" office:value="1.56666666666667" calcext:value-type="float">
            <text:p>1.5666666667</text:p>
          </table:table-cell>
          <table:table-cell table:formula="of:=SUM([.JW2:.JW31])/30" office:value-type="float" office:value="1.6" calcext:value-type="float">
            <text:p>1.6</text:p>
          </table:table-cell>
          <table:table-cell table:formula="of:=SUM([.JX2:.JX31])/30" office:value-type="float" office:value="1.56666666666667" calcext:value-type="float">
            <text:p>1.5666666667</text:p>
          </table:table-cell>
          <table:table-cell table:formula="of:=SUM([.JY2:.JY31])/30" office:value-type="float" office:value="1.73333333333333" calcext:value-type="float">
            <text:p>1.7333333333</text:p>
          </table:table-cell>
          <table:table-cell table:formula="of:=SUM([.JZ2:.JZ31])/30" office:value-type="float" office:value="1.63333333333333" calcext:value-type="float">
            <text:p>1.6333333333</text:p>
          </table:table-cell>
          <table:table-cell table:formula="of:=SUM([.KA2:.KA31])/30" office:value-type="float" office:value="1.6" calcext:value-type="float">
            <text:p>1.6</text:p>
          </table:table-cell>
          <table:table-cell table:formula="of:=SUM([.KB2:.KB31])/30" office:value-type="float" office:value="1.5" calcext:value-type="float">
            <text:p>1.5</text:p>
          </table:table-cell>
          <table:table-cell table:formula="of:=SUM([.KC2:.KC31])/30" office:value-type="float" office:value="1.83333333333333" calcext:value-type="float">
            <text:p>1.8333333333</text:p>
          </table:table-cell>
          <table:table-cell table:formula="of:=SUM([.KD2:.KD31])/30" office:value-type="float" office:value="1.96666666666667" calcext:value-type="float">
            <text:p>1.9666666667</text:p>
          </table:table-cell>
          <table:table-cell table:formula="of:=SUM([.KE2:.KE31])/30" office:value-type="float" office:value="1.9" calcext:value-type="float">
            <text:p>1.9</text:p>
          </table:table-cell>
          <table:table-cell table:formula="of:=SUM([.KF2:.KF31])/30" office:value-type="float" office:value="1.8" calcext:value-type="float">
            <text:p>1.8</text:p>
          </table:table-cell>
          <table:table-cell table:formula="of:=SUM([.KG2:.KG31])/30" office:value-type="float" office:value="1.73333333333333" calcext:value-type="float">
            <text:p>1.7333333333</text:p>
          </table:table-cell>
          <table:table-cell table:formula="of:=SUM([.KH2:.KH31])/30" office:value-type="float" office:value="1.86666666666667" calcext:value-type="float">
            <text:p>1.8666666667</text:p>
          </table:table-cell>
          <table:table-cell table:formula="of:=SUM([.KI2:.KI31])/30" office:value-type="float" office:value="1.76666666666667" calcext:value-type="float">
            <text:p>1.7666666667</text:p>
          </table:table-cell>
          <table:table-cell table:formula="of:=SUM([.KJ2:.KJ31])/30" office:value-type="float" office:value="1.46666666666667" calcext:value-type="float">
            <text:p>1.4666666667</text:p>
          </table:table-cell>
          <table:table-cell table:formula="of:=SUM([.KK2:.KK31])/30" office:value-type="float" office:value="1.46666666666667" calcext:value-type="float">
            <text:p>1.4666666667</text:p>
          </table:table-cell>
          <table:table-cell table:formula="of:=SUM([.KL2:.KL31])/30" office:value-type="float" office:value="1.36666666666667" calcext:value-type="float">
            <text:p>1.3666666667</text:p>
          </table:table-cell>
          <table:table-cell table:formula="of:=SUM([.KM2:.KM31])/30" office:value-type="float" office:value="1.36666666666667" calcext:value-type="float">
            <text:p>1.3666666667</text:p>
          </table:table-cell>
          <table:table-cell table:formula="of:=SUM([.KN2:.KN31])/30" office:value-type="float" office:value="1.3" calcext:value-type="float">
            <text:p>1.3</text:p>
          </table:table-cell>
          <table:table-cell table:formula="of:=SUM([.KO2:.KO31])/30" office:value-type="float" office:value="1.4" calcext:value-type="float">
            <text:p>1.4</text:p>
          </table:table-cell>
          <table:table-cell table:formula="of:=SUM([.KP2:.KP31])/30" office:value-type="float" office:value="1.23333333333333" calcext:value-type="float">
            <text:p>1.2333333333</text:p>
          </table:table-cell>
          <table:table-cell table:formula="of:=SUM([.KQ2:.KQ31])/30" office:value-type="float" office:value="1.4" calcext:value-type="float">
            <text:p>1.4</text:p>
          </table:table-cell>
          <table:table-cell table:formula="of:=SUM([.KR2:.KR31])/30" office:value-type="float" office:value="1.5" calcext:value-type="float">
            <text:p>1.5</text:p>
          </table:table-cell>
          <table:table-cell table:formula="of:=SUM([.KS2:.KS31])/30" office:value-type="float" office:value="1.6" calcext:value-type="float">
            <text:p>1.6</text:p>
          </table:table-cell>
          <table:table-cell table:formula="of:=SUM([.KT2:.KT31])/30" office:value-type="float" office:value="1.53333333333333" calcext:value-type="float">
            <text:p>1.5333333333</text:p>
          </table:table-cell>
          <table:table-cell table:formula="of:=SUM([.KU2:.KU31])/30" office:value-type="float" office:value="1.6" calcext:value-type="float">
            <text:p>1.6</text:p>
          </table:table-cell>
          <table:table-cell table:formula="of:=SUM([.KV2:.KV31])/30" office:value-type="float" office:value="1.7" calcext:value-type="float">
            <text:p>1.7</text:p>
          </table:table-cell>
          <table:table-cell table:formula="of:=SUM([.KW2:.KW31])/30" office:value-type="float" office:value="1.63333333333333" calcext:value-type="float">
            <text:p>1.6333333333</text:p>
          </table:table-cell>
          <table:table-cell table:formula="of:=SUM([.KX2:.KX31])/30" office:value-type="float" office:value="1.73333333333333" calcext:value-type="float">
            <text:p>1.7333333333</text:p>
          </table:table-cell>
          <table:table-cell table:formula="of:=SUM([.KY2:.KY31])/30" office:value-type="float" office:value="1.86666666666667" calcext:value-type="float">
            <text:p>1.8666666667</text:p>
          </table:table-cell>
          <table:table-cell table:formula="of:=SUM([.KZ2:.KZ31])/30" office:value-type="float" office:value="1.8" calcext:value-type="float">
            <text:p>1.8</text:p>
          </table:table-cell>
          <table:table-cell table:formula="of:=SUM([.LA2:.LA31])/30" office:value-type="float" office:value="1.73333333333333" calcext:value-type="float">
            <text:p>1.7333333333</text:p>
          </table:table-cell>
          <table:table-cell table:formula="of:=SUM([.LB2:.LB31])/30" office:value-type="float" office:value="1.7" calcext:value-type="float">
            <text:p>1.7</text:p>
          </table:table-cell>
          <table:table-cell table:formula="of:=SUM([.LC2:.LC31])/30" office:value-type="float" office:value="1.96666666666667" calcext:value-type="float">
            <text:p>1.9666666667</text:p>
          </table:table-cell>
          <table:table-cell table:formula="of:=SUM([.LD2:.LD31])/30" office:value-type="float" office:value="1.83333333333333" calcext:value-type="float">
            <text:p>1.8333333333</text:p>
          </table:table-cell>
          <table:table-cell table:formula="of:=SUM([.LE2:.LE31])/30" office:value-type="float" office:value="1.93333333333333" calcext:value-type="float">
            <text:p>1.9333333333</text:p>
          </table:table-cell>
          <table:table-cell table:formula="of:=SUM([.LF2:.LF31])/30" office:value-type="float" office:value="1.93333333333333" calcext:value-type="float">
            <text:p>1.9333333333</text:p>
          </table:table-cell>
          <table:table-cell table:formula="of:=SUM([.LG2:.LG31])/30" office:value-type="float" office:value="1.76666666666667" calcext:value-type="float">
            <text:p>1.7666666667</text:p>
          </table:table-cell>
          <table:table-cell table:formula="of:=SUM([.LH2:.LH31])/30" office:value-type="float" office:value="1.73333333333333" calcext:value-type="float">
            <text:p>1.7333333333</text:p>
          </table:table-cell>
          <table:table-cell table:formula="of:=SUM([.LI2:.LI31])/30" office:value-type="float" office:value="1.63333333333333" calcext:value-type="float">
            <text:p>1.6333333333</text:p>
          </table:table-cell>
          <table:table-cell table:formula="of:=SUM([.LJ2:.LJ31])/30" office:value-type="float" office:value="1.83333333333333" calcext:value-type="float">
            <text:p>1.8333333333</text:p>
          </table:table-cell>
          <table:table-cell table:formula="of:=SUM([.LK2:.LK31])/30" office:value-type="float" office:value="1.83333333333333" calcext:value-type="float">
            <text:p>1.8333333333</text:p>
          </table:table-cell>
          <table:table-cell table:formula="of:=SUM([.LL2:.LL31])/30" office:value-type="float" office:value="1.96666666666667" calcext:value-type="float">
            <text:p>1.9666666667</text:p>
          </table:table-cell>
          <table:table-cell table:formula="of:=SUM([.LM2:.LM31])/30" office:value-type="float" office:value="1.86666666666667" calcext:value-type="float">
            <text:p>1.8666666667</text:p>
          </table:table-cell>
          <table:table-cell table:formula="of:=SUM([.LN2:.LN31])/30" office:value-type="float" office:value="1.86666666666667" calcext:value-type="float">
            <text:p>1.8666666667</text:p>
          </table:table-cell>
          <table:table-cell table:formula="of:=SUM([.LO2:.LO31])/30" office:value-type="float" office:value="1.96666666666667" calcext:value-type="float">
            <text:p>1.9666666667</text:p>
          </table:table-cell>
          <table:table-cell table:formula="of:=SUM([.LP2:.LP31])/30" office:value-type="float" office:value="1.83333333333333" calcext:value-type="float">
            <text:p>1.8333333333</text:p>
          </table:table-cell>
          <table:table-cell table:formula="of:=SUM([.LQ2:.LQ31])/30" office:value-type="float" office:value="2.13333333333333" calcext:value-type="float">
            <text:p>2.1333333333</text:p>
          </table:table-cell>
          <table:table-cell table:formula="of:=SUM([.LR2:.LR31])/30" office:value-type="float" office:value="2.1" calcext:value-type="float">
            <text:p>2.1</text:p>
          </table:table-cell>
          <table:table-cell table:formula="of:=SUM([.LS2:.LS31])/30" office:value-type="float" office:value="2.16666666666667" calcext:value-type="float">
            <text:p>2.1666666667</text:p>
          </table:table-cell>
          <table:table-cell table:formula="of:=SUM([.LT2:.LT31])/30" office:value-type="float" office:value="1.96666666666667" calcext:value-type="float">
            <text:p>1.9666666667</text:p>
          </table:table-cell>
          <table:table-cell table:formula="of:=SUM([.LU2:.LU31])/30" office:value-type="float" office:value="2.03333333333333" calcext:value-type="float">
            <text:p>2.0333333333</text:p>
          </table:table-cell>
          <table:table-cell table:formula="of:=SUM([.LV2:.LV31])/30" office:value-type="float" office:value="2" calcext:value-type="float">
            <text:p>2</text:p>
          </table:table-cell>
          <table:table-cell table:formula="of:=SUM([.LW2:.LW31])/30" office:value-type="float" office:value="2.03333333333333" calcext:value-type="float">
            <text:p>2.0333333333</text:p>
          </table:table-cell>
          <table:table-cell table:formula="of:=SUM([.LX2:.LX31])/30" office:value-type="float" office:value="2.16666666666667" calcext:value-type="float">
            <text:p>2.1666666667</text:p>
          </table:table-cell>
          <table:table-cell table:formula="of:=SUM([.LY2:.LY31])/30" office:value-type="float" office:value="2.06666666666667" calcext:value-type="float">
            <text:p>2.0666666667</text:p>
          </table:table-cell>
          <table:table-cell table:formula="of:=SUM([.LZ2:.LZ31])/30" office:value-type="float" office:value="2.16666666666667" calcext:value-type="float">
            <text:p>2.1666666667</text:p>
          </table:table-cell>
          <table:table-cell table:formula="of:=SUM([.MA2:.MA31])/30" office:value-type="float" office:value="2.16666666666667" calcext:value-type="float">
            <text:p>2.1666666667</text:p>
          </table:table-cell>
          <table:table-cell table:formula="of:=SUM([.MB2:.MB31])/30" office:value-type="float" office:value="1.96666666666667" calcext:value-type="float">
            <text:p>1.9666666667</text:p>
          </table:table-cell>
          <table:table-cell table:formula="of:=SUM([.MC2:.MC31])/30" office:value-type="float" office:value="2" calcext:value-type="float">
            <text:p>2</text:p>
          </table:table-cell>
          <table:table-cell table:formula="of:=SUM([.MD2:.MD31])/30" office:value-type="float" office:value="1.93333333333333" calcext:value-type="float">
            <text:p>1.9333333333</text:p>
          </table:table-cell>
          <table:table-cell table:formula="of:=SUM([.ME2:.ME31])/30" office:value-type="float" office:value="1.8" calcext:value-type="float">
            <text:p>1.8</text:p>
          </table:table-cell>
          <table:table-cell table:formula="of:=SUM([.MF2:.MF31])/30" office:value-type="float" office:value="1.7" calcext:value-type="float">
            <text:p>1.7</text:p>
          </table:table-cell>
          <table:table-cell table:formula="of:=SUM([.MG2:.MG31])/30" office:value-type="float" office:value="1.73333333333333" calcext:value-type="float">
            <text:p>1.7333333333</text:p>
          </table:table-cell>
          <table:table-cell table:formula="of:=SUM([.MH2:.MH31])/30" office:value-type="float" office:value="1.66666666666667" calcext:value-type="float">
            <text:p>1.6666666667</text:p>
          </table:table-cell>
          <table:table-cell table:formula="of:=SUM([.MI2:.MI31])/30" office:value-type="float" office:value="1.73333333333333" calcext:value-type="float">
            <text:p>1.7333333333</text:p>
          </table:table-cell>
          <table:table-cell table:formula="of:=SUM([.MJ2:.MJ31])/30" office:value-type="float" office:value="1.66666666666667" calcext:value-type="float">
            <text:p>1.6666666667</text:p>
          </table:table-cell>
          <table:table-cell table:formula="of:=SUM([.MK2:.MK31])/30" office:value-type="float" office:value="1.86666666666667" calcext:value-type="float">
            <text:p>1.8666666667</text:p>
          </table:table-cell>
          <table:table-cell table:formula="of:=SUM([.ML2:.ML31])/30" office:value-type="float" office:value="1.56666666666667" calcext:value-type="float">
            <text:p>1.5666666667</text:p>
          </table:table-cell>
          <table:table-cell table:formula="of:=SUM([.MM2:.MM31])/30" office:value-type="float" office:value="1.7" calcext:value-type="float">
            <text:p>1.7</text:p>
          </table:table-cell>
          <table:table-cell table:formula="of:=SUM([.MN2:.MN31])/30" office:value-type="float" office:value="1.66666666666667" calcext:value-type="float">
            <text:p>1.6666666667</text:p>
          </table:table-cell>
          <table:table-cell table:formula="of:=SUM([.MO2:.MO31])/30" office:value-type="float" office:value="1.5" calcext:value-type="float">
            <text:p>1.5</text:p>
          </table:table-cell>
          <table:table-cell table:formula="of:=SUM([.MP2:.MP31])/30" office:value-type="float" office:value="1.46666666666667" calcext:value-type="float">
            <text:p>1.4666666667</text:p>
          </table:table-cell>
          <table:table-cell table:formula="of:=SUM([.MQ2:.MQ31])/30" office:value-type="float" office:value="1.43333333333333" calcext:value-type="float">
            <text:p>1.4333333333</text:p>
          </table:table-cell>
          <table:table-cell table:formula="of:=SUM([.MR2:.MR31])/30" office:value-type="float" office:value="1.5" calcext:value-type="float">
            <text:p>1.5</text:p>
          </table:table-cell>
          <table:table-cell table:formula="of:=SUM([.MS2:.MS31])/30" office:value-type="float" office:value="1.63333333333333" calcext:value-type="float">
            <text:p>1.6333333333</text:p>
          </table:table-cell>
          <table:table-cell table:formula="of:=SUM([.MT2:.MT31])/30" office:value-type="float" office:value="1.6" calcext:value-type="float">
            <text:p>1.6</text:p>
          </table:table-cell>
          <table:table-cell table:formula="of:=SUM([.MU2:.MU31])/30" office:value-type="float" office:value="1.5" calcext:value-type="float">
            <text:p>1.5</text:p>
          </table:table-cell>
          <table:table-cell table:formula="of:=SUM([.MV2:.MV31])/30" office:value-type="float" office:value="1.5" calcext:value-type="float">
            <text:p>1.5</text:p>
          </table:table-cell>
          <table:table-cell table:formula="of:=SUM([.MW2:.MW31])/30" office:value-type="float" office:value="1.7" calcext:value-type="float">
            <text:p>1.7</text:p>
          </table:table-cell>
          <table:table-cell table:formula="of:=SUM([.MX2:.MX31])/30" office:value-type="float" office:value="1.56666666666667" calcext:value-type="float">
            <text:p>1.5666666667</text:p>
          </table:table-cell>
          <table:table-cell table:formula="of:=SUM([.MY2:.MY31])/30" office:value-type="float" office:value="1.63333333333333" calcext:value-type="float">
            <text:p>1.6333333333</text:p>
          </table:table-cell>
          <table:table-cell table:formula="of:=SUM([.MZ2:.MZ31])/30" office:value-type="float" office:value="1.7" calcext:value-type="float">
            <text:p>1.7</text:p>
          </table:table-cell>
          <table:table-cell table:formula="of:=SUM([.NA2:.NA31])/30" office:value-type="float" office:value="1.76666666666667" calcext:value-type="float">
            <text:p>1.7666666667</text:p>
          </table:table-cell>
          <table:table-cell table:formula="of:=SUM([.NB2:.NB31])/30" office:value-type="float" office:value="1.76666666666667" calcext:value-type="float">
            <text:p>1.7666666667</text:p>
          </table:table-cell>
          <table:table-cell table:formula="of:=SUM([.NC2:.NC31])/30" office:value-type="float" office:value="1.6" calcext:value-type="float">
            <text:p>1.6</text:p>
          </table:table-cell>
          <table:table-cell table:formula="of:=SUM([.ND2:.ND31])/30" office:value-type="float" office:value="1.63333333333333" calcext:value-type="float">
            <text:p>1.6333333333</text:p>
          </table:table-cell>
          <table:table-cell table:formula="of:=SUM([.NE2:.NE31])/30" office:value-type="float" office:value="1.76666666666667" calcext:value-type="float">
            <text:p>1.7666666667</text:p>
          </table:table-cell>
          <table:table-cell table:formula="of:=SUM([.NF2:.NF31])/30" office:value-type="float" office:value="1.63333333333333" calcext:value-type="float">
            <text:p>1.6333333333</text:p>
          </table:table-cell>
          <table:table-cell table:formula="of:=SUM([.NG2:.NG31])/30" office:value-type="float" office:value="1.6" calcext:value-type="float">
            <text:p>1.6</text:p>
          </table:table-cell>
          <table:table-cell table:formula="of:=SUM([.NH2:.NH31])/30" office:value-type="float" office:value="1.7" calcext:value-type="float">
            <text:p>1.7</text:p>
          </table:table-cell>
          <table:table-cell table:formula="of:=SUM([.NI2:.NI31])/30" office:value-type="float" office:value="1.73333333333333" calcext:value-type="float">
            <text:p>1.7333333333</text:p>
          </table:table-cell>
          <table:table-cell table:formula="of:=SUM([.NJ2:.NJ31])/30" office:value-type="float" office:value="1.83333333333333" calcext:value-type="float">
            <text:p>1.8333333333</text:p>
          </table:table-cell>
          <table:table-cell table:formula="of:=SUM([.NK2:.NK31])/30" office:value-type="float" office:value="1.93333333333333" calcext:value-type="float">
            <text:p>1.9333333333</text:p>
          </table:table-cell>
          <table:table-cell table:formula="of:=SUM([.NL2:.NL31])/30" office:value-type="float" office:value="1.93333333333333" calcext:value-type="float">
            <text:p>1.9333333333</text:p>
          </table:table-cell>
          <table:table-cell table:formula="of:=SUM([.NM2:.NM31])/30" office:value-type="float" office:value="1.83333333333333" calcext:value-type="float">
            <text:p>1.8333333333</text:p>
          </table:table-cell>
          <table:table-cell table:formula="of:=SUM([.NN2:.NN31])/30" office:value-type="float" office:value="1.73333333333333" calcext:value-type="float">
            <text:p>1.7333333333</text:p>
          </table:table-cell>
          <table:table-cell table:formula="of:=SUM([.NO2:.NO31])/30" office:value-type="float" office:value="1.7" calcext:value-type="float">
            <text:p>1.7</text:p>
          </table:table-cell>
          <table:table-cell table:formula="of:=SUM([.NP2:.NP31])/30" office:value-type="float" office:value="1.53333333333333" calcext:value-type="float">
            <text:p>1.5333333333</text:p>
          </table:table-cell>
          <table:table-cell table:formula="of:=SUM([.NQ2:.NQ31])/30" office:value-type="float" office:value="1.53333333333333" calcext:value-type="float">
            <text:p>1.5333333333</text:p>
          </table:table-cell>
          <table:table-cell table:formula="of:=SUM([.NR2:.NR31])/30" office:value-type="float" office:value="1.43333333333333" calcext:value-type="float">
            <text:p>1.4333333333</text:p>
          </table:table-cell>
          <table:table-cell table:formula="of:=SUM([.NS2:.NS31])/30" office:value-type="float" office:value="1.23333333333333" calcext:value-type="float">
            <text:p>1.2333333333</text:p>
          </table:table-cell>
          <table:table-cell table:formula="of:=SUM([.NT2:.NT31])/30" office:value-type="float" office:value="1.2" calcext:value-type="float">
            <text:p>1.2</text:p>
          </table:table-cell>
          <table:table-cell table:formula="of:=SUM([.NU2:.NU31])/30" office:value-type="float" office:value="1.23333333333333" calcext:value-type="float">
            <text:p>1.2333333333</text:p>
          </table:table-cell>
          <table:table-cell table:formula="of:=SUM([.NV2:.NV31])/30" office:value-type="float" office:value="1.33333333333333" calcext:value-type="float">
            <text:p>1.3333333333</text:p>
          </table:table-cell>
          <table:table-cell table:formula="of:=SUM([.NW2:.NW31])/30" office:value-type="float" office:value="1.13333333333333" calcext:value-type="float">
            <text:p>1.1333333333</text:p>
          </table:table-cell>
          <table:table-cell table:formula="of:=SUM([.NX2:.NX31])/30" office:value-type="float" office:value="1.3" calcext:value-type="float">
            <text:p>1.3</text:p>
          </table:table-cell>
          <table:table-cell table:formula="of:=SUM([.NY2:.NY31])/30" office:value-type="float" office:value="1.33333333333333" calcext:value-type="float">
            <text:p>1.3333333333</text:p>
          </table:table-cell>
          <table:table-cell table:formula="of:=SUM([.NZ2:.NZ31])/30" office:value-type="float" office:value="1.46666666666667" calcext:value-type="float">
            <text:p>1.4666666667</text:p>
          </table:table-cell>
          <table:table-cell table:formula="of:=SUM([.OA2:.OA31])/30" office:value-type="float" office:value="1.4" calcext:value-type="float">
            <text:p>1.4</text:p>
          </table:table-cell>
          <table:table-cell table:formula="of:=SUM([.OB2:.OB31])/30" office:value-type="float" office:value="1.73333333333333" calcext:value-type="float">
            <text:p>1.7333333333</text:p>
          </table:table-cell>
          <table:table-cell table:formula="of:=SUM([.OC2:.OC31])/30" office:value-type="float" office:value="1.8" calcext:value-type="float">
            <text:p>1.8</text:p>
          </table:table-cell>
          <table:table-cell table:formula="of:=SUM([.OD2:.OD31])/30" office:value-type="float" office:value="1.93333333333333" calcext:value-type="float">
            <text:p>1.9333333333</text:p>
          </table:table-cell>
          <table:table-cell table:formula="of:=SUM([.OE2:.OE31])/30" office:value-type="float" office:value="1.9" calcext:value-type="float">
            <text:p>1.9</text:p>
          </table:table-cell>
          <table:table-cell table:formula="of:=SUM([.OF2:.OF31])/30" office:value-type="float" office:value="2.13333333333333" calcext:value-type="float">
            <text:p>2.1333333333</text:p>
          </table:table-cell>
          <table:table-cell table:formula="of:=SUM([.OG2:.OG31])/30" office:value-type="float" office:value="2.03333333333333" calcext:value-type="float">
            <text:p>2.0333333333</text:p>
          </table:table-cell>
          <table:table-cell table:formula="of:=SUM([.OH2:.OH31])/30" office:value-type="float" office:value="1.9" calcext:value-type="float">
            <text:p>1.9</text:p>
          </table:table-cell>
          <table:table-cell table:formula="of:=SUM([.OI2:.OI31])/30" office:value-type="float" office:value="1.9" calcext:value-type="float">
            <text:p>1.9</text:p>
          </table:table-cell>
          <table:table-cell table:formula="of:=SUM([.OJ2:.OJ31])/30" office:value-type="float" office:value="1.93333333333333" calcext:value-type="float">
            <text:p>1.9333333333</text:p>
          </table:table-cell>
          <table:table-cell table:formula="of:=SUM([.OK2:.OK31])/30" office:value-type="float" office:value="1.76666666666667" calcext:value-type="float">
            <text:p>1.7666666667</text:p>
          </table:table-cell>
          <table:table-cell table:formula="of:=SUM([.OL2:.OL31])/30" office:value-type="float" office:value="1.56666666666667" calcext:value-type="float">
            <text:p>1.5666666667</text:p>
          </table:table-cell>
          <table:table-cell table:formula="of:=SUM([.OM2:.OM31])/30" office:value-type="float" office:value="1.66666666666667" calcext:value-type="float">
            <text:p>1.6666666667</text:p>
          </table:table-cell>
          <table:table-cell table:formula="of:=SUM([.ON2:.ON31])/30" office:value-type="float" office:value="1.7" calcext:value-type="float">
            <text:p>1.7</text:p>
          </table:table-cell>
          <table:table-cell table:formula="of:=SUM([.OO2:.OO31])/30" office:value-type="float" office:value="1.8" calcext:value-type="float">
            <text:p>1.8</text:p>
          </table:table-cell>
          <table:table-cell table:formula="of:=SUM([.OP2:.OP31])/30" office:value-type="float" office:value="1.76666666666667" calcext:value-type="float">
            <text:p>1.7666666667</text:p>
          </table:table-cell>
          <table:table-cell table:formula="of:=SUM([.OQ2:.OQ31])/30" office:value-type="float" office:value="1.76666666666667" calcext:value-type="float">
            <text:p>1.7666666667</text:p>
          </table:table-cell>
          <table:table-cell table:formula="of:=SUM([.OR2:.OR31])/30" office:value-type="float" office:value="1.56666666666667" calcext:value-type="float">
            <text:p>1.5666666667</text:p>
          </table:table-cell>
          <table:table-cell table:formula="of:=SUM([.OS2:.OS31])/30" office:value-type="float" office:value="1.33333333333333" calcext:value-type="float">
            <text:p>1.3333333333</text:p>
          </table:table-cell>
          <table:table-cell table:formula="of:=SUM([.OT2:.OT31])/30" office:value-type="float" office:value="1.26666666666667" calcext:value-type="float">
            <text:p>1.2666666667</text:p>
          </table:table-cell>
          <table:table-cell table:formula="of:=SUM([.OU2:.OU31])/30" office:value-type="float" office:value="1.3" calcext:value-type="float">
            <text:p>1.3</text:p>
          </table:table-cell>
          <table:table-cell table:formula="of:=SUM([.OV2:.OV31])/30" office:value-type="float" office:value="1.1" calcext:value-type="float">
            <text:p>1.1</text:p>
          </table:table-cell>
          <table:table-cell table:formula="of:=SUM([.OW2:.OW31])/30" office:value-type="float" office:value="1" calcext:value-type="float">
            <text:p>1</text:p>
          </table:table-cell>
          <table:table-cell table:formula="of:=SUM([.OX2:.OX31])/30" office:value-type="float" office:value="1.06666666666667" calcext:value-type="float">
            <text:p>1.0666666667</text:p>
          </table:table-cell>
          <table:table-cell table:formula="of:=SUM([.OY2:.OY31])/30" office:value-type="float" office:value="1.36666666666667" calcext:value-type="float">
            <text:p>1.3666666667</text:p>
          </table:table-cell>
          <table:table-cell table:formula="of:=SUM([.OZ2:.OZ31])/30" office:value-type="float" office:value="1.5" calcext:value-type="float">
            <text:p>1.5</text:p>
          </table:table-cell>
          <table:table-cell table:formula="of:=SUM([.PA2:.PA31])/30" office:value-type="float" office:value="1.56666666666667" calcext:value-type="float">
            <text:p>1.5666666667</text:p>
          </table:table-cell>
          <table:table-cell table:formula="of:=SUM([.PB2:.PB31])/30" office:value-type="float" office:value="1.53333333333333" calcext:value-type="float">
            <text:p>1.5333333333</text:p>
          </table:table-cell>
          <table:table-cell table:formula="of:=SUM([.PC2:.PC31])/30" office:value-type="float" office:value="1.5" calcext:value-type="float">
            <text:p>1.5</text:p>
          </table:table-cell>
          <table:table-cell table:formula="of:=SUM([.PD2:.PD31])/30" office:value-type="float" office:value="1.53333333333333" calcext:value-type="float">
            <text:p>1.5333333333</text:p>
          </table:table-cell>
          <table:table-cell table:formula="of:=SUM([.PE2:.PE31])/30" office:value-type="float" office:value="1.6" calcext:value-type="float">
            <text:p>1.6</text:p>
          </table:table-cell>
          <table:table-cell table:formula="of:=SUM([.PF2:.PF31])/30" office:value-type="float" office:value="1.43333333333333" calcext:value-type="float">
            <text:p>1.4333333333</text:p>
          </table:table-cell>
          <table:table-cell table:formula="of:=SUM([.PG2:.PG31])/30" office:value-type="float" office:value="1.4" calcext:value-type="float">
            <text:p>1.4</text:p>
          </table:table-cell>
          <table:table-cell table:formula="of:=SUM([.PH2:.PH31])/30" office:value-type="float" office:value="1.16666666666667" calcext:value-type="float">
            <text:p>1.1666666667</text:p>
          </table:table-cell>
          <table:table-cell table:formula="of:=SUM([.PI2:.PI31])/30" office:value-type="float" office:value="1.23333333333333" calcext:value-type="float">
            <text:p>1.2333333333</text:p>
          </table:table-cell>
          <table:table-cell table:formula="of:=SUM([.PJ2:.PJ31])/30" office:value-type="float" office:value="1.3" calcext:value-type="float">
            <text:p>1.3</text:p>
          </table:table-cell>
          <table:table-cell table:formula="of:=SUM([.PK2:.PK31])/30" office:value-type="float" office:value="1.63333333333333" calcext:value-type="float">
            <text:p>1.6333333333</text:p>
          </table:table-cell>
          <table:table-cell table:formula="of:=SUM([.PL2:.PL31])/30" office:value-type="float" office:value="1.66666666666667" calcext:value-type="float">
            <text:p>1.6666666667</text:p>
          </table:table-cell>
          <table:table-cell table:formula="of:=SUM([.PM2:.PM31])/30" office:value-type="float" office:value="1.56666666666667" calcext:value-type="float">
            <text:p>1.5666666667</text:p>
          </table:table-cell>
          <table:table-cell table:formula="of:=SUM([.PN2:.PN31])/30" office:value-type="float" office:value="1.56666666666667" calcext:value-type="float">
            <text:p>1.5666666667</text:p>
          </table:table-cell>
          <table:table-cell table:formula="of:=SUM([.PO2:.PO31])/30" office:value-type="float" office:value="1.66666666666667" calcext:value-type="float">
            <text:p>1.6666666667</text:p>
          </table:table-cell>
          <table:table-cell table:formula="of:=SUM([.PP2:.PP31])/30" office:value-type="float" office:value="1.76666666666667" calcext:value-type="float">
            <text:p>1.7666666667</text:p>
          </table:table-cell>
          <table:table-cell table:formula="of:=SUM([.PQ2:.PQ31])/30" office:value-type="float" office:value="1.83333333333333" calcext:value-type="float">
            <text:p>1.8333333333</text:p>
          </table:table-cell>
          <table:table-cell table:formula="of:=SUM([.PR2:.PR31])/30" office:value-type="float" office:value="1.86666666666667" calcext:value-type="float">
            <text:p>1.8666666667</text:p>
          </table:table-cell>
          <table:table-cell table:formula="of:=SUM([.PS2:.PS31])/30" office:value-type="float" office:value="1.66666666666667" calcext:value-type="float">
            <text:p>1.6666666667</text:p>
          </table:table-cell>
          <table:table-cell table:formula="of:=SUM([.PT2:.PT31])/30" office:value-type="float" office:value="1.53333333333333" calcext:value-type="float">
            <text:p>1.5333333333</text:p>
          </table:table-cell>
          <table:table-cell table:formula="of:=SUM([.PU2:.PU31])/30" office:value-type="float" office:value="1.4" calcext:value-type="float">
            <text:p>1.4</text:p>
          </table:table-cell>
          <table:table-cell table:formula="of:=SUM([.PV2:.PV31])/30" office:value-type="float" office:value="1.33333333333333" calcext:value-type="float">
            <text:p>1.3333333333</text:p>
          </table:table-cell>
          <table:table-cell table:formula="of:=SUM([.PW2:.PW31])/30" office:value-type="float" office:value="1.6" calcext:value-type="float">
            <text:p>1.6</text:p>
          </table:table-cell>
          <table:table-cell table:formula="of:=SUM([.PX2:.PX31])/30" office:value-type="float" office:value="1.5" calcext:value-type="float">
            <text:p>1.5</text:p>
          </table:table-cell>
          <table:table-cell table:formula="of:=SUM([.PY2:.PY31])/30" office:value-type="float" office:value="1.7" calcext:value-type="float">
            <text:p>1.7</text:p>
          </table:table-cell>
          <table:table-cell table:formula="of:=SUM([.PZ2:.PZ31])/30" office:value-type="float" office:value="1.7" calcext:value-type="float">
            <text:p>1.7</text:p>
          </table:table-cell>
          <table:table-cell table:formula="of:=SUM([.QA2:.QA31])/30" office:value-type="float" office:value="1.8" calcext:value-type="float">
            <text:p>1.8</text:p>
          </table:table-cell>
          <table:table-cell table:formula="of:=SUM([.QB2:.QB31])/30" office:value-type="float" office:value="1.66666666666667" calcext:value-type="float">
            <text:p>1.6666666667</text:p>
          </table:table-cell>
          <table:table-cell table:formula="of:=SUM([.QC2:.QC31])/30" office:value-type="float" office:value="1.53333333333333" calcext:value-type="float">
            <text:p>1.5333333333</text:p>
          </table:table-cell>
          <table:table-cell table:formula="of:=SUM([.QD2:.QD31])/30" office:value-type="float" office:value="1.53333333333333" calcext:value-type="float">
            <text:p>1.5333333333</text:p>
          </table:table-cell>
          <table:table-cell table:formula="of:=SUM([.QE2:.QE31])/30" office:value-type="float" office:value="1.5" calcext:value-type="float">
            <text:p>1.5</text:p>
          </table:table-cell>
          <table:table-cell table:formula="of:=SUM([.QF2:.QF31])/30" office:value-type="float" office:value="1.53333333333333" calcext:value-type="float">
            <text:p>1.5333333333</text:p>
          </table:table-cell>
          <table:table-cell table:formula="of:=SUM([.QG2:.QG31])/30" office:value-type="float" office:value="1.63333333333333" calcext:value-type="float">
            <text:p>1.6333333333</text:p>
          </table:table-cell>
          <table:table-cell table:formula="of:=SUM([.QH2:.QH31])/30" office:value-type="float" office:value="1.66666666666667" calcext:value-type="float">
            <text:p>1.6666666667</text:p>
          </table:table-cell>
          <table:table-cell table:formula="of:=SUM([.QI2:.QI31])/30" office:value-type="float" office:value="1.73333333333333" calcext:value-type="float">
            <text:p>1.7333333333</text:p>
          </table:table-cell>
          <table:table-cell table:formula="of:=SUM([.QJ2:.QJ31])/30" office:value-type="float" office:value="1.8" calcext:value-type="float">
            <text:p>1.8</text:p>
          </table:table-cell>
          <table:table-cell table:formula="of:=SUM([.QK2:.QK31])/30" office:value-type="float" office:value="1.9" calcext:value-type="float">
            <text:p>1.9</text:p>
          </table:table-cell>
          <table:table-cell table:formula="of:=SUM([.QL2:.QL31])/30" office:value-type="float" office:value="1.83333333333333" calcext:value-type="float">
            <text:p>1.8333333333</text:p>
          </table:table-cell>
          <table:table-cell table:formula="of:=SUM([.QM2:.QM31])/30" office:value-type="float" office:value="1.73333333333333" calcext:value-type="float">
            <text:p>1.7333333333</text:p>
          </table:table-cell>
          <table:table-cell table:formula="of:=SUM([.QN2:.QN31])/30" office:value-type="float" office:value="1.8" calcext:value-type="float">
            <text:p>1.8</text:p>
          </table:table-cell>
          <table:table-cell table:formula="of:=SUM([.QO2:.QO31])/30" office:value-type="float" office:value="1.9" calcext:value-type="float">
            <text:p>1.9</text:p>
          </table:table-cell>
          <table:table-cell table:formula="of:=SUM([.QP2:.QP31])/30" office:value-type="float" office:value="1.8" calcext:value-type="float">
            <text:p>1.8</text:p>
          </table:table-cell>
          <table:table-cell table:formula="of:=SUM([.QQ2:.QQ31])/30" office:value-type="float" office:value="1.73333333333333" calcext:value-type="float">
            <text:p>1.7333333333</text:p>
          </table:table-cell>
          <table:table-cell table:formula="of:=SUM([.QR2:.QR31])/30" office:value-type="float" office:value="1.7" calcext:value-type="float">
            <text:p>1.7</text:p>
          </table:table-cell>
          <table:table-cell table:formula="of:=SUM([.QS2:.QS31])/30" office:value-type="float" office:value="1.73333333333333" calcext:value-type="float">
            <text:p>1.7333333333</text:p>
          </table:table-cell>
          <table:table-cell table:formula="of:=SUM([.QT2:.QT31])/30" office:value-type="float" office:value="1.66666666666667" calcext:value-type="float">
            <text:p>1.6666666667</text:p>
          </table:table-cell>
          <table:table-cell table:formula="of:=SUM([.QU2:.QU31])/30" office:value-type="float" office:value="1.83333333333333" calcext:value-type="float">
            <text:p>1.8333333333</text:p>
          </table:table-cell>
          <table:table-cell table:formula="of:=SUM([.QV2:.QV31])/30" office:value-type="float" office:value="1.7" calcext:value-type="float">
            <text:p>1.7</text:p>
          </table:table-cell>
          <table:table-cell table:formula="of:=SUM([.QW2:.QW31])/30" office:value-type="float" office:value="1.76666666666667" calcext:value-type="float">
            <text:p>1.7666666667</text:p>
          </table:table-cell>
          <table:table-cell table:formula="of:=SUM([.QX2:.QX31])/30" office:value-type="float" office:value="1.73333333333333" calcext:value-type="float">
            <text:p>1.7333333333</text:p>
          </table:table-cell>
          <table:table-cell table:formula="of:=SUM([.QY2:.QY31])/30" office:value-type="float" office:value="1.66666666666667" calcext:value-type="float">
            <text:p>1.6666666667</text:p>
          </table:table-cell>
          <table:table-cell table:formula="of:=SUM([.QZ2:.QZ31])/30" office:value-type="float" office:value="1.7" calcext:value-type="float">
            <text:p>1.7</text:p>
          </table:table-cell>
          <table:table-cell table:formula="of:=SUM([.RA2:.RA31])/30" office:value-type="float" office:value="1.8" calcext:value-type="float">
            <text:p>1.8</text:p>
          </table:table-cell>
          <table:table-cell table:formula="of:=SUM([.RB2:.RB31])/30" office:value-type="float" office:value="1.83333333333333" calcext:value-type="float">
            <text:p>1.8333333333</text:p>
          </table:table-cell>
          <table:table-cell table:formula="of:=SUM([.RC2:.RC31])/30" office:value-type="float" office:value="1.66666666666667" calcext:value-type="float">
            <text:p>1.6666666667</text:p>
          </table:table-cell>
          <table:table-cell table:formula="of:=SUM([.RD2:.RD31])/30" office:value-type="float" office:value="1.56666666666667" calcext:value-type="float">
            <text:p>1.5666666667</text:p>
          </table:table-cell>
          <table:table-cell table:formula="of:=SUM([.RE2:.RE31])/30" office:value-type="float" office:value="1.3" calcext:value-type="float">
            <text:p>1.3</text:p>
          </table:table-cell>
          <table:table-cell table:formula="of:=SUM([.RF2:.RF31])/30" office:value-type="float" office:value="1.36666666666667" calcext:value-type="float">
            <text:p>1.3666666667</text:p>
          </table:table-cell>
          <table:table-cell table:formula="of:=SUM([.RG2:.RG31])/30" office:value-type="float" office:value="1.23333333333333" calcext:value-type="float">
            <text:p>1.2333333333</text:p>
          </table:table-cell>
          <table:table-cell table:formula="of:=SUM([.RH2:.RH31])/30" office:value-type="float" office:value="1.53333333333333" calcext:value-type="float">
            <text:p>1.5333333333</text:p>
          </table:table-cell>
          <table:table-cell table:formula="of:=SUM([.RI2:.RI31])/30" office:value-type="float" office:value="1.43333333333333" calcext:value-type="float">
            <text:p>1.4333333333</text:p>
          </table:table-cell>
          <table:table-cell table:formula="of:=SUM([.RJ2:.RJ31])/30" office:value-type="float" office:value="1.33333333333333" calcext:value-type="float">
            <text:p>1.3333333333</text:p>
          </table:table-cell>
          <table:table-cell table:formula="of:=SUM([.RK2:.RK31])/30" office:value-type="float" office:value="1.73333333333333" calcext:value-type="float">
            <text:p>1.7333333333</text:p>
          </table:table-cell>
          <table:table-cell table:formula="of:=SUM([.RL2:.RL31])/30" office:value-type="float" office:value="1.66666666666667" calcext:value-type="float">
            <text:p>1.6666666667</text:p>
          </table:table-cell>
          <table:table-cell table:formula="of:=SUM([.RM2:.RM31])/30" office:value-type="float" office:value="1.66666666666667" calcext:value-type="float">
            <text:p>1.6666666667</text:p>
          </table:table-cell>
          <table:table-cell table:formula="of:=SUM([.RN2:.RN31])/30" office:value-type="float" office:value="1.76666666666667" calcext:value-type="float">
            <text:p>1.7666666667</text:p>
          </table:table-cell>
          <table:table-cell table:formula="of:=SUM([.RO2:.RO31])/30" office:value-type="float" office:value="1.7" calcext:value-type="float">
            <text:p>1.7</text:p>
          </table:table-cell>
          <table:table-cell table:formula="of:=SUM([.RP2:.RP31])/30" office:value-type="float" office:value="1.66666666666667" calcext:value-type="float">
            <text:p>1.6666666667</text:p>
          </table:table-cell>
          <table:table-cell table:formula="of:=SUM([.RQ2:.RQ31])/30" office:value-type="float" office:value="1.6" calcext:value-type="float">
            <text:p>1.6</text:p>
          </table:table-cell>
          <table:table-cell table:formula="of:=SUM([.RR2:.RR31])/30" office:value-type="float" office:value="1.6" calcext:value-type="float">
            <text:p>1.6</text:p>
          </table:table-cell>
          <table:table-cell table:formula="of:=SUM([.RS2:.RS31])/30" office:value-type="float" office:value="1.63333333333333" calcext:value-type="float">
            <text:p>1.6333333333</text:p>
          </table:table-cell>
          <table:table-cell table:formula="of:=SUM([.RT2:.RT31])/30" office:value-type="float" office:value="1.7" calcext:value-type="float">
            <text:p>1.7</text:p>
          </table:table-cell>
          <table:table-cell table:formula="of:=SUM([.RU2:.RU31])/30" office:value-type="float" office:value="1.6" calcext:value-type="float">
            <text:p>1.6</text:p>
          </table:table-cell>
          <table:table-cell table:formula="of:=SUM([.RV2:.RV31])/30" office:value-type="float" office:value="1.7" calcext:value-type="float">
            <text:p>1.7</text:p>
          </table:table-cell>
          <table:table-cell table:formula="of:=SUM([.RW2:.RW31])/30" office:value-type="float" office:value="1.63333333333333" calcext:value-type="float">
            <text:p>1.6333333333</text:p>
          </table:table-cell>
          <table:table-cell table:formula="of:=SUM([.RX2:.RX31])/30" office:value-type="float" office:value="1.4" calcext:value-type="float">
            <text:p>1.4</text:p>
          </table:table-cell>
          <table:table-cell table:formula="of:=SUM([.RY2:.RY31])/30" office:value-type="float" office:value="1.46666666666667" calcext:value-type="float">
            <text:p>1.4666666667</text:p>
          </table:table-cell>
          <table:table-cell table:formula="of:=SUM([.RZ2:.RZ31])/30" office:value-type="float" office:value="1.56666666666667" calcext:value-type="float">
            <text:p>1.5666666667</text:p>
          </table:table-cell>
          <table:table-cell table:formula="of:=SUM([.SA2:.SA31])/30" office:value-type="float" office:value="1.73333333333333" calcext:value-type="float">
            <text:p>1.7333333333</text:p>
          </table:table-cell>
          <table:table-cell table:formula="of:=SUM([.SB2:.SB31])/30" office:value-type="float" office:value="1.6" calcext:value-type="float">
            <text:p>1.6</text:p>
          </table:table-cell>
          <table:table-cell table:formula="of:=SUM([.SC2:.SC31])/30" office:value-type="float" office:value="1.46666666666667" calcext:value-type="float">
            <text:p>1.4666666667</text:p>
          </table:table-cell>
          <table:table-cell table:formula="of:=SUM([.SD2:.SD31])/30" office:value-type="float" office:value="1.56666666666667" calcext:value-type="float">
            <text:p>1.5666666667</text:p>
          </table:table-cell>
          <table:table-cell table:formula="of:=SUM([.SE2:.SE31])/30" office:value-type="float" office:value="1.73333333333333" calcext:value-type="float">
            <text:p>1.7333333333</text:p>
          </table:table-cell>
          <table:table-cell table:formula="of:=SUM([.SF2:.SF31])/30" office:value-type="float" office:value="1.66666666666667" calcext:value-type="float">
            <text:p>1.6666666667</text:p>
          </table:table-cell>
          <table:table-cell table:formula="of:=SUM([.SG2:.SG31])/30" office:value-type="float" office:value="1.7" calcext:value-type="float">
            <text:p>1.7</text:p>
          </table:table-cell>
          <table:table-cell table:formula="of:=SUM([.SH2:.SH31])/30" office:value-type="float" office:value="1.7" calcext:value-type="float">
            <text:p>1.7</text:p>
          </table:table-cell>
          <table:table-cell table:formula="of:=SUM([.SI2:.SI31])/30" office:value-type="float" office:value="1.76666666666667" calcext:value-type="float">
            <text:p>1.7666666667</text:p>
          </table:table-cell>
          <table:table-cell table:formula="of:=SUM([.SJ2:.SJ31])/30" office:value-type="float" office:value="2.03333333333333" calcext:value-type="float">
            <text:p>2.0333333333</text:p>
          </table:table-cell>
          <table:table-cell table:formula="of:=SUM([.SK2:.SK31])/30" office:value-type="float" office:value="1.86666666666667" calcext:value-type="float">
            <text:p>1.8666666667</text:p>
          </table:table-cell>
          <table:table-cell table:formula="of:=SUM([.SL2:.SL31])/30" office:value-type="float" office:value="1.83333333333333" calcext:value-type="float">
            <text:p>1.8333333333</text:p>
          </table:table-cell>
          <table:table-cell table:formula="of:=SUM([.SM2:.SM31])/30" office:value-type="float" office:value="1.83333333333333" calcext:value-type="float">
            <text:p>1.8333333333</text:p>
          </table:table-cell>
          <table:table-cell table:formula="of:=SUM([.SN2:.SN31])/30" office:value-type="float" office:value="1.83333333333333" calcext:value-type="float">
            <text:p>1.8333333333</text:p>
          </table:table-cell>
          <table:table-cell table:formula="of:=SUM([.SO2:.SO31])/30" office:value-type="float" office:value="1.76666666666667" calcext:value-type="float">
            <text:p>1.7666666667</text:p>
          </table:table-cell>
          <table:table-cell table:formula="of:=SUM([.SP2:.SP31])/30" office:value-type="float" office:value="1.73333333333333" calcext:value-type="float">
            <text:p>1.7333333333</text:p>
          </table:table-cell>
          <table:table-cell table:formula="of:=SUM([.SQ2:.SQ31])/30" office:value-type="float" office:value="1.53333333333333" calcext:value-type="float">
            <text:p>1.5333333333</text:p>
          </table:table-cell>
          <table:table-cell table:formula="of:=SUM([.SR2:.SR31])/30" office:value-type="float" office:value="1.46666666666667" calcext:value-type="float">
            <text:p>1.4666666667</text:p>
          </table:table-cell>
          <table:table-cell table:formula="of:=SUM([.SS2:.SS31])/30" office:value-type="float" office:value="1.3" calcext:value-type="float">
            <text:p>1.3</text:p>
          </table:table-cell>
          <table:table-cell table:formula="of:=SUM([.ST2:.ST31])/30" office:value-type="float" office:value="1.3" calcext:value-type="float">
            <text:p>1.3</text:p>
          </table:table-cell>
          <table:table-cell table:formula="of:=SUM([.SU2:.SU31])/30" office:value-type="float" office:value="1.36666666666667" calcext:value-type="float">
            <text:p>1.3666666667</text:p>
          </table:table-cell>
          <table:table-cell table:formula="of:=SUM([.SV2:.SV31])/30" office:value-type="float" office:value="1.3" calcext:value-type="float">
            <text:p>1.3</text:p>
          </table:table-cell>
          <table:table-cell table:formula="of:=SUM([.SW2:.SW31])/30" office:value-type="float" office:value="1.43333333333333" calcext:value-type="float">
            <text:p>1.4333333333</text:p>
          </table:table-cell>
          <table:table-cell table:formula="of:=SUM([.SX2:.SX31])/30" office:value-type="float" office:value="1.4" calcext:value-type="float">
            <text:p>1.4</text:p>
          </table:table-cell>
          <table:table-cell table:formula="of:=SUM([.SY2:.SY31])/30" office:value-type="float" office:value="1.4" calcext:value-type="float">
            <text:p>1.4</text:p>
          </table:table-cell>
          <table:table-cell table:formula="of:=SUM([.SZ2:.SZ31])/30" office:value-type="float" office:value="1.53333333333333" calcext:value-type="float">
            <text:p>1.5333333333</text:p>
          </table:table-cell>
          <table:table-cell table:formula="of:=SUM([.TA2:.TA31])/30" office:value-type="float" office:value="1.56666666666667" calcext:value-type="float">
            <text:p>1.5666666667</text:p>
          </table:table-cell>
          <table:table-cell table:formula="of:=SUM([.TB2:.TB31])/30" office:value-type="float" office:value="1.6" calcext:value-type="float">
            <text:p>1.6</text:p>
          </table:table-cell>
          <table:table-cell table:formula="of:=SUM([.TC2:.TC31])/30" office:value-type="float" office:value="1.7" calcext:value-type="float">
            <text:p>1.7</text:p>
          </table:table-cell>
          <table:table-cell table:formula="of:=SUM([.TD2:.TD31])/30" office:value-type="float" office:value="1.83333333333333" calcext:value-type="float">
            <text:p>1.8333333333</text:p>
          </table:table-cell>
          <table:table-cell table:formula="of:=SUM([.TE2:.TE31])/30" office:value-type="float" office:value="1.86666666666667" calcext:value-type="float">
            <text:p>1.8666666667</text:p>
          </table:table-cell>
          <table:table-cell table:formula="of:=SUM([.TF2:.TF31])/30" office:value-type="float" office:value="1.66666666666667" calcext:value-type="float">
            <text:p>1.6666666667</text:p>
          </table:table-cell>
          <table:table-cell table:formula="of:=SUM([.TG2:.TG31])/30" office:value-type="float" office:value="1.63333333333333" calcext:value-type="float">
            <text:p>1.6333333333</text:p>
          </table:table-cell>
          <table:table-cell table:formula="of:=SUM([.TH2:.TH31])/30" office:value-type="float" office:value="1.66666666666667" calcext:value-type="float">
            <text:p>1.6666666667</text:p>
          </table:table-cell>
          <table:table-cell table:formula="of:=SUM([.TI2:.TI31])/30" office:value-type="float" office:value="1.7" calcext:value-type="float">
            <text:p>1.7</text:p>
          </table:table-cell>
          <table:table-cell table:formula="of:=SUM([.TJ2:.TJ31])/30" office:value-type="float" office:value="1.6" calcext:value-type="float">
            <text:p>1.6</text:p>
          </table:table-cell>
          <table:table-cell table:formula="of:=SUM([.TK2:.TK31])/30" office:value-type="float" office:value="1.56666666666667" calcext:value-type="float">
            <text:p>1.5666666667</text:p>
          </table:table-cell>
          <table:table-cell table:formula="of:=SUM([.TL2:.TL31])/30" office:value-type="float" office:value="1.56666666666667" calcext:value-type="float">
            <text:p>1.5666666667</text:p>
          </table:table-cell>
          <table:table-cell table:formula="of:=SUM([.TM2:.TM31])/30" office:value-type="float" office:value="1.73333333333333" calcext:value-type="float">
            <text:p>1.7333333333</text:p>
          </table:table-cell>
          <table:table-cell table:formula="of:=SUM([.TN2:.TN31])/30" office:value-type="float" office:value="1.66666666666667" calcext:value-type="float">
            <text:p>1.6666666667</text:p>
          </table:table-cell>
          <table:table-cell table:formula="of:=SUM([.TO2:.TO31])/30" office:value-type="float" office:value="1.6" calcext:value-type="float">
            <text:p>1.6</text:p>
          </table:table-cell>
          <table:table-cell table:formula="of:=SUM([.TP2:.TP31])/30" office:value-type="float" office:value="1.53333333333333" calcext:value-type="float">
            <text:p>1.5333333333</text:p>
          </table:table-cell>
          <table:table-cell table:formula="of:=SUM([.TQ2:.TQ31])/30" office:value-type="float" office:value="1.66666666666667" calcext:value-type="float">
            <text:p>1.6666666667</text:p>
          </table:table-cell>
          <table:table-cell table:formula="of:=SUM([.TR2:.TR31])/30" office:value-type="float" office:value="1.66666666666667" calcext:value-type="float">
            <text:p>1.6666666667</text:p>
          </table:table-cell>
          <table:table-cell table:formula="of:=SUM([.TS2:.TS31])/30" office:value-type="float" office:value="1.6" calcext:value-type="float">
            <text:p>1.6</text:p>
          </table:table-cell>
          <table:table-cell table:formula="of:=SUM([.TT2:.TT31])/30" office:value-type="float" office:value="1.33333333333333" calcext:value-type="float">
            <text:p>1.3333333333</text:p>
          </table:table-cell>
          <table:table-cell table:formula="of:=SUM([.TU2:.TU31])/30" office:value-type="float" office:value="1.33333333333333" calcext:value-type="float">
            <text:p>1.3333333333</text:p>
          </table:table-cell>
          <table:table-cell table:formula="of:=SUM([.TV2:.TV31])/30" office:value-type="float" office:value="1.5" calcext:value-type="float">
            <text:p>1.5</text:p>
          </table:table-cell>
          <table:table-cell table:formula="of:=SUM([.TW2:.TW31])/30" office:value-type="float" office:value="1.5" calcext:value-type="float">
            <text:p>1.5</text:p>
          </table:table-cell>
          <table:table-cell table:formula="of:=SUM([.TX2:.TX31])/30" office:value-type="float" office:value="1.56666666666667" calcext:value-type="float">
            <text:p>1.5666666667</text:p>
          </table:table-cell>
          <table:table-cell table:formula="of:=SUM([.TY2:.TY31])/30" office:value-type="float" office:value="1.66666666666667" calcext:value-type="float">
            <text:p>1.6666666667</text:p>
          </table:table-cell>
          <table:table-cell table:formula="of:=SUM([.TZ2:.TZ31])/30" office:value-type="float" office:value="1.5" calcext:value-type="float">
            <text:p>1.5</text:p>
          </table:table-cell>
          <table:table-cell table:formula="of:=SUM([.UA2:.UA31])/30" office:value-type="float" office:value="1.53333333333333" calcext:value-type="float">
            <text:p>1.5333333333</text:p>
          </table:table-cell>
          <table:table-cell table:formula="of:=SUM([.UB2:.UB31])/30" office:value-type="float" office:value="1.46666666666667" calcext:value-type="float">
            <text:p>1.4666666667</text:p>
          </table:table-cell>
          <table:table-cell table:formula="of:=SUM([.UC2:.UC31])/30" office:value-type="float" office:value="1.36666666666667" calcext:value-type="float">
            <text:p>1.3666666667</text:p>
          </table:table-cell>
          <table:table-cell table:formula="of:=SUM([.UD2:.UD31])/30" office:value-type="float" office:value="1.56666666666667" calcext:value-type="float">
            <text:p>1.5666666667</text:p>
          </table:table-cell>
          <table:table-cell table:formula="of:=SUM([.UE2:.UE31])/30" office:value-type="float" office:value="1.63333333333333" calcext:value-type="float">
            <text:p>1.6333333333</text:p>
          </table:table-cell>
          <table:table-cell table:formula="of:=SUM([.UF2:.UF31])/30" office:value-type="float" office:value="1.4" calcext:value-type="float">
            <text:p>1.4</text:p>
          </table:table-cell>
          <table:table-cell table:formula="of:=SUM([.UG2:.UG31])/30" office:value-type="float" office:value="1.3" calcext:value-type="float">
            <text:p>1.3</text:p>
          </table:table-cell>
          <table:table-cell table:formula="of:=SUM([.UH2:.UH31])/30" office:value-type="float" office:value="1.23333333333333" calcext:value-type="float">
            <text:p>1.2333333333</text:p>
          </table:table-cell>
          <table:table-cell table:formula="of:=SUM([.UI2:.UI31])/30" office:value-type="float" office:value="1.16666666666667" calcext:value-type="float">
            <text:p>1.1666666667</text:p>
          </table:table-cell>
          <table:table-cell table:formula="of:=SUM([.UJ2:.UJ31])/30" office:value-type="float" office:value="0.966666666666667" calcext:value-type="float">
            <text:p>0.9666666667</text:p>
          </table:table-cell>
          <table:table-cell table:formula="of:=SUM([.UK2:.UK31])/30" office:value-type="float" office:value="1.03333333333333" calcext:value-type="float">
            <text:p>1.0333333333</text:p>
          </table:table-cell>
          <table:table-cell table:formula="of:=SUM([.UL2:.UL31])/30" office:value-type="float" office:value="1.23333333333333" calcext:value-type="float">
            <text:p>1.2333333333</text:p>
          </table:table-cell>
          <table:table-cell table:formula="of:=SUM([.UM2:.UM31])/30" office:value-type="float" office:value="1.26666666666667" calcext:value-type="float">
            <text:p>1.2666666667</text:p>
          </table:table-cell>
          <table:table-cell table:formula="of:=SUM([.UN2:.UN31])/30" office:value-type="float" office:value="1.3" calcext:value-type="float">
            <text:p>1.3</text:p>
          </table:table-cell>
          <table:table-cell table:formula="of:=SUM([.UO2:.UO31])/30" office:value-type="float" office:value="1.36666666666667" calcext:value-type="float">
            <text:p>1.3666666667</text:p>
          </table:table-cell>
          <table:table-cell table:formula="of:=SUM([.UP2:.UP31])/30" office:value-type="float" office:value="1.23333333333333" calcext:value-type="float">
            <text:p>1.2333333333</text:p>
          </table:table-cell>
          <table:table-cell table:formula="of:=SUM([.UQ2:.UQ31])/30" office:value-type="float" office:value="1.23333333333333" calcext:value-type="float">
            <text:p>1.2333333333</text:p>
          </table:table-cell>
          <table:table-cell table:formula="of:=SUM([.UR2:.UR31])/30" office:value-type="float" office:value="1.4" calcext:value-type="float">
            <text:p>1.4</text:p>
          </table:table-cell>
          <table:table-cell table:formula="of:=SUM([.US2:.US31])/30" office:value-type="float" office:value="1.7" calcext:value-type="float">
            <text:p>1.7</text:p>
          </table:table-cell>
          <table:table-cell table:formula="of:=SUM([.UT2:.UT31])/30" office:value-type="float" office:value="1.66666666666667" calcext:value-type="float">
            <text:p>1.6666666667</text:p>
          </table:table-cell>
          <table:table-cell table:formula="of:=SUM([.UU2:.UU31])/30" office:value-type="float" office:value="1.46666666666667" calcext:value-type="float">
            <text:p>1.4666666667</text:p>
          </table:table-cell>
          <table:table-cell table:formula="of:=SUM([.UV2:.UV31])/30" office:value-type="float" office:value="1.53333333333333" calcext:value-type="float">
            <text:p>1.5333333333</text:p>
          </table:table-cell>
          <table:table-cell table:formula="of:=SUM([.UW2:.UW31])/30" office:value-type="float" office:value="1.56666666666667" calcext:value-type="float">
            <text:p>1.5666666667</text:p>
          </table:table-cell>
          <table:table-cell table:formula="of:=SUM([.UX2:.UX31])/30" office:value-type="float" office:value="1.5" calcext:value-type="float">
            <text:p>1.5</text:p>
          </table:table-cell>
          <table:table-cell table:formula="of:=SUM([.UY2:.UY31])/30" office:value-type="float" office:value="1.5" calcext:value-type="float">
            <text:p>1.5</text:p>
          </table:table-cell>
          <table:table-cell table:formula="of:=SUM([.UZ2:.UZ31])/30" office:value-type="float" office:value="1.5" calcext:value-type="float">
            <text:p>1.5</text:p>
          </table:table-cell>
          <table:table-cell table:formula="of:=SUM([.VA2:.VA31])/30" office:value-type="float" office:value="1.5" calcext:value-type="float">
            <text:p>1.5</text:p>
          </table:table-cell>
          <table:table-cell table:formula="of:=SUM([.VB2:.VB31])/30" office:value-type="float" office:value="1.36666666666667" calcext:value-type="float">
            <text:p>1.3666666667</text:p>
          </table:table-cell>
          <table:table-cell table:formula="of:=SUM([.VC2:.VC31])/30" office:value-type="float" office:value="1.4" calcext:value-type="float">
            <text:p>1.4</text:p>
          </table:table-cell>
          <table:table-cell table:formula="of:=SUM([.VD2:.VD31])/30" office:value-type="float" office:value="1.4" calcext:value-type="float">
            <text:p>1.4</text:p>
          </table:table-cell>
          <table:table-cell table:formula="of:=SUM([.VE2:.VE31])/30" office:value-type="float" office:value="1.43333333333333" calcext:value-type="float">
            <text:p>1.4333333333</text:p>
          </table:table-cell>
          <table:table-cell table:formula="of:=SUM([.VF2:.VF31])/30" office:value-type="float" office:value="1.53333333333333" calcext:value-type="float">
            <text:p>1.5333333333</text:p>
          </table:table-cell>
          <table:table-cell table:formula="of:=SUM([.VG2:.VG31])/30" office:value-type="float" office:value="1.5" calcext:value-type="float">
            <text:p>1.5</text:p>
          </table:table-cell>
          <table:table-cell table:formula="of:=SUM([.VH2:.VH31])/30" office:value-type="float" office:value="1.5" calcext:value-type="float">
            <text:p>1.5</text:p>
          </table:table-cell>
          <table:table-cell table:formula="of:=SUM([.VI2:.VI31])/30" office:value-type="float" office:value="1.63333333333333" calcext:value-type="float">
            <text:p>1.6333333333</text:p>
          </table:table-cell>
          <table:table-cell table:formula="of:=SUM([.VJ2:.VJ31])/30" office:value-type="float" office:value="1.56666666666667" calcext:value-type="float">
            <text:p>1.5666666667</text:p>
          </table:table-cell>
          <table:table-cell table:formula="of:=SUM([.VK2:.VK31])/30" office:value-type="float" office:value="1.6" calcext:value-type="float">
            <text:p>1.6</text:p>
          </table:table-cell>
          <table:table-cell table:formula="of:=SUM([.VL2:.VL31])/30" office:value-type="float" office:value="1.46666666666667" calcext:value-type="float">
            <text:p>1.4666666667</text:p>
          </table:table-cell>
          <table:table-cell table:formula="of:=SUM([.VM2:.VM31])/30" office:value-type="float" office:value="1.53333333333333" calcext:value-type="float">
            <text:p>1.5333333333</text:p>
          </table:table-cell>
          <table:table-cell table:formula="of:=SUM([.VN2:.VN31])/30" office:value-type="float" office:value="1.53333333333333" calcext:value-type="float">
            <text:p>1.5333333333</text:p>
          </table:table-cell>
          <table:table-cell table:formula="of:=SUM([.VO2:.VO31])/30" office:value-type="float" office:value="1.5" calcext:value-type="float">
            <text:p>1.5</text:p>
          </table:table-cell>
          <table:table-cell table:formula="of:=SUM([.VP2:.VP31])/30" office:value-type="float" office:value="1.43333333333333" calcext:value-type="float">
            <text:p>1.4333333333</text:p>
          </table:table-cell>
          <table:table-cell table:formula="of:=SUM([.VQ2:.VQ31])/30" office:value-type="float" office:value="1.4" calcext:value-type="float">
            <text:p>1.4</text:p>
          </table:table-cell>
          <table:table-cell table:formula="of:=SUM([.VR2:.VR31])/30" office:value-type="float" office:value="1.26666666666667" calcext:value-type="float">
            <text:p>1.2666666667</text:p>
          </table:table-cell>
          <table:table-cell table:formula="of:=SUM([.VS2:.VS31])/30" office:value-type="float" office:value="1.26666666666667" calcext:value-type="float">
            <text:p>1.2666666667</text:p>
          </table:table-cell>
          <table:table-cell table:formula="of:=SUM([.VT2:.VT31])/30" office:value-type="float" office:value="1.26666666666667" calcext:value-type="float">
            <text:p>1.2666666667</text:p>
          </table:table-cell>
          <table:table-cell table:formula="of:=SUM([.VU2:.VU31])/30" office:value-type="float" office:value="1.13333333333333" calcext:value-type="float">
            <text:p>1.1333333333</text:p>
          </table:table-cell>
          <table:table-cell table:formula="of:=SUM([.VV2:.VV31])/30" office:value-type="float" office:value="1.33333333333333" calcext:value-type="float">
            <text:p>1.3333333333</text:p>
          </table:table-cell>
          <table:table-cell table:formula="of:=SUM([.VW2:.VW31])/30" office:value-type="float" office:value="1.16666666666667" calcext:value-type="float">
            <text:p>1.1666666667</text:p>
          </table:table-cell>
          <table:table-cell table:formula="of:=SUM([.VX2:.VX31])/30" office:value-type="float" office:value="1.26666666666667" calcext:value-type="float">
            <text:p>1.2666666667</text:p>
          </table:table-cell>
          <table:table-cell table:formula="of:=SUM([.VY2:.VY31])/30" office:value-type="float" office:value="1.46666666666667" calcext:value-type="float">
            <text:p>1.4666666667</text:p>
          </table:table-cell>
          <table:table-cell table:formula="of:=SUM([.VZ2:.VZ31])/30" office:value-type="float" office:value="1.46666666666667" calcext:value-type="float">
            <text:p>1.4666666667</text:p>
          </table:table-cell>
          <table:table-cell table:formula="of:=SUM([.WA2:.WA31])/30" office:value-type="float" office:value="1.46666666666667" calcext:value-type="float">
            <text:p>1.4666666667</text:p>
          </table:table-cell>
          <table:table-cell table:formula="of:=SUM([.WB2:.WB31])/30" office:value-type="float" office:value="1.46666666666667" calcext:value-type="float">
            <text:p>1.4666666667</text:p>
          </table:table-cell>
          <table:table-cell table:formula="of:=SUM([.WC2:.WC31])/30" office:value-type="float" office:value="1.36666666666667" calcext:value-type="float">
            <text:p>1.3666666667</text:p>
          </table:table-cell>
          <table:table-cell table:formula="of:=SUM([.WD2:.WD31])/30" office:value-type="float" office:value="1.33333333333333" calcext:value-type="float">
            <text:p>1.3333333333</text:p>
          </table:table-cell>
          <table:table-cell table:formula="of:=SUM([.WE2:.WE31])/30" office:value-type="float" office:value="1.2" calcext:value-type="float">
            <text:p>1.2</text:p>
          </table:table-cell>
          <table:table-cell table:formula="of:=SUM([.WF2:.WF31])/30" office:value-type="float" office:value="1.06666666666667" calcext:value-type="float">
            <text:p>1.0666666667</text:p>
          </table:table-cell>
          <table:table-cell table:formula="of:=SUM([.WG2:.WG31])/30" office:value-type="float" office:value="1.13333333333333" calcext:value-type="float">
            <text:p>1.1333333333</text:p>
          </table:table-cell>
          <table:table-cell table:formula="of:=SUM([.WH2:.WH31])/30" office:value-type="float" office:value="1.1" calcext:value-type="float">
            <text:p>1.1</text:p>
          </table:table-cell>
          <table:table-cell table:formula="of:=SUM([.WI2:.WI31])/30" office:value-type="float" office:value="1.23333333333333" calcext:value-type="float">
            <text:p>1.2333333333</text:p>
          </table:table-cell>
          <table:table-cell table:formula="of:=SUM([.WJ2:.WJ31])/30" office:value-type="float" office:value="1.03333333333333" calcext:value-type="float">
            <text:p>1.0333333333</text:p>
          </table:table-cell>
          <table:table-cell table:formula="of:=SUM([.WK2:.WK31])/30" office:value-type="float" office:value="1.2" calcext:value-type="float">
            <text:p>1.2</text:p>
          </table:table-cell>
          <table:table-cell table:formula="of:=SUM([.WL2:.WL31])/30" office:value-type="float" office:value="1.3" calcext:value-type="float">
            <text:p>1.3</text:p>
          </table:table-cell>
          <table:table-cell table:formula="of:=SUM([.WM2:.WM31])/30" office:value-type="float" office:value="1.4" calcext:value-type="float">
            <text:p>1.4</text:p>
          </table:table-cell>
          <table:table-cell table:formula="of:=SUM([.WN2:.WN31])/30" office:value-type="float" office:value="1.4" calcext:value-type="float">
            <text:p>1.4</text:p>
          </table:table-cell>
          <table:table-cell table:formula="of:=SUM([.WO2:.WO31])/30" office:value-type="float" office:value="1.4" calcext:value-type="float">
            <text:p>1.4</text:p>
          </table:table-cell>
          <table:table-cell table:formula="of:=SUM([.WP2:.WP31])/30" office:value-type="float" office:value="1.5" calcext:value-type="float">
            <text:p>1.5</text:p>
          </table:table-cell>
          <table:table-cell table:formula="of:=SUM([.WQ2:.WQ31])/30" office:value-type="float" office:value="1.43333333333333" calcext:value-type="float">
            <text:p>1.4333333333</text:p>
          </table:table-cell>
          <table:table-cell table:formula="of:=SUM([.WR2:.WR31])/30" office:value-type="float" office:value="1.46666666666667" calcext:value-type="float">
            <text:p>1.4666666667</text:p>
          </table:table-cell>
          <table:table-cell table:formula="of:=SUM([.WS2:.WS31])/30" office:value-type="float" office:value="1.6" calcext:value-type="float">
            <text:p>1.6</text:p>
          </table:table-cell>
          <table:table-cell table:formula="of:=SUM([.WT2:.WT31])/30" office:value-type="float" office:value="1.63333333333333" calcext:value-type="float">
            <text:p>1.6333333333</text:p>
          </table:table-cell>
          <table:table-cell table:formula="of:=SUM([.WU2:.WU31])/30" office:value-type="float" office:value="1.63333333333333" calcext:value-type="float">
            <text:p>1.6333333333</text:p>
          </table:table-cell>
          <table:table-cell table:formula="of:=SUM([.WV2:.WV31])/30" office:value-type="float" office:value="1.7" calcext:value-type="float">
            <text:p>1.7</text:p>
          </table:table-cell>
          <table:table-cell table:formula="of:=SUM([.WW2:.WW31])/30" office:value-type="float" office:value="1.6" calcext:value-type="float">
            <text:p>1.6</text:p>
          </table:table-cell>
          <table:table-cell table:formula="of:=SUM([.WX2:.WX31])/30" office:value-type="float" office:value="1.63333333333333" calcext:value-type="float">
            <text:p>1.6333333333</text:p>
          </table:table-cell>
          <table:table-cell table:formula="of:=SUM([.WY2:.WY31])/30" office:value-type="float" office:value="1.46666666666667" calcext:value-type="float">
            <text:p>1.4666666667</text:p>
          </table:table-cell>
          <table:table-cell table:formula="of:=SUM([.WZ2:.WZ31])/30" office:value-type="float" office:value="1.56666666666667" calcext:value-type="float">
            <text:p>1.5666666667</text:p>
          </table:table-cell>
          <table:table-cell table:formula="of:=SUM([.XA2:.XA31])/30" office:value-type="float" office:value="1.63333333333333" calcext:value-type="float">
            <text:p>1.6333333333</text:p>
          </table:table-cell>
          <table:table-cell table:formula="of:=SUM([.XB2:.XB31])/30" office:value-type="float" office:value="1.66666666666667" calcext:value-type="float">
            <text:p>1.6666666667</text:p>
          </table:table-cell>
          <table:table-cell table:formula="of:=SUM([.XC2:.XC31])/30" office:value-type="float" office:value="1.43333333333333" calcext:value-type="float">
            <text:p>1.4333333333</text:p>
          </table:table-cell>
          <table:table-cell table:formula="of:=SUM([.XD2:.XD31])/30" office:value-type="float" office:value="1.36666666666667" calcext:value-type="float">
            <text:p>1.3666666667</text:p>
          </table:table-cell>
          <table:table-cell table:formula="of:=SUM([.XE2:.XE31])/30" office:value-type="float" office:value="1.26666666666667" calcext:value-type="float">
            <text:p>1.2666666667</text:p>
          </table:table-cell>
          <table:table-cell table:formula="of:=SUM([.XF2:.XF31])/30" office:value-type="float" office:value="1.13333333333333" calcext:value-type="float">
            <text:p>1.1333333333</text:p>
          </table:table-cell>
          <table:table-cell table:formula="of:=SUM([.XG2:.XG31])/30" office:value-type="float" office:value="1.13333333333333" calcext:value-type="float">
            <text:p>1.1333333333</text:p>
          </table:table-cell>
          <table:table-cell table:formula="of:=SUM([.XH2:.XH31])/30" office:value-type="float" office:value="1.1" calcext:value-type="float">
            <text:p>1.1</text:p>
          </table:table-cell>
          <table:table-cell table:formula="of:=SUM([.XI2:.XI31])/30" office:value-type="float" office:value="1.06666666666667" calcext:value-type="float">
            <text:p>1.0666666667</text:p>
          </table:table-cell>
          <table:table-cell table:formula="of:=SUM([.XJ2:.XJ31])/30" office:value-type="float" office:value="1.2" calcext:value-type="float">
            <text:p>1.2</text:p>
          </table:table-cell>
          <table:table-cell table:formula="of:=SUM([.XK2:.XK31])/30" office:value-type="float" office:value="1.2" calcext:value-type="float">
            <text:p>1.2</text:p>
          </table:table-cell>
          <table:table-cell table:formula="of:=SUM([.XL2:.XL31])/30" office:value-type="float" office:value="1.1" calcext:value-type="float">
            <text:p>1.1</text:p>
          </table:table-cell>
          <table:table-cell table:formula="of:=SUM([.XM2:.XM31])/30" office:value-type="float" office:value="1.1" calcext:value-type="float">
            <text:p>1.1</text:p>
          </table:table-cell>
          <table:table-cell table:formula="of:=SUM([.XN2:.XN31])/30" office:value-type="float" office:value="1.03333333333333" calcext:value-type="float">
            <text:p>1.0333333333</text:p>
          </table:table-cell>
          <table:table-cell table:formula="of:=SUM([.XO2:.XO31])/30" office:value-type="float" office:value="1.03333333333333" calcext:value-type="float">
            <text:p>1.0333333333</text:p>
          </table:table-cell>
          <table:table-cell table:formula="of:=SUM([.XP2:.XP31])/30" office:value-type="float" office:value="1.1" calcext:value-type="float">
            <text:p>1.1</text:p>
          </table:table-cell>
          <table:table-cell table:formula="of:=SUM([.XQ2:.XQ31])/30" office:value-type="float" office:value="0.966666666666667" calcext:value-type="float">
            <text:p>0.9666666667</text:p>
          </table:table-cell>
          <table:table-cell table:formula="of:=SUM([.XR2:.XR31])/30" office:value-type="float" office:value="0.766666666666667" calcext:value-type="float">
            <text:p>0.7666666667</text:p>
          </table:table-cell>
          <table:table-cell table:formula="of:=SUM([.XS2:.XS31])/30" office:value-type="float" office:value="0.766666666666667" calcext:value-type="float">
            <text:p>0.7666666667</text:p>
          </table:table-cell>
          <table:table-cell table:formula="of:=SUM([.XT2:.XT31])/30" office:value-type="float" office:value="0.8" calcext:value-type="float">
            <text:p>0.8</text:p>
          </table:table-cell>
          <table:table-cell table:formula="of:=SUM([.XU2:.XU31])/30" office:value-type="float" office:value="0.9" calcext:value-type="float">
            <text:p>0.9</text:p>
          </table:table-cell>
          <table:table-cell table:formula="of:=SUM([.XV2:.XV31])/30" office:value-type="float" office:value="0.966666666666667" calcext:value-type="float">
            <text:p>0.9666666667</text:p>
          </table:table-cell>
          <table:table-cell table:formula="of:=SUM([.XW2:.XW31])/30" office:value-type="float" office:value="0.933333333333333" calcext:value-type="float">
            <text:p>0.9333333333</text:p>
          </table:table-cell>
          <table:table-cell table:formula="of:=SUM([.XX2:.XX31])/30" office:value-type="float" office:value="0.8" calcext:value-type="float">
            <text:p>0.8</text:p>
          </table:table-cell>
          <table:table-cell table:formula="of:=SUM([.XY2:.XY31])/30" office:value-type="float" office:value="0.933333333333333" calcext:value-type="float">
            <text:p>0.9333333333</text:p>
          </table:table-cell>
          <table:table-cell table:formula="of:=SUM([.XZ2:.XZ31])/30" office:value-type="float" office:value="0.9" calcext:value-type="float">
            <text:p>0.9</text:p>
          </table:table-cell>
          <table:table-cell table:formula="of:=SUM([.YA2:.YA31])/30" office:value-type="float" office:value="0.633333333333333" calcext:value-type="float">
            <text:p>0.6333333333</text:p>
          </table:table-cell>
          <table:table-cell table:formula="of:=SUM([.YB2:.YB31])/30" office:value-type="float" office:value="0.8" calcext:value-type="float">
            <text:p>0.8</text:p>
          </table:table-cell>
          <table:table-cell table:formula="of:=SUM([.YC2:.YC31])/30" office:value-type="float" office:value="1" calcext:value-type="float">
            <text:p>1</text:p>
          </table:table-cell>
          <table:table-cell table:formula="of:=SUM([.YD2:.YD31])/30" office:value-type="float" office:value="1.03333333333333" calcext:value-type="float">
            <text:p>1.0333333333</text:p>
          </table:table-cell>
          <table:table-cell table:formula="of:=SUM([.YE2:.YE31])/30" office:value-type="float" office:value="1.03333333333333" calcext:value-type="float">
            <text:p>1.0333333333</text:p>
          </table:table-cell>
          <table:table-cell table:formula="of:=SUM([.YF2:.YF31])/30" office:value-type="float" office:value="1.1" calcext:value-type="float">
            <text:p>1.1</text:p>
          </table:table-cell>
          <table:table-cell table:formula="of:=SUM([.YG2:.YG31])/30" office:value-type="float" office:value="1.2" calcext:value-type="float">
            <text:p>1.2</text:p>
          </table:table-cell>
          <table:table-cell table:formula="of:=SUM([.YH2:.YH31])/30" office:value-type="float" office:value="1.06666666666667" calcext:value-type="float">
            <text:p>1.0666666667</text:p>
          </table:table-cell>
          <table:table-cell table:formula="of:=SUM([.YI2:.YI31])/30" office:value-type="float" office:value="1.13333333333333" calcext:value-type="float">
            <text:p>1.1333333333</text:p>
          </table:table-cell>
          <table:table-cell table:formula="of:=SUM([.YJ2:.YJ31])/30" office:value-type="float" office:value="1.06666666666667" calcext:value-type="float">
            <text:p>1.0666666667</text:p>
          </table:table-cell>
          <table:table-cell table:formula="of:=SUM([.YK2:.YK31])/30" office:value-type="float" office:value="1" calcext:value-type="float">
            <text:p>1</text:p>
          </table:table-cell>
          <table:table-cell table:formula="of:=SUM([.YL2:.YL31])/30" office:value-type="float" office:value="1.16666666666667" calcext:value-type="float">
            <text:p>1.1666666667</text:p>
          </table:table-cell>
          <table:table-cell table:formula="of:=SUM([.YM2:.YM31])/30" office:value-type="float" office:value="1.36666666666667" calcext:value-type="float">
            <text:p>1.3666666667</text:p>
          </table:table-cell>
          <table:table-cell table:formula="of:=SUM([.YN2:.YN31])/30" office:value-type="float" office:value="1.4" calcext:value-type="float">
            <text:p>1.4</text:p>
          </table:table-cell>
          <table:table-cell table:formula="of:=SUM([.YO2:.YO31])/30" office:value-type="float" office:value="1.46666666666667" calcext:value-type="float">
            <text:p>1.4666666667</text:p>
          </table:table-cell>
          <table:table-cell table:formula="of:=SUM([.YP2:.YP31])/30" office:value-type="float" office:value="1.4" calcext:value-type="float">
            <text:p>1.4</text:p>
          </table:table-cell>
          <table:table-cell table:formula="of:=SUM([.YQ2:.YQ31])/30" office:value-type="float" office:value="1.36666666666667" calcext:value-type="float">
            <text:p>1.3666666667</text:p>
          </table:table-cell>
          <table:table-cell table:formula="of:=SUM([.YR2:.YR31])/30" office:value-type="float" office:value="1.33333333333333" calcext:value-type="float">
            <text:p>1.3333333333</text:p>
          </table:table-cell>
          <table:table-cell table:formula="of:=SUM([.YS2:.YS31])/30" office:value-type="float" office:value="1.23333333333333" calcext:value-type="float">
            <text:p>1.2333333333</text:p>
          </table:table-cell>
          <table:table-cell table:formula="of:=SUM([.YT2:.YT31])/30" office:value-type="float" office:value="1.4" calcext:value-type="float">
            <text:p>1.4</text:p>
          </table:table-cell>
          <table:table-cell table:formula="of:=SUM([.YU2:.YU31])/30" office:value-type="float" office:value="1.26666666666667" calcext:value-type="float">
            <text:p>1.2666666667</text:p>
          </table:table-cell>
          <table:table-cell table:formula="of:=SUM([.YV2:.YV31])/30" office:value-type="float" office:value="1.23333333333333" calcext:value-type="float">
            <text:p>1.2333333333</text:p>
          </table:table-cell>
          <table:table-cell table:formula="of:=SUM([.YW2:.YW31])/30" office:value-type="float" office:value="1.26666666666667" calcext:value-type="float">
            <text:p>1.2666666667</text:p>
          </table:table-cell>
          <table:table-cell table:formula="of:=SUM([.YX2:.YX31])/30" office:value-type="float" office:value="1.3" calcext:value-type="float">
            <text:p>1.3</text:p>
          </table:table-cell>
          <table:table-cell table:formula="of:=SUM([.YY2:.YY31])/30" office:value-type="float" office:value="1.2" calcext:value-type="float">
            <text:p>1.2</text:p>
          </table:table-cell>
          <table:table-cell table:formula="of:=SUM([.YZ2:.YZ31])/30" office:value-type="float" office:value="1.16666666666667" calcext:value-type="float">
            <text:p>1.1666666667</text:p>
          </table:table-cell>
          <table:table-cell table:formula="of:=SUM([.ZA2:.ZA31])/30" office:value-type="float" office:value="1.13333333333333" calcext:value-type="float">
            <text:p>1.1333333333</text:p>
          </table:table-cell>
          <table:table-cell table:formula="of:=SUM([.ZB2:.ZB31])/30" office:value-type="float" office:value="1.2" calcext:value-type="float">
            <text:p>1.2</text:p>
          </table:table-cell>
          <table:table-cell table:formula="of:=SUM([.ZC2:.ZC31])/30" office:value-type="float" office:value="1.13333333333333" calcext:value-type="float">
            <text:p>1.1333333333</text:p>
          </table:table-cell>
          <table:table-cell table:formula="of:=SUM([.ZD2:.ZD31])/30" office:value-type="float" office:value="1.2" calcext:value-type="float">
            <text:p>1.2</text:p>
          </table:table-cell>
          <table:table-cell table:formula="of:=SUM([.ZE2:.ZE31])/30" office:value-type="float" office:value="1.1" calcext:value-type="float">
            <text:p>1.1</text:p>
          </table:table-cell>
          <table:table-cell table:formula="of:=SUM([.ZF2:.ZF31])/30" office:value-type="float" office:value="1.1" calcext:value-type="float">
            <text:p>1.1</text:p>
          </table:table-cell>
          <table:table-cell table:formula="of:=SUM([.ZG2:.ZG31])/30" office:value-type="float" office:value="1" calcext:value-type="float">
            <text:p>1</text:p>
          </table:table-cell>
          <table:table-cell table:formula="of:=SUM([.ZH2:.ZH31])/30" office:value-type="float" office:value="1" calcext:value-type="float">
            <text:p>1</text:p>
          </table:table-cell>
          <table:table-cell table:formula="of:=SUM([.ZI2:.ZI31])/30" office:value-type="float" office:value="1" calcext:value-type="float">
            <text:p>1</text:p>
          </table:table-cell>
          <table:table-cell table:formula="of:=SUM([.ZJ2:.ZJ31])/30" office:value-type="float" office:value="1.13333333333333" calcext:value-type="float">
            <text:p>1.1333333333</text:p>
          </table:table-cell>
          <table:table-cell table:formula="of:=SUM([.ZK2:.ZK31])/30" office:value-type="float" office:value="1.13333333333333" calcext:value-type="float">
            <text:p>1.1333333333</text:p>
          </table:table-cell>
          <table:table-cell table:formula="of:=SUM([.ZL2:.ZL31])/30" office:value-type="float" office:value="0.966666666666667" calcext:value-type="float">
            <text:p>0.9666666667</text:p>
          </table:table-cell>
          <table:table-cell table:formula="of:=SUM([.ZM2:.ZM31])/30" office:value-type="float" office:value="0.9" calcext:value-type="float">
            <text:p>0.9</text:p>
          </table:table-cell>
          <table:table-cell table:formula="of:=SUM([.ZN2:.ZN31])/30" office:value-type="float" office:value="0.866666666666667" calcext:value-type="float">
            <text:p>0.8666666667</text:p>
          </table:table-cell>
          <table:table-cell table:formula="of:=SUM([.ZO2:.ZO31])/30" office:value-type="float" office:value="1.03333333333333" calcext:value-type="float">
            <text:p>1.0333333333</text:p>
          </table:table-cell>
          <table:table-cell table:formula="of:=SUM([.ZP2:.ZP31])/30" office:value-type="float" office:value="0.933333333333333" calcext:value-type="float">
            <text:p>0.9333333333</text:p>
          </table:table-cell>
          <table:table-cell table:formula="of:=SUM([.ZQ2:.ZQ31])/30" office:value-type="float" office:value="1.06666666666667" calcext:value-type="float">
            <text:p>1.0666666667</text:p>
          </table:table-cell>
          <table:table-cell table:formula="of:=SUM([.ZR2:.ZR31])/30" office:value-type="float" office:value="0.833333333333333" calcext:value-type="float">
            <text:p>0.8333333333</text:p>
          </table:table-cell>
          <table:table-cell table:formula="of:=SUM([.ZS2:.ZS31])/30" office:value-type="float" office:value="0.833333333333333" calcext:value-type="float">
            <text:p>0.8333333333</text:p>
          </table:table-cell>
          <table:table-cell table:formula="of:=SUM([.ZT2:.ZT31])/30" office:value-type="float" office:value="0.9" calcext:value-type="float">
            <text:p>0.9</text:p>
          </table:table-cell>
          <table:table-cell table:formula="of:=SUM([.ZU2:.ZU31])/30" office:value-type="float" office:value="0.9" calcext:value-type="float">
            <text:p>0.9</text:p>
          </table:table-cell>
          <table:table-cell table:formula="of:=SUM([.ZV2:.ZV31])/30" office:value-type="float" office:value="0.833333333333333" calcext:value-type="float">
            <text:p>0.8333333333</text:p>
          </table:table-cell>
          <table:table-cell table:formula="of:=SUM([.ZW2:.ZW31])/30" office:value-type="float" office:value="1.03333333333333" calcext:value-type="float">
            <text:p>1.0333333333</text:p>
          </table:table-cell>
          <table:table-cell table:formula="of:=SUM([.ZX2:.ZX31])/30" office:value-type="float" office:value="0.966666666666667" calcext:value-type="float">
            <text:p>0.9666666667</text:p>
          </table:table-cell>
          <table:table-cell table:formula="of:=SUM([.ZY2:.ZY31])/30" office:value-type="float" office:value="1.1" calcext:value-type="float">
            <text:p>1.1</text:p>
          </table:table-cell>
          <table:table-cell table:formula="of:=SUM([.ZZ2:.ZZ31])/30" office:value-type="float" office:value="1.26666666666667" calcext:value-type="float">
            <text:p>1.2666666667</text:p>
          </table:table-cell>
          <table:table-cell table:formula="of:=SUM([.AAA2:.AAA31])/30" office:value-type="float" office:value="1.26666666666667" calcext:value-type="float">
            <text:p>1.2666666667</text:p>
          </table:table-cell>
          <table:table-cell table:formula="of:=SUM([.AAB2:.AAB31])/30" office:value-type="float" office:value="1.16666666666667" calcext:value-type="float">
            <text:p>1.1666666667</text:p>
          </table:table-cell>
          <table:table-cell table:formula="of:=SUM([.AAC2:.AAC31])/30" office:value-type="float" office:value="1.13333333333333" calcext:value-type="float">
            <text:p>1.1333333333</text:p>
          </table:table-cell>
          <table:table-cell table:formula="of:=SUM([.AAD2:.AAD31])/30" office:value-type="float" office:value="1.26666666666667" calcext:value-type="float">
            <text:p>1.2666666667</text:p>
          </table:table-cell>
          <table:table-cell table:formula="of:=SUM([.AAE2:.AAE31])/30" office:value-type="float" office:value="1.13333333333333" calcext:value-type="float">
            <text:p>1.1333333333</text:p>
          </table:table-cell>
          <table:table-cell table:formula="of:=SUM([.AAF2:.AAF31])/30" office:value-type="float" office:value="1.1" calcext:value-type="float">
            <text:p>1.1</text:p>
          </table:table-cell>
          <table:table-cell table:formula="of:=SUM([.AAG2:.AAG31])/30" office:value-type="float" office:value="1.1" calcext:value-type="float">
            <text:p>1.1</text:p>
          </table:table-cell>
          <table:table-cell table:formula="of:=SUM([.AAH2:.AAH31])/30" office:value-type="float" office:value="1.16666666666667" calcext:value-type="float">
            <text:p>1.1666666667</text:p>
          </table:table-cell>
          <table:table-cell table:formula="of:=SUM([.AAI2:.AAI31])/30" office:value-type="float" office:value="1.16666666666667" calcext:value-type="float">
            <text:p>1.1666666667</text:p>
          </table:table-cell>
          <table:table-cell table:formula="of:=SUM([.AAJ2:.AAJ31])/30" office:value-type="float" office:value="1.26666666666667" calcext:value-type="float">
            <text:p>1.2666666667</text:p>
          </table:table-cell>
          <table:table-cell table:formula="of:=SUM([.AAK2:.AAK31])/30" office:value-type="float" office:value="1.4" calcext:value-type="float">
            <text:p>1.4</text:p>
          </table:table-cell>
          <table:table-cell table:formula="of:=SUM([.AAL2:.AAL31])/30" office:value-type="float" office:value="1.26666666666667" calcext:value-type="float">
            <text:p>1.2666666667</text:p>
          </table:table-cell>
          <table:table-cell table:formula="of:=SUM([.AAM2:.AAM31])/30" office:value-type="float" office:value="1.13333333333333" calcext:value-type="float">
            <text:p>1.1333333333</text:p>
          </table:table-cell>
          <table:table-cell table:formula="of:=SUM([.AAN2:.AAN31])/30" office:value-type="float" office:value="1.03333333333333" calcext:value-type="float">
            <text:p>1.0333333333</text:p>
          </table:table-cell>
          <table:table-cell table:formula="of:=SUM([.AAO2:.AAO31])/30" office:value-type="float" office:value="0.9" calcext:value-type="float">
            <text:p>0.9</text:p>
          </table:table-cell>
          <table:table-cell table:formula="of:=SUM([.AAP2:.AAP31])/30" office:value-type="float" office:value="1" calcext:value-type="float">
            <text:p>1</text:p>
          </table:table-cell>
          <table:table-cell table:formula="of:=SUM([.AAQ2:.AAQ31])/30" office:value-type="float" office:value="0.866666666666667" calcext:value-type="float">
            <text:p>0.8666666667</text:p>
          </table:table-cell>
          <table:table-cell table:formula="of:=SUM([.AAR2:.AAR31])/30" office:value-type="float" office:value="0.833333333333333" calcext:value-type="float">
            <text:p>0.8333333333</text:p>
          </table:table-cell>
          <table:table-cell table:formula="of:=SUM([.AAS2:.AAS31])/30" office:value-type="float" office:value="0.933333333333333" calcext:value-type="float">
            <text:p>0.9333333333</text:p>
          </table:table-cell>
          <table:table-cell table:formula="of:=SUM([.AAT2:.AAT31])/30" office:value-type="float" office:value="0.9" calcext:value-type="float">
            <text:p>0.9</text:p>
          </table:table-cell>
          <table:table-cell table:formula="of:=SUM([.AAU2:.AAU31])/30" office:value-type="float" office:value="0.866666666666667" calcext:value-type="float">
            <text:p>0.8666666667</text:p>
          </table:table-cell>
          <table:table-cell table:formula="of:=SUM([.AAV2:.AAV31])/30" office:value-type="float" office:value="1.13333333333333" calcext:value-type="float">
            <text:p>1.1333333333</text:p>
          </table:table-cell>
          <table:table-cell table:formula="of:=SUM([.AAW2:.AAW31])/30" office:value-type="float" office:value="1" calcext:value-type="float">
            <text:p>1</text:p>
          </table:table-cell>
          <table:table-cell table:formula="of:=SUM([.AAX2:.AAX31])/30" office:value-type="float" office:value="0.833333333333333" calcext:value-type="float">
            <text:p>0.8333333333</text:p>
          </table:table-cell>
          <table:table-cell table:formula="of:=SUM([.AAY2:.AAY31])/30" office:value-type="float" office:value="0.766666666666667" calcext:value-type="float">
            <text:p>0.7666666667</text:p>
          </table:table-cell>
          <table:table-cell table:formula="of:=SUM([.AAZ2:.AAZ31])/30" office:value-type="float" office:value="0.833333333333333" calcext:value-type="float">
            <text:p>0.8333333333</text:p>
          </table:table-cell>
          <table:table-cell table:formula="of:=SUM([.ABA2:.ABA31])/30" office:value-type="float" office:value="0.833333333333333" calcext:value-type="float">
            <text:p>0.8333333333</text:p>
          </table:table-cell>
          <table:table-cell table:formula="of:=SUM([.ABB2:.ABB31])/30" office:value-type="float" office:value="1" calcext:value-type="float">
            <text:p>1</text:p>
          </table:table-cell>
          <table:table-cell table:formula="of:=SUM([.ABC2:.ABC31])/30" office:value-type="float" office:value="0.966666666666667" calcext:value-type="float">
            <text:p>0.9666666667</text:p>
          </table:table-cell>
          <table:table-cell table:formula="of:=SUM([.ABD2:.ABD31])/30" office:value-type="float" office:value="1.2" calcext:value-type="float">
            <text:p>1.2</text:p>
          </table:table-cell>
          <table:table-cell table:formula="of:=SUM([.ABE2:.ABE31])/30" office:value-type="float" office:value="1.2" calcext:value-type="float">
            <text:p>1.2</text:p>
          </table:table-cell>
          <table:table-cell table:formula="of:=SUM([.ABF2:.ABF31])/30" office:value-type="float" office:value="1.26666666666667" calcext:value-type="float">
            <text:p>1.2666666667</text:p>
          </table:table-cell>
          <table:table-cell table:formula="of:=SUM([.ABG2:.ABG31])/30" office:value-type="float" office:value="1.36666666666667" calcext:value-type="float">
            <text:p>1.3666666667</text:p>
          </table:table-cell>
          <table:table-cell table:formula="of:=SUM([.ABH2:.ABH31])/30" office:value-type="float" office:value="1.43333333333333" calcext:value-type="float">
            <text:p>1.4333333333</text:p>
          </table:table-cell>
          <table:table-cell table:formula="of:=SUM([.ABI2:.ABI31])/30" office:value-type="float" office:value="1.53333333333333" calcext:value-type="float">
            <text:p>1.5333333333</text:p>
          </table:table-cell>
          <table:table-cell table:formula="of:=SUM([.ABJ2:.ABJ31])/30" office:value-type="float" office:value="1.56666666666667" calcext:value-type="float">
            <text:p>1.5666666667</text:p>
          </table:table-cell>
          <table:table-cell table:formula="of:=SUM([.ABK2:.ABK31])/30" office:value-type="float" office:value="1.56666666666667" calcext:value-type="float">
            <text:p>1.5666666667</text:p>
          </table:table-cell>
          <table:table-cell table:formula="of:=SUM([.ABL2:.ABL31])/30" office:value-type="float" office:value="1.56666666666667" calcext:value-type="float">
            <text:p>1.5666666667</text:p>
          </table:table-cell>
          <table:table-cell table:formula="of:=SUM([.ABM2:.ABM31])/30" office:value-type="float" office:value="1.46666666666667" calcext:value-type="float">
            <text:p>1.4666666667</text:p>
          </table:table-cell>
          <table:table-cell table:formula="of:=SUM([.ABN2:.ABN31])/30" office:value-type="float" office:value="1.5" calcext:value-type="float">
            <text:p>1.5</text:p>
          </table:table-cell>
          <table:table-cell table:formula="of:=SUM([.ABO2:.ABO31])/30" office:value-type="float" office:value="1.4" calcext:value-type="float">
            <text:p>1.4</text:p>
          </table:table-cell>
          <table:table-cell table:formula="of:=SUM([.ABP2:.ABP31])/30" office:value-type="float" office:value="1.5" calcext:value-type="float">
            <text:p>1.5</text:p>
          </table:table-cell>
          <table:table-cell table:formula="of:=SUM([.ABQ2:.ABQ31])/30" office:value-type="float" office:value="1.36666666666667" calcext:value-type="float">
            <text:p>1.3666666667</text:p>
          </table:table-cell>
          <table:table-cell table:formula="of:=SUM([.ABR2:.ABR31])/30" office:value-type="float" office:value="1.33333333333333" calcext:value-type="float">
            <text:p>1.3333333333</text:p>
          </table:table-cell>
          <table:table-cell table:formula="of:=SUM([.ABS2:.ABS31])/30" office:value-type="float" office:value="1.43333333333333" calcext:value-type="float">
            <text:p>1.4333333333</text:p>
          </table:table-cell>
          <table:table-cell table:formula="of:=SUM([.ABT2:.ABT31])/30" office:value-type="float" office:value="1.36666666666667" calcext:value-type="float">
            <text:p>1.3666666667</text:p>
          </table:table-cell>
          <table:table-cell table:formula="of:=SUM([.ABU2:.ABU31])/30" office:value-type="float" office:value="1.16666666666667" calcext:value-type="float">
            <text:p>1.1666666667</text:p>
          </table:table-cell>
          <table:table-cell table:formula="of:=SUM([.ABV2:.ABV31])/30" office:value-type="float" office:value="1.16666666666667" calcext:value-type="float">
            <text:p>1.1666666667</text:p>
          </table:table-cell>
          <table:table-cell table:formula="of:=SUM([.ABW2:.ABW31])/30" office:value-type="float" office:value="1.46666666666667" calcext:value-type="float">
            <text:p>1.4666666667</text:p>
          </table:table-cell>
          <table:table-cell table:formula="of:=SUM([.ABX2:.ABX31])/30" office:value-type="float" office:value="1.26666666666667" calcext:value-type="float">
            <text:p>1.2666666667</text:p>
          </table:table-cell>
          <table:table-cell table:formula="of:=SUM([.ABY2:.ABY31])/30" office:value-type="float" office:value="1.2" calcext:value-type="float">
            <text:p>1.2</text:p>
          </table:table-cell>
          <table:table-cell table:formula="of:=SUM([.ABZ2:.ABZ31])/30" office:value-type="float" office:value="1.16666666666667" calcext:value-type="float">
            <text:p>1.1666666667</text:p>
          </table:table-cell>
          <table:table-cell table:formula="of:=SUM([.ACA2:.ACA31])/30" office:value-type="float" office:value="1.13333333333333" calcext:value-type="float">
            <text:p>1.1333333333</text:p>
          </table:table-cell>
          <table:table-cell table:formula="of:=SUM([.ACB2:.ACB31])/30" office:value-type="float" office:value="1.1" calcext:value-type="float">
            <text:p>1.1</text:p>
          </table:table-cell>
          <table:table-cell table:formula="of:=SUM([.ACC2:.ACC31])/30" office:value-type="float" office:value="0.933333333333333" calcext:value-type="float">
            <text:p>0.9333333333</text:p>
          </table:table-cell>
          <table:table-cell table:formula="of:=SUM([.ACD2:.ACD31])/30" office:value-type="float" office:value="0.966666666666667" calcext:value-type="float">
            <text:p>0.9666666667</text:p>
          </table:table-cell>
          <table:table-cell table:formula="of:=SUM([.ACE2:.ACE31])/30" office:value-type="float" office:value="0.933333333333333" calcext:value-type="float">
            <text:p>0.9333333333</text:p>
          </table:table-cell>
          <table:table-cell table:formula="of:=SUM([.ACF2:.ACF31])/30" office:value-type="float" office:value="0.833333333333333" calcext:value-type="float">
            <text:p>0.8333333333</text:p>
          </table:table-cell>
          <table:table-cell table:formula="of:=SUM([.ACG2:.ACG31])/30" office:value-type="float" office:value="0.766666666666667" calcext:value-type="float">
            <text:p>0.7666666667</text:p>
          </table:table-cell>
          <table:table-cell table:formula="of:=SUM([.ACH2:.ACH31])/30" office:value-type="float" office:value="0.733333333333333" calcext:value-type="float">
            <text:p>0.7333333333</text:p>
          </table:table-cell>
          <table:table-cell table:formula="of:=SUM([.ACI2:.ACI31])/30" office:value-type="float" office:value="0.766666666666667" calcext:value-type="float">
            <text:p>0.7666666667</text:p>
          </table:table-cell>
          <table:table-cell table:formula="of:=SUM([.ACJ2:.ACJ31])/30" office:value-type="float" office:value="0.733333333333333" calcext:value-type="float">
            <text:p>0.7333333333</text:p>
          </table:table-cell>
          <table:table-cell table:formula="of:=SUM([.ACK2:.ACK31])/30" office:value-type="float" office:value="0.733333333333333" calcext:value-type="float">
            <text:p>0.7333333333</text:p>
          </table:table-cell>
          <table:table-cell table:formula="of:=SUM([.ACL2:.ACL31])/30" office:value-type="float" office:value="0.633333333333333" calcext:value-type="float">
            <text:p>0.6333333333</text:p>
          </table:table-cell>
          <table:table-cell table:formula="of:=SUM([.ACM2:.ACM31])/30" office:value-type="float" office:value="0.566666666666667" calcext:value-type="float">
            <text:p>0.5666666667</text:p>
          </table:table-cell>
          <table:table-cell table:formula="of:=SUM([.ACN2:.ACN31])/30" office:value-type="float" office:value="0.6" calcext:value-type="float">
            <text:p>0.6</text:p>
          </table:table-cell>
          <table:table-cell table:formula="of:=SUM([.ACO2:.ACO31])/30" office:value-type="float" office:value="0.666666666666667" calcext:value-type="float">
            <text:p>0.6666666667</text:p>
          </table:table-cell>
          <table:table-cell table:formula="of:=SUM([.ACP2:.ACP31])/30" office:value-type="float" office:value="0.766666666666667" calcext:value-type="float">
            <text:p>0.7666666667</text:p>
          </table:table-cell>
          <table:table-cell table:formula="of:=SUM([.ACQ2:.ACQ31])/30" office:value-type="float" office:value="0.8" calcext:value-type="float">
            <text:p>0.8</text:p>
          </table:table-cell>
          <table:table-cell table:formula="of:=SUM([.ACR2:.ACR31])/30" office:value-type="float" office:value="0.833333333333333" calcext:value-type="float">
            <text:p>0.8333333333</text:p>
          </table:table-cell>
          <table:table-cell table:formula="of:=SUM([.ACS2:.ACS31])/30" office:value-type="float" office:value="0.933333333333333" calcext:value-type="float">
            <text:p>0.9333333333</text:p>
          </table:table-cell>
          <table:table-cell table:formula="of:=SUM([.ACT2:.ACT31])/30" office:value-type="float" office:value="1.06666666666667" calcext:value-type="float">
            <text:p>1.0666666667</text:p>
          </table:table-cell>
          <table:table-cell table:formula="of:=SUM([.ACU2:.ACU31])/30" office:value-type="float" office:value="1.1" calcext:value-type="float">
            <text:p>1.1</text:p>
          </table:table-cell>
          <table:table-cell table:formula="of:=SUM([.ACV2:.ACV31])/30" office:value-type="float" office:value="1.1" calcext:value-type="float">
            <text:p>1.1</text:p>
          </table:table-cell>
          <table:table-cell table:formula="of:=SUM([.ACW2:.ACW31])/30" office:value-type="float" office:value="0.966666666666667" calcext:value-type="float">
            <text:p>0.9666666667</text:p>
          </table:table-cell>
          <table:table-cell table:formula="of:=SUM([.ACX2:.ACX31])/30" office:value-type="float" office:value="1.1" calcext:value-type="float">
            <text:p>1.1</text:p>
          </table:table-cell>
          <table:table-cell table:formula="of:=SUM([.ACY2:.ACY31])/30" office:value-type="float" office:value="1.06666666666667" calcext:value-type="float">
            <text:p>1.0666666667</text:p>
          </table:table-cell>
          <table:table-cell table:formula="of:=SUM([.ACZ2:.ACZ31])/30" office:value-type="float" office:value="1.13333333333333" calcext:value-type="float">
            <text:p>1.1333333333</text:p>
          </table:table-cell>
          <table:table-cell table:formula="of:=SUM([.ADA2:.ADA31])/30" office:value-type="float" office:value="1.2" calcext:value-type="float">
            <text:p>1.2</text:p>
          </table:table-cell>
          <table:table-cell table:formula="of:=SUM([.ADB2:.ADB31])/30" office:value-type="float" office:value="1.2" calcext:value-type="float">
            <text:p>1.2</text:p>
          </table:table-cell>
          <table:table-cell table:formula="of:=SUM([.ADC2:.ADC31])/30" office:value-type="float" office:value="1.36666666666667" calcext:value-type="float">
            <text:p>1.3666666667</text:p>
          </table:table-cell>
          <table:table-cell table:formula="of:=SUM([.ADD2:.ADD31])/30" office:value-type="float" office:value="1.36666666666667" calcext:value-type="float">
            <text:p>1.3666666667</text:p>
          </table:table-cell>
          <table:table-cell table:formula="of:=SUM([.ADE2:.ADE31])/30" office:value-type="float" office:value="1.56666666666667" calcext:value-type="float">
            <text:p>1.5666666667</text:p>
          </table:table-cell>
          <table:table-cell table:formula="of:=SUM([.ADF2:.ADF31])/30" office:value-type="float" office:value="1.6" calcext:value-type="float">
            <text:p>1.6</text:p>
          </table:table-cell>
          <table:table-cell table:formula="of:=SUM([.ADG2:.ADG31])/30" office:value-type="float" office:value="1.36666666666667" calcext:value-type="float">
            <text:p>1.3666666667</text:p>
          </table:table-cell>
          <table:table-cell table:formula="of:=SUM([.ADH2:.ADH31])/30" office:value-type="float" office:value="1.33333333333333" calcext:value-type="float">
            <text:p>1.3333333333</text:p>
          </table:table-cell>
          <table:table-cell table:formula="of:=SUM([.ADI2:.ADI31])/30" office:value-type="float" office:value="1.23333333333333" calcext:value-type="float">
            <text:p>1.2333333333</text:p>
          </table:table-cell>
          <table:table-cell table:formula="of:=SUM([.ADJ2:.ADJ31])/30" office:value-type="float" office:value="1.2" calcext:value-type="float">
            <text:p>1.2</text:p>
          </table:table-cell>
          <table:table-cell table:formula="of:=SUM([.ADK2:.ADK31])/30" office:value-type="float" office:value="1.06666666666667" calcext:value-type="float">
            <text:p>1.0666666667</text:p>
          </table:table-cell>
          <table:table-cell table:formula="of:=SUM([.ADL2:.ADL31])/30" office:value-type="float" office:value="1.2" calcext:value-type="float">
            <text:p>1.2</text:p>
          </table:table-cell>
          <table:table-cell table:formula="of:=SUM([.ADM2:.ADM31])/30" office:value-type="float" office:value="1.13333333333333" calcext:value-type="float">
            <text:p>1.1333333333</text:p>
          </table:table-cell>
          <table:table-cell table:formula="of:=SUM([.ADN2:.ADN31])/30" office:value-type="float" office:value="1.23333333333333" calcext:value-type="float">
            <text:p>1.2333333333</text:p>
          </table:table-cell>
          <table:table-cell table:formula="of:=SUM([.ADO2:.ADO31])/30" office:value-type="float" office:value="1.3" calcext:value-type="float">
            <text:p>1.3</text:p>
          </table:table-cell>
          <table:table-cell table:formula="of:=SUM([.ADP2:.ADP31])/30" office:value-type="float" office:value="1.23333333333333" calcext:value-type="float">
            <text:p>1.2333333333</text:p>
          </table:table-cell>
          <table:table-cell table:formula="of:=SUM([.ADQ2:.ADQ31])/30" office:value-type="float" office:value="1.3" calcext:value-type="float">
            <text:p>1.3</text:p>
          </table:table-cell>
          <table:table-cell table:formula="of:=SUM([.ADR2:.ADR31])/30" office:value-type="float" office:value="1.46666666666667" calcext:value-type="float">
            <text:p>1.4666666667</text:p>
          </table:table-cell>
          <table:table-cell table:formula="of:=SUM([.ADS2:.ADS31])/30" office:value-type="float" office:value="1.53333333333333" calcext:value-type="float">
            <text:p>1.5333333333</text:p>
          </table:table-cell>
          <table:table-cell table:formula="of:=SUM([.ADT2:.ADT31])/30" office:value-type="float" office:value="1.66666666666667" calcext:value-type="float">
            <text:p>1.6666666667</text:p>
          </table:table-cell>
          <table:table-cell table:formula="of:=SUM([.ADU2:.ADU31])/30" office:value-type="float" office:value="1.5" calcext:value-type="float">
            <text:p>1.5</text:p>
          </table:table-cell>
          <table:table-cell table:formula="of:=SUM([.ADV2:.ADV31])/30" office:value-type="float" office:value="1.5" calcext:value-type="float">
            <text:p>1.5</text:p>
          </table:table-cell>
          <table:table-cell table:formula="of:=SUM([.ADW2:.ADW31])/30" office:value-type="float" office:value="1.66666666666667" calcext:value-type="float">
            <text:p>1.6666666667</text:p>
          </table:table-cell>
          <table:table-cell table:formula="of:=SUM([.ADX2:.ADX31])/30" office:value-type="float" office:value="1.76666666666667" calcext:value-type="float">
            <text:p>1.7666666667</text:p>
          </table:table-cell>
          <table:table-cell table:formula="of:=SUM([.ADY2:.ADY31])/30" office:value-type="float" office:value="1.76666666666667" calcext:value-type="float">
            <text:p>1.7666666667</text:p>
          </table:table-cell>
          <table:table-cell table:formula="of:=SUM([.ADZ2:.ADZ31])/30" office:value-type="float" office:value="1.73333333333333" calcext:value-type="float">
            <text:p>1.7333333333</text:p>
          </table:table-cell>
          <table:table-cell table:formula="of:=SUM([.AEA2:.AEA31])/30" office:value-type="float" office:value="1.66666666666667" calcext:value-type="float">
            <text:p>1.6666666667</text:p>
          </table:table-cell>
          <table:table-cell table:formula="of:=SUM([.AEB2:.AEB31])/30" office:value-type="float" office:value="1.6" calcext:value-type="float">
            <text:p>1.6</text:p>
          </table:table-cell>
          <table:table-cell table:formula="of:=SUM([.AEC2:.AEC31])/30" office:value-type="float" office:value="1.63333333333333" calcext:value-type="float">
            <text:p>1.6333333333</text:p>
          </table:table-cell>
          <table:table-cell table:formula="of:=SUM([.AED2:.AED31])/30" office:value-type="float" office:value="1.43333333333333" calcext:value-type="float">
            <text:p>1.4333333333</text:p>
          </table:table-cell>
          <table:table-cell table:formula="of:=SUM([.AEE2:.AEE31])/30" office:value-type="float" office:value="1.33333333333333" calcext:value-type="float">
            <text:p>1.3333333333</text:p>
          </table:table-cell>
          <table:table-cell table:formula="of:=SUM([.AEF2:.AEF31])/30" office:value-type="float" office:value="1.33333333333333" calcext:value-type="float">
            <text:p>1.3333333333</text:p>
          </table:table-cell>
          <table:table-cell table:formula="of:=SUM([.AEG2:.AEG31])/30" office:value-type="float" office:value="1.3" calcext:value-type="float">
            <text:p>1.3</text:p>
          </table:table-cell>
          <table:table-cell table:formula="of:=SUM([.AEH2:.AEH31])/30" office:value-type="float" office:value="1.2" calcext:value-type="float">
            <text:p>1.2</text:p>
          </table:table-cell>
          <table:table-cell table:formula="of:=SUM([.AEI2:.AEI31])/30" office:value-type="float" office:value="1.3" calcext:value-type="float">
            <text:p>1.3</text:p>
          </table:table-cell>
          <table:table-cell table:formula="of:=SUM([.AEJ2:.AEJ31])/30" office:value-type="float" office:value="1.23333333333333" calcext:value-type="float">
            <text:p>1.2333333333</text:p>
          </table:table-cell>
          <table:table-cell table:formula="of:=SUM([.AEK2:.AEK31])/30" office:value-type="float" office:value="1.2" calcext:value-type="float">
            <text:p>1.2</text:p>
          </table:table-cell>
          <table:table-cell table:formula="of:=SUM([.AEL2:.AEL31])/30" office:value-type="float" office:value="1.03333333333333" calcext:value-type="float">
            <text:p>1.0333333333</text:p>
          </table:table-cell>
          <table:table-cell table:formula="of:=SUM([.AEM2:.AEM31])/30" office:value-type="float" office:value="1.13333333333333" calcext:value-type="float">
            <text:p>1.1333333333</text:p>
          </table:table-cell>
          <table:table-cell table:formula="of:=SUM([.AEN2:.AEN31])/30" office:value-type="float" office:value="1" calcext:value-type="float">
            <text:p>1</text:p>
          </table:table-cell>
          <table:table-cell table:formula="of:=SUM([.AEO2:.AEO31])/30" office:value-type="float" office:value="0.933333333333333" calcext:value-type="float">
            <text:p>0.9333333333</text:p>
          </table:table-cell>
          <table:table-cell table:formula="of:=SUM([.AEP2:.AEP31])/30" office:value-type="float" office:value="0.866666666666667" calcext:value-type="float">
            <text:p>0.8666666667</text:p>
          </table:table-cell>
          <table:table-cell table:formula="of:=SUM([.AEQ2:.AEQ31])/30" office:value-type="float" office:value="0.833333333333333" calcext:value-type="float">
            <text:p>0.8333333333</text:p>
          </table:table-cell>
          <table:table-cell table:formula="of:=SUM([.AER2:.AER31])/30" office:value-type="float" office:value="0.833333333333333" calcext:value-type="float">
            <text:p>0.8333333333</text:p>
          </table:table-cell>
          <table:table-cell table:formula="of:=SUM([.AES2:.AES31])/30" office:value-type="float" office:value="0.966666666666667" calcext:value-type="float">
            <text:p>0.9666666667</text:p>
          </table:table-cell>
          <table:table-cell table:formula="of:=SUM([.AET2:.AET31])/30" office:value-type="float" office:value="1.13333333333333" calcext:value-type="float">
            <text:p>1.1333333333</text:p>
          </table:table-cell>
          <table:table-cell table:formula="of:=SUM([.AEU2:.AEU31])/30" office:value-type="float" office:value="1.13333333333333" calcext:value-type="float">
            <text:p>1.1333333333</text:p>
          </table:table-cell>
          <table:table-cell table:formula="of:=SUM([.AEV2:.AEV31])/30" office:value-type="float" office:value="1.2" calcext:value-type="float">
            <text:p>1.2</text:p>
          </table:table-cell>
          <table:table-cell table:formula="of:=SUM([.AEW2:.AEW31])/30" office:value-type="float" office:value="1.4" calcext:value-type="float">
            <text:p>1.4</text:p>
          </table:table-cell>
          <table:table-cell table:formula="of:=SUM([.AEX2:.AEX31])/30" office:value-type="float" office:value="1.23333333333333" calcext:value-type="float">
            <text:p>1.2333333333</text:p>
          </table:table-cell>
          <table:table-cell table:formula="of:=SUM([.AEY2:.AEY31])/30" office:value-type="float" office:value="1.06666666666667" calcext:value-type="float">
            <text:p>1.0666666667</text:p>
          </table:table-cell>
          <table:table-cell table:formula="of:=SUM([.AEZ2:.AEZ31])/30" office:value-type="float" office:value="1.06666666666667" calcext:value-type="float">
            <text:p>1.0666666667</text:p>
          </table:table-cell>
          <table:table-cell table:formula="of:=SUM([.AFA2:.AFA31])/30" office:value-type="float" office:value="1" calcext:value-type="float">
            <text:p>1</text:p>
          </table:table-cell>
          <table:table-cell table:formula="of:=SUM([.AFB2:.AFB31])/30" office:value-type="float" office:value="0.933333333333333" calcext:value-type="float">
            <text:p>0.9333333333</text:p>
          </table:table-cell>
          <table:table-cell table:formula="of:=SUM([.AFC2:.AFC31])/30" office:value-type="float" office:value="1.1" calcext:value-type="float">
            <text:p>1.1</text:p>
          </table:table-cell>
          <table:table-cell table:formula="of:=SUM([.AFD2:.AFD31])/30" office:value-type="float" office:value="1.16666666666667" calcext:value-type="float">
            <text:p>1.1666666667</text:p>
          </table:table-cell>
          <table:table-cell table:formula="of:=SUM([.AFE2:.AFE31])/30" office:value-type="float" office:value="1.3" calcext:value-type="float">
            <text:p>1.3</text:p>
          </table:table-cell>
          <table:table-cell table:formula="of:=SUM([.AFF2:.AFF31])/30" office:value-type="float" office:value="1.33333333333333" calcext:value-type="float">
            <text:p>1.3333333333</text:p>
          </table:table-cell>
          <table:table-cell table:formula="of:=SUM([.AFG2:.AFG31])/30" office:value-type="float" office:value="1.46666666666667" calcext:value-type="float">
            <text:p>1.4666666667</text:p>
          </table:table-cell>
          <table:table-cell table:formula="of:=SUM([.AFH2:.AFH31])/30" office:value-type="float" office:value="1.5" calcext:value-type="float">
            <text:p>1.5</text:p>
          </table:table-cell>
          <table:table-cell table:formula="of:=SUM([.AFI2:.AFI31])/30" office:value-type="float" office:value="1.3" calcext:value-type="float">
            <text:p>1.3</text:p>
          </table:table-cell>
          <table:table-cell table:formula="of:=SUM([.AFJ2:.AFJ31])/30" office:value-type="float" office:value="1.13333333333333" calcext:value-type="float">
            <text:p>1.1333333333</text:p>
          </table:table-cell>
          <table:table-cell table:formula="of:=SUM([.AFK2:.AFK31])/30" office:value-type="float" office:value="0.933333333333333" calcext:value-type="float">
            <text:p>0.9333333333</text:p>
          </table:table-cell>
          <table:table-cell table:formula="of:=SUM([.AFL2:.AFL31])/30" office:value-type="float" office:value="0.9" calcext:value-type="float">
            <text:p>0.9</text:p>
          </table:table-cell>
          <table:table-cell table:formula="of:=SUM([.AFM2:.AFM31])/30" office:value-type="float" office:value="0.866666666666667" calcext:value-type="float">
            <text:p>0.8666666667</text:p>
          </table:table-cell>
          <table:table-cell table:formula="of:=SUM([.AFN2:.AFN31])/30" office:value-type="float" office:value="0.966666666666667" calcext:value-type="float">
            <text:p>0.9666666667</text:p>
          </table:table-cell>
          <table:table-cell table:formula="of:=SUM([.AFO2:.AFO31])/30" office:value-type="float" office:value="1.1" calcext:value-type="float">
            <text:p>1.1</text:p>
          </table:table-cell>
          <table:table-cell table:formula="of:=SUM([.AFP2:.AFP31])/30" office:value-type="float" office:value="1.03333333333333" calcext:value-type="float">
            <text:p>1.0333333333</text:p>
          </table:table-cell>
          <table:table-cell table:formula="of:=SUM([.AFQ2:.AFQ31])/30" office:value-type="float" office:value="1" calcext:value-type="float">
            <text:p>1</text:p>
          </table:table-cell>
          <table:table-cell table:formula="of:=SUM([.AFR2:.AFR31])/30" office:value-type="float" office:value="1" calcext:value-type="float">
            <text:p>1</text:p>
          </table:table-cell>
          <table:table-cell table:formula="of:=SUM([.AFS2:.AFS31])/30" office:value-type="float" office:value="0.9" calcext:value-type="float">
            <text:p>0.9</text:p>
          </table:table-cell>
          <table:table-cell table:formula="of:=SUM([.AFT2:.AFT31])/30" office:value-type="float" office:value="0.9" calcext:value-type="float">
            <text:p>0.9</text:p>
          </table:table-cell>
          <table:table-cell table:formula="of:=SUM([.AFU2:.AFU31])/30" office:value-type="float" office:value="1" calcext:value-type="float">
            <text:p>1</text:p>
          </table:table-cell>
          <table:table-cell table:formula="of:=SUM([.AFV2:.AFV31])/30" office:value-type="float" office:value="1" calcext:value-type="float">
            <text:p>1</text:p>
          </table:table-cell>
          <table:table-cell table:formula="of:=SUM([.AFW2:.AFW31])/30" office:value-type="float" office:value="0.933333333333333" calcext:value-type="float">
            <text:p>0.9333333333</text:p>
          </table:table-cell>
          <table:table-cell table:formula="of:=SUM([.AFX2:.AFX31])/30" office:value-type="float" office:value="0.9" calcext:value-type="float">
            <text:p>0.9</text:p>
          </table:table-cell>
          <table:table-cell table:formula="of:=SUM([.AFY2:.AFY31])/30" office:value-type="float" office:value="0.933333333333333" calcext:value-type="float">
            <text:p>0.9333333333</text:p>
          </table:table-cell>
          <table:table-cell table:formula="of:=SUM([.AFZ2:.AFZ31])/30" office:value-type="float" office:value="1" calcext:value-type="float">
            <text:p>1</text:p>
          </table:table-cell>
          <table:table-cell table:formula="of:=SUM([.AGA2:.AGA31])/30" office:value-type="float" office:value="1.06666666666667" calcext:value-type="float">
            <text:p>1.0666666667</text:p>
          </table:table-cell>
          <table:table-cell table:formula="of:=SUM([.AGB2:.AGB31])/30" office:value-type="float" office:value="0.966666666666667" calcext:value-type="float">
            <text:p>0.9666666667</text:p>
          </table:table-cell>
          <table:table-cell table:formula="of:=SUM([.AGC2:.AGC31])/30" office:value-type="float" office:value="0.8" calcext:value-type="float">
            <text:p>0.8</text:p>
          </table:table-cell>
          <table:table-cell table:formula="of:=SUM([.AGD2:.AGD31])/30" office:value-type="float" office:value="1.06666666666667" calcext:value-type="float">
            <text:p>1.0666666667</text:p>
          </table:table-cell>
          <table:table-cell table:formula="of:=SUM([.AGE2:.AGE31])/30" office:value-type="float" office:value="0.966666666666667" calcext:value-type="float">
            <text:p>0.9666666667</text:p>
          </table:table-cell>
          <table:table-cell table:formula="of:=SUM([.AGF2:.AGF31])/30" office:value-type="float" office:value="0.933333333333333" calcext:value-type="float">
            <text:p>0.9333333333</text:p>
          </table:table-cell>
          <table:table-cell table:formula="of:=SUM([.AGG2:.AGG31])/30" office:value-type="float" office:value="0.9" calcext:value-type="float">
            <text:p>0.9</text:p>
          </table:table-cell>
          <table:table-cell table:formula="of:=SUM([.AGH2:.AGH31])/30" office:value-type="float" office:value="0.766666666666667" calcext:value-type="float">
            <text:p>0.7666666667</text:p>
          </table:table-cell>
          <table:table-cell table:formula="of:=SUM([.AGI2:.AGI31])/30" office:value-type="float" office:value="0.7" calcext:value-type="float">
            <text:p>0.7</text:p>
          </table:table-cell>
          <table:table-cell table:formula="of:=SUM([.AGJ2:.AGJ31])/30" office:value-type="float" office:value="0.633333333333333" calcext:value-type="float">
            <text:p>0.6333333333</text:p>
          </table:table-cell>
          <table:table-cell table:formula="of:=SUM([.AGK2:.AGK31])/30" office:value-type="float" office:value="0.8" calcext:value-type="float">
            <text:p>0.8</text:p>
          </table:table-cell>
          <table:table-cell table:formula="of:=SUM([.AGL2:.AGL31])/30" office:value-type="float" office:value="0.733333333333333" calcext:value-type="float">
            <text:p>0.7333333333</text:p>
          </table:table-cell>
          <table:table-cell table:formula="of:=SUM([.AGM2:.AGM31])/30" office:value-type="float" office:value="0.833333333333333" calcext:value-type="float">
            <text:p>0.8333333333</text:p>
          </table:table-cell>
          <table:table-cell table:formula="of:=SUM([.AGN2:.AGN31])/30" office:value-type="float" office:value="0.966666666666667" calcext:value-type="float">
            <text:p>0.9666666667</text:p>
          </table:table-cell>
          <table:table-cell table:formula="of:=SUM([.AGO2:.AGO31])/30" office:value-type="float" office:value="1.03333333333333" calcext:value-type="float">
            <text:p>1.0333333333</text:p>
          </table:table-cell>
          <table:table-cell table:formula="of:=SUM([.AGP2:.AGP31])/30" office:value-type="float" office:value="0.833333333333333" calcext:value-type="float">
            <text:p>0.8333333333</text:p>
          </table:table-cell>
          <table:table-cell table:formula="of:=SUM([.AGQ2:.AGQ31])/30" office:value-type="float" office:value="1" calcext:value-type="float">
            <text:p>1</text:p>
          </table:table-cell>
          <table:table-cell table:formula="of:=SUM([.AGR2:.AGR31])/30" office:value-type="float" office:value="1.03333333333333" calcext:value-type="float">
            <text:p>1.0333333333</text:p>
          </table:table-cell>
          <table:table-cell table:formula="of:=SUM([.AGS2:.AGS31])/30" office:value-type="float" office:value="0.866666666666667" calcext:value-type="float">
            <text:p>0.8666666667</text:p>
          </table:table-cell>
          <table:table-cell table:formula="of:=SUM([.AGT2:.AGT31])/30" office:value-type="float" office:value="0.866666666666667" calcext:value-type="float">
            <text:p>0.8666666667</text:p>
          </table:table-cell>
          <table:table-cell table:formula="of:=SUM([.AGU2:.AGU31])/30" office:value-type="float" office:value="0.9" calcext:value-type="float">
            <text:p>0.9</text:p>
          </table:table-cell>
          <table:table-cell table:formula="of:=SUM([.AGV2:.AGV31])/30" office:value-type="float" office:value="0.966666666666667" calcext:value-type="float">
            <text:p>0.9666666667</text:p>
          </table:table-cell>
          <table:table-cell table:formula="of:=SUM([.AGW2:.AGW31])/30" office:value-type="float" office:value="1" calcext:value-type="float">
            <text:p>1</text:p>
          </table:table-cell>
          <table:table-cell table:formula="of:=SUM([.AGX2:.AGX31])/30" office:value-type="float" office:value="1.13333333333333" calcext:value-type="float">
            <text:p>1.1333333333</text:p>
          </table:table-cell>
          <table:table-cell table:formula="of:=SUM([.AGY2:.AGY31])/30" office:value-type="float" office:value="1.26666666666667" calcext:value-type="float">
            <text:p>1.2666666667</text:p>
          </table:table-cell>
          <table:table-cell table:formula="of:=SUM([.AGZ2:.AGZ31])/30" office:value-type="float" office:value="1.16666666666667" calcext:value-type="float">
            <text:p>1.1666666667</text:p>
          </table:table-cell>
          <table:table-cell table:formula="of:=SUM([.AHA2:.AHA31])/30" office:value-type="float" office:value="1.13333333333333" calcext:value-type="float">
            <text:p>1.1333333333</text:p>
          </table:table-cell>
          <table:table-cell table:formula="of:=SUM([.AHB2:.AHB31])/30" office:value-type="float" office:value="1.13333333333333" calcext:value-type="float">
            <text:p>1.1333333333</text:p>
          </table:table-cell>
          <table:table-cell table:formula="of:=SUM([.AHC2:.AHC31])/30" office:value-type="float" office:value="1.1" calcext:value-type="float">
            <text:p>1.1</text:p>
          </table:table-cell>
          <table:table-cell table:formula="of:=SUM([.AHD2:.AHD31])/30" office:value-type="float" office:value="1.13333333333333" calcext:value-type="float">
            <text:p>1.1333333333</text:p>
          </table:table-cell>
          <table:table-cell table:formula="of:=SUM([.AHE2:.AHE31])/30" office:value-type="float" office:value="1.16666666666667" calcext:value-type="float">
            <text:p>1.1666666667</text:p>
          </table:table-cell>
          <table:table-cell table:formula="of:=SUM([.AHF2:.AHF31])/30" office:value-type="float" office:value="1.2" calcext:value-type="float">
            <text:p>1.2</text:p>
          </table:table-cell>
          <table:table-cell table:formula="of:=SUM([.AHG2:.AHG31])/30" office:value-type="float" office:value="1.1" calcext:value-type="float">
            <text:p>1.1</text:p>
          </table:table-cell>
          <table:table-cell table:formula="of:=SUM([.AHH2:.AHH31])/30" office:value-type="float" office:value="1.2" calcext:value-type="float">
            <text:p>1.2</text:p>
          </table:table-cell>
          <table:table-cell table:formula="of:=SUM([.AHI2:.AHI31])/30" office:value-type="float" office:value="1.2" calcext:value-type="float">
            <text:p>1.2</text:p>
          </table:table-cell>
          <table:table-cell table:formula="of:=SUM([.AHJ2:.AHJ31])/30" office:value-type="float" office:value="1.36666666666667" calcext:value-type="float">
            <text:p>1.3666666667</text:p>
          </table:table-cell>
          <table:table-cell table:formula="of:=SUM([.AHK2:.AHK31])/30" office:value-type="float" office:value="1.2" calcext:value-type="float">
            <text:p>1.2</text:p>
          </table:table-cell>
          <table:table-cell table:formula="of:=SUM([.AHL2:.AHL31])/30" office:value-type="float" office:value="1" calcext:value-type="float">
            <text:p>1</text:p>
          </table:table-cell>
          <table:table-cell table:formula="of:=SUM([.AHM2:.AHM31])/30" office:value-type="float" office:value="1.16666666666667" calcext:value-type="float">
            <text:p>1.1666666667</text:p>
          </table:table-cell>
          <table:table-cell table:formula="of:=SUM([.AHN2:.AHN31])/30" office:value-type="float" office:value="1.16666666666667" calcext:value-type="float">
            <text:p>1.1666666667</text:p>
          </table:table-cell>
          <table:table-cell table:formula="of:=SUM([.AHO2:.AHO31])/30" office:value-type="float" office:value="1.13333333333333" calcext:value-type="float">
            <text:p>1.1333333333</text:p>
          </table:table-cell>
          <table:table-cell table:formula="of:=SUM([.AHP2:.AHP31])/30" office:value-type="float" office:value="1" calcext:value-type="float">
            <text:p>1</text:p>
          </table:table-cell>
          <table:table-cell table:formula="of:=SUM([.AHQ2:.AHQ31])/30" office:value-type="float" office:value="1.13333333333333" calcext:value-type="float">
            <text:p>1.1333333333</text:p>
          </table:table-cell>
          <table:table-cell table:formula="of:=SUM([.AHR2:.AHR31])/30" office:value-type="float" office:value="1.06666666666667" calcext:value-type="float">
            <text:p>1.0666666667</text:p>
          </table:table-cell>
          <table:table-cell table:formula="of:=SUM([.AHS2:.AHS31])/30" office:value-type="float" office:value="1.13333333333333" calcext:value-type="float">
            <text:p>1.1333333333</text:p>
          </table:table-cell>
          <table:table-cell table:formula="of:=SUM([.AHT2:.AHT31])/30" office:value-type="float" office:value="1.2" calcext:value-type="float">
            <text:p>1.2</text:p>
          </table:table-cell>
          <table:table-cell table:formula="of:=SUM([.AHU2:.AHU31])/30" office:value-type="float" office:value="1.23333333333333" calcext:value-type="float">
            <text:p>1.2333333333</text:p>
          </table:table-cell>
          <table:table-cell table:formula="of:=SUM([.AHV2:.AHV31])/30" office:value-type="float" office:value="1.26666666666667" calcext:value-type="float">
            <text:p>1.2666666667</text:p>
          </table:table-cell>
          <table:table-cell table:formula="of:=SUM([.AHW2:.AHW31])/30" office:value-type="float" office:value="1.06666666666667" calcext:value-type="float">
            <text:p>1.0666666667</text:p>
          </table:table-cell>
          <table:table-cell table:formula="of:=SUM([.AHX2:.AHX31])/30" office:value-type="float" office:value="1.1" calcext:value-type="float">
            <text:p>1.1</text:p>
          </table:table-cell>
          <table:table-cell table:formula="of:=SUM([.AHY2:.AHY31])/30" office:value-type="float" office:value="1.1" calcext:value-type="float">
            <text:p>1.1</text:p>
          </table:table-cell>
          <table:table-cell table:formula="of:=SUM([.AHZ2:.AHZ31])/30" office:value-type="float" office:value="1.13333333333333" calcext:value-type="float">
            <text:p>1.1333333333</text:p>
          </table:table-cell>
          <table:table-cell table:formula="of:=SUM([.AIA2:.AIA31])/30" office:value-type="float" office:value="1.13333333333333" calcext:value-type="float">
            <text:p>1.1333333333</text:p>
          </table:table-cell>
          <table:table-cell table:formula="of:=SUM([.AIB2:.AIB31])/30" office:value-type="float" office:value="1.03333333333333" calcext:value-type="float">
            <text:p>1.0333333333</text:p>
          </table:table-cell>
          <table:table-cell table:formula="of:=SUM([.AIC2:.AIC31])/30" office:value-type="float" office:value="1.2" calcext:value-type="float">
            <text:p>1.2</text:p>
          </table:table-cell>
          <table:table-cell table:formula="of:=SUM([.AID2:.AID31])/30" office:value-type="float" office:value="1.23333333333333" calcext:value-type="float">
            <text:p>1.2333333333</text:p>
          </table:table-cell>
          <table:table-cell table:formula="of:=SUM([.AIE2:.AIE31])/30" office:value-type="float" office:value="1.4" calcext:value-type="float">
            <text:p>1.4</text:p>
          </table:table-cell>
          <table:table-cell table:formula="of:=SUM([.AIF2:.AIF31])/30" office:value-type="float" office:value="1.26666666666667" calcext:value-type="float">
            <text:p>1.2666666667</text:p>
          </table:table-cell>
          <table:table-cell table:formula="of:=SUM([.AIG2:.AIG31])/30" office:value-type="float" office:value="1.23333333333333" calcext:value-type="float">
            <text:p>1.2333333333</text:p>
          </table:table-cell>
          <table:table-cell table:formula="of:=SUM([.AIH2:.AIH31])/30" office:value-type="float" office:value="1.13333333333333" calcext:value-type="float">
            <text:p>1.1333333333</text:p>
          </table:table-cell>
          <table:table-cell table:formula="of:=SUM([.AII2:.AII31])/30" office:value-type="float" office:value="1.1" calcext:value-type="float">
            <text:p>1.1</text:p>
          </table:table-cell>
          <table:table-cell table:formula="of:=SUM([.AIJ2:.AIJ31])/30" office:value-type="float" office:value="1.03333333333333" calcext:value-type="float">
            <text:p>1.0333333333</text:p>
          </table:table-cell>
          <table:table-cell table:formula="of:=SUM([.AIK2:.AIK31])/30" office:value-type="float" office:value="1.03333333333333" calcext:value-type="float">
            <text:p>1.0333333333</text:p>
          </table:table-cell>
          <table:table-cell table:formula="of:=SUM([.AIL2:.AIL31])/30" office:value-type="float" office:value="1.13333333333333" calcext:value-type="float">
            <text:p>1.1333333333</text:p>
          </table:table-cell>
          <table:table-cell table:formula="of:=SUM([.AIM2:.AIM31])/30" office:value-type="float" office:value="1.2" calcext:value-type="float">
            <text:p>1.2</text:p>
          </table:table-cell>
          <table:table-cell table:formula="of:=SUM([.AIN2:.AIN31])/30" office:value-type="float" office:value="1.16666666666667" calcext:value-type="float">
            <text:p>1.1666666667</text:p>
          </table:table-cell>
          <table:table-cell table:formula="of:=SUM([.AIO2:.AIO31])/30" office:value-type="float" office:value="1.16666666666667" calcext:value-type="float">
            <text:p>1.1666666667</text:p>
          </table:table-cell>
          <table:table-cell table:formula="of:=SUM([.AIP2:.AIP31])/30" office:value-type="float" office:value="1.13333333333333" calcext:value-type="float">
            <text:p>1.1333333333</text:p>
          </table:table-cell>
          <table:table-cell table:formula="of:=SUM([.AIQ2:.AIQ31])/30" office:value-type="float" office:value="0.966666666666667" calcext:value-type="float">
            <text:p>0.9666666667</text:p>
          </table:table-cell>
          <table:table-cell table:formula="of:=SUM([.AIR2:.AIR31])/30" office:value-type="float" office:value="1" calcext:value-type="float">
            <text:p>1</text:p>
          </table:table-cell>
          <table:table-cell table:formula="of:=SUM([.AIS2:.AIS31])/30" office:value-type="float" office:value="0.866666666666667" calcext:value-type="float">
            <text:p>0.8666666667</text:p>
          </table:table-cell>
          <table:table-cell table:formula="of:=SUM([.AIT2:.AIT31])/30" office:value-type="float" office:value="0.966666666666667" calcext:value-type="float">
            <text:p>0.9666666667</text:p>
          </table:table-cell>
          <table:table-cell table:formula="of:=SUM([.AIU2:.AIU31])/30" office:value-type="float" office:value="0.9" calcext:value-type="float">
            <text:p>0.9</text:p>
          </table:table-cell>
          <table:table-cell table:formula="of:=SUM([.AIV2:.AIV31])/30" office:value-type="float" office:value="0.866666666666667" calcext:value-type="float">
            <text:p>0.8666666667</text:p>
          </table:table-cell>
          <table:table-cell table:formula="of:=SUM([.AIW2:.AIW31])/30" office:value-type="float" office:value="0.766666666666667" calcext:value-type="float">
            <text:p>0.7666666667</text:p>
          </table:table-cell>
          <table:table-cell table:formula="of:=SUM([.AIX2:.AIX31])/30" office:value-type="float" office:value="0.833333333333333" calcext:value-type="float">
            <text:p>0.8333333333</text:p>
          </table:table-cell>
          <table:table-cell table:formula="of:=SUM([.AIY2:.AIY31])/30" office:value-type="float" office:value="1.03333333333333" calcext:value-type="float">
            <text:p>1.0333333333</text:p>
          </table:table-cell>
          <table:table-cell table:formula="of:=SUM([.AIZ2:.AIZ31])/30" office:value-type="float" office:value="0.933333333333333" calcext:value-type="float">
            <text:p>0.9333333333</text:p>
          </table:table-cell>
          <table:table-cell table:formula="of:=SUM([.AJA2:.AJA31])/30" office:value-type="float" office:value="0.866666666666667" calcext:value-type="float">
            <text:p>0.8666666667</text:p>
          </table:table-cell>
          <table:table-cell table:formula="of:=SUM([.AJB2:.AJB31])/30" office:value-type="float" office:value="0.766666666666667" calcext:value-type="float">
            <text:p>0.7666666667</text:p>
          </table:table-cell>
          <table:table-cell table:formula="of:=SUM([.AJC2:.AJC31])/30" office:value-type="float" office:value="0.9" calcext:value-type="float">
            <text:p>0.9</text:p>
          </table:table-cell>
          <table:table-cell table:formula="of:=SUM([.AJD2:.AJD31])/30" office:value-type="float" office:value="1" calcext:value-type="float">
            <text:p>1</text:p>
          </table:table-cell>
          <table:table-cell table:formula="of:=SUM([.AJE2:.AJE31])/30" office:value-type="float" office:value="1" calcext:value-type="float">
            <text:p>1</text:p>
          </table:table-cell>
          <table:table-cell table:formula="of:=SUM([.AJF2:.AJF31])/30" office:value-type="float" office:value="0.966666666666667" calcext:value-type="float">
            <text:p>0.9666666667</text:p>
          </table:table-cell>
          <table:table-cell table:formula="of:=SUM([.AJG2:.AJG31])/30" office:value-type="float" office:value="0.9" calcext:value-type="float">
            <text:p>0.9</text:p>
          </table:table-cell>
          <table:table-cell table:formula="of:=SUM([.AJH2:.AJH31])/30" office:value-type="float" office:value="0.766666666666667" calcext:value-type="float">
            <text:p>0.7666666667</text:p>
          </table:table-cell>
          <table:table-cell table:formula="of:=SUM([.AJI2:.AJI31])/30" office:value-type="float" office:value="0.966666666666667" calcext:value-type="float">
            <text:p>0.9666666667</text:p>
          </table:table-cell>
          <table:table-cell table:formula="of:=SUM([.AJJ2:.AJJ31])/30" office:value-type="float" office:value="1.13333333333333" calcext:value-type="float">
            <text:p>1.1333333333</text:p>
          </table:table-cell>
          <table:table-cell table:formula="of:=SUM([.AJK2:.AJK31])/30" office:value-type="float" office:value="1.13333333333333" calcext:value-type="float">
            <text:p>1.1333333333</text:p>
          </table:table-cell>
          <table:table-cell table:formula="of:=SUM([.AJL2:.AJL31])/30" office:value-type="float" office:value="1.2" calcext:value-type="float">
            <text:p>1.2</text:p>
          </table:table-cell>
          <table:table-cell table:formula="of:=SUM([.AJM2:.AJM31])/30" office:value-type="float" office:value="1.1" calcext:value-type="float">
            <text:p>1.1</text:p>
          </table:table-cell>
          <table:table-cell table:formula="of:=SUM([.AJN2:.AJN31])/30" office:value-type="float" office:value="1.03333333333333" calcext:value-type="float">
            <text:p>1.0333333333</text:p>
          </table:table-cell>
          <table:table-cell table:formula="of:=SUM([.AJO2:.AJO31])/30" office:value-type="float" office:value="1.06666666666667" calcext:value-type="float">
            <text:p>1.0666666667</text:p>
          </table:table-cell>
          <table:table-cell table:formula="of:=SUM([.AJP2:.AJP31])/30" office:value-type="float" office:value="1.16666666666667" calcext:value-type="float">
            <text:p>1.1666666667</text:p>
          </table:table-cell>
          <table:table-cell table:formula="of:=SUM([.AJQ2:.AJQ31])/30" office:value-type="float" office:value="1.23333333333333" calcext:value-type="float">
            <text:p>1.2333333333</text:p>
          </table:table-cell>
          <table:table-cell table:formula="of:=SUM([.AJR2:.AJR31])/30" office:value-type="float" office:value="1.33333333333333" calcext:value-type="float">
            <text:p>1.3333333333</text:p>
          </table:table-cell>
          <table:table-cell table:formula="of:=SUM([.AJS2:.AJS31])/30" office:value-type="float" office:value="1.2" calcext:value-type="float">
            <text:p>1.2</text:p>
          </table:table-cell>
          <table:table-cell table:formula="of:=SUM([.AJT2:.AJT31])/30" office:value-type="float" office:value="1.23333333333333" calcext:value-type="float">
            <text:p>1.2333333333</text:p>
          </table:table-cell>
          <table:table-cell table:formula="of:=SUM([.AJU2:.AJU31])/30" office:value-type="float" office:value="1.13333333333333" calcext:value-type="float">
            <text:p>1.1333333333</text:p>
          </table:table-cell>
          <table:table-cell table:formula="of:=SUM([.AJV2:.AJV31])/30" office:value-type="float" office:value="1.13333333333333" calcext:value-type="float">
            <text:p>1.1333333333</text:p>
          </table:table-cell>
          <table:table-cell table:formula="of:=SUM([.AJW2:.AJW31])/30" office:value-type="float" office:value="1.13333333333333" calcext:value-type="float">
            <text:p>1.1333333333</text:p>
          </table:table-cell>
          <table:table-cell table:formula="of:=SUM([.AJX2:.AJX31])/30" office:value-type="float" office:value="1.2" calcext:value-type="float">
            <text:p>1.2</text:p>
          </table:table-cell>
          <table:table-cell table:formula="of:=SUM([.AJY2:.AJY31])/30" office:value-type="float" office:value="1.13333333333333" calcext:value-type="float">
            <text:p>1.1333333333</text:p>
          </table:table-cell>
          <table:table-cell table:formula="of:=SUM([.AJZ2:.AJZ31])/30" office:value-type="float" office:value="1.06666666666667" calcext:value-type="float">
            <text:p>1.0666666667</text:p>
          </table:table-cell>
          <table:table-cell table:formula="of:=SUM([.AKA2:.AKA31])/30" office:value-type="float" office:value="1.06666666666667" calcext:value-type="float">
            <text:p>1.0666666667</text:p>
          </table:table-cell>
          <table:table-cell table:formula="of:=SUM([.AKB2:.AKB31])/30" office:value-type="float" office:value="0.9" calcext:value-type="float">
            <text:p>0.9</text:p>
          </table:table-cell>
          <table:table-cell table:formula="of:=SUM([.AKC2:.AKC31])/30" office:value-type="float" office:value="0.833333333333333" calcext:value-type="float">
            <text:p>0.8333333333</text:p>
          </table:table-cell>
          <table:table-cell table:formula="of:=SUM([.AKD2:.AKD31])/30" office:value-type="float" office:value="0.833333333333333" calcext:value-type="float">
            <text:p>0.8333333333</text:p>
          </table:table-cell>
          <table:table-cell table:formula="of:=SUM([.AKE2:.AKE31])/30" office:value-type="float" office:value="0.733333333333333" calcext:value-type="float">
            <text:p>0.7333333333</text:p>
          </table:table-cell>
          <table:table-cell table:formula="of:=SUM([.AKF2:.AKF31])/30" office:value-type="float" office:value="0.866666666666667" calcext:value-type="float">
            <text:p>0.8666666667</text:p>
          </table:table-cell>
          <table:table-cell table:formula="of:=SUM([.AKG2:.AKG31])/30" office:value-type="float" office:value="0.9" calcext:value-type="float">
            <text:p>0.9</text:p>
          </table:table-cell>
          <table:table-cell table:formula="of:=SUM([.AKH2:.AKH31])/30" office:value-type="float" office:value="0.866666666666667" calcext:value-type="float">
            <text:p>0.8666666667</text:p>
          </table:table-cell>
          <table:table-cell table:formula="of:=SUM([.AKI2:.AKI31])/30" office:value-type="float" office:value="0.8" calcext:value-type="float">
            <text:p>0.8</text:p>
          </table:table-cell>
          <table:table-cell table:formula="of:=SUM([.AKJ2:.AKJ31])/30" office:value-type="float" office:value="0.833333333333333" calcext:value-type="float">
            <text:p>0.8333333333</text:p>
          </table:table-cell>
          <table:table-cell table:formula="of:=SUM([.AKK2:.AKK31])/30" office:value-type="float" office:value="0.933333333333333" calcext:value-type="float">
            <text:p>0.9333333333</text:p>
          </table:table-cell>
          <table:table-cell table:formula="of:=SUM([.AKL2:.AKL31])/30" office:value-type="float" office:value="1.06666666666667" calcext:value-type="float">
            <text:p>1.0666666667</text:p>
          </table:table-cell>
          <table:table-cell table:formula="of:=SUM([.AKM2:.AKM31])/30" office:value-type="float" office:value="1.03333333333333" calcext:value-type="float">
            <text:p>1.0333333333</text:p>
          </table:table-cell>
          <table:table-cell table:formula="of:=SUM([.AKN2:.AKN31])/30" office:value-type="float" office:value="1" calcext:value-type="float">
            <text:p>1</text:p>
          </table:table-cell>
          <table:table-cell table:formula="of:=SUM([.AKO2:.AKO31])/30" office:value-type="float" office:value="0.966666666666667" calcext:value-type="float">
            <text:p>0.9666666667</text:p>
          </table:table-cell>
          <table:table-cell table:formula="of:=SUM([.AKP2:.AKP31])/30" office:value-type="float" office:value="0.866666666666667" calcext:value-type="float">
            <text:p>0.8666666667</text:p>
          </table:table-cell>
          <table:table-cell table:formula="of:=SUM([.AKQ2:.AKQ31])/30" office:value-type="float" office:value="0.766666666666667" calcext:value-type="float">
            <text:p>0.7666666667</text:p>
          </table:table-cell>
          <table:table-cell table:formula="of:=SUM([.AKR2:.AKR31])/30" office:value-type="float" office:value="0.8" calcext:value-type="float">
            <text:p>0.8</text:p>
          </table:table-cell>
          <table:table-cell table:formula="of:=SUM([.AKS2:.AKS31])/30" office:value-type="float" office:value="0.933333333333333" calcext:value-type="float">
            <text:p>0.9333333333</text:p>
          </table:table-cell>
          <table:table-cell table:formula="of:=SUM([.AKT2:.AKT31])/30" office:value-type="float" office:value="1.03333333333333" calcext:value-type="float">
            <text:p>1.0333333333</text:p>
          </table:table-cell>
          <table:table-cell table:formula="of:=SUM([.AKU2:.AKU31])/30" office:value-type="float" office:value="1.03333333333333" calcext:value-type="float">
            <text:p>1.0333333333</text:p>
          </table:table-cell>
          <table:table-cell table:formula="of:=SUM([.AKV2:.AKV31])/30" office:value-type="float" office:value="1.13333333333333" calcext:value-type="float">
            <text:p>1.1333333333</text:p>
          </table:table-cell>
          <table:table-cell table:formula="of:=SUM([.AKW2:.AKW31])/30" office:value-type="float" office:value="1.06666666666667" calcext:value-type="float">
            <text:p>1.0666666667</text:p>
          </table:table-cell>
          <table:table-cell table:formula="of:=SUM([.AKX2:.AKX31])/30" office:value-type="float" office:value="1.1" calcext:value-type="float">
            <text:p>1.1</text:p>
          </table:table-cell>
          <table:table-cell table:formula="of:=SUM([.AKY2:.AKY31])/30" office:value-type="float" office:value="1.1" calcext:value-type="float">
            <text:p>1.1</text:p>
          </table:table-cell>
          <table:table-cell table:formula="of:=SUM([.AKZ2:.AKZ31])/30" office:value-type="float" office:value="1.13333333333333" calcext:value-type="float">
            <text:p>1.1333333333</text:p>
          </table:table-cell>
          <table:table-cell table:formula="of:=SUM([.ALA2:.ALA31])/30" office:value-type="float" office:value="1.03333333333333" calcext:value-type="float">
            <text:p>1.0333333333</text:p>
          </table:table-cell>
          <table:table-cell table:formula="of:=SUM([.ALB2:.ALB31])/30" office:value-type="float" office:value="1.1" calcext:value-type="float">
            <text:p>1.1</text:p>
          </table:table-cell>
          <table:table-cell table:formula="of:=SUM([.ALC2:.ALC31])/30" office:value-type="float" office:value="1.06666666666667" calcext:value-type="float">
            <text:p>1.0666666667</text:p>
          </table:table-cell>
          <table:table-cell table:formula="of:=SUM([.ALD2:.ALD31])/30" office:value-type="float" office:value="1.03333333333333" calcext:value-type="float">
            <text:p>1.0333333333</text:p>
          </table:table-cell>
          <table:table-cell table:formula="of:=SUM([.ALE2:.ALE31])/30" office:value-type="float" office:value="1.1" calcext:value-type="float">
            <text:p>1.1</text:p>
          </table:table-cell>
          <table:table-cell table:formula="of:=SUM([.ALF2:.ALF31])/30" office:value-type="float" office:value="1.13333333333333" calcext:value-type="float">
            <text:p>1.1333333333</text:p>
          </table:table-cell>
          <table:table-cell table:formula="of:=SUM([.ALG2:.ALG31])/30" office:value-type="float" office:value="1.03333333333333" calcext:value-type="float">
            <text:p>1.0333333333</text:p>
          </table:table-cell>
          <table:table-cell table:formula="of:=SUM([.ALH2:.ALH31])/30" office:value-type="float" office:value="1.03333333333333" calcext:value-type="float">
            <text:p>1.0333333333</text:p>
          </table:table-cell>
          <table:table-cell table:formula="of:=SUM([.ALI2:.ALI31])/30" office:value-type="float" office:value="0.966666666666667" calcext:value-type="float">
            <text:p>0.9666666667</text:p>
          </table:table-cell>
          <table:table-cell table:formula="of:=SUM([.ALJ2:.ALJ31])/30" office:value-type="float" office:value="1" calcext:value-type="float">
            <text:p>1</text:p>
          </table:table-cell>
          <table:table-cell table:formula="of:=SUM([.ALK2:.ALK31])/30" office:value-type="float" office:value="0.966666666666667" calcext:value-type="float">
            <text:p>0.9666666667</text:p>
          </table:table-cell>
          <table:table-cell table:formula="of:=SUM([.ALL2:.ALL31])/30" office:value-type="float" office:value="1.03333333333333" calcext:value-type="float">
            <text:p>1.0333333333</text:p>
          </table:table-cell>
          <table:table-cell table:formula="of:=SUM([.ALM2:.ALM31])/30" office:value-type="float" office:value="0.9" calcext:value-type="float">
            <text:p>0.9</text:p>
          </table:table-cell>
          <table:table-cell table:formula="of:=SUM([.ALN2:.ALN31])/30" office:value-type="float" office:value="1" calcext:value-type="float">
            <text:p>1</text:p>
          </table:table-cell>
          <table:table-cell table:formula="of:=SUM([.ALO2:.ALO31])/30" office:value-type="float" office:value="1.03333333333333" calcext:value-type="float">
            <text:p>1.0333333333</text:p>
          </table:table-cell>
          <table:table-cell table:formula="of:=SUM([.ALP2:.ALP31])/30" office:value-type="float" office:value="1.16666666666667" calcext:value-type="float">
            <text:p>1.1666666667</text:p>
          </table:table-cell>
          <table:table-cell table:formula="of:=SUM([.ALQ2:.ALQ31])/30" office:value-type="float" office:value="1.2" calcext:value-type="float">
            <text:p>1.2</text:p>
          </table:table-cell>
          <table:table-cell table:formula="of:=SUM([.ALR2:.ALR31])/30" office:value-type="float" office:value="1.16666666666667" calcext:value-type="float">
            <text:p>1.1666666667</text:p>
          </table:table-cell>
          <table:table-cell table:formula="of:=SUM([.ALS2:.ALS31])/30" office:value-type="float" office:value="1.1" calcext:value-type="float">
            <text:p>1.1</text:p>
          </table:table-cell>
          <table:table-cell table:formula="of:=SUM([.ALT2:.ALT31])/30" office:value-type="float" office:value="0.966666666666667" calcext:value-type="float">
            <text:p>0.9666666667</text:p>
          </table:table-cell>
          <table:table-cell table:formula="of:=SUM([.ALU2:.ALU31])/30" office:value-type="float" office:value="1.06666666666667" calcext:value-type="float">
            <text:p>1.0666666667</text:p>
          </table:table-cell>
          <table:table-cell table:formula="of:=SUM([.ALV2:.ALV31])/30" office:value-type="float" office:value="1.06666666666667" calcext:value-type="float">
            <text:p>1.0666666667</text:p>
          </table:table-cell>
          <table:table-cell table:formula="of:=SUM([.ALW2:.ALW31])/30" office:value-type="float" office:value="1.1" calcext:value-type="float">
            <text:p>1.1</text:p>
          </table:table-cell>
          <table:table-cell table:formula="of:=SUM([.ALX2:.ALX31])/30" office:value-type="float" office:value="1.03333333333333" calcext:value-type="float">
            <text:p>1.0333333333</text:p>
          </table:table-cell>
          <table:table-cell table:formula="of:=SUM([.ALY2:.ALY31])/30" office:value-type="float" office:value="1.03333333333333" calcext:value-type="float">
            <text:p>1.0333333333</text:p>
          </table:table-cell>
          <table:table-cell table:formula="of:=SUM([.ALZ2:.ALZ31])/30" office:value-type="float" office:value="1.03333333333333" calcext:value-type="float">
            <text:p>1.0333333333</text:p>
          </table:table-cell>
          <table:table-cell table:formula="of:=SUM([.AMA2:.AMA31])/30" office:value-type="float" office:value="1.03333333333333" calcext:value-type="float">
            <text:p>1.0333333333</text:p>
          </table:table-cell>
          <table:table-cell table:formula="of:=SUM([.AMB2:.AMB31])/30" office:value-type="float" office:value="1.06666666666667" calcext:value-type="float">
            <text:p>1.0666666667</text:p>
          </table:table-cell>
          <table:table-cell table:formula="of:=SUM([.AMC2:.AMC31])/30" office:value-type="float" office:value="0.866666666666667" calcext:value-type="float">
            <text:p>0.8666666667</text:p>
          </table:table-cell>
          <table:table-cell table:formula="of:=SUM([.AMD2:.AMD31])/30" office:value-type="float" office:value="0.766666666666667" calcext:value-type="float">
            <text:p>0.7666666667</text:p>
          </table:table-cell>
          <table:table-cell table:formula="of:=SUM([.AME2:.AME31])/30" office:value-type="float" office:value="0.733333333333333" calcext:value-type="float">
            <text:p>0.7333333333</text:p>
          </table:table-cell>
          <table:table-cell table:formula="of:=SUM([.AMF2:.AMF31])/30" office:value-type="float" office:value="0.766666666666667" calcext:value-type="float">
            <text:p>0.7666666667</text:p>
          </table:table-cell>
          <table:table-cell table:formula="of:=SUM([.AMG2:.AMG31])/30" office:value-type="float" office:value="0.833333333333333" calcext:value-type="float">
            <text:p>0.8333333333</text:p>
          </table:table-cell>
          <table:table-cell table:formula="of:=SUM([.AMH2:.AMH31])/30" office:value-type="float" office:value="0.766666666666667" calcext:value-type="float">
            <text:p>0.7666666667</text:p>
          </table:table-cell>
          <table:table-cell table:formula="of:=SUM([.AMI2:.AMI31])/30" office:value-type="float" office:value="0.766666666666667" calcext:value-type="float">
            <text:p>0.7666666667</text:p>
          </table:table-cell>
          <table:table-cell table:formula="of:=SUM([.AMJ2:.AMJ31])/30" office:value-type="float" office:value="0.766666666666667" calcext:value-type="float">
            <text:p>0.7666666667</text:p>
          </table:table-cell>
        </table:table-row>
        <table:table-row table:style-name="ro1">
          <table:table-cell table:number-columns-repeated="3"/>
          <table:table-cell table:formula="of:=+AVERAGE([.B33:.F33])" office:value-type="float" office:value="1.70666666666667" calcext:value-type="float">
            <text:p>1.7066666667</text:p>
          </table:table-cell>
          <table:table-cell table:formula="of:=+AVERAGE([.C33:.G33])" office:value-type="float" office:value="2.34666666666667" calcext:value-type="float">
            <text:p>2.3466666667</text:p>
          </table:table-cell>
          <table:table-cell table:formula="of:=+AVERAGE([.D33:.H33])" office:value-type="float" office:value="3.04666666666667" calcext:value-type="float">
            <text:p>3.0466666667</text:p>
          </table:table-cell>
          <table:table-cell table:formula="of:=+AVERAGE([.E33:.I33])" office:value-type="float" office:value="3.27333333333333" calcext:value-type="float">
            <text:p>3.2733333333</text:p>
          </table:table-cell>
          <table:table-cell table:formula="of:=+AVERAGE([.F33:.J33])" office:value-type="float" office:value="3.48666666666667" calcext:value-type="float">
            <text:p>3.4866666667</text:p>
          </table:table-cell>
          <table:table-cell table:formula="of:=+AVERAGE([.G33:.K33])" office:value-type="float" office:value="3.62" calcext:value-type="float">
            <text:p>3.62</text:p>
          </table:table-cell>
          <table:table-cell table:formula="of:=+AVERAGE([.H33:.L33])" office:value-type="float" office:value="3.74666666666667" calcext:value-type="float">
            <text:p>3.7466666667</text:p>
          </table:table-cell>
          <table:table-cell table:formula="of:=+AVERAGE([.I33:.M33])" office:value-type="float" office:value="3.8" calcext:value-type="float">
            <text:p>3.8</text:p>
          </table:table-cell>
          <table:table-cell table:formula="of:=+AVERAGE([.J33:.N33])" office:value-type="float" office:value="3.80666666666667" calcext:value-type="float">
            <text:p>3.8066666667</text:p>
          </table:table-cell>
          <table:table-cell table:formula="of:=+AVERAGE([.K33:.O33])" office:value-type="float" office:value="3.75333333333333" calcext:value-type="float">
            <text:p>3.7533333333</text:p>
          </table:table-cell>
          <table:table-cell table:formula="of:=+AVERAGE([.L33:.P33])" office:value-type="float" office:value="3.71333333333333" calcext:value-type="float">
            <text:p>3.7133333333</text:p>
          </table:table-cell>
          <table:table-cell table:formula="of:=+AVERAGE([.M33:.Q33])" office:value-type="float" office:value="3.65333333333333" calcext:value-type="float">
            <text:p>3.6533333333</text:p>
          </table:table-cell>
          <table:table-cell table:formula="of:=+AVERAGE([.N33:.R33])" office:value-type="float" office:value="3.58666666666667" calcext:value-type="float">
            <text:p>3.5866666667</text:p>
          </table:table-cell>
          <table:table-cell table:formula="of:=+AVERAGE([.O33:.S33])" office:value-type="float" office:value="3.52" calcext:value-type="float">
            <text:p>3.52</text:p>
          </table:table-cell>
          <table:table-cell table:formula="of:=+AVERAGE([.P33:.T33])" office:value-type="float" office:value="3.48" calcext:value-type="float">
            <text:p>3.48</text:p>
          </table:table-cell>
          <table:table-cell table:formula="of:=+AVERAGE([.Q33:.U33])" office:value-type="float" office:value="3.40666666666667" calcext:value-type="float">
            <text:p>3.4066666667</text:p>
          </table:table-cell>
          <table:table-cell table:formula="of:=+AVERAGE([.R33:.V33])" office:value-type="float" office:value="3.34" calcext:value-type="float">
            <text:p>3.34</text:p>
          </table:table-cell>
          <table:table-cell table:formula="of:=+AVERAGE([.S33:.W33])" office:value-type="float" office:value="3.28666666666667" calcext:value-type="float">
            <text:p>3.2866666667</text:p>
          </table:table-cell>
          <table:table-cell table:formula="of:=+AVERAGE([.T33:.X33])" office:value-type="float" office:value="3.20666666666667" calcext:value-type="float">
            <text:p>3.2066666667</text:p>
          </table:table-cell>
          <table:table-cell table:formula="of:=+AVERAGE([.U33:.Y33])" office:value-type="float" office:value="3.03333333333333" calcext:value-type="float">
            <text:p>3.0333333333</text:p>
          </table:table-cell>
          <table:table-cell table:formula="of:=+AVERAGE([.V33:.Z33])" office:value-type="float" office:value="2.88666666666667" calcext:value-type="float">
            <text:p>2.8866666667</text:p>
          </table:table-cell>
          <table:table-cell table:formula="of:=+AVERAGE([.W33:.AA33])" office:value-type="float" office:value="2.76" calcext:value-type="float">
            <text:p>2.76</text:p>
          </table:table-cell>
          <table:table-cell table:formula="of:=+AVERAGE([.X33:.AB33])" office:value-type="float" office:value="2.6" calcext:value-type="float">
            <text:p>2.6</text:p>
          </table:table-cell>
          <table:table-cell table:formula="of:=+AVERAGE([.Y33:.AC33])" office:value-type="float" office:value="2.48666666666667" calcext:value-type="float">
            <text:p>2.4866666667</text:p>
          </table:table-cell>
          <table:table-cell table:formula="of:=+AVERAGE([.Z33:.AD33])" office:value-type="float" office:value="2.48" calcext:value-type="float">
            <text:p>2.48</text:p>
          </table:table-cell>
          <table:table-cell table:formula="of:=+AVERAGE([.AA33:.AE33])" office:value-type="float" office:value="2.46" calcext:value-type="float">
            <text:p>2.46</text:p>
          </table:table-cell>
          <table:table-cell table:formula="of:=+AVERAGE([.AB33:.AF33])" office:value-type="float" office:value="2.4" calcext:value-type="float">
            <text:p>2.4</text:p>
          </table:table-cell>
          <table:table-cell table:formula="of:=+AVERAGE([.AC33:.AG33])" office:value-type="float" office:value="2.38666666666667" calcext:value-type="float">
            <text:p>2.3866666667</text:p>
          </table:table-cell>
          <table:table-cell table:formula="of:=+AVERAGE([.AD33:.AH33])" office:value-type="float" office:value="2.36666666666667" calcext:value-type="float">
            <text:p>2.3666666667</text:p>
          </table:table-cell>
          <table:table-cell table:formula="of:=+AVERAGE([.AE33:.AI33])" office:value-type="float" office:value="2.34666666666667" calcext:value-type="float">
            <text:p>2.3466666667</text:p>
          </table:table-cell>
          <table:table-cell table:formula="of:=+AVERAGE([.AF33:.AJ33])" office:value-type="float" office:value="2.34666666666667" calcext:value-type="float">
            <text:p>2.3466666667</text:p>
          </table:table-cell>
          <table:table-cell table:formula="of:=+AVERAGE([.AG33:.AK33])" office:value-type="float" office:value="2.34666666666667" calcext:value-type="float">
            <text:p>2.3466666667</text:p>
          </table:table-cell>
          <table:table-cell table:formula="of:=+AVERAGE([.AH33:.AL33])" office:value-type="float" office:value="2.36666666666667" calcext:value-type="float">
            <text:p>2.3666666667</text:p>
          </table:table-cell>
          <table:table-cell table:formula="of:=+AVERAGE([.AI33:.AM33])" office:value-type="float" office:value="2.33333333333333" calcext:value-type="float">
            <text:p>2.3333333333</text:p>
          </table:table-cell>
          <table:table-cell table:formula="of:=+AVERAGE([.AJ33:.AN33])" office:value-type="float" office:value="2.28" calcext:value-type="float">
            <text:p>2.28</text:p>
          </table:table-cell>
          <table:table-cell table:formula="of:=+AVERAGE([.AK33:.AO33])" office:value-type="float" office:value="2.26666666666667" calcext:value-type="float">
            <text:p>2.2666666667</text:p>
          </table:table-cell>
          <table:table-cell table:formula="of:=+AVERAGE([.AL33:.AP33])" office:value-type="float" office:value="2.24666666666667" calcext:value-type="float">
            <text:p>2.2466666667</text:p>
          </table:table-cell>
          <table:table-cell table:formula="of:=+AVERAGE([.AM33:.AQ33])" office:value-type="float" office:value="2.25333333333333" calcext:value-type="float">
            <text:p>2.2533333333</text:p>
          </table:table-cell>
          <table:table-cell table:formula="of:=+AVERAGE([.AN33:.AR33])" office:value-type="float" office:value="2.26666666666667" calcext:value-type="float">
            <text:p>2.2666666667</text:p>
          </table:table-cell>
          <table:table-cell table:formula="of:=+AVERAGE([.AO33:.AS33])" office:value-type="float" office:value="2.28666666666667" calcext:value-type="float">
            <text:p>2.2866666667</text:p>
          </table:table-cell>
          <table:table-cell table:formula="of:=+AVERAGE([.AP33:.AT33])" office:value-type="float" office:value="2.25333333333333" calcext:value-type="float">
            <text:p>2.2533333333</text:p>
          </table:table-cell>
          <table:table-cell table:formula="of:=+AVERAGE([.AQ33:.AU33])" office:value-type="float" office:value="2.22" calcext:value-type="float">
            <text:p>2.22</text:p>
          </table:table-cell>
          <table:table-cell table:formula="of:=+AVERAGE([.AR33:.AV33])" office:value-type="float" office:value="2.14666666666667" calcext:value-type="float">
            <text:p>2.1466666667</text:p>
          </table:table-cell>
          <table:table-cell table:formula="of:=+AVERAGE([.AS33:.AW33])" office:value-type="float" office:value="2.08" calcext:value-type="float">
            <text:p>2.08</text:p>
          </table:table-cell>
          <table:table-cell table:formula="of:=+AVERAGE([.AT33:.AX33])" office:value-type="float" office:value="1.96" calcext:value-type="float">
            <text:p>1.96</text:p>
          </table:table-cell>
          <table:table-cell table:formula="of:=+AVERAGE([.AU33:.AY33])" office:value-type="float" office:value="1.84666666666667" calcext:value-type="float">
            <text:p>1.8466666667</text:p>
          </table:table-cell>
          <table:table-cell table:formula="of:=+AVERAGE([.AV33:.AZ33])" office:value-type="float" office:value="1.81333333333333" calcext:value-type="float">
            <text:p>1.8133333333</text:p>
          </table:table-cell>
          <table:table-cell table:formula="of:=+AVERAGE([.AW33:.BA33])" office:value-type="float" office:value="1.78666666666667" calcext:value-type="float">
            <text:p>1.7866666667</text:p>
          </table:table-cell>
          <table:table-cell table:formula="of:=+AVERAGE([.AX33:.BB33])" office:value-type="float" office:value="1.82666666666667" calcext:value-type="float">
            <text:p>1.8266666667</text:p>
          </table:table-cell>
          <table:table-cell table:formula="of:=+AVERAGE([.AY33:.BC33])" office:value-type="float" office:value="1.94" calcext:value-type="float">
            <text:p>1.94</text:p>
          </table:table-cell>
          <table:table-cell table:formula="of:=+AVERAGE([.AZ33:.BD33])" office:value-type="float" office:value="2.05333333333333" calcext:value-type="float">
            <text:p>2.0533333333</text:p>
          </table:table-cell>
          <table:table-cell table:formula="of:=+AVERAGE([.BA33:.BE33])" office:value-type="float" office:value="2.08" calcext:value-type="float">
            <text:p>2.08</text:p>
          </table:table-cell>
          <table:table-cell table:formula="of:=+AVERAGE([.BB33:.BF33])" office:value-type="float" office:value="2.11333333333333" calcext:value-type="float">
            <text:p>2.1133333333</text:p>
          </table:table-cell>
          <table:table-cell table:formula="of:=+AVERAGE([.BC33:.BG33])" office:value-type="float" office:value="2.18666666666667" calcext:value-type="float">
            <text:p>2.1866666667</text:p>
          </table:table-cell>
          <table:table-cell table:formula="of:=+AVERAGE([.BD33:.BH33])" office:value-type="float" office:value="2.2" calcext:value-type="float">
            <text:p>2.2</text:p>
          </table:table-cell>
          <table:table-cell table:formula="of:=+AVERAGE([.BE33:.BI33])" office:value-type="float" office:value="2.20666666666667" calcext:value-type="float">
            <text:p>2.2066666667</text:p>
          </table:table-cell>
          <table:table-cell table:formula="of:=+AVERAGE([.BF33:.BJ33])" office:value-type="float" office:value="2.26" calcext:value-type="float">
            <text:p>2.26</text:p>
          </table:table-cell>
          <table:table-cell table:formula="of:=+AVERAGE([.BG33:.BK33])" office:value-type="float" office:value="2.28666666666667" calcext:value-type="float">
            <text:p>2.2866666667</text:p>
          </table:table-cell>
          <table:table-cell table:formula="of:=+AVERAGE([.BH33:.BL33])" office:value-type="float" office:value="2.19333333333333" calcext:value-type="float">
            <text:p>2.1933333333</text:p>
          </table:table-cell>
          <table:table-cell table:formula="of:=+AVERAGE([.BI33:.BM33])" office:value-type="float" office:value="2.13333333333333" calcext:value-type="float">
            <text:p>2.1333333333</text:p>
          </table:table-cell>
          <table:table-cell table:formula="of:=+AVERAGE([.BJ33:.BN33])" office:value-type="float" office:value="2.06" calcext:value-type="float">
            <text:p>2.06</text:p>
          </table:table-cell>
          <table:table-cell table:formula="of:=+AVERAGE([.BK33:.BO33])" office:value-type="float" office:value="2" calcext:value-type="float">
            <text:p>2</text:p>
          </table:table-cell>
          <table:table-cell table:formula="of:=+AVERAGE([.BL33:.BP33])" office:value-type="float" office:value="1.97333333333333" calcext:value-type="float">
            <text:p>1.9733333333</text:p>
          </table:table-cell>
          <table:table-cell table:formula="of:=+AVERAGE([.BM33:.BQ33])" office:value-type="float" office:value="1.98666666666667" calcext:value-type="float">
            <text:p>1.9866666667</text:p>
          </table:table-cell>
          <table:table-cell table:formula="of:=+AVERAGE([.BN33:.BR33])" office:value-type="float" office:value="1.97333333333333" calcext:value-type="float">
            <text:p>1.9733333333</text:p>
          </table:table-cell>
          <table:table-cell table:formula="of:=+AVERAGE([.BO33:.BS33])" office:value-type="float" office:value="1.94666666666667" calcext:value-type="float">
            <text:p>1.9466666667</text:p>
          </table:table-cell>
          <table:table-cell table:formula="of:=+AVERAGE([.BP33:.BT33])" office:value-type="float" office:value="1.90666666666667" calcext:value-type="float">
            <text:p>1.9066666667</text:p>
          </table:table-cell>
          <table:table-cell table:formula="of:=+AVERAGE([.BQ33:.BU33])" office:value-type="float" office:value="1.8" calcext:value-type="float">
            <text:p>1.8</text:p>
          </table:table-cell>
          <table:table-cell table:formula="of:=+AVERAGE([.BR33:.BV33])" office:value-type="float" office:value="1.66666666666667" calcext:value-type="float">
            <text:p>1.6666666667</text:p>
          </table:table-cell>
          <table:table-cell table:formula="of:=+AVERAGE([.BS33:.BW33])" office:value-type="float" office:value="1.58" calcext:value-type="float">
            <text:p>1.58</text:p>
          </table:table-cell>
          <table:table-cell table:formula="of:=+AVERAGE([.BT33:.BX33])" office:value-type="float" office:value="1.56666666666667" calcext:value-type="float">
            <text:p>1.5666666667</text:p>
          </table:table-cell>
          <table:table-cell table:formula="of:=+AVERAGE([.BU33:.BY33])" office:value-type="float" office:value="1.58" calcext:value-type="float">
            <text:p>1.58</text:p>
          </table:table-cell>
          <table:table-cell table:formula="of:=+AVERAGE([.BV33:.BZ33])" office:value-type="float" office:value="1.62666666666667" calcext:value-type="float">
            <text:p>1.6266666667</text:p>
          </table:table-cell>
          <table:table-cell table:formula="of:=+AVERAGE([.BW33:.CA33])" office:value-type="float" office:value="1.71333333333333" calcext:value-type="float">
            <text:p>1.7133333333</text:p>
          </table:table-cell>
          <table:table-cell table:formula="of:=+AVERAGE([.BX33:.CB33])" office:value-type="float" office:value="1.78" calcext:value-type="float">
            <text:p>1.78</text:p>
          </table:table-cell>
          <table:table-cell table:formula="of:=+AVERAGE([.BY33:.CC33])" office:value-type="float" office:value="1.78666666666667" calcext:value-type="float">
            <text:p>1.7866666667</text:p>
          </table:table-cell>
          <table:table-cell table:formula="of:=+AVERAGE([.BZ33:.CD33])" office:value-type="float" office:value="1.76" calcext:value-type="float">
            <text:p>1.76</text:p>
          </table:table-cell>
          <table:table-cell table:formula="of:=+AVERAGE([.CA33:.CE33])" office:value-type="float" office:value="1.71333333333333" calcext:value-type="float">
            <text:p>1.7133333333</text:p>
          </table:table-cell>
          <table:table-cell table:formula="of:=+AVERAGE([.CB33:.CF33])" office:value-type="float" office:value="1.67333333333333" calcext:value-type="float">
            <text:p>1.6733333333</text:p>
          </table:table-cell>
          <table:table-cell table:formula="of:=+AVERAGE([.CC33:.CG33])" office:value-type="float" office:value="1.62666666666667" calcext:value-type="float">
            <text:p>1.6266666667</text:p>
          </table:table-cell>
          <table:table-cell table:formula="of:=+AVERAGE([.CD33:.CH33])" office:value-type="float" office:value="1.56" calcext:value-type="float">
            <text:p>1.56</text:p>
          </table:table-cell>
          <table:table-cell table:formula="of:=+AVERAGE([.CE33:.CI33])" office:value-type="float" office:value="1.5" calcext:value-type="float">
            <text:p>1.5</text:p>
          </table:table-cell>
          <table:table-cell table:formula="of:=+AVERAGE([.CF33:.CJ33])" office:value-type="float" office:value="1.46666666666667" calcext:value-type="float">
            <text:p>1.4666666667</text:p>
          </table:table-cell>
          <table:table-cell table:formula="of:=+AVERAGE([.CG33:.CK33])" office:value-type="float" office:value="1.44666666666667" calcext:value-type="float">
            <text:p>1.4466666667</text:p>
          </table:table-cell>
          <table:table-cell table:formula="of:=+AVERAGE([.CH33:.CL33])" office:value-type="float" office:value="1.47333333333333" calcext:value-type="float">
            <text:p>1.4733333333</text:p>
          </table:table-cell>
          <table:table-cell table:formula="of:=+AVERAGE([.CI33:.CM33])" office:value-type="float" office:value="1.59333333333333" calcext:value-type="float">
            <text:p>1.5933333333</text:p>
          </table:table-cell>
          <table:table-cell table:formula="of:=+AVERAGE([.CJ33:.CN33])" office:value-type="float" office:value="1.76" calcext:value-type="float">
            <text:p>1.76</text:p>
          </table:table-cell>
          <table:table-cell table:formula="of:=+AVERAGE([.CK33:.CO33])" office:value-type="float" office:value="1.92" calcext:value-type="float">
            <text:p>1.92</text:p>
          </table:table-cell>
          <table:table-cell table:formula="of:=+AVERAGE([.CL33:.CP33])" office:value-type="float" office:value="2.05333333333333" calcext:value-type="float">
            <text:p>2.0533333333</text:p>
          </table:table-cell>
          <table:table-cell table:formula="of:=+AVERAGE([.CM33:.CQ33])" office:value-type="float" office:value="2.15333333333333" calcext:value-type="float">
            <text:p>2.1533333333</text:p>
          </table:table-cell>
          <table:table-cell table:formula="of:=+AVERAGE([.CN33:.CR33])" office:value-type="float" office:value="2.18666666666667" calcext:value-type="float">
            <text:p>2.1866666667</text:p>
          </table:table-cell>
          <table:table-cell table:formula="of:=+AVERAGE([.CO33:.CS33])" office:value-type="float" office:value="2.20666666666667" calcext:value-type="float">
            <text:p>2.2066666667</text:p>
          </table:table-cell>
          <table:table-cell table:formula="of:=+AVERAGE([.CP33:.CT33])" office:value-type="float" office:value="2.24" calcext:value-type="float">
            <text:p>2.24</text:p>
          </table:table-cell>
          <table:table-cell table:formula="of:=+AVERAGE([.CQ33:.CU33])" office:value-type="float" office:value="2.26" calcext:value-type="float">
            <text:p>2.26</text:p>
          </table:table-cell>
          <table:table-cell table:formula="of:=+AVERAGE([.CR33:.CV33])" office:value-type="float" office:value="2.24" calcext:value-type="float">
            <text:p>2.24</text:p>
          </table:table-cell>
          <table:table-cell table:formula="of:=+AVERAGE([.CS33:.CW33])" office:value-type="float" office:value="2.19333333333333" calcext:value-type="float">
            <text:p>2.1933333333</text:p>
          </table:table-cell>
          <table:table-cell table:formula="of:=+AVERAGE([.CT33:.CX33])" office:value-type="float" office:value="2.07333333333333" calcext:value-type="float">
            <text:p>2.0733333333</text:p>
          </table:table-cell>
          <table:table-cell table:formula="of:=+AVERAGE([.CU33:.CY33])" office:value-type="float" office:value="1.92" calcext:value-type="float">
            <text:p>1.92</text:p>
          </table:table-cell>
          <table:table-cell table:formula="of:=+AVERAGE([.CV33:.CZ33])" office:value-type="float" office:value="1.79333333333333" calcext:value-type="float">
            <text:p>1.7933333333</text:p>
          </table:table-cell>
          <table:table-cell table:formula="of:=+AVERAGE([.CW33:.DA33])" office:value-type="float" office:value="1.74" calcext:value-type="float">
            <text:p>1.74</text:p>
          </table:table-cell>
          <table:table-cell table:formula="of:=+AVERAGE([.CX33:.DB33])" office:value-type="float" office:value="1.72666666666667" calcext:value-type="float">
            <text:p>1.7266666667</text:p>
          </table:table-cell>
          <table:table-cell table:formula="of:=+AVERAGE([.CY33:.DC33])" office:value-type="float" office:value="1.75333333333333" calcext:value-type="float">
            <text:p>1.7533333333</text:p>
          </table:table-cell>
          <table:table-cell table:formula="of:=+AVERAGE([.CZ33:.DD33])" office:value-type="float" office:value="1.8" calcext:value-type="float">
            <text:p>1.8</text:p>
          </table:table-cell>
          <table:table-cell table:formula="of:=+AVERAGE([.DA33:.DE33])" office:value-type="float" office:value="1.85333333333333" calcext:value-type="float">
            <text:p>1.8533333333</text:p>
          </table:table-cell>
          <table:table-cell table:formula="of:=+AVERAGE([.DB33:.DF33])" office:value-type="float" office:value="1.86666666666667" calcext:value-type="float">
            <text:p>1.8666666667</text:p>
          </table:table-cell>
          <table:table-cell table:formula="of:=+AVERAGE([.DC33:.DG33])" office:value-type="float" office:value="1.84" calcext:value-type="float">
            <text:p>1.84</text:p>
          </table:table-cell>
          <table:table-cell table:formula="of:=+AVERAGE([.DD33:.DH33])" office:value-type="float" office:value="1.84666666666667" calcext:value-type="float">
            <text:p>1.8466666667</text:p>
          </table:table-cell>
          <table:table-cell table:formula="of:=+AVERAGE([.DE33:.DI33])" office:value-type="float" office:value="1.80666666666667" calcext:value-type="float">
            <text:p>1.8066666667</text:p>
          </table:table-cell>
          <table:table-cell table:formula="of:=+AVERAGE([.DF33:.DJ33])" office:value-type="float" office:value="1.73333333333333" calcext:value-type="float">
            <text:p>1.7333333333</text:p>
          </table:table-cell>
          <table:table-cell table:formula="of:=+AVERAGE([.DG33:.DK33])" office:value-type="float" office:value="1.65333333333333" calcext:value-type="float">
            <text:p>1.6533333333</text:p>
          </table:table-cell>
          <table:table-cell table:formula="of:=+AVERAGE([.DH33:.DL33])" office:value-type="float" office:value="1.62666666666667" calcext:value-type="float">
            <text:p>1.6266666667</text:p>
          </table:table-cell>
          <table:table-cell table:formula="of:=+AVERAGE([.DI33:.DM33])" office:value-type="float" office:value="1.56666666666667" calcext:value-type="float">
            <text:p>1.5666666667</text:p>
          </table:table-cell>
          <table:table-cell table:formula="of:=+AVERAGE([.DJ33:.DN33])" office:value-type="float" office:value="1.56" calcext:value-type="float">
            <text:p>1.56</text:p>
          </table:table-cell>
          <table:table-cell table:formula="of:=+AVERAGE([.DK33:.DO33])" office:value-type="float" office:value="1.59333333333333" calcext:value-type="float">
            <text:p>1.5933333333</text:p>
          </table:table-cell>
          <table:table-cell table:formula="of:=+AVERAGE([.DL33:.DP33])" office:value-type="float" office:value="1.65333333333333" calcext:value-type="float">
            <text:p>1.6533333333</text:p>
          </table:table-cell>
          <table:table-cell table:formula="of:=+AVERAGE([.DM33:.DQ33])" office:value-type="float" office:value="1.74666666666667" calcext:value-type="float">
            <text:p>1.7466666667</text:p>
          </table:table-cell>
          <table:table-cell table:formula="of:=+AVERAGE([.DN33:.DR33])" office:value-type="float" office:value="1.83333333333333" calcext:value-type="float">
            <text:p>1.8333333333</text:p>
          </table:table-cell>
          <table:table-cell table:formula="of:=+AVERAGE([.DO33:.DS33])" office:value-type="float" office:value="1.92666666666667" calcext:value-type="float">
            <text:p>1.9266666667</text:p>
          </table:table-cell>
          <table:table-cell table:formula="of:=+AVERAGE([.DP33:.DT33])" office:value-type="float" office:value="2" calcext:value-type="float">
            <text:p>2</text:p>
          </table:table-cell>
          <table:table-cell table:formula="of:=+AVERAGE([.DQ33:.DU33])" office:value-type="float" office:value="2.06666666666667" calcext:value-type="float">
            <text:p>2.0666666667</text:p>
          </table:table-cell>
          <table:table-cell table:formula="of:=+AVERAGE([.DR33:.DV33])" office:value-type="float" office:value="2.08" calcext:value-type="float">
            <text:p>2.08</text:p>
          </table:table-cell>
          <table:table-cell table:formula="of:=+AVERAGE([.DS33:.DW33])" office:value-type="float" office:value="2.11333333333333" calcext:value-type="float">
            <text:p>2.1133333333</text:p>
          </table:table-cell>
          <table:table-cell table:formula="of:=+AVERAGE([.DT33:.DX33])" office:value-type="float" office:value="2.14666666666667" calcext:value-type="float">
            <text:p>2.1466666667</text:p>
          </table:table-cell>
          <table:table-cell table:formula="of:=+AVERAGE([.DU33:.DY33])" office:value-type="float" office:value="2.18" calcext:value-type="float">
            <text:p>2.18</text:p>
          </table:table-cell>
          <table:table-cell table:formula="of:=+AVERAGE([.DV33:.DZ33])" office:value-type="float" office:value="2.21333333333333" calcext:value-type="float">
            <text:p>2.2133333333</text:p>
          </table:table-cell>
          <table:table-cell table:formula="of:=+AVERAGE([.DW33:.EA33])" office:value-type="float" office:value="2.29333333333333" calcext:value-type="float">
            <text:p>2.2933333333</text:p>
          </table:table-cell>
          <table:table-cell table:formula="of:=+AVERAGE([.DX33:.EB33])" office:value-type="float" office:value="2.31333333333333" calcext:value-type="float">
            <text:p>2.3133333333</text:p>
          </table:table-cell>
          <table:table-cell table:formula="of:=+AVERAGE([.DY33:.EC33])" office:value-type="float" office:value="2.33333333333333" calcext:value-type="float">
            <text:p>2.3333333333</text:p>
          </table:table-cell>
          <table:table-cell table:formula="of:=+AVERAGE([.DZ33:.ED33])" office:value-type="float" office:value="2.32666666666667" calcext:value-type="float">
            <text:p>2.3266666667</text:p>
          </table:table-cell>
          <table:table-cell table:formula="of:=+AVERAGE([.EA33:.EE33])" office:value-type="float" office:value="2.31333333333333" calcext:value-type="float">
            <text:p>2.3133333333</text:p>
          </table:table-cell>
          <table:table-cell table:formula="of:=+AVERAGE([.EB33:.EF33])" office:value-type="float" office:value="2.28666666666667" calcext:value-type="float">
            <text:p>2.2866666667</text:p>
          </table:table-cell>
          <table:table-cell table:formula="of:=+AVERAGE([.EC33:.EG33])" office:value-type="float" office:value="2.30666666666667" calcext:value-type="float">
            <text:p>2.3066666667</text:p>
          </table:table-cell>
          <table:table-cell table:formula="of:=+AVERAGE([.ED33:.EH33])" office:value-type="float" office:value="2.32" calcext:value-type="float">
            <text:p>2.32</text:p>
          </table:table-cell>
          <table:table-cell table:formula="of:=+AVERAGE([.EE33:.EI33])" office:value-type="float" office:value="2.30666666666667" calcext:value-type="float">
            <text:p>2.3066666667</text:p>
          </table:table-cell>
          <table:table-cell table:formula="of:=+AVERAGE([.EF33:.EJ33])" office:value-type="float" office:value="2.32" calcext:value-type="float">
            <text:p>2.32</text:p>
          </table:table-cell>
          <table:table-cell table:formula="of:=+AVERAGE([.EG33:.EK33])" office:value-type="float" office:value="2.33333333333333" calcext:value-type="float">
            <text:p>2.3333333333</text:p>
          </table:table-cell>
          <table:table-cell table:formula="of:=+AVERAGE([.EH33:.EL33])" office:value-type="float" office:value="2.34" calcext:value-type="float">
            <text:p>2.34</text:p>
          </table:table-cell>
          <table:table-cell table:formula="of:=+AVERAGE([.EI33:.EM33])" office:value-type="float" office:value="2.34" calcext:value-type="float">
            <text:p>2.34</text:p>
          </table:table-cell>
          <table:table-cell table:formula="of:=+AVERAGE([.EJ33:.EN33])" office:value-type="float" office:value="2.33333333333333" calcext:value-type="float">
            <text:p>2.3333333333</text:p>
          </table:table-cell>
          <table:table-cell table:formula="of:=+AVERAGE([.EK33:.EO33])" office:value-type="float" office:value="2.27333333333333" calcext:value-type="float">
            <text:p>2.2733333333</text:p>
          </table:table-cell>
          <table:table-cell table:formula="of:=+AVERAGE([.EL33:.EP33])" office:value-type="float" office:value="2.26" calcext:value-type="float">
            <text:p>2.26</text:p>
          </table:table-cell>
          <table:table-cell table:formula="of:=+AVERAGE([.EM33:.EQ33])" office:value-type="float" office:value="2.26666666666667" calcext:value-type="float">
            <text:p>2.2666666667</text:p>
          </table:table-cell>
          <table:table-cell table:formula="of:=+AVERAGE([.EN33:.ER33])" office:value-type="float" office:value="2.27333333333333" calcext:value-type="float">
            <text:p>2.2733333333</text:p>
          </table:table-cell>
          <table:table-cell table:formula="of:=+AVERAGE([.EO33:.ES33])" office:value-type="float" office:value="2.36666666666667" calcext:value-type="float">
            <text:p>2.3666666667</text:p>
          </table:table-cell>
          <table:table-cell table:formula="of:=+AVERAGE([.EP33:.ET33])" office:value-type="float" office:value="2.48666666666667" calcext:value-type="float">
            <text:p>2.4866666667</text:p>
          </table:table-cell>
          <table:table-cell table:formula="of:=+AVERAGE([.EQ33:.EU33])" office:value-type="float" office:value="2.54" calcext:value-type="float">
            <text:p>2.54</text:p>
          </table:table-cell>
          <table:table-cell table:formula="of:=+AVERAGE([.ER33:.EV33])" office:value-type="float" office:value="2.58666666666667" calcext:value-type="float">
            <text:p>2.5866666667</text:p>
          </table:table-cell>
          <table:table-cell table:formula="of:=+AVERAGE([.ES33:.EW33])" office:value-type="float" office:value="2.64" calcext:value-type="float">
            <text:p>2.64</text:p>
          </table:table-cell>
          <table:table-cell table:formula="of:=+AVERAGE([.ET33:.EX33])" office:value-type="float" office:value="2.66" calcext:value-type="float">
            <text:p>2.66</text:p>
          </table:table-cell>
          <table:table-cell table:formula="of:=+AVERAGE([.EU33:.EY33])" office:value-type="float" office:value="2.67333333333333" calcext:value-type="float">
            <text:p>2.6733333333</text:p>
          </table:table-cell>
          <table:table-cell table:formula="of:=+AVERAGE([.EV33:.EZ33])" office:value-type="float" office:value="2.69333333333333" calcext:value-type="float">
            <text:p>2.6933333333</text:p>
          </table:table-cell>
          <table:table-cell table:formula="of:=+AVERAGE([.EW33:.FA33])" office:value-type="float" office:value="2.69333333333333" calcext:value-type="float">
            <text:p>2.6933333333</text:p>
          </table:table-cell>
          <table:table-cell table:formula="of:=+AVERAGE([.EX33:.FB33])" office:value-type="float" office:value="2.66" calcext:value-type="float">
            <text:p>2.66</text:p>
          </table:table-cell>
          <table:table-cell table:formula="of:=+AVERAGE([.EY33:.FC33])" office:value-type="float" office:value="2.61333333333333" calcext:value-type="float">
            <text:p>2.6133333333</text:p>
          </table:table-cell>
          <table:table-cell table:formula="of:=+AVERAGE([.EZ33:.FD33])" office:value-type="float" office:value="2.61333333333333" calcext:value-type="float">
            <text:p>2.6133333333</text:p>
          </table:table-cell>
          <table:table-cell table:formula="of:=+AVERAGE([.FA33:.FE33])" office:value-type="float" office:value="2.56666666666667" calcext:value-type="float">
            <text:p>2.5666666667</text:p>
          </table:table-cell>
          <table:table-cell table:formula="of:=+AVERAGE([.FB33:.FF33])" office:value-type="float" office:value="2.54" calcext:value-type="float">
            <text:p>2.54</text:p>
          </table:table-cell>
          <table:table-cell table:formula="of:=+AVERAGE([.FC33:.FG33])" office:value-type="float" office:value="2.54" calcext:value-type="float">
            <text:p>2.54</text:p>
          </table:table-cell>
          <table:table-cell table:formula="of:=+AVERAGE([.FD33:.FH33])" office:value-type="float" office:value="2.53333333333333" calcext:value-type="float">
            <text:p>2.5333333333</text:p>
          </table:table-cell>
          <table:table-cell table:formula="of:=+AVERAGE([.FE33:.FI33])" office:value-type="float" office:value="2.5" calcext:value-type="float">
            <text:p>2.5</text:p>
          </table:table-cell>
          <table:table-cell table:formula="of:=+AVERAGE([.FF33:.FJ33])" office:value-type="float" office:value="2.52666666666667" calcext:value-type="float">
            <text:p>2.5266666667</text:p>
          </table:table-cell>
          <table:table-cell table:formula="of:=+AVERAGE([.FG33:.FK33])" office:value-type="float" office:value="2.56666666666667" calcext:value-type="float">
            <text:p>2.5666666667</text:p>
          </table:table-cell>
          <table:table-cell table:formula="of:=+AVERAGE([.FH33:.FL33])" office:value-type="float" office:value="2.58" calcext:value-type="float">
            <text:p>2.58</text:p>
          </table:table-cell>
          <table:table-cell table:formula="of:=+AVERAGE([.FI33:.FM33])" office:value-type="float" office:value="2.60666666666667" calcext:value-type="float">
            <text:p>2.6066666667</text:p>
          </table:table-cell>
          <table:table-cell table:formula="of:=+AVERAGE([.FJ33:.FN33])" office:value-type="float" office:value="2.58" calcext:value-type="float">
            <text:p>2.58</text:p>
          </table:table-cell>
          <table:table-cell table:formula="of:=+AVERAGE([.FK33:.FO33])" office:value-type="float" office:value="2.55333333333333" calcext:value-type="float">
            <text:p>2.5533333333</text:p>
          </table:table-cell>
          <table:table-cell table:formula="of:=+AVERAGE([.FL33:.FP33])" office:value-type="float" office:value="2.5" calcext:value-type="float">
            <text:p>2.5</text:p>
          </table:table-cell>
          <table:table-cell table:formula="of:=+AVERAGE([.FM33:.FQ33])" office:value-type="float" office:value="2.48666666666667" calcext:value-type="float">
            <text:p>2.4866666667</text:p>
          </table:table-cell>
          <table:table-cell table:formula="of:=+AVERAGE([.FN33:.FR33])" office:value-type="float" office:value="2.44" calcext:value-type="float">
            <text:p>2.44</text:p>
          </table:table-cell>
          <table:table-cell table:formula="of:=+AVERAGE([.FO33:.FS33])" office:value-type="float" office:value="2.49333333333333" calcext:value-type="float">
            <text:p>2.4933333333</text:p>
          </table:table-cell>
          <table:table-cell table:formula="of:=+AVERAGE([.FP33:.FT33])" office:value-type="float" office:value="2.46" calcext:value-type="float">
            <text:p>2.46</text:p>
          </table:table-cell>
          <table:table-cell table:formula="of:=+AVERAGE([.FQ33:.FU33])" office:value-type="float" office:value="2.41333333333333" calcext:value-type="float">
            <text:p>2.4133333333</text:p>
          </table:table-cell>
          <table:table-cell table:formula="of:=+AVERAGE([.FR33:.FV33])" office:value-type="float" office:value="2.31333333333333" calcext:value-type="float">
            <text:p>2.3133333333</text:p>
          </table:table-cell>
          <table:table-cell table:formula="of:=+AVERAGE([.FS33:.FW33])" office:value-type="float" office:value="2.23333333333333" calcext:value-type="float">
            <text:p>2.2333333333</text:p>
          </table:table-cell>
          <table:table-cell table:formula="of:=+AVERAGE([.FT33:.FX33])" office:value-type="float" office:value="2.08666666666667" calcext:value-type="float">
            <text:p>2.0866666667</text:p>
          </table:table-cell>
          <table:table-cell table:formula="of:=+AVERAGE([.FU33:.FY33])" office:value-type="float" office:value="2.02" calcext:value-type="float">
            <text:p>2.02</text:p>
          </table:table-cell>
          <table:table-cell table:formula="of:=+AVERAGE([.FV33:.FZ33])" office:value-type="float" office:value="1.94" calcext:value-type="float">
            <text:p>1.94</text:p>
          </table:table-cell>
          <table:table-cell table:formula="of:=+AVERAGE([.FW33:.GA33])" office:value-type="float" office:value="1.88666666666667" calcext:value-type="float">
            <text:p>1.8866666667</text:p>
          </table:table-cell>
          <table:table-cell table:formula="of:=+AVERAGE([.FX33:.GB33])" office:value-type="float" office:value="1.88666666666667" calcext:value-type="float">
            <text:p>1.8866666667</text:p>
          </table:table-cell>
          <table:table-cell table:formula="of:=+AVERAGE([.FY33:.GC33])" office:value-type="float" office:value="1.89333333333333" calcext:value-type="float">
            <text:p>1.8933333333</text:p>
          </table:table-cell>
          <table:table-cell table:formula="of:=+AVERAGE([.FZ33:.GD33])" office:value-type="float" office:value="1.92666666666667" calcext:value-type="float">
            <text:p>1.9266666667</text:p>
          </table:table-cell>
          <table:table-cell table:formula="of:=+AVERAGE([.GA33:.GE33])" office:value-type="float" office:value="2.00666666666667" calcext:value-type="float">
            <text:p>2.0066666667</text:p>
          </table:table-cell>
          <table:table-cell table:formula="of:=+AVERAGE([.GB33:.GF33])" office:value-type="float" office:value="2.06666666666667" calcext:value-type="float">
            <text:p>2.0666666667</text:p>
          </table:table-cell>
          <table:table-cell table:formula="of:=+AVERAGE([.GC33:.GG33])" office:value-type="float" office:value="2.12666666666667" calcext:value-type="float">
            <text:p>2.1266666667</text:p>
          </table:table-cell>
          <table:table-cell table:formula="of:=+AVERAGE([.GD33:.GH33])" office:value-type="float" office:value="2.17333333333333" calcext:value-type="float">
            <text:p>2.1733333333</text:p>
          </table:table-cell>
          <table:table-cell table:formula="of:=+AVERAGE([.GE33:.GI33])" office:value-type="float" office:value="2.12666666666667" calcext:value-type="float">
            <text:p>2.1266666667</text:p>
          </table:table-cell>
          <table:table-cell table:formula="of:=+AVERAGE([.GF33:.GJ33])" office:value-type="float" office:value="2.04" calcext:value-type="float">
            <text:p>2.04</text:p>
          </table:table-cell>
          <table:table-cell table:formula="of:=+AVERAGE([.GG33:.GK33])" office:value-type="float" office:value="1.99333333333333" calcext:value-type="float">
            <text:p>1.9933333333</text:p>
          </table:table-cell>
          <table:table-cell table:formula="of:=+AVERAGE([.GH33:.GL33])" office:value-type="float" office:value="1.89333333333333" calcext:value-type="float">
            <text:p>1.8933333333</text:p>
          </table:table-cell>
          <table:table-cell table:formula="of:=+AVERAGE([.GI33:.GM33])" office:value-type="float" office:value="1.82666666666667" calcext:value-type="float">
            <text:p>1.8266666667</text:p>
          </table:table-cell>
          <table:table-cell table:formula="of:=+AVERAGE([.GJ33:.GN33])" office:value-type="float" office:value="1.79333333333333" calcext:value-type="float">
            <text:p>1.7933333333</text:p>
          </table:table-cell>
          <table:table-cell table:formula="of:=+AVERAGE([.GK33:.GO33])" office:value-type="float" office:value="1.79333333333333" calcext:value-type="float">
            <text:p>1.7933333333</text:p>
          </table:table-cell>
          <table:table-cell table:formula="of:=+AVERAGE([.GL33:.GP33])" office:value-type="float" office:value="1.79333333333333" calcext:value-type="float">
            <text:p>1.7933333333</text:p>
          </table:table-cell>
          <table:table-cell table:formula="of:=+AVERAGE([.GM33:.GQ33])" office:value-type="float" office:value="1.80666666666667" calcext:value-type="float">
            <text:p>1.8066666667</text:p>
          </table:table-cell>
          <table:table-cell table:formula="of:=+AVERAGE([.GN33:.GR33])" office:value-type="float" office:value="1.88" calcext:value-type="float">
            <text:p>1.88</text:p>
          </table:table-cell>
          <table:table-cell table:formula="of:=+AVERAGE([.GO33:.GS33])" office:value-type="float" office:value="1.89333333333333" calcext:value-type="float">
            <text:p>1.8933333333</text:p>
          </table:table-cell>
          <table:table-cell table:formula="of:=+AVERAGE([.GP33:.GT33])" office:value-type="float" office:value="1.90666666666667" calcext:value-type="float">
            <text:p>1.9066666667</text:p>
          </table:table-cell>
          <table:table-cell table:formula="of:=+AVERAGE([.GQ33:.GU33])" office:value-type="float" office:value="1.90666666666667" calcext:value-type="float">
            <text:p>1.9066666667</text:p>
          </table:table-cell>
          <table:table-cell table:formula="of:=+AVERAGE([.GR33:.GV33])" office:value-type="float" office:value="1.89333333333333" calcext:value-type="float">
            <text:p>1.8933333333</text:p>
          </table:table-cell>
          <table:table-cell table:formula="of:=+AVERAGE([.GS33:.GW33])" office:value-type="float" office:value="1.78666666666667" calcext:value-type="float">
            <text:p>1.7866666667</text:p>
          </table:table-cell>
          <table:table-cell table:formula="of:=+AVERAGE([.GT33:.GX33])" office:value-type="float" office:value="1.78666666666667" calcext:value-type="float">
            <text:p>1.7866666667</text:p>
          </table:table-cell>
          <table:table-cell table:formula="of:=+AVERAGE([.GU33:.GY33])" office:value-type="float" office:value="1.76" calcext:value-type="float">
            <text:p>1.76</text:p>
          </table:table-cell>
          <table:table-cell table:formula="of:=+AVERAGE([.GV33:.GZ33])" office:value-type="float" office:value="1.74666666666667" calcext:value-type="float">
            <text:p>1.7466666667</text:p>
          </table:table-cell>
          <table:table-cell table:formula="of:=+AVERAGE([.GW33:.HA33])" office:value-type="float" office:value="1.7" calcext:value-type="float">
            <text:p>1.7</text:p>
          </table:table-cell>
          <table:table-cell table:formula="of:=+AVERAGE([.GX33:.HB33])" office:value-type="float" office:value="1.66" calcext:value-type="float">
            <text:p>1.66</text:p>
          </table:table-cell>
          <table:table-cell table:formula="of:=+AVERAGE([.GY33:.HC33])" office:value-type="float" office:value="1.62666666666667" calcext:value-type="float">
            <text:p>1.6266666667</text:p>
          </table:table-cell>
          <table:table-cell table:formula="of:=+AVERAGE([.GZ33:.HD33])" office:value-type="float" office:value="1.63333333333333" calcext:value-type="float">
            <text:p>1.6333333333</text:p>
          </table:table-cell>
          <table:table-cell table:formula="of:=+AVERAGE([.HA33:.HE33])" office:value-type="float" office:value="1.66666666666667" calcext:value-type="float">
            <text:p>1.6666666667</text:p>
          </table:table-cell>
          <table:table-cell table:formula="of:=+AVERAGE([.HB33:.HF33])" office:value-type="float" office:value="1.72" calcext:value-type="float">
            <text:p>1.72</text:p>
          </table:table-cell>
          <table:table-cell table:formula="of:=+AVERAGE([.HC33:.HG33])" office:value-type="float" office:value="1.79333333333333" calcext:value-type="float">
            <text:p>1.7933333333</text:p>
          </table:table-cell>
          <table:table-cell table:formula="of:=+AVERAGE([.HD33:.HH33])" office:value-type="float" office:value="1.84" calcext:value-type="float">
            <text:p>1.84</text:p>
          </table:table-cell>
          <table:table-cell table:formula="of:=+AVERAGE([.HE33:.HI33])" office:value-type="float" office:value="1.86" calcext:value-type="float">
            <text:p>1.86</text:p>
          </table:table-cell>
          <table:table-cell table:formula="of:=+AVERAGE([.HF33:.HJ33])" office:value-type="float" office:value="1.83333333333333" calcext:value-type="float">
            <text:p>1.8333333333</text:p>
          </table:table-cell>
          <table:table-cell table:formula="of:=+AVERAGE([.HG33:.HK33])" office:value-type="float" office:value="1.84" calcext:value-type="float">
            <text:p>1.84</text:p>
          </table:table-cell>
          <table:table-cell table:formula="of:=+AVERAGE([.HH33:.HL33])" office:value-type="float" office:value="1.82" calcext:value-type="float">
            <text:p>1.82</text:p>
          </table:table-cell>
          <table:table-cell table:formula="of:=+AVERAGE([.HI33:.HM33])" office:value-type="float" office:value="1.78" calcext:value-type="float">
            <text:p>1.78</text:p>
          </table:table-cell>
          <table:table-cell table:formula="of:=+AVERAGE([.HJ33:.HN33])" office:value-type="float" office:value="1.78" calcext:value-type="float">
            <text:p>1.78</text:p>
          </table:table-cell>
          <table:table-cell table:formula="of:=+AVERAGE([.HK33:.HO33])" office:value-type="float" office:value="1.78666666666667" calcext:value-type="float">
            <text:p>1.7866666667</text:p>
          </table:table-cell>
          <table:table-cell table:formula="of:=+AVERAGE([.HL33:.HP33])" office:value-type="float" office:value="1.78" calcext:value-type="float">
            <text:p>1.78</text:p>
          </table:table-cell>
          <table:table-cell table:formula="of:=+AVERAGE([.HM33:.HQ33])" office:value-type="float" office:value="1.76666666666667" calcext:value-type="float">
            <text:p>1.7666666667</text:p>
          </table:table-cell>
          <table:table-cell table:formula="of:=+AVERAGE([.HN33:.HR33])" office:value-type="float" office:value="1.78" calcext:value-type="float">
            <text:p>1.78</text:p>
          </table:table-cell>
          <table:table-cell table:formula="of:=+AVERAGE([.HO33:.HS33])" office:value-type="float" office:value="1.77333333333333" calcext:value-type="float">
            <text:p>1.7733333333</text:p>
          </table:table-cell>
          <table:table-cell table:formula="of:=+AVERAGE([.HP33:.HT33])" office:value-type="float" office:value="1.76" calcext:value-type="float">
            <text:p>1.76</text:p>
          </table:table-cell>
          <table:table-cell table:formula="of:=+AVERAGE([.HQ33:.HU33])" office:value-type="float" office:value="1.74" calcext:value-type="float">
            <text:p>1.74</text:p>
          </table:table-cell>
          <table:table-cell table:formula="of:=+AVERAGE([.HR33:.HV33])" office:value-type="float" office:value="1.74666666666667" calcext:value-type="float">
            <text:p>1.7466666667</text:p>
          </table:table-cell>
          <table:table-cell table:formula="of:=+AVERAGE([.HS33:.HW33])" office:value-type="float" office:value="1.73333333333333" calcext:value-type="float">
            <text:p>1.7333333333</text:p>
          </table:table-cell>
          <table:table-cell table:formula="of:=+AVERAGE([.HT33:.HX33])" office:value-type="float" office:value="1.70666666666667" calcext:value-type="float">
            <text:p>1.7066666667</text:p>
          </table:table-cell>
          <table:table-cell table:formula="of:=+AVERAGE([.HU33:.HY33])" office:value-type="float" office:value="1.64" calcext:value-type="float">
            <text:p>1.64</text:p>
          </table:table-cell>
          <table:table-cell table:formula="of:=+AVERAGE([.HV33:.HZ33])" office:value-type="float" office:value="1.58666666666667" calcext:value-type="float">
            <text:p>1.5866666667</text:p>
          </table:table-cell>
          <table:table-cell table:formula="of:=+AVERAGE([.HW33:.IA33])" office:value-type="float" office:value="1.58" calcext:value-type="float">
            <text:p>1.58</text:p>
          </table:table-cell>
          <table:table-cell table:formula="of:=+AVERAGE([.HX33:.IB33])" office:value-type="float" office:value="1.58" calcext:value-type="float">
            <text:p>1.58</text:p>
          </table:table-cell>
          <table:table-cell table:formula="of:=+AVERAGE([.HY33:.IC33])" office:value-type="float" office:value="1.57333333333333" calcext:value-type="float">
            <text:p>1.5733333333</text:p>
          </table:table-cell>
          <table:table-cell table:formula="of:=+AVERAGE([.HZ33:.ID33])" office:value-type="float" office:value="1.53333333333333" calcext:value-type="float">
            <text:p>1.5333333333</text:p>
          </table:table-cell>
          <table:table-cell table:formula="of:=+AVERAGE([.IA33:.IE33])" office:value-type="float" office:value="1.54" calcext:value-type="float">
            <text:p>1.54</text:p>
          </table:table-cell>
          <table:table-cell table:formula="of:=+AVERAGE([.IB33:.IF33])" office:value-type="float" office:value="1.51333333333333" calcext:value-type="float">
            <text:p>1.5133333333</text:p>
          </table:table-cell>
          <table:table-cell table:formula="of:=+AVERAGE([.IC33:.IG33])" office:value-type="float" office:value="1.43333333333333" calcext:value-type="float">
            <text:p>1.4333333333</text:p>
          </table:table-cell>
          <table:table-cell table:formula="of:=+AVERAGE([.ID33:.IH33])" office:value-type="float" office:value="1.39333333333333" calcext:value-type="float">
            <text:p>1.3933333333</text:p>
          </table:table-cell>
          <table:table-cell table:formula="of:=+AVERAGE([.IE33:.II33])" office:value-type="float" office:value="1.45333333333333" calcext:value-type="float">
            <text:p>1.4533333333</text:p>
          </table:table-cell>
          <table:table-cell table:formula="of:=+AVERAGE([.IF33:.IJ33])" office:value-type="float" office:value="1.48" calcext:value-type="float">
            <text:p>1.48</text:p>
          </table:table-cell>
          <table:table-cell table:formula="of:=+AVERAGE([.IG33:.IK33])" office:value-type="float" office:value="1.46666666666667" calcext:value-type="float">
            <text:p>1.4666666667</text:p>
          </table:table-cell>
          <table:table-cell table:formula="of:=+AVERAGE([.IH33:.IL33])" office:value-type="float" office:value="1.48" calcext:value-type="float">
            <text:p>1.48</text:p>
          </table:table-cell>
          <table:table-cell table:formula="of:=+AVERAGE([.II33:.IM33])" office:value-type="float" office:value="1.43333333333333" calcext:value-type="float">
            <text:p>1.4333333333</text:p>
          </table:table-cell>
          <table:table-cell table:formula="of:=+AVERAGE([.IJ33:.IN33])" office:value-type="float" office:value="1.38666666666667" calcext:value-type="float">
            <text:p>1.3866666667</text:p>
          </table:table-cell>
          <table:table-cell table:formula="of:=+AVERAGE([.IK33:.IO33])" office:value-type="float" office:value="1.32" calcext:value-type="float">
            <text:p>1.32</text:p>
          </table:table-cell>
          <table:table-cell table:formula="of:=+AVERAGE([.IL33:.IP33])" office:value-type="float" office:value="1.28666666666667" calcext:value-type="float">
            <text:p>1.2866666667</text:p>
          </table:table-cell>
          <table:table-cell table:formula="of:=+AVERAGE([.IM33:.IQ33])" office:value-type="float" office:value="1.32" calcext:value-type="float">
            <text:p>1.32</text:p>
          </table:table-cell>
          <table:table-cell table:formula="of:=+AVERAGE([.IN33:.IR33])" office:value-type="float" office:value="1.40666666666667" calcext:value-type="float">
            <text:p>1.4066666667</text:p>
          </table:table-cell>
          <table:table-cell table:formula="of:=+AVERAGE([.IO33:.IS33])" office:value-type="float" office:value="1.5" calcext:value-type="float">
            <text:p>1.5</text:p>
          </table:table-cell>
          <table:table-cell table:formula="of:=+AVERAGE([.IP33:.IT33])" office:value-type="float" office:value="1.60666666666667" calcext:value-type="float">
            <text:p>1.6066666667</text:p>
          </table:table-cell>
          <table:table-cell table:formula="of:=+AVERAGE([.IQ33:.IU33])" office:value-type="float" office:value="1.69333333333333" calcext:value-type="float">
            <text:p>1.6933333333</text:p>
          </table:table-cell>
          <table:table-cell table:formula="of:=+AVERAGE([.IR33:.IV33])" office:value-type="float" office:value="1.76666666666667" calcext:value-type="float">
            <text:p>1.7666666667</text:p>
          </table:table-cell>
          <table:table-cell table:formula="of:=+AVERAGE([.IS33:.IW33])" office:value-type="float" office:value="1.79333333333333" calcext:value-type="float">
            <text:p>1.7933333333</text:p>
          </table:table-cell>
          <table:table-cell table:formula="of:=+AVERAGE([.IT33:.IX33])" office:value-type="float" office:value="1.77333333333333" calcext:value-type="float">
            <text:p>1.7733333333</text:p>
          </table:table-cell>
          <table:table-cell table:formula="of:=+AVERAGE([.IU33:.IY33])" office:value-type="float" office:value="1.79333333333333" calcext:value-type="float">
            <text:p>1.7933333333</text:p>
          </table:table-cell>
          <table:table-cell table:formula="of:=+AVERAGE([.IV33:.IZ33])" office:value-type="float" office:value="1.79333333333333" calcext:value-type="float">
            <text:p>1.7933333333</text:p>
          </table:table-cell>
          <table:table-cell table:formula="of:=+AVERAGE([.IW33:.JA33])" office:value-type="float" office:value="1.76" calcext:value-type="float">
            <text:p>1.76</text:p>
          </table:table-cell>
          <table:table-cell table:formula="of:=+AVERAGE([.IX33:.JB33])" office:value-type="float" office:value="1.76" calcext:value-type="float">
            <text:p>1.76</text:p>
          </table:table-cell>
          <table:table-cell table:formula="of:=+AVERAGE([.IY33:.JC33])" office:value-type="float" office:value="1.78666666666667" calcext:value-type="float">
            <text:p>1.7866666667</text:p>
          </table:table-cell>
          <table:table-cell table:formula="of:=+AVERAGE([.IZ33:.JD33])" office:value-type="float" office:value="1.74666666666667" calcext:value-type="float">
            <text:p>1.7466666667</text:p>
          </table:table-cell>
          <table:table-cell table:formula="of:=+AVERAGE([.JA33:.JE33])" office:value-type="float" office:value="1.71333333333333" calcext:value-type="float">
            <text:p>1.7133333333</text:p>
          </table:table-cell>
          <table:table-cell table:formula="of:=+AVERAGE([.JB33:.JF33])" office:value-type="float" office:value="1.71333333333333" calcext:value-type="float">
            <text:p>1.7133333333</text:p>
          </table:table-cell>
          <table:table-cell table:formula="of:=+AVERAGE([.JC33:.JG33])" office:value-type="float" office:value="1.71333333333333" calcext:value-type="float">
            <text:p>1.7133333333</text:p>
          </table:table-cell>
          <table:table-cell table:formula="of:=+AVERAGE([.JD33:.JH33])" office:value-type="float" office:value="1.7" calcext:value-type="float">
            <text:p>1.7</text:p>
          </table:table-cell>
          <table:table-cell table:formula="of:=+AVERAGE([.JE33:.JI33])" office:value-type="float" office:value="1.66666666666667" calcext:value-type="float">
            <text:p>1.6666666667</text:p>
          </table:table-cell>
          <table:table-cell table:formula="of:=+AVERAGE([.JF33:.JJ33])" office:value-type="float" office:value="1.68" calcext:value-type="float">
            <text:p>1.68</text:p>
          </table:table-cell>
          <table:table-cell table:formula="of:=+AVERAGE([.JG33:.JK33])" office:value-type="float" office:value="1.65333333333333" calcext:value-type="float">
            <text:p>1.6533333333</text:p>
          </table:table-cell>
          <table:table-cell table:formula="of:=+AVERAGE([.JH33:.JL33])" office:value-type="float" office:value="1.64" calcext:value-type="float">
            <text:p>1.64</text:p>
          </table:table-cell>
          <table:table-cell table:formula="of:=+AVERAGE([.JI33:.JM33])" office:value-type="float" office:value="1.68" calcext:value-type="float">
            <text:p>1.68</text:p>
          </table:table-cell>
          <table:table-cell table:formula="of:=+AVERAGE([.JJ33:.JN33])" office:value-type="float" office:value="1.8" calcext:value-type="float">
            <text:p>1.8</text:p>
          </table:table-cell>
          <table:table-cell table:formula="of:=+AVERAGE([.JK33:.JO33])" office:value-type="float" office:value="1.87333333333333" calcext:value-type="float">
            <text:p>1.8733333333</text:p>
          </table:table-cell>
          <table:table-cell table:formula="of:=+AVERAGE([.JL33:.JP33])" office:value-type="float" office:value="1.90666666666667" calcext:value-type="float">
            <text:p>1.9066666667</text:p>
          </table:table-cell>
          <table:table-cell table:formula="of:=+AVERAGE([.JM33:.JQ33])" office:value-type="float" office:value="1.88666666666667" calcext:value-type="float">
            <text:p>1.8866666667</text:p>
          </table:table-cell>
          <table:table-cell table:formula="of:=+AVERAGE([.JN33:.JR33])" office:value-type="float" office:value="1.86666666666667" calcext:value-type="float">
            <text:p>1.8666666667</text:p>
          </table:table-cell>
          <table:table-cell table:formula="of:=+AVERAGE([.JO33:.JS33])" office:value-type="float" office:value="1.8" calcext:value-type="float">
            <text:p>1.8</text:p>
          </table:table-cell>
          <table:table-cell table:formula="of:=+AVERAGE([.JP33:.JT33])" office:value-type="float" office:value="1.73333333333333" calcext:value-type="float">
            <text:p>1.7333333333</text:p>
          </table:table-cell>
          <table:table-cell table:formula="of:=+AVERAGE([.JQ33:.JU33])" office:value-type="float" office:value="1.70666666666667" calcext:value-type="float">
            <text:p>1.7066666667</text:p>
          </table:table-cell>
          <table:table-cell table:formula="of:=+AVERAGE([.JR33:.JV33])" office:value-type="float" office:value="1.69333333333333" calcext:value-type="float">
            <text:p>1.6933333333</text:p>
          </table:table-cell>
          <table:table-cell table:formula="of:=+AVERAGE([.JS33:.JW33])" office:value-type="float" office:value="1.64666666666667" calcext:value-type="float">
            <text:p>1.6466666667</text:p>
          </table:table-cell>
          <table:table-cell table:formula="of:=+AVERAGE([.JT33:.JX33])" office:value-type="float" office:value="1.60666666666667" calcext:value-type="float">
            <text:p>1.6066666667</text:p>
          </table:table-cell>
          <table:table-cell table:formula="of:=+AVERAGE([.JU33:.JY33])" office:value-type="float" office:value="1.62" calcext:value-type="float">
            <text:p>1.62</text:p>
          </table:table-cell>
          <table:table-cell table:formula="of:=+AVERAGE([.JV33:.JZ33])" office:value-type="float" office:value="1.62" calcext:value-type="float">
            <text:p>1.62</text:p>
          </table:table-cell>
          <table:table-cell table:formula="of:=+AVERAGE([.JW33:.KA33])" office:value-type="float" office:value="1.62666666666667" calcext:value-type="float">
            <text:p>1.6266666667</text:p>
          </table:table-cell>
          <table:table-cell table:formula="of:=+AVERAGE([.JX33:.KB33])" office:value-type="float" office:value="1.60666666666667" calcext:value-type="float">
            <text:p>1.6066666667</text:p>
          </table:table-cell>
          <table:table-cell table:formula="of:=+AVERAGE([.JY33:.KC33])" office:value-type="float" office:value="1.66" calcext:value-type="float">
            <text:p>1.66</text:p>
          </table:table-cell>
          <table:table-cell table:formula="of:=+AVERAGE([.JZ33:.KD33])" office:value-type="float" office:value="1.70666666666667" calcext:value-type="float">
            <text:p>1.7066666667</text:p>
          </table:table-cell>
          <table:table-cell table:formula="of:=+AVERAGE([.KA33:.KE33])" office:value-type="float" office:value="1.76" calcext:value-type="float">
            <text:p>1.76</text:p>
          </table:table-cell>
          <table:table-cell table:formula="of:=+AVERAGE([.KB33:.KF33])" office:value-type="float" office:value="1.8" calcext:value-type="float">
            <text:p>1.8</text:p>
          </table:table-cell>
          <table:table-cell table:formula="of:=+AVERAGE([.KC33:.KG33])" office:value-type="float" office:value="1.84666666666667" calcext:value-type="float">
            <text:p>1.8466666667</text:p>
          </table:table-cell>
          <table:table-cell table:formula="of:=+AVERAGE([.KD33:.KH33])" office:value-type="float" office:value="1.85333333333333" calcext:value-type="float">
            <text:p>1.8533333333</text:p>
          </table:table-cell>
          <table:table-cell table:formula="of:=+AVERAGE([.KE33:.KI33])" office:value-type="float" office:value="1.81333333333333" calcext:value-type="float">
            <text:p>1.8133333333</text:p>
          </table:table-cell>
          <table:table-cell table:formula="of:=+AVERAGE([.KF33:.KJ33])" office:value-type="float" office:value="1.72666666666667" calcext:value-type="float">
            <text:p>1.7266666667</text:p>
          </table:table-cell>
          <table:table-cell table:formula="of:=+AVERAGE([.KG33:.KK33])" office:value-type="float" office:value="1.66" calcext:value-type="float">
            <text:p>1.66</text:p>
          </table:table-cell>
          <table:table-cell table:formula="of:=+AVERAGE([.KH33:.KL33])" office:value-type="float" office:value="1.58666666666667" calcext:value-type="float">
            <text:p>1.5866666667</text:p>
          </table:table-cell>
          <table:table-cell table:formula="of:=+AVERAGE([.KI33:.KM33])" office:value-type="float" office:value="1.48666666666667" calcext:value-type="float">
            <text:p>1.4866666667</text:p>
          </table:table-cell>
          <table:table-cell table:formula="of:=+AVERAGE([.KJ33:.KN33])" office:value-type="float" office:value="1.39333333333333" calcext:value-type="float">
            <text:p>1.3933333333</text:p>
          </table:table-cell>
          <table:table-cell table:formula="of:=+AVERAGE([.KK33:.KO33])" office:value-type="float" office:value="1.38" calcext:value-type="float">
            <text:p>1.38</text:p>
          </table:table-cell>
          <table:table-cell table:formula="of:=+AVERAGE([.KL33:.KP33])" office:value-type="float" office:value="1.33333333333333" calcext:value-type="float">
            <text:p>1.3333333333</text:p>
          </table:table-cell>
          <table:table-cell table:formula="of:=+AVERAGE([.KM33:.KQ33])" office:value-type="float" office:value="1.34" calcext:value-type="float">
            <text:p>1.34</text:p>
          </table:table-cell>
          <table:table-cell table:formula="of:=+AVERAGE([.KN33:.KR33])" office:value-type="float" office:value="1.36666666666667" calcext:value-type="float">
            <text:p>1.3666666667</text:p>
          </table:table-cell>
          <table:table-cell table:formula="of:=+AVERAGE([.KO33:.KS33])" office:value-type="float" office:value="1.42666666666667" calcext:value-type="float">
            <text:p>1.4266666667</text:p>
          </table:table-cell>
          <table:table-cell table:formula="of:=+AVERAGE([.KP33:.KT33])" office:value-type="float" office:value="1.45333333333333" calcext:value-type="float">
            <text:p>1.4533333333</text:p>
          </table:table-cell>
          <table:table-cell table:formula="of:=+AVERAGE([.KQ33:.KU33])" office:value-type="float" office:value="1.52666666666667" calcext:value-type="float">
            <text:p>1.5266666667</text:p>
          </table:table-cell>
          <table:table-cell table:formula="of:=+AVERAGE([.KR33:.KV33])" office:value-type="float" office:value="1.58666666666667" calcext:value-type="float">
            <text:p>1.5866666667</text:p>
          </table:table-cell>
          <table:table-cell table:formula="of:=+AVERAGE([.KS33:.KW33])" office:value-type="float" office:value="1.61333333333333" calcext:value-type="float">
            <text:p>1.6133333333</text:p>
          </table:table-cell>
          <table:table-cell table:formula="of:=+AVERAGE([.KT33:.KX33])" office:value-type="float" office:value="1.64" calcext:value-type="float">
            <text:p>1.64</text:p>
          </table:table-cell>
          <table:table-cell table:formula="of:=+AVERAGE([.KU33:.KY33])" office:value-type="float" office:value="1.70666666666667" calcext:value-type="float">
            <text:p>1.7066666667</text:p>
          </table:table-cell>
          <table:table-cell table:formula="of:=+AVERAGE([.KV33:.KZ33])" office:value-type="float" office:value="1.74666666666667" calcext:value-type="float">
            <text:p>1.7466666667</text:p>
          </table:table-cell>
          <table:table-cell table:formula="of:=+AVERAGE([.KW33:.LA33])" office:value-type="float" office:value="1.75333333333333" calcext:value-type="float">
            <text:p>1.7533333333</text:p>
          </table:table-cell>
          <table:table-cell table:formula="of:=+AVERAGE([.KX33:.LB33])" office:value-type="float" office:value="1.76666666666667" calcext:value-type="float">
            <text:p>1.7666666667</text:p>
          </table:table-cell>
          <table:table-cell table:formula="of:=+AVERAGE([.KY33:.LC33])" office:value-type="float" office:value="1.81333333333333" calcext:value-type="float">
            <text:p>1.8133333333</text:p>
          </table:table-cell>
          <table:table-cell table:formula="of:=+AVERAGE([.KZ33:.LD33])" office:value-type="float" office:value="1.80666666666667" calcext:value-type="float">
            <text:p>1.8066666667</text:p>
          </table:table-cell>
          <table:table-cell table:formula="of:=+AVERAGE([.LA33:.LE33])" office:value-type="float" office:value="1.83333333333333" calcext:value-type="float">
            <text:p>1.8333333333</text:p>
          </table:table-cell>
          <table:table-cell table:formula="of:=+AVERAGE([.LB33:.LF33])" office:value-type="float" office:value="1.87333333333333" calcext:value-type="float">
            <text:p>1.8733333333</text:p>
          </table:table-cell>
          <table:table-cell table:formula="of:=+AVERAGE([.LC33:.LG33])" office:value-type="float" office:value="1.88666666666667" calcext:value-type="float">
            <text:p>1.8866666667</text:p>
          </table:table-cell>
          <table:table-cell table:formula="of:=+AVERAGE([.LD33:.LH33])" office:value-type="float" office:value="1.84" calcext:value-type="float">
            <text:p>1.84</text:p>
          </table:table-cell>
          <table:table-cell table:formula="of:=+AVERAGE([.LE33:.LI33])" office:value-type="float" office:value="1.8" calcext:value-type="float">
            <text:p>1.8</text:p>
          </table:table-cell>
          <table:table-cell table:formula="of:=+AVERAGE([.LF33:.LJ33])" office:value-type="float" office:value="1.78" calcext:value-type="float">
            <text:p>1.78</text:p>
          </table:table-cell>
          <table:table-cell table:formula="of:=+AVERAGE([.LG33:.LK33])" office:value-type="float" office:value="1.76" calcext:value-type="float">
            <text:p>1.76</text:p>
          </table:table-cell>
          <table:table-cell table:formula="of:=+AVERAGE([.LH33:.LL33])" office:value-type="float" office:value="1.8" calcext:value-type="float">
            <text:p>1.8</text:p>
          </table:table-cell>
          <table:table-cell table:formula="of:=+AVERAGE([.LI33:.LM33])" office:value-type="float" office:value="1.82666666666667" calcext:value-type="float">
            <text:p>1.8266666667</text:p>
          </table:table-cell>
          <table:table-cell table:formula="of:=+AVERAGE([.LJ33:.LN33])" office:value-type="float" office:value="1.87333333333333" calcext:value-type="float">
            <text:p>1.8733333333</text:p>
          </table:table-cell>
          <table:table-cell table:formula="of:=+AVERAGE([.LK33:.LO33])" office:value-type="float" office:value="1.9" calcext:value-type="float">
            <text:p>1.9</text:p>
          </table:table-cell>
          <table:table-cell table:formula="of:=+AVERAGE([.LL33:.LP33])" office:value-type="float" office:value="1.9" calcext:value-type="float">
            <text:p>1.9</text:p>
          </table:table-cell>
          <table:table-cell table:formula="of:=+AVERAGE([.LM33:.LQ33])" office:value-type="float" office:value="1.93333333333333" calcext:value-type="float">
            <text:p>1.9333333333</text:p>
          </table:table-cell>
          <table:table-cell table:formula="of:=+AVERAGE([.LN33:.LR33])" office:value-type="float" office:value="1.98" calcext:value-type="float">
            <text:p>1.98</text:p>
          </table:table-cell>
          <table:table-cell table:formula="of:=+AVERAGE([.LO33:.LS33])" office:value-type="float" office:value="2.04" calcext:value-type="float">
            <text:p>2.04</text:p>
          </table:table-cell>
          <table:table-cell table:formula="of:=+AVERAGE([.LP33:.LT33])" office:value-type="float" office:value="2.04" calcext:value-type="float">
            <text:p>2.04</text:p>
          </table:table-cell>
          <table:table-cell table:formula="of:=+AVERAGE([.LQ33:.LU33])" office:value-type="float" office:value="2.08" calcext:value-type="float">
            <text:p>2.08</text:p>
          </table:table-cell>
          <table:table-cell table:formula="of:=+AVERAGE([.LR33:.LV33])" office:value-type="float" office:value="2.05333333333333" calcext:value-type="float">
            <text:p>2.0533333333</text:p>
          </table:table-cell>
          <table:table-cell table:formula="of:=+AVERAGE([.LS33:.LW33])" office:value-type="float" office:value="2.04" calcext:value-type="float">
            <text:p>2.04</text:p>
          </table:table-cell>
          <table:table-cell table:formula="of:=+AVERAGE([.LT33:.LX33])" office:value-type="float" office:value="2.04" calcext:value-type="float">
            <text:p>2.04</text:p>
          </table:table-cell>
          <table:table-cell table:formula="of:=+AVERAGE([.LU33:.LY33])" office:value-type="float" office:value="2.06" calcext:value-type="float">
            <text:p>2.06</text:p>
          </table:table-cell>
          <table:table-cell table:formula="of:=+AVERAGE([.LV33:.LZ33])" office:value-type="float" office:value="2.08666666666667" calcext:value-type="float">
            <text:p>2.0866666667</text:p>
          </table:table-cell>
          <table:table-cell table:formula="of:=+AVERAGE([.LW33:.MA33])" office:value-type="float" office:value="2.12" calcext:value-type="float">
            <text:p>2.12</text:p>
          </table:table-cell>
          <table:table-cell table:formula="of:=+AVERAGE([.LX33:.MB33])" office:value-type="float" office:value="2.10666666666667" calcext:value-type="float">
            <text:p>2.1066666667</text:p>
          </table:table-cell>
          <table:table-cell table:formula="of:=+AVERAGE([.LY33:.MC33])" office:value-type="float" office:value="2.07333333333333" calcext:value-type="float">
            <text:p>2.0733333333</text:p>
          </table:table-cell>
          <table:table-cell table:formula="of:=+AVERAGE([.LZ33:.MD33])" office:value-type="float" office:value="2.04666666666667" calcext:value-type="float">
            <text:p>2.0466666667</text:p>
          </table:table-cell>
          <table:table-cell table:formula="of:=+AVERAGE([.MA33:.ME33])" office:value-type="float" office:value="1.97333333333333" calcext:value-type="float">
            <text:p>1.9733333333</text:p>
          </table:table-cell>
          <table:table-cell table:formula="of:=+AVERAGE([.MB33:.MF33])" office:value-type="float" office:value="1.88" calcext:value-type="float">
            <text:p>1.88</text:p>
          </table:table-cell>
          <table:table-cell table:formula="of:=+AVERAGE([.MC33:.MG33])" office:value-type="float" office:value="1.83333333333333" calcext:value-type="float">
            <text:p>1.8333333333</text:p>
          </table:table-cell>
          <table:table-cell table:formula="of:=+AVERAGE([.MD33:.MH33])" office:value-type="float" office:value="1.76666666666667" calcext:value-type="float">
            <text:p>1.7666666667</text:p>
          </table:table-cell>
          <table:table-cell table:formula="of:=+AVERAGE([.ME33:.MI33])" office:value-type="float" office:value="1.72666666666667" calcext:value-type="float">
            <text:p>1.7266666667</text:p>
          </table:table-cell>
          <table:table-cell table:formula="of:=+AVERAGE([.MF33:.MJ33])" office:value-type="float" office:value="1.7" calcext:value-type="float">
            <text:p>1.7</text:p>
          </table:table-cell>
          <table:table-cell table:formula="of:=+AVERAGE([.MG33:.MK33])" office:value-type="float" office:value="1.73333333333333" calcext:value-type="float">
            <text:p>1.7333333333</text:p>
          </table:table-cell>
          <table:table-cell table:formula="of:=+AVERAGE([.MH33:.ML33])" office:value-type="float" office:value="1.7" calcext:value-type="float">
            <text:p>1.7</text:p>
          </table:table-cell>
          <table:table-cell table:formula="of:=+AVERAGE([.MI33:.MM33])" office:value-type="float" office:value="1.70666666666667" calcext:value-type="float">
            <text:p>1.7066666667</text:p>
          </table:table-cell>
          <table:table-cell table:formula="of:=+AVERAGE([.MJ33:.MN33])" office:value-type="float" office:value="1.69333333333333" calcext:value-type="float">
            <text:p>1.6933333333</text:p>
          </table:table-cell>
          <table:table-cell table:formula="of:=+AVERAGE([.MK33:.MO33])" office:value-type="float" office:value="1.66" calcext:value-type="float">
            <text:p>1.66</text:p>
          </table:table-cell>
          <table:table-cell table:formula="of:=+AVERAGE([.ML33:.MP33])" office:value-type="float" office:value="1.58" calcext:value-type="float">
            <text:p>1.58</text:p>
          </table:table-cell>
          <table:table-cell table:formula="of:=+AVERAGE([.MM33:.MQ33])" office:value-type="float" office:value="1.55333333333333" calcext:value-type="float">
            <text:p>1.5533333333</text:p>
          </table:table-cell>
          <table:table-cell table:formula="of:=+AVERAGE([.MN33:.MR33])" office:value-type="float" office:value="1.51333333333333" calcext:value-type="float">
            <text:p>1.5133333333</text:p>
          </table:table-cell>
          <table:table-cell table:formula="of:=+AVERAGE([.MO33:.MS33])" office:value-type="float" office:value="1.50666666666667" calcext:value-type="float">
            <text:p>1.5066666667</text:p>
          </table:table-cell>
          <table:table-cell table:formula="of:=+AVERAGE([.MP33:.MT33])" office:value-type="float" office:value="1.52666666666667" calcext:value-type="float">
            <text:p>1.5266666667</text:p>
          </table:table-cell>
          <table:table-cell table:formula="of:=+AVERAGE([.MQ33:.MU33])" office:value-type="float" office:value="1.53333333333333" calcext:value-type="float">
            <text:p>1.5333333333</text:p>
          </table:table-cell>
          <table:table-cell table:formula="of:=+AVERAGE([.MR33:.MV33])" office:value-type="float" office:value="1.54666666666667" calcext:value-type="float">
            <text:p>1.5466666667</text:p>
          </table:table-cell>
          <table:table-cell table:formula="of:=+AVERAGE([.MS33:.MW33])" office:value-type="float" office:value="1.58666666666667" calcext:value-type="float">
            <text:p>1.5866666667</text:p>
          </table:table-cell>
          <table:table-cell table:formula="of:=+AVERAGE([.MT33:.MX33])" office:value-type="float" office:value="1.57333333333333" calcext:value-type="float">
            <text:p>1.5733333333</text:p>
          </table:table-cell>
          <table:table-cell table:formula="of:=+AVERAGE([.MU33:.MY33])" office:value-type="float" office:value="1.58" calcext:value-type="float">
            <text:p>1.58</text:p>
          </table:table-cell>
          <table:table-cell table:formula="of:=+AVERAGE([.MV33:.MZ33])" office:value-type="float" office:value="1.62" calcext:value-type="float">
            <text:p>1.62</text:p>
          </table:table-cell>
          <table:table-cell table:formula="of:=+AVERAGE([.MW33:.NA33])" office:value-type="float" office:value="1.67333333333333" calcext:value-type="float">
            <text:p>1.6733333333</text:p>
          </table:table-cell>
          <table:table-cell table:formula="of:=+AVERAGE([.MX33:.NB33])" office:value-type="float" office:value="1.68666666666667" calcext:value-type="float">
            <text:p>1.6866666667</text:p>
          </table:table-cell>
          <table:table-cell table:formula="of:=+AVERAGE([.MY33:.NC33])" office:value-type="float" office:value="1.69333333333333" calcext:value-type="float">
            <text:p>1.6933333333</text:p>
          </table:table-cell>
          <table:table-cell table:formula="of:=+AVERAGE([.MZ33:.ND33])" office:value-type="float" office:value="1.69333333333333" calcext:value-type="float">
            <text:p>1.6933333333</text:p>
          </table:table-cell>
          <table:table-cell table:formula="of:=+AVERAGE([.NA33:.NE33])" office:value-type="float" office:value="1.70666666666667" calcext:value-type="float">
            <text:p>1.7066666667</text:p>
          </table:table-cell>
          <table:table-cell table:formula="of:=+AVERAGE([.NB33:.NF33])" office:value-type="float" office:value="1.68" calcext:value-type="float">
            <text:p>1.68</text:p>
          </table:table-cell>
          <table:table-cell table:formula="of:=+AVERAGE([.NC33:.NG33])" office:value-type="float" office:value="1.64666666666667" calcext:value-type="float">
            <text:p>1.6466666667</text:p>
          </table:table-cell>
          <table:table-cell table:formula="of:=+AVERAGE([.ND33:.NH33])" office:value-type="float" office:value="1.66666666666667" calcext:value-type="float">
            <text:p>1.6666666667</text:p>
          </table:table-cell>
          <table:table-cell table:formula="of:=+AVERAGE([.NE33:.NI33])" office:value-type="float" office:value="1.68666666666667" calcext:value-type="float">
            <text:p>1.6866666667</text:p>
          </table:table-cell>
          <table:table-cell table:formula="of:=+AVERAGE([.NF33:.NJ33])" office:value-type="float" office:value="1.7" calcext:value-type="float">
            <text:p>1.7</text:p>
          </table:table-cell>
          <table:table-cell table:formula="of:=+AVERAGE([.NG33:.NK33])" office:value-type="float" office:value="1.76" calcext:value-type="float">
            <text:p>1.76</text:p>
          </table:table-cell>
          <table:table-cell table:formula="of:=+AVERAGE([.NH33:.NL33])" office:value-type="float" office:value="1.82666666666667" calcext:value-type="float">
            <text:p>1.8266666667</text:p>
          </table:table-cell>
          <table:table-cell table:formula="of:=+AVERAGE([.NI33:.NM33])" office:value-type="float" office:value="1.85333333333333" calcext:value-type="float">
            <text:p>1.8533333333</text:p>
          </table:table-cell>
          <table:table-cell table:formula="of:=+AVERAGE([.NJ33:.NN33])" office:value-type="float" office:value="1.85333333333333" calcext:value-type="float">
            <text:p>1.8533333333</text:p>
          </table:table-cell>
          <table:table-cell table:formula="of:=+AVERAGE([.NK33:.NO33])" office:value-type="float" office:value="1.82666666666667" calcext:value-type="float">
            <text:p>1.8266666667</text:p>
          </table:table-cell>
          <table:table-cell table:formula="of:=+AVERAGE([.NL33:.NP33])" office:value-type="float" office:value="1.74666666666667" calcext:value-type="float">
            <text:p>1.7466666667</text:p>
          </table:table-cell>
          <table:table-cell table:formula="of:=+AVERAGE([.NM33:.NQ33])" office:value-type="float" office:value="1.66666666666667" calcext:value-type="float">
            <text:p>1.6666666667</text:p>
          </table:table-cell>
          <table:table-cell table:formula="of:=+AVERAGE([.NN33:.NR33])" office:value-type="float" office:value="1.58666666666667" calcext:value-type="float">
            <text:p>1.5866666667</text:p>
          </table:table-cell>
          <table:table-cell table:formula="of:=+AVERAGE([.NO33:.NS33])" office:value-type="float" office:value="1.48666666666667" calcext:value-type="float">
            <text:p>1.4866666667</text:p>
          </table:table-cell>
          <table:table-cell table:formula="of:=+AVERAGE([.NP33:.NT33])" office:value-type="float" office:value="1.38666666666667" calcext:value-type="float">
            <text:p>1.3866666667</text:p>
          </table:table-cell>
          <table:table-cell table:formula="of:=+AVERAGE([.NQ33:.NU33])" office:value-type="float" office:value="1.32666666666667" calcext:value-type="float">
            <text:p>1.3266666667</text:p>
          </table:table-cell>
          <table:table-cell table:formula="of:=+AVERAGE([.NR33:.NV33])" office:value-type="float" office:value="1.28666666666667" calcext:value-type="float">
            <text:p>1.2866666667</text:p>
          </table:table-cell>
          <table:table-cell table:formula="of:=+AVERAGE([.NS33:.NW33])" office:value-type="float" office:value="1.22666666666667" calcext:value-type="float">
            <text:p>1.2266666667</text:p>
          </table:table-cell>
          <table:table-cell table:formula="of:=+AVERAGE([.NT33:.NX33])" office:value-type="float" office:value="1.24" calcext:value-type="float">
            <text:p>1.24</text:p>
          </table:table-cell>
          <table:table-cell table:formula="of:=+AVERAGE([.NU33:.NY33])" office:value-type="float" office:value="1.26666666666667" calcext:value-type="float">
            <text:p>1.2666666667</text:p>
          </table:table-cell>
          <table:table-cell table:formula="of:=+AVERAGE([.NV33:.NZ33])" office:value-type="float" office:value="1.31333333333333" calcext:value-type="float">
            <text:p>1.3133333333</text:p>
          </table:table-cell>
          <table:table-cell table:formula="of:=+AVERAGE([.NW33:.OA33])" office:value-type="float" office:value="1.32666666666667" calcext:value-type="float">
            <text:p>1.3266666667</text:p>
          </table:table-cell>
          <table:table-cell table:formula="of:=+AVERAGE([.NX33:.OB33])" office:value-type="float" office:value="1.44666666666667" calcext:value-type="float">
            <text:p>1.4466666667</text:p>
          </table:table-cell>
          <table:table-cell table:formula="of:=+AVERAGE([.NY33:.OC33])" office:value-type="float" office:value="1.54666666666667" calcext:value-type="float">
            <text:p>1.5466666667</text:p>
          </table:table-cell>
          <table:table-cell table:formula="of:=+AVERAGE([.NZ33:.OD33])" office:value-type="float" office:value="1.66666666666667" calcext:value-type="float">
            <text:p>1.6666666667</text:p>
          </table:table-cell>
          <table:table-cell table:formula="of:=+AVERAGE([.OA33:.OE33])" office:value-type="float" office:value="1.75333333333333" calcext:value-type="float">
            <text:p>1.7533333333</text:p>
          </table:table-cell>
          <table:table-cell table:formula="of:=+AVERAGE([.OB33:.OF33])" office:value-type="float" office:value="1.9" calcext:value-type="float">
            <text:p>1.9</text:p>
          </table:table-cell>
          <table:table-cell table:formula="of:=+AVERAGE([.OC33:.OG33])" office:value-type="float" office:value="1.96" calcext:value-type="float">
            <text:p>1.96</text:p>
          </table:table-cell>
          <table:table-cell table:formula="of:=+AVERAGE([.OD33:.OH33])" office:value-type="float" office:value="1.98" calcext:value-type="float">
            <text:p>1.98</text:p>
          </table:table-cell>
          <table:table-cell table:formula="of:=+AVERAGE([.OE33:.OI33])" office:value-type="float" office:value="1.97333333333333" calcext:value-type="float">
            <text:p>1.9733333333</text:p>
          </table:table-cell>
          <table:table-cell table:formula="of:=+AVERAGE([.OF33:.OJ33])" office:value-type="float" office:value="1.98" calcext:value-type="float">
            <text:p>1.98</text:p>
          </table:table-cell>
          <table:table-cell table:formula="of:=+AVERAGE([.OG33:.OK33])" office:value-type="float" office:value="1.90666666666667" calcext:value-type="float">
            <text:p>1.9066666667</text:p>
          </table:table-cell>
          <table:table-cell table:formula="of:=+AVERAGE([.OH33:.OL33])" office:value-type="float" office:value="1.81333333333333" calcext:value-type="float">
            <text:p>1.8133333333</text:p>
          </table:table-cell>
          <table:table-cell table:formula="of:=+AVERAGE([.OI33:.OM33])" office:value-type="float" office:value="1.76666666666667" calcext:value-type="float">
            <text:p>1.7666666667</text:p>
          </table:table-cell>
          <table:table-cell table:formula="of:=+AVERAGE([.OJ33:.ON33])" office:value-type="float" office:value="1.72666666666667" calcext:value-type="float">
            <text:p>1.7266666667</text:p>
          </table:table-cell>
          <table:table-cell table:formula="of:=+AVERAGE([.OK33:.OO33])" office:value-type="float" office:value="1.7" calcext:value-type="float">
            <text:p>1.7</text:p>
          </table:table-cell>
          <table:table-cell table:formula="of:=+AVERAGE([.OL33:.OP33])" office:value-type="float" office:value="1.7" calcext:value-type="float">
            <text:p>1.7</text:p>
          </table:table-cell>
          <table:table-cell table:formula="of:=+AVERAGE([.OM33:.OQ33])" office:value-type="float" office:value="1.74" calcext:value-type="float">
            <text:p>1.74</text:p>
          </table:table-cell>
          <table:table-cell table:formula="of:=+AVERAGE([.ON33:.OR33])" office:value-type="float" office:value="1.72" calcext:value-type="float">
            <text:p>1.72</text:p>
          </table:table-cell>
          <table:table-cell table:formula="of:=+AVERAGE([.OO33:.OS33])" office:value-type="float" office:value="1.64666666666667" calcext:value-type="float">
            <text:p>1.6466666667</text:p>
          </table:table-cell>
          <table:table-cell table:formula="of:=+AVERAGE([.OP33:.OT33])" office:value-type="float" office:value="1.54" calcext:value-type="float">
            <text:p>1.54</text:p>
          </table:table-cell>
          <table:table-cell table:formula="of:=+AVERAGE([.OQ33:.OU33])" office:value-type="float" office:value="1.44666666666667" calcext:value-type="float">
            <text:p>1.4466666667</text:p>
          </table:table-cell>
          <table:table-cell table:formula="of:=+AVERAGE([.OR33:.OV33])" office:value-type="float" office:value="1.31333333333333" calcext:value-type="float">
            <text:p>1.3133333333</text:p>
          </table:table-cell>
          <table:table-cell table:formula="of:=+AVERAGE([.OS33:.OW33])" office:value-type="float" office:value="1.2" calcext:value-type="float">
            <text:p>1.2</text:p>
          </table:table-cell>
          <table:table-cell table:formula="of:=+AVERAGE([.OT33:.OX33])" office:value-type="float" office:value="1.14666666666667" calcext:value-type="float">
            <text:p>1.1466666667</text:p>
          </table:table-cell>
          <table:table-cell table:formula="of:=+AVERAGE([.OU33:.OY33])" office:value-type="float" office:value="1.16666666666667" calcext:value-type="float">
            <text:p>1.1666666667</text:p>
          </table:table-cell>
          <table:table-cell table:formula="of:=+AVERAGE([.OV33:.OZ33])" office:value-type="float" office:value="1.20666666666667" calcext:value-type="float">
            <text:p>1.2066666667</text:p>
          </table:table-cell>
          <table:table-cell table:formula="of:=+AVERAGE([.OW33:.PA33])" office:value-type="float" office:value="1.3" calcext:value-type="float">
            <text:p>1.3</text:p>
          </table:table-cell>
          <table:table-cell table:formula="of:=+AVERAGE([.OX33:.PB33])" office:value-type="float" office:value="1.40666666666667" calcext:value-type="float">
            <text:p>1.4066666667</text:p>
          </table:table-cell>
          <table:table-cell table:formula="of:=+AVERAGE([.OY33:.PC33])" office:value-type="float" office:value="1.49333333333333" calcext:value-type="float">
            <text:p>1.4933333333</text:p>
          </table:table-cell>
          <table:table-cell table:formula="of:=+AVERAGE([.OZ33:.PD33])" office:value-type="float" office:value="1.52666666666667" calcext:value-type="float">
            <text:p>1.5266666667</text:p>
          </table:table-cell>
          <table:table-cell table:formula="of:=+AVERAGE([.PA33:.PE33])" office:value-type="float" office:value="1.54666666666667" calcext:value-type="float">
            <text:p>1.5466666667</text:p>
          </table:table-cell>
          <table:table-cell table:formula="of:=+AVERAGE([.PB33:.PF33])" office:value-type="float" office:value="1.52" calcext:value-type="float">
            <text:p>1.52</text:p>
          </table:table-cell>
          <table:table-cell table:formula="of:=+AVERAGE([.PC33:.PG33])" office:value-type="float" office:value="1.49333333333333" calcext:value-type="float">
            <text:p>1.4933333333</text:p>
          </table:table-cell>
          <table:table-cell table:formula="of:=+AVERAGE([.PD33:.PH33])" office:value-type="float" office:value="1.42666666666667" calcext:value-type="float">
            <text:p>1.4266666667</text:p>
          </table:table-cell>
          <table:table-cell table:formula="of:=+AVERAGE([.PE33:.PI33])" office:value-type="float" office:value="1.36666666666667" calcext:value-type="float">
            <text:p>1.3666666667</text:p>
          </table:table-cell>
          <table:table-cell table:formula="of:=+AVERAGE([.PF33:.PJ33])" office:value-type="float" office:value="1.30666666666667" calcext:value-type="float">
            <text:p>1.3066666667</text:p>
          </table:table-cell>
          <table:table-cell table:formula="of:=+AVERAGE([.PG33:.PK33])" office:value-type="float" office:value="1.34666666666667" calcext:value-type="float">
            <text:p>1.3466666667</text:p>
          </table:table-cell>
          <table:table-cell table:formula="of:=+AVERAGE([.PH33:.PL33])" office:value-type="float" office:value="1.4" calcext:value-type="float">
            <text:p>1.4</text:p>
          </table:table-cell>
          <table:table-cell table:formula="of:=+AVERAGE([.PI33:.PM33])" office:value-type="float" office:value="1.48" calcext:value-type="float">
            <text:p>1.48</text:p>
          </table:table-cell>
          <table:table-cell table:formula="of:=+AVERAGE([.PJ33:.PN33])" office:value-type="float" office:value="1.54666666666667" calcext:value-type="float">
            <text:p>1.5466666667</text:p>
          </table:table-cell>
          <table:table-cell table:formula="of:=+AVERAGE([.PK33:.PO33])" office:value-type="float" office:value="1.62" calcext:value-type="float">
            <text:p>1.62</text:p>
          </table:table-cell>
          <table:table-cell table:formula="of:=+AVERAGE([.PL33:.PP33])" office:value-type="float" office:value="1.64666666666667" calcext:value-type="float">
            <text:p>1.6466666667</text:p>
          </table:table-cell>
          <table:table-cell table:formula="of:=+AVERAGE([.PM33:.PQ33])" office:value-type="float" office:value="1.68" calcext:value-type="float">
            <text:p>1.68</text:p>
          </table:table-cell>
          <table:table-cell table:formula="of:=+AVERAGE([.PN33:.PR33])" office:value-type="float" office:value="1.74" calcext:value-type="float">
            <text:p>1.74</text:p>
          </table:table-cell>
          <table:table-cell table:formula="of:=+AVERAGE([.PO33:.PS33])" office:value-type="float" office:value="1.76" calcext:value-type="float">
            <text:p>1.76</text:p>
          </table:table-cell>
          <table:table-cell table:formula="of:=+AVERAGE([.PP33:.PT33])" office:value-type="float" office:value="1.73333333333333" calcext:value-type="float">
            <text:p>1.7333333333</text:p>
          </table:table-cell>
          <table:table-cell table:formula="of:=+AVERAGE([.PQ33:.PU33])" office:value-type="float" office:value="1.66" calcext:value-type="float">
            <text:p>1.66</text:p>
          </table:table-cell>
          <table:table-cell table:formula="of:=+AVERAGE([.PR33:.PV33])" office:value-type="float" office:value="1.56" calcext:value-type="float">
            <text:p>1.56</text:p>
          </table:table-cell>
          <table:table-cell table:formula="of:=+AVERAGE([.PS33:.PW33])" office:value-type="float" office:value="1.50666666666667" calcext:value-type="float">
            <text:p>1.5066666667</text:p>
          </table:table-cell>
          <table:table-cell table:formula="of:=+AVERAGE([.PT33:.PX33])" office:value-type="float" office:value="1.47333333333333" calcext:value-type="float">
            <text:p>1.4733333333</text:p>
          </table:table-cell>
          <table:table-cell table:formula="of:=+AVERAGE([.PU33:.PY33])" office:value-type="float" office:value="1.50666666666667" calcext:value-type="float">
            <text:p>1.5066666667</text:p>
          </table:table-cell>
          <table:table-cell table:formula="of:=+AVERAGE([.PV33:.PZ33])" office:value-type="float" office:value="1.56666666666667" calcext:value-type="float">
            <text:p>1.5666666667</text:p>
          </table:table-cell>
          <table:table-cell table:formula="of:=+AVERAGE([.PW33:.QA33])" office:value-type="float" office:value="1.66" calcext:value-type="float">
            <text:p>1.66</text:p>
          </table:table-cell>
          <table:table-cell table:formula="of:=+AVERAGE([.PX33:.QB33])" office:value-type="float" office:value="1.67333333333333" calcext:value-type="float">
            <text:p>1.6733333333</text:p>
          </table:table-cell>
          <table:table-cell table:formula="of:=+AVERAGE([.PY33:.QC33])" office:value-type="float" office:value="1.68" calcext:value-type="float">
            <text:p>1.68</text:p>
          </table:table-cell>
          <table:table-cell table:formula="of:=+AVERAGE([.PZ33:.QD33])" office:value-type="float" office:value="1.64666666666667" calcext:value-type="float">
            <text:p>1.6466666667</text:p>
          </table:table-cell>
          <table:table-cell table:formula="of:=+AVERAGE([.QA33:.QE33])" office:value-type="float" office:value="1.60666666666667" calcext:value-type="float">
            <text:p>1.6066666667</text:p>
          </table:table-cell>
          <table:table-cell table:formula="of:=+AVERAGE([.QB33:.QF33])" office:value-type="float" office:value="1.55333333333333" calcext:value-type="float">
            <text:p>1.5533333333</text:p>
          </table:table-cell>
          <table:table-cell table:formula="of:=+AVERAGE([.QC33:.QG33])" office:value-type="float" office:value="1.54666666666667" calcext:value-type="float">
            <text:p>1.5466666667</text:p>
          </table:table-cell>
          <table:table-cell table:formula="of:=+AVERAGE([.QD33:.QH33])" office:value-type="float" office:value="1.57333333333333" calcext:value-type="float">
            <text:p>1.5733333333</text:p>
          </table:table-cell>
          <table:table-cell table:formula="of:=+AVERAGE([.QE33:.QI33])" office:value-type="float" office:value="1.61333333333333" calcext:value-type="float">
            <text:p>1.6133333333</text:p>
          </table:table-cell>
          <table:table-cell table:formula="of:=+AVERAGE([.QF33:.QJ33])" office:value-type="float" office:value="1.67333333333333" calcext:value-type="float">
            <text:p>1.6733333333</text:p>
          </table:table-cell>
          <table:table-cell table:formula="of:=+AVERAGE([.QG33:.QK33])" office:value-type="float" office:value="1.74666666666667" calcext:value-type="float">
            <text:p>1.7466666667</text:p>
          </table:table-cell>
          <table:table-cell table:formula="of:=+AVERAGE([.QH33:.QL33])" office:value-type="float" office:value="1.78666666666667" calcext:value-type="float">
            <text:p>1.7866666667</text:p>
          </table:table-cell>
          <table:table-cell table:formula="of:=+AVERAGE([.QI33:.QM33])" office:value-type="float" office:value="1.8" calcext:value-type="float">
            <text:p>1.8</text:p>
          </table:table-cell>
          <table:table-cell table:formula="of:=+AVERAGE([.QJ33:.QN33])" office:value-type="float" office:value="1.81333333333333" calcext:value-type="float">
            <text:p>1.8133333333</text:p>
          </table:table-cell>
          <table:table-cell table:formula="of:=+AVERAGE([.QK33:.QO33])" office:value-type="float" office:value="1.83333333333333" calcext:value-type="float">
            <text:p>1.8333333333</text:p>
          </table:table-cell>
          <table:table-cell table:formula="of:=+AVERAGE([.QL33:.QP33])" office:value-type="float" office:value="1.81333333333333" calcext:value-type="float">
            <text:p>1.8133333333</text:p>
          </table:table-cell>
          <table:table-cell table:formula="of:=+AVERAGE([.QM33:.QQ33])" office:value-type="float" office:value="1.79333333333333" calcext:value-type="float">
            <text:p>1.7933333333</text:p>
          </table:table-cell>
          <table:table-cell table:formula="of:=+AVERAGE([.QN33:.QR33])" office:value-type="float" office:value="1.78666666666667" calcext:value-type="float">
            <text:p>1.7866666667</text:p>
          </table:table-cell>
          <table:table-cell table:formula="of:=+AVERAGE([.QO33:.QS33])" office:value-type="float" office:value="1.77333333333333" calcext:value-type="float">
            <text:p>1.7733333333</text:p>
          </table:table-cell>
          <table:table-cell table:formula="of:=+AVERAGE([.QP33:.QT33])" office:value-type="float" office:value="1.72666666666667" calcext:value-type="float">
            <text:p>1.7266666667</text:p>
          </table:table-cell>
          <table:table-cell table:formula="of:=+AVERAGE([.QQ33:.QU33])" office:value-type="float" office:value="1.73333333333333" calcext:value-type="float">
            <text:p>1.7333333333</text:p>
          </table:table-cell>
          <table:table-cell table:formula="of:=+AVERAGE([.QR33:.QV33])" office:value-type="float" office:value="1.72666666666667" calcext:value-type="float">
            <text:p>1.7266666667</text:p>
          </table:table-cell>
          <table:table-cell table:formula="of:=+AVERAGE([.QS33:.QW33])" office:value-type="float" office:value="1.74" calcext:value-type="float">
            <text:p>1.74</text:p>
          </table:table-cell>
          <table:table-cell table:formula="of:=+AVERAGE([.QT33:.QX33])" office:value-type="float" office:value="1.74" calcext:value-type="float">
            <text:p>1.74</text:p>
          </table:table-cell>
          <table:table-cell table:formula="of:=+AVERAGE([.QU33:.QY33])" office:value-type="float" office:value="1.74" calcext:value-type="float">
            <text:p>1.74</text:p>
          </table:table-cell>
          <table:table-cell table:formula="of:=+AVERAGE([.QV33:.QZ33])" office:value-type="float" office:value="1.71333333333333" calcext:value-type="float">
            <text:p>1.7133333333</text:p>
          </table:table-cell>
          <table:table-cell table:formula="of:=+AVERAGE([.QW33:.RA33])" office:value-type="float" office:value="1.73333333333333" calcext:value-type="float">
            <text:p>1.7333333333</text:p>
          </table:table-cell>
          <table:table-cell table:formula="of:=+AVERAGE([.QX33:.RB33])" office:value-type="float" office:value="1.74666666666667" calcext:value-type="float">
            <text:p>1.7466666667</text:p>
          </table:table-cell>
          <table:table-cell table:formula="of:=+AVERAGE([.QY33:.RC33])" office:value-type="float" office:value="1.73333333333333" calcext:value-type="float">
            <text:p>1.7333333333</text:p>
          </table:table-cell>
          <table:table-cell table:formula="of:=+AVERAGE([.QZ33:.RD33])" office:value-type="float" office:value="1.71333333333333" calcext:value-type="float">
            <text:p>1.7133333333</text:p>
          </table:table-cell>
          <table:table-cell table:formula="of:=+AVERAGE([.RA33:.RE33])" office:value-type="float" office:value="1.63333333333333" calcext:value-type="float">
            <text:p>1.6333333333</text:p>
          </table:table-cell>
          <table:table-cell table:formula="of:=+AVERAGE([.RB33:.RF33])" office:value-type="float" office:value="1.54666666666667" calcext:value-type="float">
            <text:p>1.5466666667</text:p>
          </table:table-cell>
          <table:table-cell table:formula="of:=+AVERAGE([.RC33:.RG33])" office:value-type="float" office:value="1.42666666666667" calcext:value-type="float">
            <text:p>1.4266666667</text:p>
          </table:table-cell>
          <table:table-cell table:formula="of:=+AVERAGE([.RD33:.RH33])" office:value-type="float" office:value="1.4" calcext:value-type="float">
            <text:p>1.4</text:p>
          </table:table-cell>
          <table:table-cell table:formula="of:=+AVERAGE([.RE33:.RI33])" office:value-type="float" office:value="1.37333333333333" calcext:value-type="float">
            <text:p>1.3733333333</text:p>
          </table:table-cell>
          <table:table-cell table:formula="of:=+AVERAGE([.RF33:.RJ33])" office:value-type="float" office:value="1.38" calcext:value-type="float">
            <text:p>1.38</text:p>
          </table:table-cell>
          <table:table-cell table:formula="of:=+AVERAGE([.RG33:.RK33])" office:value-type="float" office:value="1.45333333333333" calcext:value-type="float">
            <text:p>1.4533333333</text:p>
          </table:table-cell>
          <table:table-cell table:formula="of:=+AVERAGE([.RH33:.RL33])" office:value-type="float" office:value="1.54" calcext:value-type="float">
            <text:p>1.54</text:p>
          </table:table-cell>
          <table:table-cell table:formula="of:=+AVERAGE([.RI33:.RM33])" office:value-type="float" office:value="1.56666666666667" calcext:value-type="float">
            <text:p>1.5666666667</text:p>
          </table:table-cell>
          <table:table-cell table:formula="of:=+AVERAGE([.RJ33:.RN33])" office:value-type="float" office:value="1.63333333333333" calcext:value-type="float">
            <text:p>1.6333333333</text:p>
          </table:table-cell>
          <table:table-cell table:formula="of:=+AVERAGE([.RK33:.RO33])" office:value-type="float" office:value="1.70666666666667" calcext:value-type="float">
            <text:p>1.7066666667</text:p>
          </table:table-cell>
          <table:table-cell table:formula="of:=+AVERAGE([.RL33:.RP33])" office:value-type="float" office:value="1.69333333333333" calcext:value-type="float">
            <text:p>1.6933333333</text:p>
          </table:table-cell>
          <table:table-cell table:formula="of:=+AVERAGE([.RM33:.RQ33])" office:value-type="float" office:value="1.68" calcext:value-type="float">
            <text:p>1.68</text:p>
          </table:table-cell>
          <table:table-cell table:formula="of:=+AVERAGE([.RN33:.RR33])" office:value-type="float" office:value="1.66666666666667" calcext:value-type="float">
            <text:p>1.6666666667</text:p>
          </table:table-cell>
          <table:table-cell table:formula="of:=+AVERAGE([.RO33:.RS33])" office:value-type="float" office:value="1.64" calcext:value-type="float">
            <text:p>1.64</text:p>
          </table:table-cell>
          <table:table-cell table:formula="of:=+AVERAGE([.RP33:.RT33])" office:value-type="float" office:value="1.64" calcext:value-type="float">
            <text:p>1.64</text:p>
          </table:table-cell>
          <table:table-cell table:formula="of:=+AVERAGE([.RQ33:.RU33])" office:value-type="float" office:value="1.62666666666667" calcext:value-type="float">
            <text:p>1.6266666667</text:p>
          </table:table-cell>
          <table:table-cell table:formula="of:=+AVERAGE([.RR33:.RV33])" office:value-type="float" office:value="1.64666666666667" calcext:value-type="float">
            <text:p>1.6466666667</text:p>
          </table:table-cell>
          <table:table-cell table:formula="of:=+AVERAGE([.RS33:.RW33])" office:value-type="float" office:value="1.65333333333333" calcext:value-type="float">
            <text:p>1.6533333333</text:p>
          </table:table-cell>
          <table:table-cell table:formula="of:=+AVERAGE([.RT33:.RX33])" office:value-type="float" office:value="1.60666666666667" calcext:value-type="float">
            <text:p>1.6066666667</text:p>
          </table:table-cell>
          <table:table-cell table:formula="of:=+AVERAGE([.RU33:.RY33])" office:value-type="float" office:value="1.56" calcext:value-type="float">
            <text:p>1.56</text:p>
          </table:table-cell>
          <table:table-cell table:formula="of:=+AVERAGE([.RV33:.RZ33])" office:value-type="float" office:value="1.55333333333333" calcext:value-type="float">
            <text:p>1.5533333333</text:p>
          </table:table-cell>
          <table:table-cell table:formula="of:=+AVERAGE([.RW33:.SA33])" office:value-type="float" office:value="1.56" calcext:value-type="float">
            <text:p>1.56</text:p>
          </table:table-cell>
          <table:table-cell table:formula="of:=+AVERAGE([.RX33:.SB33])" office:value-type="float" office:value="1.55333333333333" calcext:value-type="float">
            <text:p>1.5533333333</text:p>
          </table:table-cell>
          <table:table-cell table:formula="of:=+AVERAGE([.RY33:.SC33])" office:value-type="float" office:value="1.56666666666667" calcext:value-type="float">
            <text:p>1.5666666667</text:p>
          </table:table-cell>
          <table:table-cell table:formula="of:=+AVERAGE([.RZ33:.SD33])" office:value-type="float" office:value="1.58666666666667" calcext:value-type="float">
            <text:p>1.5866666667</text:p>
          </table:table-cell>
          <table:table-cell table:formula="of:=+AVERAGE([.SA33:.SE33])" office:value-type="float" office:value="1.62" calcext:value-type="float">
            <text:p>1.62</text:p>
          </table:table-cell>
          <table:table-cell table:formula="of:=+AVERAGE([.SB33:.SF33])" office:value-type="float" office:value="1.60666666666667" calcext:value-type="float">
            <text:p>1.6066666667</text:p>
          </table:table-cell>
          <table:table-cell table:formula="of:=+AVERAGE([.SC33:.SG33])" office:value-type="float" office:value="1.62666666666667" calcext:value-type="float">
            <text:p>1.6266666667</text:p>
          </table:table-cell>
          <table:table-cell table:formula="of:=+AVERAGE([.SD33:.SH33])" office:value-type="float" office:value="1.67333333333333" calcext:value-type="float">
            <text:p>1.6733333333</text:p>
          </table:table-cell>
          <table:table-cell table:formula="of:=+AVERAGE([.SE33:.SI33])" office:value-type="float" office:value="1.71333333333333" calcext:value-type="float">
            <text:p>1.7133333333</text:p>
          </table:table-cell>
          <table:table-cell table:formula="of:=+AVERAGE([.SF33:.SJ33])" office:value-type="float" office:value="1.77333333333333" calcext:value-type="float">
            <text:p>1.7733333333</text:p>
          </table:table-cell>
          <table:table-cell table:formula="of:=+AVERAGE([.SG33:.SK33])" office:value-type="float" office:value="1.81333333333333" calcext:value-type="float">
            <text:p>1.8133333333</text:p>
          </table:table-cell>
          <table:table-cell table:formula="of:=+AVERAGE([.SH33:.SL33])" office:value-type="float" office:value="1.84" calcext:value-type="float">
            <text:p>1.84</text:p>
          </table:table-cell>
          <table:table-cell table:formula="of:=+AVERAGE([.SI33:.SM33])" office:value-type="float" office:value="1.86666666666667" calcext:value-type="float">
            <text:p>1.8666666667</text:p>
          </table:table-cell>
          <table:table-cell table:formula="of:=+AVERAGE([.SJ33:.SN33])" office:value-type="float" office:value="1.88" calcext:value-type="float">
            <text:p>1.88</text:p>
          </table:table-cell>
          <table:table-cell table:formula="of:=+AVERAGE([.SK33:.SO33])" office:value-type="float" office:value="1.82666666666667" calcext:value-type="float">
            <text:p>1.8266666667</text:p>
          </table:table-cell>
          <table:table-cell table:formula="of:=+AVERAGE([.SL33:.SP33])" office:value-type="float" office:value="1.8" calcext:value-type="float">
            <text:p>1.8</text:p>
          </table:table-cell>
          <table:table-cell table:formula="of:=+AVERAGE([.SM33:.SQ33])" office:value-type="float" office:value="1.74" calcext:value-type="float">
            <text:p>1.74</text:p>
          </table:table-cell>
          <table:table-cell table:formula="of:=+AVERAGE([.SN33:.SR33])" office:value-type="float" office:value="1.66666666666667" calcext:value-type="float">
            <text:p>1.6666666667</text:p>
          </table:table-cell>
          <table:table-cell table:formula="of:=+AVERAGE([.SO33:.SS33])" office:value-type="float" office:value="1.56" calcext:value-type="float">
            <text:p>1.56</text:p>
          </table:table-cell>
          <table:table-cell table:formula="of:=+AVERAGE([.SP33:.ST33])" office:value-type="float" office:value="1.46666666666667" calcext:value-type="float">
            <text:p>1.4666666667</text:p>
          </table:table-cell>
          <table:table-cell table:formula="of:=+AVERAGE([.SQ33:.SU33])" office:value-type="float" office:value="1.39333333333333" calcext:value-type="float">
            <text:p>1.3933333333</text:p>
          </table:table-cell>
          <table:table-cell table:formula="of:=+AVERAGE([.SR33:.SV33])" office:value-type="float" office:value="1.34666666666667" calcext:value-type="float">
            <text:p>1.3466666667</text:p>
          </table:table-cell>
          <table:table-cell table:formula="of:=+AVERAGE([.SS33:.SW33])" office:value-type="float" office:value="1.34" calcext:value-type="float">
            <text:p>1.34</text:p>
          </table:table-cell>
          <table:table-cell table:formula="of:=+AVERAGE([.ST33:.SX33])" office:value-type="float" office:value="1.36" calcext:value-type="float">
            <text:p>1.36</text:p>
          </table:table-cell>
          <table:table-cell table:formula="of:=+AVERAGE([.SU33:.SY33])" office:value-type="float" office:value="1.38" calcext:value-type="float">
            <text:p>1.38</text:p>
          </table:table-cell>
          <table:table-cell table:formula="of:=+AVERAGE([.SV33:.SZ33])" office:value-type="float" office:value="1.41333333333333" calcext:value-type="float">
            <text:p>1.4133333333</text:p>
          </table:table-cell>
          <table:table-cell table:formula="of:=+AVERAGE([.SW33:.TA33])" office:value-type="float" office:value="1.46666666666667" calcext:value-type="float">
            <text:p>1.4666666667</text:p>
          </table:table-cell>
          <table:table-cell table:formula="of:=+AVERAGE([.SX33:.TB33])" office:value-type="float" office:value="1.5" calcext:value-type="float">
            <text:p>1.5</text:p>
          </table:table-cell>
          <table:table-cell table:formula="of:=+AVERAGE([.SY33:.TC33])" office:value-type="float" office:value="1.56" calcext:value-type="float">
            <text:p>1.56</text:p>
          </table:table-cell>
          <table:table-cell table:formula="of:=+AVERAGE([.SZ33:.TD33])" office:value-type="float" office:value="1.64666666666667" calcext:value-type="float">
            <text:p>1.6466666667</text:p>
          </table:table-cell>
          <table:table-cell table:formula="of:=+AVERAGE([.TA33:.TE33])" office:value-type="float" office:value="1.71333333333333" calcext:value-type="float">
            <text:p>1.7133333333</text:p>
          </table:table-cell>
          <table:table-cell table:formula="of:=+AVERAGE([.TB33:.TF33])" office:value-type="float" office:value="1.73333333333333" calcext:value-type="float">
            <text:p>1.7333333333</text:p>
          </table:table-cell>
          <table:table-cell table:formula="of:=+AVERAGE([.TC33:.TG33])" office:value-type="float" office:value="1.74" calcext:value-type="float">
            <text:p>1.74</text:p>
          </table:table-cell>
          <table:table-cell table:formula="of:=+AVERAGE([.TD33:.TH33])" office:value-type="float" office:value="1.73333333333333" calcext:value-type="float">
            <text:p>1.7333333333</text:p>
          </table:table-cell>
          <table:table-cell table:formula="of:=+AVERAGE([.TE33:.TI33])" office:value-type="float" office:value="1.70666666666667" calcext:value-type="float">
            <text:p>1.7066666667</text:p>
          </table:table-cell>
          <table:table-cell table:formula="of:=+AVERAGE([.TF33:.TJ33])" office:value-type="float" office:value="1.65333333333333" calcext:value-type="float">
            <text:p>1.6533333333</text:p>
          </table:table-cell>
          <table:table-cell table:formula="of:=+AVERAGE([.TG33:.TK33])" office:value-type="float" office:value="1.63333333333333" calcext:value-type="float">
            <text:p>1.6333333333</text:p>
          </table:table-cell>
          <table:table-cell table:formula="of:=+AVERAGE([.TH33:.TL33])" office:value-type="float" office:value="1.62" calcext:value-type="float">
            <text:p>1.62</text:p>
          </table:table-cell>
          <table:table-cell table:formula="of:=+AVERAGE([.TI33:.TM33])" office:value-type="float" office:value="1.63333333333333" calcext:value-type="float">
            <text:p>1.6333333333</text:p>
          </table:table-cell>
          <table:table-cell table:formula="of:=+AVERAGE([.TJ33:.TN33])" office:value-type="float" office:value="1.62666666666667" calcext:value-type="float">
            <text:p>1.6266666667</text:p>
          </table:table-cell>
          <table:table-cell table:formula="of:=+AVERAGE([.TK33:.TO33])" office:value-type="float" office:value="1.62666666666667" calcext:value-type="float">
            <text:p>1.6266666667</text:p>
          </table:table-cell>
          <table:table-cell table:formula="of:=+AVERAGE([.TL33:.TP33])" office:value-type="float" office:value="1.62" calcext:value-type="float">
            <text:p>1.62</text:p>
          </table:table-cell>
          <table:table-cell table:formula="of:=+AVERAGE([.TM33:.TQ33])" office:value-type="float" office:value="1.64" calcext:value-type="float">
            <text:p>1.64</text:p>
          </table:table-cell>
          <table:table-cell table:formula="of:=+AVERAGE([.TN33:.TR33])" office:value-type="float" office:value="1.62666666666667" calcext:value-type="float">
            <text:p>1.6266666667</text:p>
          </table:table-cell>
          <table:table-cell table:formula="of:=+AVERAGE([.TO33:.TS33])" office:value-type="float" office:value="1.61333333333333" calcext:value-type="float">
            <text:p>1.6133333333</text:p>
          </table:table-cell>
          <table:table-cell table:formula="of:=+AVERAGE([.TP33:.TT33])" office:value-type="float" office:value="1.56" calcext:value-type="float">
            <text:p>1.56</text:p>
          </table:table-cell>
          <table:table-cell table:formula="of:=+AVERAGE([.TQ33:.TU33])" office:value-type="float" office:value="1.52" calcext:value-type="float">
            <text:p>1.52</text:p>
          </table:table-cell>
          <table:table-cell table:formula="of:=+AVERAGE([.TR33:.TV33])" office:value-type="float" office:value="1.48666666666667" calcext:value-type="float">
            <text:p>1.4866666667</text:p>
          </table:table-cell>
          <table:table-cell table:formula="of:=+AVERAGE([.TS33:.TW33])" office:value-type="float" office:value="1.45333333333333" calcext:value-type="float">
            <text:p>1.4533333333</text:p>
          </table:table-cell>
          <table:table-cell table:formula="of:=+AVERAGE([.TT33:.TX33])" office:value-type="float" office:value="1.44666666666667" calcext:value-type="float">
            <text:p>1.4466666667</text:p>
          </table:table-cell>
          <table:table-cell table:formula="of:=+AVERAGE([.TU33:.TY33])" office:value-type="float" office:value="1.51333333333333" calcext:value-type="float">
            <text:p>1.5133333333</text:p>
          </table:table-cell>
          <table:table-cell table:formula="of:=+AVERAGE([.TV33:.TZ33])" office:value-type="float" office:value="1.54666666666667" calcext:value-type="float">
            <text:p>1.5466666667</text:p>
          </table:table-cell>
          <table:table-cell table:formula="of:=+AVERAGE([.TW33:.UA33])" office:value-type="float" office:value="1.55333333333333" calcext:value-type="float">
            <text:p>1.5533333333</text:p>
          </table:table-cell>
          <table:table-cell table:formula="of:=+AVERAGE([.TX33:.UB33])" office:value-type="float" office:value="1.54666666666667" calcext:value-type="float">
            <text:p>1.5466666667</text:p>
          </table:table-cell>
          <table:table-cell table:formula="of:=+AVERAGE([.TY33:.UC33])" office:value-type="float" office:value="1.50666666666667" calcext:value-type="float">
            <text:p>1.5066666667</text:p>
          </table:table-cell>
          <table:table-cell table:formula="of:=+AVERAGE([.TZ33:.UD33])" office:value-type="float" office:value="1.48666666666667" calcext:value-type="float">
            <text:p>1.4866666667</text:p>
          </table:table-cell>
          <table:table-cell table:formula="of:=+AVERAGE([.UA33:.UE33])" office:value-type="float" office:value="1.51333333333333" calcext:value-type="float">
            <text:p>1.5133333333</text:p>
          </table:table-cell>
          <table:table-cell table:formula="of:=+AVERAGE([.UB33:.UF33])" office:value-type="float" office:value="1.48666666666667" calcext:value-type="float">
            <text:p>1.4866666667</text:p>
          </table:table-cell>
          <table:table-cell table:formula="of:=+AVERAGE([.UC33:.UG33])" office:value-type="float" office:value="1.45333333333333" calcext:value-type="float">
            <text:p>1.4533333333</text:p>
          </table:table-cell>
          <table:table-cell table:formula="of:=+AVERAGE([.UD33:.UH33])" office:value-type="float" office:value="1.42666666666667" calcext:value-type="float">
            <text:p>1.4266666667</text:p>
          </table:table-cell>
          <table:table-cell table:formula="of:=+AVERAGE([.UE33:.UI33])" office:value-type="float" office:value="1.34666666666667" calcext:value-type="float">
            <text:p>1.3466666667</text:p>
          </table:table-cell>
          <table:table-cell table:formula="of:=+AVERAGE([.UF33:.UJ33])" office:value-type="float" office:value="1.21333333333333" calcext:value-type="float">
            <text:p>1.2133333333</text:p>
          </table:table-cell>
          <table:table-cell table:formula="of:=+AVERAGE([.UG33:.UK33])" office:value-type="float" office:value="1.14" calcext:value-type="float">
            <text:p>1.14</text:p>
          </table:table-cell>
          <table:table-cell table:formula="of:=+AVERAGE([.UH33:.UL33])" office:value-type="float" office:value="1.12666666666667" calcext:value-type="float">
            <text:p>1.1266666667</text:p>
          </table:table-cell>
          <table:table-cell table:formula="of:=+AVERAGE([.UI33:.UM33])" office:value-type="float" office:value="1.13333333333333" calcext:value-type="float">
            <text:p>1.1333333333</text:p>
          </table:table-cell>
          <table:table-cell table:formula="of:=+AVERAGE([.UJ33:.UN33])" office:value-type="float" office:value="1.16" calcext:value-type="float">
            <text:p>1.16</text:p>
          </table:table-cell>
          <table:table-cell table:formula="of:=+AVERAGE([.UK33:.UO33])" office:value-type="float" office:value="1.24" calcext:value-type="float">
            <text:p>1.24</text:p>
          </table:table-cell>
          <table:table-cell table:formula="of:=+AVERAGE([.UL33:.UP33])" office:value-type="float" office:value="1.28" calcext:value-type="float">
            <text:p>1.28</text:p>
          </table:table-cell>
          <table:table-cell table:formula="of:=+AVERAGE([.UM33:.UQ33])" office:value-type="float" office:value="1.28" calcext:value-type="float">
            <text:p>1.28</text:p>
          </table:table-cell>
          <table:table-cell table:formula="of:=+AVERAGE([.UN33:.UR33])" office:value-type="float" office:value="1.30666666666667" calcext:value-type="float">
            <text:p>1.3066666667</text:p>
          </table:table-cell>
          <table:table-cell table:formula="of:=+AVERAGE([.UO33:.US33])" office:value-type="float" office:value="1.38666666666667" calcext:value-type="float">
            <text:p>1.3866666667</text:p>
          </table:table-cell>
          <table:table-cell table:formula="of:=+AVERAGE([.UP33:.UT33])" office:value-type="float" office:value="1.44666666666667" calcext:value-type="float">
            <text:p>1.4466666667</text:p>
          </table:table-cell>
          <table:table-cell table:formula="of:=+AVERAGE([.UQ33:.UU33])" office:value-type="float" office:value="1.49333333333333" calcext:value-type="float">
            <text:p>1.4933333333</text:p>
          </table:table-cell>
          <table:table-cell table:formula="of:=+AVERAGE([.UR33:.UV33])" office:value-type="float" office:value="1.55333333333333" calcext:value-type="float">
            <text:p>1.5533333333</text:p>
          </table:table-cell>
          <table:table-cell table:formula="of:=+AVERAGE([.US33:.UW33])" office:value-type="float" office:value="1.58666666666667" calcext:value-type="float">
            <text:p>1.5866666667</text:p>
          </table:table-cell>
          <table:table-cell table:formula="of:=+AVERAGE([.UT33:.UX33])" office:value-type="float" office:value="1.54666666666667" calcext:value-type="float">
            <text:p>1.5466666667</text:p>
          </table:table-cell>
          <table:table-cell table:formula="of:=+AVERAGE([.UU33:.UY33])" office:value-type="float" office:value="1.51333333333333" calcext:value-type="float">
            <text:p>1.5133333333</text:p>
          </table:table-cell>
          <table:table-cell table:formula="of:=+AVERAGE([.UV33:.UZ33])" office:value-type="float" office:value="1.52" calcext:value-type="float">
            <text:p>1.52</text:p>
          </table:table-cell>
          <table:table-cell table:formula="of:=+AVERAGE([.UW33:.VA33])" office:value-type="float" office:value="1.51333333333333" calcext:value-type="float">
            <text:p>1.5133333333</text:p>
          </table:table-cell>
          <table:table-cell table:formula="of:=+AVERAGE([.UX33:.VB33])" office:value-type="float" office:value="1.47333333333333" calcext:value-type="float">
            <text:p>1.4733333333</text:p>
          </table:table-cell>
          <table:table-cell table:formula="of:=+AVERAGE([.UY33:.VC33])" office:value-type="float" office:value="1.45333333333333" calcext:value-type="float">
            <text:p>1.4533333333</text:p>
          </table:table-cell>
          <table:table-cell table:formula="of:=+AVERAGE([.UZ33:.VD33])" office:value-type="float" office:value="1.43333333333333" calcext:value-type="float">
            <text:p>1.4333333333</text:p>
          </table:table-cell>
          <table:table-cell table:formula="of:=+AVERAGE([.VA33:.VE33])" office:value-type="float" office:value="1.42" calcext:value-type="float">
            <text:p>1.42</text:p>
          </table:table-cell>
          <table:table-cell table:formula="of:=+AVERAGE([.VB33:.VF33])" office:value-type="float" office:value="1.42666666666667" calcext:value-type="float">
            <text:p>1.4266666667</text:p>
          </table:table-cell>
          <table:table-cell table:formula="of:=+AVERAGE([.VC33:.VG33])" office:value-type="float" office:value="1.45333333333333" calcext:value-type="float">
            <text:p>1.4533333333</text:p>
          </table:table-cell>
          <table:table-cell table:formula="of:=+AVERAGE([.VD33:.VH33])" office:value-type="float" office:value="1.47333333333333" calcext:value-type="float">
            <text:p>1.4733333333</text:p>
          </table:table-cell>
          <table:table-cell table:formula="of:=+AVERAGE([.VE33:.VI33])" office:value-type="float" office:value="1.52" calcext:value-type="float">
            <text:p>1.52</text:p>
          </table:table-cell>
          <table:table-cell table:formula="of:=+AVERAGE([.VF33:.VJ33])" office:value-type="float" office:value="1.54666666666667" calcext:value-type="float">
            <text:p>1.5466666667</text:p>
          </table:table-cell>
          <table:table-cell table:formula="of:=+AVERAGE([.VG33:.VK33])" office:value-type="float" office:value="1.56" calcext:value-type="float">
            <text:p>1.56</text:p>
          </table:table-cell>
          <table:table-cell table:formula="of:=+AVERAGE([.VH33:.VL33])" office:value-type="float" office:value="1.55333333333333" calcext:value-type="float">
            <text:p>1.5533333333</text:p>
          </table:table-cell>
          <table:table-cell table:formula="of:=+AVERAGE([.VI33:.VM33])" office:value-type="float" office:value="1.56" calcext:value-type="float">
            <text:p>1.56</text:p>
          </table:table-cell>
          <table:table-cell table:formula="of:=+AVERAGE([.VJ33:.VN33])" office:value-type="float" office:value="1.54" calcext:value-type="float">
            <text:p>1.54</text:p>
          </table:table-cell>
          <table:table-cell table:formula="of:=+AVERAGE([.VK33:.VO33])" office:value-type="float" office:value="1.52666666666667" calcext:value-type="float">
            <text:p>1.5266666667</text:p>
          </table:table-cell>
          <table:table-cell table:formula="of:=+AVERAGE([.VL33:.VP33])" office:value-type="float" office:value="1.49333333333333" calcext:value-type="float">
            <text:p>1.4933333333</text:p>
          </table:table-cell>
          <table:table-cell table:formula="of:=+AVERAGE([.VM33:.VQ33])" office:value-type="float" office:value="1.48" calcext:value-type="float">
            <text:p>1.48</text:p>
          </table:table-cell>
          <table:table-cell table:formula="of:=+AVERAGE([.VN33:.VR33])" office:value-type="float" office:value="1.42666666666667" calcext:value-type="float">
            <text:p>1.4266666667</text:p>
          </table:table-cell>
          <table:table-cell table:formula="of:=+AVERAGE([.VO33:.VS33])" office:value-type="float" office:value="1.37333333333333" calcext:value-type="float">
            <text:p>1.3733333333</text:p>
          </table:table-cell>
          <table:table-cell table:formula="of:=+AVERAGE([.VP33:.VT33])" office:value-type="float" office:value="1.32666666666667" calcext:value-type="float">
            <text:p>1.3266666667</text:p>
          </table:table-cell>
          <table:table-cell table:formula="of:=+AVERAGE([.VQ33:.VU33])" office:value-type="float" office:value="1.26666666666667" calcext:value-type="float">
            <text:p>1.2666666667</text:p>
          </table:table-cell>
          <table:table-cell table:formula="of:=+AVERAGE([.VR33:.VV33])" office:value-type="float" office:value="1.25333333333333" calcext:value-type="float">
            <text:p>1.2533333333</text:p>
          </table:table-cell>
          <table:table-cell table:formula="of:=+AVERAGE([.VS33:.VW33])" office:value-type="float" office:value="1.23333333333333" calcext:value-type="float">
            <text:p>1.2333333333</text:p>
          </table:table-cell>
          <table:table-cell table:formula="of:=+AVERAGE([.VT33:.VX33])" office:value-type="float" office:value="1.23333333333333" calcext:value-type="float">
            <text:p>1.2333333333</text:p>
          </table:table-cell>
          <table:table-cell table:formula="of:=+AVERAGE([.VU33:.VY33])" office:value-type="float" office:value="1.27333333333333" calcext:value-type="float">
            <text:p>1.2733333333</text:p>
          </table:table-cell>
          <table:table-cell table:formula="of:=+AVERAGE([.VV33:.VZ33])" office:value-type="float" office:value="1.34" calcext:value-type="float">
            <text:p>1.34</text:p>
          </table:table-cell>
          <table:table-cell table:formula="of:=+AVERAGE([.VW33:.WA33])" office:value-type="float" office:value="1.36666666666667" calcext:value-type="float">
            <text:p>1.3666666667</text:p>
          </table:table-cell>
          <table:table-cell table:formula="of:=+AVERAGE([.VX33:.WB33])" office:value-type="float" office:value="1.42666666666667" calcext:value-type="float">
            <text:p>1.4266666667</text:p>
          </table:table-cell>
          <table:table-cell table:formula="of:=+AVERAGE([.VY33:.WC33])" office:value-type="float" office:value="1.44666666666667" calcext:value-type="float">
            <text:p>1.4466666667</text:p>
          </table:table-cell>
          <table:table-cell table:formula="of:=+AVERAGE([.VZ33:.WD33])" office:value-type="float" office:value="1.42" calcext:value-type="float">
            <text:p>1.42</text:p>
          </table:table-cell>
          <table:table-cell table:formula="of:=+AVERAGE([.WA33:.WE33])" office:value-type="float" office:value="1.36666666666667" calcext:value-type="float">
            <text:p>1.3666666667</text:p>
          </table:table-cell>
          <table:table-cell table:formula="of:=+AVERAGE([.WB33:.WF33])" office:value-type="float" office:value="1.28666666666667" calcext:value-type="float">
            <text:p>1.2866666667</text:p>
          </table:table-cell>
          <table:table-cell table:formula="of:=+AVERAGE([.WC33:.WG33])" office:value-type="float" office:value="1.22" calcext:value-type="float">
            <text:p>1.22</text:p>
          </table:table-cell>
          <table:table-cell table:formula="of:=+AVERAGE([.WD33:.WH33])" office:value-type="float" office:value="1.16666666666667" calcext:value-type="float">
            <text:p>1.1666666667</text:p>
          </table:table-cell>
          <table:table-cell table:formula="of:=+AVERAGE([.WE33:.WI33])" office:value-type="float" office:value="1.14666666666667" calcext:value-type="float">
            <text:p>1.1466666667</text:p>
          </table:table-cell>
          <table:table-cell table:formula="of:=+AVERAGE([.WF33:.WJ33])" office:value-type="float" office:value="1.11333333333333" calcext:value-type="float">
            <text:p>1.1133333333</text:p>
          </table:table-cell>
          <table:table-cell table:formula="of:=+AVERAGE([.WG33:.WK33])" office:value-type="float" office:value="1.14" calcext:value-type="float">
            <text:p>1.14</text:p>
          </table:table-cell>
          <table:table-cell table:formula="of:=+AVERAGE([.WH33:.WL33])" office:value-type="float" office:value="1.17333333333333" calcext:value-type="float">
            <text:p>1.1733333333</text:p>
          </table:table-cell>
          <table:table-cell table:formula="of:=+AVERAGE([.WI33:.WM33])" office:value-type="float" office:value="1.23333333333333" calcext:value-type="float">
            <text:p>1.2333333333</text:p>
          </table:table-cell>
          <table:table-cell table:formula="of:=+AVERAGE([.WJ33:.WN33])" office:value-type="float" office:value="1.26666666666667" calcext:value-type="float">
            <text:p>1.2666666667</text:p>
          </table:table-cell>
          <table:table-cell table:formula="of:=+AVERAGE([.WK33:.WO33])" office:value-type="float" office:value="1.34" calcext:value-type="float">
            <text:p>1.34</text:p>
          </table:table-cell>
          <table:table-cell table:formula="of:=+AVERAGE([.WL33:.WP33])" office:value-type="float" office:value="1.4" calcext:value-type="float">
            <text:p>1.4</text:p>
          </table:table-cell>
          <table:table-cell table:formula="of:=+AVERAGE([.WM33:.WQ33])" office:value-type="float" office:value="1.42666666666667" calcext:value-type="float">
            <text:p>1.4266666667</text:p>
          </table:table-cell>
          <table:table-cell table:formula="of:=+AVERAGE([.WN33:.WR33])" office:value-type="float" office:value="1.44" calcext:value-type="float">
            <text:p>1.44</text:p>
          </table:table-cell>
          <table:table-cell table:formula="of:=+AVERAGE([.WO33:.WS33])" office:value-type="float" office:value="1.48" calcext:value-type="float">
            <text:p>1.48</text:p>
          </table:table-cell>
          <table:table-cell table:formula="of:=+AVERAGE([.WP33:.WT33])" office:value-type="float" office:value="1.52666666666667" calcext:value-type="float">
            <text:p>1.5266666667</text:p>
          </table:table-cell>
          <table:table-cell table:formula="of:=+AVERAGE([.WQ33:.WU33])" office:value-type="float" office:value="1.55333333333333" calcext:value-type="float">
            <text:p>1.5533333333</text:p>
          </table:table-cell>
          <table:table-cell table:formula="of:=+AVERAGE([.WR33:.WV33])" office:value-type="float" office:value="1.60666666666667" calcext:value-type="float">
            <text:p>1.6066666667</text:p>
          </table:table-cell>
          <table:table-cell table:formula="of:=+AVERAGE([.WS33:.WW33])" office:value-type="float" office:value="1.63333333333333" calcext:value-type="float">
            <text:p>1.6333333333</text:p>
          </table:table-cell>
          <table:table-cell table:formula="of:=+AVERAGE([.WT33:.WX33])" office:value-type="float" office:value="1.64" calcext:value-type="float">
            <text:p>1.64</text:p>
          </table:table-cell>
          <table:table-cell table:formula="of:=+AVERAGE([.WU33:.WY33])" office:value-type="float" office:value="1.60666666666667" calcext:value-type="float">
            <text:p>1.6066666667</text:p>
          </table:table-cell>
          <table:table-cell table:formula="of:=+AVERAGE([.WV33:.WZ33])" office:value-type="float" office:value="1.59333333333333" calcext:value-type="float">
            <text:p>1.5933333333</text:p>
          </table:table-cell>
          <table:table-cell table:formula="of:=+AVERAGE([.WW33:.XA33])" office:value-type="float" office:value="1.58" calcext:value-type="float">
            <text:p>1.58</text:p>
          </table:table-cell>
          <table:table-cell table:formula="of:=+AVERAGE([.WX33:.XB33])" office:value-type="float" office:value="1.59333333333333" calcext:value-type="float">
            <text:p>1.5933333333</text:p>
          </table:table-cell>
          <table:table-cell table:formula="of:=+AVERAGE([.WY33:.XC33])" office:value-type="float" office:value="1.55333333333333" calcext:value-type="float">
            <text:p>1.5533333333</text:p>
          </table:table-cell>
          <table:table-cell table:formula="of:=+AVERAGE([.WZ33:.XD33])" office:value-type="float" office:value="1.53333333333333" calcext:value-type="float">
            <text:p>1.5333333333</text:p>
          </table:table-cell>
          <table:table-cell table:formula="of:=+AVERAGE([.XA33:.XE33])" office:value-type="float" office:value="1.47333333333333" calcext:value-type="float">
            <text:p>1.4733333333</text:p>
          </table:table-cell>
          <table:table-cell table:formula="of:=+AVERAGE([.XB33:.XF33])" office:value-type="float" office:value="1.37333333333333" calcext:value-type="float">
            <text:p>1.3733333333</text:p>
          </table:table-cell>
          <table:table-cell table:formula="of:=+AVERAGE([.XC33:.XG33])" office:value-type="float" office:value="1.26666666666667" calcext:value-type="float">
            <text:p>1.2666666667</text:p>
          </table:table-cell>
          <table:table-cell table:formula="of:=+AVERAGE([.XD33:.XH33])" office:value-type="float" office:value="1.2" calcext:value-type="float">
            <text:p>1.2</text:p>
          </table:table-cell>
          <table:table-cell table:formula="of:=+AVERAGE([.XE33:.XI33])" office:value-type="float" office:value="1.14" calcext:value-type="float">
            <text:p>1.14</text:p>
          </table:table-cell>
          <table:table-cell table:formula="of:=+AVERAGE([.XF33:.XJ33])" office:value-type="float" office:value="1.12666666666667" calcext:value-type="float">
            <text:p>1.1266666667</text:p>
          </table:table-cell>
          <table:table-cell table:formula="of:=+AVERAGE([.XG33:.XK33])" office:value-type="float" office:value="1.14" calcext:value-type="float">
            <text:p>1.14</text:p>
          </table:table-cell>
          <table:table-cell table:formula="of:=+AVERAGE([.XH33:.XL33])" office:value-type="float" office:value="1.13333333333333" calcext:value-type="float">
            <text:p>1.1333333333</text:p>
          </table:table-cell>
          <table:table-cell table:formula="of:=+AVERAGE([.XI33:.XM33])" office:value-type="float" office:value="1.13333333333333" calcext:value-type="float">
            <text:p>1.1333333333</text:p>
          </table:table-cell>
          <table:table-cell table:formula="of:=+AVERAGE([.XJ33:.XN33])" office:value-type="float" office:value="1.12666666666667" calcext:value-type="float">
            <text:p>1.1266666667</text:p>
          </table:table-cell>
          <table:table-cell table:formula="of:=+AVERAGE([.XK33:.XO33])" office:value-type="float" office:value="1.09333333333333" calcext:value-type="float">
            <text:p>1.0933333333</text:p>
          </table:table-cell>
          <table:table-cell table:formula="of:=+AVERAGE([.XL33:.XP33])" office:value-type="float" office:value="1.07333333333333" calcext:value-type="float">
            <text:p>1.0733333333</text:p>
          </table:table-cell>
          <table:table-cell table:formula="of:=+AVERAGE([.XM33:.XQ33])" office:value-type="float" office:value="1.04666666666667" calcext:value-type="float">
            <text:p>1.0466666667</text:p>
          </table:table-cell>
          <table:table-cell table:formula="of:=+AVERAGE([.XN33:.XR33])" office:value-type="float" office:value="0.98" calcext:value-type="float">
            <text:p>0.98</text:p>
          </table:table-cell>
          <table:table-cell table:formula="of:=+AVERAGE([.XO33:.XS33])" office:value-type="float" office:value="0.926666666666667" calcext:value-type="float">
            <text:p>0.9266666667</text:p>
          </table:table-cell>
          <table:table-cell table:formula="of:=+AVERAGE([.XP33:.XT33])" office:value-type="float" office:value="0.88" calcext:value-type="float">
            <text:p>0.88</text:p>
          </table:table-cell>
          <table:table-cell table:formula="of:=+AVERAGE([.XQ33:.XU33])" office:value-type="float" office:value="0.84" calcext:value-type="float">
            <text:p>0.84</text:p>
          </table:table-cell>
          <table:table-cell table:formula="of:=+AVERAGE([.XR33:.XV33])" office:value-type="float" office:value="0.84" calcext:value-type="float">
            <text:p>0.84</text:p>
          </table:table-cell>
          <table:table-cell table:formula="of:=+AVERAGE([.XS33:.XW33])" office:value-type="float" office:value="0.873333333333333" calcext:value-type="float">
            <text:p>0.8733333333</text:p>
          </table:table-cell>
          <table:table-cell table:formula="of:=+AVERAGE([.XT33:.XX33])" office:value-type="float" office:value="0.88" calcext:value-type="float">
            <text:p>0.88</text:p>
          </table:table-cell>
          <table:table-cell table:formula="of:=+AVERAGE([.XU33:.XY33])" office:value-type="float" office:value="0.906666666666667" calcext:value-type="float">
            <text:p>0.9066666667</text:p>
          </table:table-cell>
          <table:table-cell table:formula="of:=+AVERAGE([.XV33:.XZ33])" office:value-type="float" office:value="0.906666666666667" calcext:value-type="float">
            <text:p>0.9066666667</text:p>
          </table:table-cell>
          <table:table-cell table:formula="of:=+AVERAGE([.XW33:.YA33])" office:value-type="float" office:value="0.84" calcext:value-type="float">
            <text:p>0.84</text:p>
          </table:table-cell>
          <table:table-cell table:formula="of:=+AVERAGE([.XX33:.YB33])" office:value-type="float" office:value="0.813333333333333" calcext:value-type="float">
            <text:p>0.8133333333</text:p>
          </table:table-cell>
          <table:table-cell table:formula="of:=+AVERAGE([.XY33:.YC33])" office:value-type="float" office:value="0.853333333333333" calcext:value-type="float">
            <text:p>0.8533333333</text:p>
          </table:table-cell>
          <table:table-cell table:formula="of:=+AVERAGE([.XZ33:.YD33])" office:value-type="float" office:value="0.873333333333333" calcext:value-type="float">
            <text:p>0.8733333333</text:p>
          </table:table-cell>
          <table:table-cell table:formula="of:=+AVERAGE([.YA33:.YE33])" office:value-type="float" office:value="0.9" calcext:value-type="float">
            <text:p>0.9</text:p>
          </table:table-cell>
          <table:table-cell table:formula="of:=+AVERAGE([.YB33:.YF33])" office:value-type="float" office:value="0.993333333333333" calcext:value-type="float">
            <text:p>0.9933333333</text:p>
          </table:table-cell>
          <table:table-cell table:formula="of:=+AVERAGE([.YC33:.YG33])" office:value-type="float" office:value="1.07333333333333" calcext:value-type="float">
            <text:p>1.0733333333</text:p>
          </table:table-cell>
          <table:table-cell table:formula="of:=+AVERAGE([.YD33:.YH33])" office:value-type="float" office:value="1.08666666666667" calcext:value-type="float">
            <text:p>1.0866666667</text:p>
          </table:table-cell>
          <table:table-cell table:formula="of:=+AVERAGE([.YE33:.YI33])" office:value-type="float" office:value="1.10666666666667" calcext:value-type="float">
            <text:p>1.1066666667</text:p>
          </table:table-cell>
          <table:table-cell table:formula="of:=+AVERAGE([.YF33:.YJ33])" office:value-type="float" office:value="1.11333333333333" calcext:value-type="float">
            <text:p>1.1133333333</text:p>
          </table:table-cell>
          <table:table-cell table:formula="of:=+AVERAGE([.YG33:.YK33])" office:value-type="float" office:value="1.09333333333333" calcext:value-type="float">
            <text:p>1.0933333333</text:p>
          </table:table-cell>
          <table:table-cell table:formula="of:=+AVERAGE([.YH33:.YL33])" office:value-type="float" office:value="1.08666666666667" calcext:value-type="float">
            <text:p>1.0866666667</text:p>
          </table:table-cell>
          <table:table-cell table:formula="of:=+AVERAGE([.YI33:.YM33])" office:value-type="float" office:value="1.14666666666667" calcext:value-type="float">
            <text:p>1.1466666667</text:p>
          </table:table-cell>
          <table:table-cell table:formula="of:=+AVERAGE([.YJ33:.YN33])" office:value-type="float" office:value="1.2" calcext:value-type="float">
            <text:p>1.2</text:p>
          </table:table-cell>
          <table:table-cell table:formula="of:=+AVERAGE([.YK33:.YO33])" office:value-type="float" office:value="1.28" calcext:value-type="float">
            <text:p>1.28</text:p>
          </table:table-cell>
          <table:table-cell table:formula="of:=+AVERAGE([.YL33:.YP33])" office:value-type="float" office:value="1.36" calcext:value-type="float">
            <text:p>1.36</text:p>
          </table:table-cell>
          <table:table-cell table:formula="of:=+AVERAGE([.YM33:.YQ33])" office:value-type="float" office:value="1.4" calcext:value-type="float">
            <text:p>1.4</text:p>
          </table:table-cell>
          <table:table-cell table:formula="of:=+AVERAGE([.YN33:.YR33])" office:value-type="float" office:value="1.39333333333333" calcext:value-type="float">
            <text:p>1.3933333333</text:p>
          </table:table-cell>
          <table:table-cell table:formula="of:=+AVERAGE([.YO33:.YS33])" office:value-type="float" office:value="1.36" calcext:value-type="float">
            <text:p>1.36</text:p>
          </table:table-cell>
          <table:table-cell table:formula="of:=+AVERAGE([.YP33:.YT33])" office:value-type="float" office:value="1.34666666666667" calcext:value-type="float">
            <text:p>1.3466666667</text:p>
          </table:table-cell>
          <table:table-cell table:formula="of:=+AVERAGE([.YQ33:.YU33])" office:value-type="float" office:value="1.32" calcext:value-type="float">
            <text:p>1.32</text:p>
          </table:table-cell>
          <table:table-cell table:formula="of:=+AVERAGE([.YR33:.YV33])" office:value-type="float" office:value="1.29333333333333" calcext:value-type="float">
            <text:p>1.2933333333</text:p>
          </table:table-cell>
          <table:table-cell table:formula="of:=+AVERAGE([.YS33:.YW33])" office:value-type="float" office:value="1.28" calcext:value-type="float">
            <text:p>1.28</text:p>
          </table:table-cell>
          <table:table-cell table:formula="of:=+AVERAGE([.YT33:.YX33])" office:value-type="float" office:value="1.29333333333333" calcext:value-type="float">
            <text:p>1.2933333333</text:p>
          </table:table-cell>
          <table:table-cell table:formula="of:=+AVERAGE([.YU33:.YY33])" office:value-type="float" office:value="1.25333333333333" calcext:value-type="float">
            <text:p>1.2533333333</text:p>
          </table:table-cell>
          <table:table-cell table:formula="of:=+AVERAGE([.YV33:.YZ33])" office:value-type="float" office:value="1.23333333333333" calcext:value-type="float">
            <text:p>1.2333333333</text:p>
          </table:table-cell>
          <table:table-cell table:formula="of:=+AVERAGE([.YW33:.ZA33])" office:value-type="float" office:value="1.21333333333333" calcext:value-type="float">
            <text:p>1.2133333333</text:p>
          </table:table-cell>
          <table:table-cell table:formula="of:=+AVERAGE([.YX33:.ZB33])" office:value-type="float" office:value="1.2" calcext:value-type="float">
            <text:p>1.2</text:p>
          </table:table-cell>
          <table:table-cell table:formula="of:=+AVERAGE([.YY33:.ZC33])" office:value-type="float" office:value="1.16666666666667" calcext:value-type="float">
            <text:p>1.1666666667</text:p>
          </table:table-cell>
          <table:table-cell table:formula="of:=+AVERAGE([.YZ33:.ZD33])" office:value-type="float" office:value="1.16666666666667" calcext:value-type="float">
            <text:p>1.1666666667</text:p>
          </table:table-cell>
          <table:table-cell table:formula="of:=+AVERAGE([.ZA33:.ZE33])" office:value-type="float" office:value="1.15333333333333" calcext:value-type="float">
            <text:p>1.1533333333</text:p>
          </table:table-cell>
          <table:table-cell table:formula="of:=+AVERAGE([.ZB33:.ZF33])" office:value-type="float" office:value="1.14666666666667" calcext:value-type="float">
            <text:p>1.1466666667</text:p>
          </table:table-cell>
          <table:table-cell table:formula="of:=+AVERAGE([.ZC33:.ZG33])" office:value-type="float" office:value="1.10666666666667" calcext:value-type="float">
            <text:p>1.1066666667</text:p>
          </table:table-cell>
          <table:table-cell table:formula="of:=+AVERAGE([.ZD33:.ZH33])" office:value-type="float" office:value="1.08" calcext:value-type="float">
            <text:p>1.08</text:p>
          </table:table-cell>
          <table:table-cell table:formula="of:=+AVERAGE([.ZE33:.ZI33])" office:value-type="float" office:value="1.04" calcext:value-type="float">
            <text:p>1.04</text:p>
          </table:table-cell>
          <table:table-cell table:formula="of:=+AVERAGE([.ZF33:.ZJ33])" office:value-type="float" office:value="1.04666666666667" calcext:value-type="float">
            <text:p>1.0466666667</text:p>
          </table:table-cell>
          <table:table-cell table:formula="of:=+AVERAGE([.ZG33:.ZK33])" office:value-type="float" office:value="1.05333333333333" calcext:value-type="float">
            <text:p>1.0533333333</text:p>
          </table:table-cell>
          <table:table-cell table:formula="of:=+AVERAGE([.ZH33:.ZL33])" office:value-type="float" office:value="1.04666666666667" calcext:value-type="float">
            <text:p>1.0466666667</text:p>
          </table:table-cell>
          <table:table-cell table:formula="of:=+AVERAGE([.ZI33:.ZM33])" office:value-type="float" office:value="1.02666666666667" calcext:value-type="float">
            <text:p>1.0266666667</text:p>
          </table:table-cell>
          <table:table-cell table:formula="of:=+AVERAGE([.ZJ33:.ZN33])" office:value-type="float" office:value="1" calcext:value-type="float">
            <text:p>1</text:p>
          </table:table-cell>
          <table:table-cell table:formula="of:=+AVERAGE([.ZK33:.ZO33])" office:value-type="float" office:value="0.98" calcext:value-type="float">
            <text:p>0.98</text:p>
          </table:table-cell>
          <table:table-cell table:formula="of:=+AVERAGE([.ZL33:.ZP33])" office:value-type="float" office:value="0.94" calcext:value-type="float">
            <text:p>0.94</text:p>
          </table:table-cell>
          <table:table-cell table:formula="of:=+AVERAGE([.ZM33:.ZQ33])" office:value-type="float" office:value="0.96" calcext:value-type="float">
            <text:p>0.96</text:p>
          </table:table-cell>
          <table:table-cell table:formula="of:=+AVERAGE([.ZN33:.ZR33])" office:value-type="float" office:value="0.946666666666667" calcext:value-type="float">
            <text:p>0.9466666667</text:p>
          </table:table-cell>
          <table:table-cell table:formula="of:=+AVERAGE([.ZO33:.ZS33])" office:value-type="float" office:value="0.94" calcext:value-type="float">
            <text:p>0.94</text:p>
          </table:table-cell>
          <table:table-cell table:formula="of:=+AVERAGE([.ZP33:.ZT33])" office:value-type="float" office:value="0.913333333333333" calcext:value-type="float">
            <text:p>0.9133333333</text:p>
          </table:table-cell>
          <table:table-cell table:formula="of:=+AVERAGE([.ZQ33:.ZU33])" office:value-type="float" office:value="0.906666666666667" calcext:value-type="float">
            <text:p>0.9066666667</text:p>
          </table:table-cell>
          <table:table-cell table:formula="of:=+AVERAGE([.ZR33:.ZV33])" office:value-type="float" office:value="0.86" calcext:value-type="float">
            <text:p>0.86</text:p>
          </table:table-cell>
          <table:table-cell table:formula="of:=+AVERAGE([.ZS33:.ZW33])" office:value-type="float" office:value="0.9" calcext:value-type="float">
            <text:p>0.9</text:p>
          </table:table-cell>
          <table:table-cell table:formula="of:=+AVERAGE([.ZT33:.ZX33])" office:value-type="float" office:value="0.926666666666667" calcext:value-type="float">
            <text:p>0.9266666667</text:p>
          </table:table-cell>
          <table:table-cell table:formula="of:=+AVERAGE([.ZU33:.ZY33])" office:value-type="float" office:value="0.966666666666667" calcext:value-type="float">
            <text:p>0.9666666667</text:p>
          </table:table-cell>
          <table:table-cell table:formula="of:=+AVERAGE([.ZV33:.ZZ33])" office:value-type="float" office:value="1.04" calcext:value-type="float">
            <text:p>1.04</text:p>
          </table:table-cell>
          <table:table-cell table:formula="of:=+AVERAGE([.ZW33:.AAA33])" office:value-type="float" office:value="1.12666666666667" calcext:value-type="float">
            <text:p>1.1266666667</text:p>
          </table:table-cell>
          <table:table-cell table:formula="of:=+AVERAGE([.ZX33:.AAB33])" office:value-type="float" office:value="1.15333333333333" calcext:value-type="float">
            <text:p>1.1533333333</text:p>
          </table:table-cell>
          <table:table-cell table:formula="of:=+AVERAGE([.ZY33:.AAC33])" office:value-type="float" office:value="1.18666666666667" calcext:value-type="float">
            <text:p>1.1866666667</text:p>
          </table:table-cell>
          <table:table-cell table:formula="of:=+AVERAGE([.ZZ33:.AAD33])" office:value-type="float" office:value="1.22" calcext:value-type="float">
            <text:p>1.22</text:p>
          </table:table-cell>
          <table:table-cell table:formula="of:=+AVERAGE([.AAA33:.AAE33])" office:value-type="float" office:value="1.19333333333333" calcext:value-type="float">
            <text:p>1.1933333333</text:p>
          </table:table-cell>
          <table:table-cell table:formula="of:=+AVERAGE([.AAB33:.AAF33])" office:value-type="float" office:value="1.16" calcext:value-type="float">
            <text:p>1.16</text:p>
          </table:table-cell>
          <table:table-cell table:formula="of:=+AVERAGE([.AAC33:.AAG33])" office:value-type="float" office:value="1.14666666666667" calcext:value-type="float">
            <text:p>1.1466666667</text:p>
          </table:table-cell>
          <table:table-cell table:formula="of:=+AVERAGE([.AAD33:.AAH33])" office:value-type="float" office:value="1.15333333333333" calcext:value-type="float">
            <text:p>1.1533333333</text:p>
          </table:table-cell>
          <table:table-cell table:formula="of:=+AVERAGE([.AAE33:.AAI33])" office:value-type="float" office:value="1.13333333333333" calcext:value-type="float">
            <text:p>1.1333333333</text:p>
          </table:table-cell>
          <table:table-cell table:formula="of:=+AVERAGE([.AAF33:.AAJ33])" office:value-type="float" office:value="1.16" calcext:value-type="float">
            <text:p>1.16</text:p>
          </table:table-cell>
          <table:table-cell table:formula="of:=+AVERAGE([.AAG33:.AAK33])" office:value-type="float" office:value="1.22" calcext:value-type="float">
            <text:p>1.22</text:p>
          </table:table-cell>
          <table:table-cell table:formula="of:=+AVERAGE([.AAH33:.AAL33])" office:value-type="float" office:value="1.25333333333333" calcext:value-type="float">
            <text:p>1.2533333333</text:p>
          </table:table-cell>
          <table:table-cell table:formula="of:=+AVERAGE([.AAI33:.AAM33])" office:value-type="float" office:value="1.24666666666667" calcext:value-type="float">
            <text:p>1.2466666667</text:p>
          </table:table-cell>
          <table:table-cell table:formula="of:=+AVERAGE([.AAJ33:.AAN33])" office:value-type="float" office:value="1.22" calcext:value-type="float">
            <text:p>1.22</text:p>
          </table:table-cell>
          <table:table-cell table:formula="of:=+AVERAGE([.AAK33:.AAO33])" office:value-type="float" office:value="1.14666666666667" calcext:value-type="float">
            <text:p>1.1466666667</text:p>
          </table:table-cell>
          <table:table-cell table:formula="of:=+AVERAGE([.AAL33:.AAP33])" office:value-type="float" office:value="1.06666666666667" calcext:value-type="float">
            <text:p>1.0666666667</text:p>
          </table:table-cell>
          <table:table-cell table:formula="of:=+AVERAGE([.AAM33:.AAQ33])" office:value-type="float" office:value="0.986666666666667" calcext:value-type="float">
            <text:p>0.9866666667</text:p>
          </table:table-cell>
          <table:table-cell table:formula="of:=+AVERAGE([.AAN33:.AAR33])" office:value-type="float" office:value="0.926666666666667" calcext:value-type="float">
            <text:p>0.9266666667</text:p>
          </table:table-cell>
          <table:table-cell table:formula="of:=+AVERAGE([.AAO33:.AAS33])" office:value-type="float" office:value="0.906666666666667" calcext:value-type="float">
            <text:p>0.9066666667</text:p>
          </table:table-cell>
          <table:table-cell table:formula="of:=+AVERAGE([.AAP33:.AAT33])" office:value-type="float" office:value="0.906666666666667" calcext:value-type="float">
            <text:p>0.9066666667</text:p>
          </table:table-cell>
          <table:table-cell table:formula="of:=+AVERAGE([.AAQ33:.AAU33])" office:value-type="float" office:value="0.88" calcext:value-type="float">
            <text:p>0.88</text:p>
          </table:table-cell>
          <table:table-cell table:formula="of:=+AVERAGE([.AAR33:.AAV33])" office:value-type="float" office:value="0.933333333333333" calcext:value-type="float">
            <text:p>0.9333333333</text:p>
          </table:table-cell>
          <table:table-cell table:formula="of:=+AVERAGE([.AAS33:.AAW33])" office:value-type="float" office:value="0.966666666666666" calcext:value-type="float">
            <text:p>0.9666666667</text:p>
          </table:table-cell>
          <table:table-cell table:formula="of:=+AVERAGE([.AAT33:.AAX33])" office:value-type="float" office:value="0.946666666666667" calcext:value-type="float">
            <text:p>0.9466666667</text:p>
          </table:table-cell>
          <table:table-cell table:formula="of:=+AVERAGE([.AAU33:.AAY33])" office:value-type="float" office:value="0.92" calcext:value-type="float">
            <text:p>0.92</text:p>
          </table:table-cell>
          <table:table-cell table:formula="of:=+AVERAGE([.AAV33:.AAZ33])" office:value-type="float" office:value="0.913333333333333" calcext:value-type="float">
            <text:p>0.9133333333</text:p>
          </table:table-cell>
          <table:table-cell table:formula="of:=+AVERAGE([.AAW33:.ABA33])" office:value-type="float" office:value="0.853333333333334" calcext:value-type="float">
            <text:p>0.8533333333</text:p>
          </table:table-cell>
          <table:table-cell table:formula="of:=+AVERAGE([.AAX33:.ABB33])" office:value-type="float" office:value="0.853333333333333" calcext:value-type="float">
            <text:p>0.8533333333</text:p>
          </table:table-cell>
          <table:table-cell table:formula="of:=+AVERAGE([.AAY33:.ABC33])" office:value-type="float" office:value="0.88" calcext:value-type="float">
            <text:p>0.88</text:p>
          </table:table-cell>
          <table:table-cell table:formula="of:=+AVERAGE([.AAZ33:.ABD33])" office:value-type="float" office:value="0.966666666666666" calcext:value-type="float">
            <text:p>0.9666666667</text:p>
          </table:table-cell>
          <table:table-cell table:formula="of:=+AVERAGE([.ABA33:.ABE33])" office:value-type="float" office:value="1.04" calcext:value-type="float">
            <text:p>1.04</text:p>
          </table:table-cell>
          <table:table-cell table:formula="of:=+AVERAGE([.ABB33:.ABF33])" office:value-type="float" office:value="1.12666666666667" calcext:value-type="float">
            <text:p>1.1266666667</text:p>
          </table:table-cell>
          <table:table-cell table:formula="of:=+AVERAGE([.ABC33:.ABG33])" office:value-type="float" office:value="1.2" calcext:value-type="float">
            <text:p>1.2</text:p>
          </table:table-cell>
          <table:table-cell table:formula="of:=+AVERAGE([.ABD33:.ABH33])" office:value-type="float" office:value="1.29333333333333" calcext:value-type="float">
            <text:p>1.2933333333</text:p>
          </table:table-cell>
          <table:table-cell table:formula="of:=+AVERAGE([.ABE33:.ABI33])" office:value-type="float" office:value="1.36" calcext:value-type="float">
            <text:p>1.36</text:p>
          </table:table-cell>
          <table:table-cell table:formula="of:=+AVERAGE([.ABF33:.ABJ33])" office:value-type="float" office:value="1.43333333333333" calcext:value-type="float">
            <text:p>1.4333333333</text:p>
          </table:table-cell>
          <table:table-cell table:formula="of:=+AVERAGE([.ABG33:.ABK33])" office:value-type="float" office:value="1.49333333333333" calcext:value-type="float">
            <text:p>1.4933333333</text:p>
          </table:table-cell>
          <table:table-cell table:formula="of:=+AVERAGE([.ABH33:.ABL33])" office:value-type="float" office:value="1.53333333333333" calcext:value-type="float">
            <text:p>1.5333333333</text:p>
          </table:table-cell>
          <table:table-cell table:formula="of:=+AVERAGE([.ABI33:.ABM33])" office:value-type="float" office:value="1.54" calcext:value-type="float">
            <text:p>1.54</text:p>
          </table:table-cell>
          <table:table-cell table:formula="of:=+AVERAGE([.ABJ33:.ABN33])" office:value-type="float" office:value="1.53333333333333" calcext:value-type="float">
            <text:p>1.5333333333</text:p>
          </table:table-cell>
          <table:table-cell table:formula="of:=+AVERAGE([.ABK33:.ABO33])" office:value-type="float" office:value="1.5" calcext:value-type="float">
            <text:p>1.5</text:p>
          </table:table-cell>
          <table:table-cell table:formula="of:=+AVERAGE([.ABL33:.ABP33])" office:value-type="float" office:value="1.48666666666667" calcext:value-type="float">
            <text:p>1.4866666667</text:p>
          </table:table-cell>
          <table:table-cell table:formula="of:=+AVERAGE([.ABM33:.ABQ33])" office:value-type="float" office:value="1.44666666666667" calcext:value-type="float">
            <text:p>1.4466666667</text:p>
          </table:table-cell>
          <table:table-cell table:formula="of:=+AVERAGE([.ABN33:.ABR33])" office:value-type="float" office:value="1.42" calcext:value-type="float">
            <text:p>1.42</text:p>
          </table:table-cell>
          <table:table-cell table:formula="of:=+AVERAGE([.ABO33:.ABS33])" office:value-type="float" office:value="1.40666666666667" calcext:value-type="float">
            <text:p>1.4066666667</text:p>
          </table:table-cell>
          <table:table-cell table:formula="of:=+AVERAGE([.ABP33:.ABT33])" office:value-type="float" office:value="1.4" calcext:value-type="float">
            <text:p>1.4</text:p>
          </table:table-cell>
          <table:table-cell table:formula="of:=+AVERAGE([.ABQ33:.ABU33])" office:value-type="float" office:value="1.33333333333333" calcext:value-type="float">
            <text:p>1.3333333333</text:p>
          </table:table-cell>
          <table:table-cell table:formula="of:=+AVERAGE([.ABR33:.ABV33])" office:value-type="float" office:value="1.29333333333333" calcext:value-type="float">
            <text:p>1.2933333333</text:p>
          </table:table-cell>
          <table:table-cell table:formula="of:=+AVERAGE([.ABS33:.ABW33])" office:value-type="float" office:value="1.32" calcext:value-type="float">
            <text:p>1.32</text:p>
          </table:table-cell>
          <table:table-cell table:formula="of:=+AVERAGE([.ABT33:.ABX33])" office:value-type="float" office:value="1.28666666666667" calcext:value-type="float">
            <text:p>1.2866666667</text:p>
          </table:table-cell>
          <table:table-cell table:formula="of:=+AVERAGE([.ABU33:.ABY33])" office:value-type="float" office:value="1.25333333333333" calcext:value-type="float">
            <text:p>1.2533333333</text:p>
          </table:table-cell>
          <table:table-cell table:formula="of:=+AVERAGE([.ABV33:.ABZ33])" office:value-type="float" office:value="1.25333333333333" calcext:value-type="float">
            <text:p>1.2533333333</text:p>
          </table:table-cell>
          <table:table-cell table:formula="of:=+AVERAGE([.ABW33:.ACA33])" office:value-type="float" office:value="1.24666666666667" calcext:value-type="float">
            <text:p>1.2466666667</text:p>
          </table:table-cell>
          <table:table-cell table:formula="of:=+AVERAGE([.ABX33:.ACB33])" office:value-type="float" office:value="1.17333333333333" calcext:value-type="float">
            <text:p>1.1733333333</text:p>
          </table:table-cell>
          <table:table-cell table:formula="of:=+AVERAGE([.ABY33:.ACC33])" office:value-type="float" office:value="1.10666666666667" calcext:value-type="float">
            <text:p>1.1066666667</text:p>
          </table:table-cell>
          <table:table-cell table:formula="of:=+AVERAGE([.ABZ33:.ACD33])" office:value-type="float" office:value="1.06" calcext:value-type="float">
            <text:p>1.06</text:p>
          </table:table-cell>
          <table:table-cell table:formula="of:=+AVERAGE([.ACA33:.ACE33])" office:value-type="float" office:value="1.01333333333333" calcext:value-type="float">
            <text:p>1.0133333333</text:p>
          </table:table-cell>
          <table:table-cell table:formula="of:=+AVERAGE([.ACB33:.ACF33])" office:value-type="float" office:value="0.953333333333333" calcext:value-type="float">
            <text:p>0.9533333333</text:p>
          </table:table-cell>
          <table:table-cell table:formula="of:=+AVERAGE([.ACC33:.ACG33])" office:value-type="float" office:value="0.886666666666667" calcext:value-type="float">
            <text:p>0.8866666667</text:p>
          </table:table-cell>
          <table:table-cell table:formula="of:=+AVERAGE([.ACD33:.ACH33])" office:value-type="float" office:value="0.846666666666667" calcext:value-type="float">
            <text:p>0.8466666667</text:p>
          </table:table-cell>
          <table:table-cell table:formula="of:=+AVERAGE([.ACE33:.ACI33])" office:value-type="float" office:value="0.806666666666667" calcext:value-type="float">
            <text:p>0.8066666667</text:p>
          </table:table-cell>
          <table:table-cell table:formula="of:=+AVERAGE([.ACF33:.ACJ33])" office:value-type="float" office:value="0.766666666666667" calcext:value-type="float">
            <text:p>0.7666666667</text:p>
          </table:table-cell>
          <table:table-cell table:formula="of:=+AVERAGE([.ACG33:.ACK33])" office:value-type="float" office:value="0.746666666666667" calcext:value-type="float">
            <text:p>0.7466666667</text:p>
          </table:table-cell>
          <table:table-cell table:formula="of:=+AVERAGE([.ACH33:.ACL33])" office:value-type="float" office:value="0.72" calcext:value-type="float">
            <text:p>0.72</text:p>
          </table:table-cell>
          <table:table-cell table:formula="of:=+AVERAGE([.ACI33:.ACM33])" office:value-type="float" office:value="0.686666666666667" calcext:value-type="float">
            <text:p>0.6866666667</text:p>
          </table:table-cell>
          <table:table-cell table:formula="of:=+AVERAGE([.ACJ33:.ACN33])" office:value-type="float" office:value="0.653333333333333" calcext:value-type="float">
            <text:p>0.6533333333</text:p>
          </table:table-cell>
          <table:table-cell table:formula="of:=+AVERAGE([.ACK33:.ACO33])" office:value-type="float" office:value="0.64" calcext:value-type="float">
            <text:p>0.64</text:p>
          </table:table-cell>
          <table:table-cell table:formula="of:=+AVERAGE([.ACL33:.ACP33])" office:value-type="float" office:value="0.646666666666667" calcext:value-type="float">
            <text:p>0.6466666667</text:p>
          </table:table-cell>
          <table:table-cell table:formula="of:=+AVERAGE([.ACM33:.ACQ33])" office:value-type="float" office:value="0.68" calcext:value-type="float">
            <text:p>0.68</text:p>
          </table:table-cell>
          <table:table-cell table:formula="of:=+AVERAGE([.ACN33:.ACR33])" office:value-type="float" office:value="0.733333333333333" calcext:value-type="float">
            <text:p>0.7333333333</text:p>
          </table:table-cell>
          <table:table-cell table:formula="of:=+AVERAGE([.ACO33:.ACS33])" office:value-type="float" office:value="0.8" calcext:value-type="float">
            <text:p>0.8</text:p>
          </table:table-cell>
          <table:table-cell table:formula="of:=+AVERAGE([.ACP33:.ACT33])" office:value-type="float" office:value="0.88" calcext:value-type="float">
            <text:p>0.88</text:p>
          </table:table-cell>
          <table:table-cell table:formula="of:=+AVERAGE([.ACQ33:.ACU33])" office:value-type="float" office:value="0.946666666666667" calcext:value-type="float">
            <text:p>0.9466666667</text:p>
          </table:table-cell>
          <table:table-cell table:formula="of:=+AVERAGE([.ACR33:.ACV33])" office:value-type="float" office:value="1.00666666666667" calcext:value-type="float">
            <text:p>1.0066666667</text:p>
          </table:table-cell>
          <table:table-cell table:formula="of:=+AVERAGE([.ACS33:.ACW33])" office:value-type="float" office:value="1.03333333333333" calcext:value-type="float">
            <text:p>1.0333333333</text:p>
          </table:table-cell>
          <table:table-cell table:formula="of:=+AVERAGE([.ACT33:.ACX33])" office:value-type="float" office:value="1.06666666666667" calcext:value-type="float">
            <text:p>1.0666666667</text:p>
          </table:table-cell>
          <table:table-cell table:formula="of:=+AVERAGE([.ACU33:.ACY33])" office:value-type="float" office:value="1.06666666666667" calcext:value-type="float">
            <text:p>1.0666666667</text:p>
          </table:table-cell>
          <table:table-cell table:formula="of:=+AVERAGE([.ACV33:.ACZ33])" office:value-type="float" office:value="1.07333333333333" calcext:value-type="float">
            <text:p>1.0733333333</text:p>
          </table:table-cell>
          <table:table-cell table:formula="of:=+AVERAGE([.ACW33:.ADA33])" office:value-type="float" office:value="1.09333333333333" calcext:value-type="float">
            <text:p>1.0933333333</text:p>
          </table:table-cell>
          <table:table-cell table:formula="of:=+AVERAGE([.ACX33:.ADB33])" office:value-type="float" office:value="1.14" calcext:value-type="float">
            <text:p>1.14</text:p>
          </table:table-cell>
          <table:table-cell table:formula="of:=+AVERAGE([.ACY33:.ADC33])" office:value-type="float" office:value="1.19333333333333" calcext:value-type="float">
            <text:p>1.1933333333</text:p>
          </table:table-cell>
          <table:table-cell table:formula="of:=+AVERAGE([.ACZ33:.ADD33])" office:value-type="float" office:value="1.25333333333333" calcext:value-type="float">
            <text:p>1.2533333333</text:p>
          </table:table-cell>
          <table:table-cell table:formula="of:=+AVERAGE([.ADA33:.ADE33])" office:value-type="float" office:value="1.34" calcext:value-type="float">
            <text:p>1.34</text:p>
          </table:table-cell>
          <table:table-cell table:formula="of:=+AVERAGE([.ADB33:.ADF33])" office:value-type="float" office:value="1.42" calcext:value-type="float">
            <text:p>1.42</text:p>
          </table:table-cell>
          <table:table-cell table:formula="of:=+AVERAGE([.ADC33:.ADG33])" office:value-type="float" office:value="1.45333333333333" calcext:value-type="float">
            <text:p>1.4533333333</text:p>
          </table:table-cell>
          <table:table-cell table:formula="of:=+AVERAGE([.ADD33:.ADH33])" office:value-type="float" office:value="1.44666666666667" calcext:value-type="float">
            <text:p>1.4466666667</text:p>
          </table:table-cell>
          <table:table-cell table:formula="of:=+AVERAGE([.ADE33:.ADI33])" office:value-type="float" office:value="1.42" calcext:value-type="float">
            <text:p>1.42</text:p>
          </table:table-cell>
          <table:table-cell table:formula="of:=+AVERAGE([.ADF33:.ADJ33])" office:value-type="float" office:value="1.34666666666667" calcext:value-type="float">
            <text:p>1.3466666667</text:p>
          </table:table-cell>
          <table:table-cell table:formula="of:=+AVERAGE([.ADG33:.ADK33])" office:value-type="float" office:value="1.24" calcext:value-type="float">
            <text:p>1.24</text:p>
          </table:table-cell>
          <table:table-cell table:formula="of:=+AVERAGE([.ADH33:.ADL33])" office:value-type="float" office:value="1.20666666666667" calcext:value-type="float">
            <text:p>1.2066666667</text:p>
          </table:table-cell>
          <table:table-cell table:formula="of:=+AVERAGE([.ADI33:.ADM33])" office:value-type="float" office:value="1.16666666666667" calcext:value-type="float">
            <text:p>1.1666666667</text:p>
          </table:table-cell>
          <table:table-cell table:formula="of:=+AVERAGE([.ADJ33:.ADN33])" office:value-type="float" office:value="1.16666666666667" calcext:value-type="float">
            <text:p>1.1666666667</text:p>
          </table:table-cell>
          <table:table-cell table:formula="of:=+AVERAGE([.ADK33:.ADO33])" office:value-type="float" office:value="1.18666666666667" calcext:value-type="float">
            <text:p>1.1866666667</text:p>
          </table:table-cell>
          <table:table-cell table:formula="of:=+AVERAGE([.ADL33:.ADP33])" office:value-type="float" office:value="1.22" calcext:value-type="float">
            <text:p>1.22</text:p>
          </table:table-cell>
          <table:table-cell table:formula="of:=+AVERAGE([.ADM33:.ADQ33])" office:value-type="float" office:value="1.24" calcext:value-type="float">
            <text:p>1.24</text:p>
          </table:table-cell>
          <table:table-cell table:formula="of:=+AVERAGE([.ADN33:.ADR33])" office:value-type="float" office:value="1.30666666666667" calcext:value-type="float">
            <text:p>1.3066666667</text:p>
          </table:table-cell>
          <table:table-cell table:formula="of:=+AVERAGE([.ADO33:.ADS33])" office:value-type="float" office:value="1.36666666666667" calcext:value-type="float">
            <text:p>1.3666666667</text:p>
          </table:table-cell>
          <table:table-cell table:formula="of:=+AVERAGE([.ADP33:.ADT33])" office:value-type="float" office:value="1.44" calcext:value-type="float">
            <text:p>1.44</text:p>
          </table:table-cell>
          <table:table-cell table:formula="of:=+AVERAGE([.ADQ33:.ADU33])" office:value-type="float" office:value="1.49333333333333" calcext:value-type="float">
            <text:p>1.4933333333</text:p>
          </table:table-cell>
          <table:table-cell table:formula="of:=+AVERAGE([.ADR33:.ADV33])" office:value-type="float" office:value="1.53333333333333" calcext:value-type="float">
            <text:p>1.5333333333</text:p>
          </table:table-cell>
          <table:table-cell table:formula="of:=+AVERAGE([.ADS33:.ADW33])" office:value-type="float" office:value="1.57333333333333" calcext:value-type="float">
            <text:p>1.5733333333</text:p>
          </table:table-cell>
          <table:table-cell table:formula="of:=+AVERAGE([.ADT33:.ADX33])" office:value-type="float" office:value="1.62" calcext:value-type="float">
            <text:p>1.62</text:p>
          </table:table-cell>
          <table:table-cell table:formula="of:=+AVERAGE([.ADU33:.ADY33])" office:value-type="float" office:value="1.64" calcext:value-type="float">
            <text:p>1.64</text:p>
          </table:table-cell>
          <table:table-cell table:formula="of:=+AVERAGE([.ADV33:.ADZ33])" office:value-type="float" office:value="1.68666666666667" calcext:value-type="float">
            <text:p>1.6866666667</text:p>
          </table:table-cell>
          <table:table-cell table:formula="of:=+AVERAGE([.ADW33:.AEA33])" office:value-type="float" office:value="1.72" calcext:value-type="float">
            <text:p>1.72</text:p>
          </table:table-cell>
          <table:table-cell table:formula="of:=+AVERAGE([.ADX33:.AEB33])" office:value-type="float" office:value="1.70666666666667" calcext:value-type="float">
            <text:p>1.7066666667</text:p>
          </table:table-cell>
          <table:table-cell table:formula="of:=+AVERAGE([.ADY33:.AEC33])" office:value-type="float" office:value="1.68" calcext:value-type="float">
            <text:p>1.68</text:p>
          </table:table-cell>
          <table:table-cell table:formula="of:=+AVERAGE([.ADZ33:.AED33])" office:value-type="float" office:value="1.61333333333333" calcext:value-type="float">
            <text:p>1.6133333333</text:p>
          </table:table-cell>
          <table:table-cell table:formula="of:=+AVERAGE([.AEA33:.AEE33])" office:value-type="float" office:value="1.53333333333333" calcext:value-type="float">
            <text:p>1.5333333333</text:p>
          </table:table-cell>
          <table:table-cell table:formula="of:=+AVERAGE([.AEB33:.AEF33])" office:value-type="float" office:value="1.46666666666667" calcext:value-type="float">
            <text:p>1.4666666667</text:p>
          </table:table-cell>
          <table:table-cell table:formula="of:=+AVERAGE([.AEC33:.AEG33])" office:value-type="float" office:value="1.40666666666667" calcext:value-type="float">
            <text:p>1.4066666667</text:p>
          </table:table-cell>
          <table:table-cell table:formula="of:=+AVERAGE([.AED33:.AEH33])" office:value-type="float" office:value="1.32" calcext:value-type="float">
            <text:p>1.32</text:p>
          </table:table-cell>
          <table:table-cell table:formula="of:=+AVERAGE([.AEE33:.AEI33])" office:value-type="float" office:value="1.29333333333333" calcext:value-type="float">
            <text:p>1.2933333333</text:p>
          </table:table-cell>
          <table:table-cell table:formula="of:=+AVERAGE([.AEF33:.AEJ33])" office:value-type="float" office:value="1.27333333333333" calcext:value-type="float">
            <text:p>1.2733333333</text:p>
          </table:table-cell>
          <table:table-cell table:formula="of:=+AVERAGE([.AEG33:.AEK33])" office:value-type="float" office:value="1.24666666666667" calcext:value-type="float">
            <text:p>1.2466666667</text:p>
          </table:table-cell>
          <table:table-cell table:formula="of:=+AVERAGE([.AEH33:.AEL33])" office:value-type="float" office:value="1.19333333333333" calcext:value-type="float">
            <text:p>1.1933333333</text:p>
          </table:table-cell>
          <table:table-cell table:formula="of:=+AVERAGE([.AEI33:.AEM33])" office:value-type="float" office:value="1.18" calcext:value-type="float">
            <text:p>1.18</text:p>
          </table:table-cell>
          <table:table-cell table:formula="of:=+AVERAGE([.AEJ33:.AEN33])" office:value-type="float" office:value="1.12" calcext:value-type="float">
            <text:p>1.12</text:p>
          </table:table-cell>
          <table:table-cell table:formula="of:=+AVERAGE([.AEK33:.AEO33])" office:value-type="float" office:value="1.06" calcext:value-type="float">
            <text:p>1.06</text:p>
          </table:table-cell>
          <table:table-cell table:formula="of:=+AVERAGE([.AEL33:.AEP33])" office:value-type="float" office:value="0.993333333333333" calcext:value-type="float">
            <text:p>0.9933333333</text:p>
          </table:table-cell>
          <table:table-cell table:formula="of:=+AVERAGE([.AEM33:.AEQ33])" office:value-type="float" office:value="0.953333333333333" calcext:value-type="float">
            <text:p>0.9533333333</text:p>
          </table:table-cell>
          <table:table-cell table:formula="of:=+AVERAGE([.AEN33:.AER33])" office:value-type="float" office:value="0.893333333333333" calcext:value-type="float">
            <text:p>0.8933333333</text:p>
          </table:table-cell>
          <table:table-cell table:formula="of:=+AVERAGE([.AEO33:.AES33])" office:value-type="float" office:value="0.886666666666667" calcext:value-type="float">
            <text:p>0.8866666667</text:p>
          </table:table-cell>
          <table:table-cell table:formula="of:=+AVERAGE([.AEP33:.AET33])" office:value-type="float" office:value="0.926666666666666" calcext:value-type="float">
            <text:p>0.9266666667</text:p>
          </table:table-cell>
          <table:table-cell table:formula="of:=+AVERAGE([.AEQ33:.AEU33])" office:value-type="float" office:value="0.98" calcext:value-type="float">
            <text:p>0.98</text:p>
          </table:table-cell>
          <table:table-cell table:formula="of:=+AVERAGE([.AER33:.AEV33])" office:value-type="float" office:value="1.05333333333333" calcext:value-type="float">
            <text:p>1.0533333333</text:p>
          </table:table-cell>
          <table:table-cell table:formula="of:=+AVERAGE([.AES33:.AEW33])" office:value-type="float" office:value="1.16666666666667" calcext:value-type="float">
            <text:p>1.1666666667</text:p>
          </table:table-cell>
          <table:table-cell table:formula="of:=+AVERAGE([.AET33:.AEX33])" office:value-type="float" office:value="1.22" calcext:value-type="float">
            <text:p>1.22</text:p>
          </table:table-cell>
          <table:table-cell table:formula="of:=+AVERAGE([.AEU33:.AEY33])" office:value-type="float" office:value="1.20666666666667" calcext:value-type="float">
            <text:p>1.2066666667</text:p>
          </table:table-cell>
          <table:table-cell table:formula="of:=+AVERAGE([.AEV33:.AEZ33])" office:value-type="float" office:value="1.19333333333333" calcext:value-type="float">
            <text:p>1.1933333333</text:p>
          </table:table-cell>
          <table:table-cell table:formula="of:=+AVERAGE([.AEW33:.AFA33])" office:value-type="float" office:value="1.15333333333333" calcext:value-type="float">
            <text:p>1.1533333333</text:p>
          </table:table-cell>
          <table:table-cell table:formula="of:=+AVERAGE([.AEX33:.AFB33])" office:value-type="float" office:value="1.06" calcext:value-type="float">
            <text:p>1.06</text:p>
          </table:table-cell>
          <table:table-cell table:formula="of:=+AVERAGE([.AEY33:.AFC33])" office:value-type="float" office:value="1.03333333333333" calcext:value-type="float">
            <text:p>1.0333333333</text:p>
          </table:table-cell>
          <table:table-cell table:formula="of:=+AVERAGE([.AEZ33:.AFD33])" office:value-type="float" office:value="1.05333333333333" calcext:value-type="float">
            <text:p>1.0533333333</text:p>
          </table:table-cell>
          <table:table-cell table:formula="of:=+AVERAGE([.AFA33:.AFE33])" office:value-type="float" office:value="1.1" calcext:value-type="float">
            <text:p>1.1</text:p>
          </table:table-cell>
          <table:table-cell table:formula="of:=+AVERAGE([.AFB33:.AFF33])" office:value-type="float" office:value="1.16666666666667" calcext:value-type="float">
            <text:p>1.1666666667</text:p>
          </table:table-cell>
          <table:table-cell table:formula="of:=+AVERAGE([.AFC33:.AFG33])" office:value-type="float" office:value="1.27333333333333" calcext:value-type="float">
            <text:p>1.2733333333</text:p>
          </table:table-cell>
          <table:table-cell table:formula="of:=+AVERAGE([.AFD33:.AFH33])" office:value-type="float" office:value="1.35333333333333" calcext:value-type="float">
            <text:p>1.3533333333</text:p>
          </table:table-cell>
          <table:table-cell table:formula="of:=+AVERAGE([.AFE33:.AFI33])" office:value-type="float" office:value="1.38" calcext:value-type="float">
            <text:p>1.38</text:p>
          </table:table-cell>
          <table:table-cell table:formula="of:=+AVERAGE([.AFF33:.AFJ33])" office:value-type="float" office:value="1.34666666666667" calcext:value-type="float">
            <text:p>1.3466666667</text:p>
          </table:table-cell>
          <table:table-cell table:formula="of:=+AVERAGE([.AFG33:.AFK33])" office:value-type="float" office:value="1.26666666666667" calcext:value-type="float">
            <text:p>1.2666666667</text:p>
          </table:table-cell>
          <table:table-cell table:formula="of:=+AVERAGE([.AFH33:.AFL33])" office:value-type="float" office:value="1.15333333333333" calcext:value-type="float">
            <text:p>1.1533333333</text:p>
          </table:table-cell>
          <table:table-cell table:formula="of:=+AVERAGE([.AFI33:.AFM33])" office:value-type="float" office:value="1.02666666666667" calcext:value-type="float">
            <text:p>1.0266666667</text:p>
          </table:table-cell>
          <table:table-cell table:formula="of:=+AVERAGE([.AFJ33:.AFN33])" office:value-type="float" office:value="0.96" calcext:value-type="float">
            <text:p>0.96</text:p>
          </table:table-cell>
          <table:table-cell table:formula="of:=+AVERAGE([.AFK33:.AFO33])" office:value-type="float" office:value="0.953333333333333" calcext:value-type="float">
            <text:p>0.9533333333</text:p>
          </table:table-cell>
          <table:table-cell table:formula="of:=+AVERAGE([.AFL33:.AFP33])" office:value-type="float" office:value="0.973333333333333" calcext:value-type="float">
            <text:p>0.9733333333</text:p>
          </table:table-cell>
          <table:table-cell table:formula="of:=+AVERAGE([.AFM33:.AFQ33])" office:value-type="float" office:value="0.993333333333333" calcext:value-type="float">
            <text:p>0.9933333333</text:p>
          </table:table-cell>
          <table:table-cell table:formula="of:=+AVERAGE([.AFN33:.AFR33])" office:value-type="float" office:value="1.02" calcext:value-type="float">
            <text:p>1.02</text:p>
          </table:table-cell>
          <table:table-cell table:formula="of:=+AVERAGE([.AFO33:.AFS33])" office:value-type="float" office:value="1.00666666666667" calcext:value-type="float">
            <text:p>1.0066666667</text:p>
          </table:table-cell>
          <table:table-cell table:formula="of:=+AVERAGE([.AFP33:.AFT33])" office:value-type="float" office:value="0.966666666666666" calcext:value-type="float">
            <text:p>0.9666666667</text:p>
          </table:table-cell>
          <table:table-cell table:formula="of:=+AVERAGE([.AFQ33:.AFU33])" office:value-type="float" office:value="0.96" calcext:value-type="float">
            <text:p>0.96</text:p>
          </table:table-cell>
          <table:table-cell table:formula="of:=+AVERAGE([.AFR33:.AFV33])" office:value-type="float" office:value="0.96" calcext:value-type="float">
            <text:p>0.96</text:p>
          </table:table-cell>
          <table:table-cell table:formula="of:=+AVERAGE([.AFS33:.AFW33])" office:value-type="float" office:value="0.946666666666667" calcext:value-type="float">
            <text:p>0.9466666667</text:p>
          </table:table-cell>
          <table:table-cell table:formula="of:=+AVERAGE([.AFT33:.AFX33])" office:value-type="float" office:value="0.946666666666667" calcext:value-type="float">
            <text:p>0.9466666667</text:p>
          </table:table-cell>
          <table:table-cell table:formula="of:=+AVERAGE([.AFU33:.AFY33])" office:value-type="float" office:value="0.953333333333333" calcext:value-type="float">
            <text:p>0.9533333333</text:p>
          </table:table-cell>
          <table:table-cell table:formula="of:=+AVERAGE([.AFV33:.AFZ33])" office:value-type="float" office:value="0.953333333333333" calcext:value-type="float">
            <text:p>0.9533333333</text:p>
          </table:table-cell>
          <table:table-cell table:formula="of:=+AVERAGE([.AFW33:.AGA33])" office:value-type="float" office:value="0.966666666666667" calcext:value-type="float">
            <text:p>0.9666666667</text:p>
          </table:table-cell>
          <table:table-cell table:formula="of:=+AVERAGE([.AFX33:.AGB33])" office:value-type="float" office:value="0.973333333333333" calcext:value-type="float">
            <text:p>0.9733333333</text:p>
          </table:table-cell>
          <table:table-cell table:formula="of:=+AVERAGE([.AFY33:.AGC33])" office:value-type="float" office:value="0.953333333333333" calcext:value-type="float">
            <text:p>0.9533333333</text:p>
          </table:table-cell>
          <table:table-cell table:formula="of:=+AVERAGE([.AFZ33:.AGD33])" office:value-type="float" office:value="0.98" calcext:value-type="float">
            <text:p>0.98</text:p>
          </table:table-cell>
          <table:table-cell table:formula="of:=+AVERAGE([.AGA33:.AGE33])" office:value-type="float" office:value="0.973333333333333" calcext:value-type="float">
            <text:p>0.9733333333</text:p>
          </table:table-cell>
          <table:table-cell table:formula="of:=+AVERAGE([.AGB33:.AGF33])" office:value-type="float" office:value="0.946666666666667" calcext:value-type="float">
            <text:p>0.9466666667</text:p>
          </table:table-cell>
          <table:table-cell table:formula="of:=+AVERAGE([.AGC33:.AGG33])" office:value-type="float" office:value="0.933333333333333" calcext:value-type="float">
            <text:p>0.9333333333</text:p>
          </table:table-cell>
          <table:table-cell table:formula="of:=+AVERAGE([.AGD33:.AGH33])" office:value-type="float" office:value="0.926666666666666" calcext:value-type="float">
            <text:p>0.9266666667</text:p>
          </table:table-cell>
          <table:table-cell table:formula="of:=+AVERAGE([.AGE33:.AGI33])" office:value-type="float" office:value="0.853333333333333" calcext:value-type="float">
            <text:p>0.8533333333</text:p>
          </table:table-cell>
          <table:table-cell table:formula="of:=+AVERAGE([.AGF33:.AGJ33])" office:value-type="float" office:value="0.786666666666667" calcext:value-type="float">
            <text:p>0.7866666667</text:p>
          </table:table-cell>
          <table:table-cell table:formula="of:=+AVERAGE([.AGG33:.AGK33])" office:value-type="float" office:value="0.76" calcext:value-type="float">
            <text:p>0.76</text:p>
          </table:table-cell>
          <table:table-cell table:formula="of:=+AVERAGE([.AGH33:.AGL33])" office:value-type="float" office:value="0.726666666666667" calcext:value-type="float">
            <text:p>0.7266666667</text:p>
          </table:table-cell>
          <table:table-cell table:formula="of:=+AVERAGE([.AGI33:.AGM33])" office:value-type="float" office:value="0.74" calcext:value-type="float">
            <text:p>0.74</text:p>
          </table:table-cell>
          <table:table-cell table:formula="of:=+AVERAGE([.AGJ33:.AGN33])" office:value-type="float" office:value="0.793333333333333" calcext:value-type="float">
            <text:p>0.7933333333</text:p>
          </table:table-cell>
          <table:table-cell table:formula="of:=+AVERAGE([.AGK33:.AGO33])" office:value-type="float" office:value="0.873333333333333" calcext:value-type="float">
            <text:p>0.8733333333</text:p>
          </table:table-cell>
          <table:table-cell table:formula="of:=+AVERAGE([.AGL33:.AGP33])" office:value-type="float" office:value="0.88" calcext:value-type="float">
            <text:p>0.88</text:p>
          </table:table-cell>
          <table:table-cell table:formula="of:=+AVERAGE([.AGM33:.AGQ33])" office:value-type="float" office:value="0.933333333333333" calcext:value-type="float">
            <text:p>0.9333333333</text:p>
          </table:table-cell>
          <table:table-cell table:formula="of:=+AVERAGE([.AGN33:.AGR33])" office:value-type="float" office:value="0.973333333333333" calcext:value-type="float">
            <text:p>0.9733333333</text:p>
          </table:table-cell>
          <table:table-cell table:formula="of:=+AVERAGE([.AGO33:.AGS33])" office:value-type="float" office:value="0.953333333333334" calcext:value-type="float">
            <text:p>0.9533333333</text:p>
          </table:table-cell>
          <table:table-cell table:formula="of:=+AVERAGE([.AGP33:.AGT33])" office:value-type="float" office:value="0.92" calcext:value-type="float">
            <text:p>0.92</text:p>
          </table:table-cell>
          <table:table-cell table:formula="of:=+AVERAGE([.AGQ33:.AGU33])" office:value-type="float" office:value="0.933333333333333" calcext:value-type="float">
            <text:p>0.9333333333</text:p>
          </table:table-cell>
          <table:table-cell table:formula="of:=+AVERAGE([.AGR33:.AGV33])" office:value-type="float" office:value="0.926666666666667" calcext:value-type="float">
            <text:p>0.9266666667</text:p>
          </table:table-cell>
          <table:table-cell table:formula="of:=+AVERAGE([.AGS33:.AGW33])" office:value-type="float" office:value="0.92" calcext:value-type="float">
            <text:p>0.92</text:p>
          </table:table-cell>
          <table:table-cell table:formula="of:=+AVERAGE([.AGT33:.AGX33])" office:value-type="float" office:value="0.973333333333333" calcext:value-type="float">
            <text:p>0.9733333333</text:p>
          </table:table-cell>
          <table:table-cell table:formula="of:=+AVERAGE([.AGU33:.AGY33])" office:value-type="float" office:value="1.05333333333333" calcext:value-type="float">
            <text:p>1.0533333333</text:p>
          </table:table-cell>
          <table:table-cell table:formula="of:=+AVERAGE([.AGV33:.AGZ33])" office:value-type="float" office:value="1.10666666666667" calcext:value-type="float">
            <text:p>1.1066666667</text:p>
          </table:table-cell>
          <table:table-cell table:formula="of:=+AVERAGE([.AGW33:.AHA33])" office:value-type="float" office:value="1.14" calcext:value-type="float">
            <text:p>1.14</text:p>
          </table:table-cell>
          <table:table-cell table:formula="of:=+AVERAGE([.AGX33:.AHB33])" office:value-type="float" office:value="1.16666666666667" calcext:value-type="float">
            <text:p>1.1666666667</text:p>
          </table:table-cell>
          <table:table-cell table:formula="of:=+AVERAGE([.AGY33:.AHC33])" office:value-type="float" office:value="1.16" calcext:value-type="float">
            <text:p>1.16</text:p>
          </table:table-cell>
          <table:table-cell table:formula="of:=+AVERAGE([.AGZ33:.AHD33])" office:value-type="float" office:value="1.13333333333333" calcext:value-type="float">
            <text:p>1.1333333333</text:p>
          </table:table-cell>
          <table:table-cell table:formula="of:=+AVERAGE([.AHA33:.AHE33])" office:value-type="float" office:value="1.13333333333333" calcext:value-type="float">
            <text:p>1.1333333333</text:p>
          </table:table-cell>
          <table:table-cell table:formula="of:=+AVERAGE([.AHB33:.AHF33])" office:value-type="float" office:value="1.14666666666667" calcext:value-type="float">
            <text:p>1.1466666667</text:p>
          </table:table-cell>
          <table:table-cell table:formula="of:=+AVERAGE([.AHC33:.AHG33])" office:value-type="float" office:value="1.14" calcext:value-type="float">
            <text:p>1.14</text:p>
          </table:table-cell>
          <table:table-cell table:formula="of:=+AVERAGE([.AHD33:.AHH33])" office:value-type="float" office:value="1.16" calcext:value-type="float">
            <text:p>1.16</text:p>
          </table:table-cell>
          <table:table-cell table:formula="of:=+AVERAGE([.AHE33:.AHI33])" office:value-type="float" office:value="1.17333333333333" calcext:value-type="float">
            <text:p>1.1733333333</text:p>
          </table:table-cell>
          <table:table-cell table:formula="of:=+AVERAGE([.AHF33:.AHJ33])" office:value-type="float" office:value="1.21333333333333" calcext:value-type="float">
            <text:p>1.2133333333</text:p>
          </table:table-cell>
          <table:table-cell table:formula="of:=+AVERAGE([.AHG33:.AHK33])" office:value-type="float" office:value="1.21333333333333" calcext:value-type="float">
            <text:p>1.2133333333</text:p>
          </table:table-cell>
          <table:table-cell table:formula="of:=+AVERAGE([.AHH33:.AHL33])" office:value-type="float" office:value="1.19333333333333" calcext:value-type="float">
            <text:p>1.1933333333</text:p>
          </table:table-cell>
          <table:table-cell table:formula="of:=+AVERAGE([.AHI33:.AHM33])" office:value-type="float" office:value="1.18666666666667" calcext:value-type="float">
            <text:p>1.1866666667</text:p>
          </table:table-cell>
          <table:table-cell table:formula="of:=+AVERAGE([.AHJ33:.AHN33])" office:value-type="float" office:value="1.18" calcext:value-type="float">
            <text:p>1.18</text:p>
          </table:table-cell>
          <table:table-cell table:formula="of:=+AVERAGE([.AHK33:.AHO33])" office:value-type="float" office:value="1.13333333333333" calcext:value-type="float">
            <text:p>1.1333333333</text:p>
          </table:table-cell>
          <table:table-cell table:formula="of:=+AVERAGE([.AHL33:.AHP33])" office:value-type="float" office:value="1.09333333333333" calcext:value-type="float">
            <text:p>1.0933333333</text:p>
          </table:table-cell>
          <table:table-cell table:formula="of:=+AVERAGE([.AHM33:.AHQ33])" office:value-type="float" office:value="1.12" calcext:value-type="float">
            <text:p>1.12</text:p>
          </table:table-cell>
          <table:table-cell table:formula="of:=+AVERAGE([.AHN33:.AHR33])" office:value-type="float" office:value="1.1" calcext:value-type="float">
            <text:p>1.1</text:p>
          </table:table-cell>
          <table:table-cell table:formula="of:=+AVERAGE([.AHO33:.AHS33])" office:value-type="float" office:value="1.09333333333333" calcext:value-type="float">
            <text:p>1.0933333333</text:p>
          </table:table-cell>
          <table:table-cell table:formula="of:=+AVERAGE([.AHP33:.AHT33])" office:value-type="float" office:value="1.10666666666667" calcext:value-type="float">
            <text:p>1.1066666667</text:p>
          </table:table-cell>
          <table:table-cell table:formula="of:=+AVERAGE([.AHQ33:.AHU33])" office:value-type="float" office:value="1.15333333333333" calcext:value-type="float">
            <text:p>1.1533333333</text:p>
          </table:table-cell>
          <table:table-cell table:formula="of:=+AVERAGE([.AHR33:.AHV33])" office:value-type="float" office:value="1.18" calcext:value-type="float">
            <text:p>1.18</text:p>
          </table:table-cell>
          <table:table-cell table:formula="of:=+AVERAGE([.AHS33:.AHW33])" office:value-type="float" office:value="1.18" calcext:value-type="float">
            <text:p>1.18</text:p>
          </table:table-cell>
          <table:table-cell table:formula="of:=+AVERAGE([.AHT33:.AHX33])" office:value-type="float" office:value="1.17333333333333" calcext:value-type="float">
            <text:p>1.1733333333</text:p>
          </table:table-cell>
          <table:table-cell table:formula="of:=+AVERAGE([.AHU33:.AHY33])" office:value-type="float" office:value="1.15333333333333" calcext:value-type="float">
            <text:p>1.1533333333</text:p>
          </table:table-cell>
          <table:table-cell table:formula="of:=+AVERAGE([.AHV33:.AHZ33])" office:value-type="float" office:value="1.13333333333333" calcext:value-type="float">
            <text:p>1.1333333333</text:p>
          </table:table-cell>
          <table:table-cell table:formula="of:=+AVERAGE([.AHW33:.AIA33])" office:value-type="float" office:value="1.10666666666667" calcext:value-type="float">
            <text:p>1.1066666667</text:p>
          </table:table-cell>
          <table:table-cell table:formula="of:=+AVERAGE([.AHX33:.AIB33])" office:value-type="float" office:value="1.1" calcext:value-type="float">
            <text:p>1.1</text:p>
          </table:table-cell>
          <table:table-cell table:formula="of:=+AVERAGE([.AHY33:.AIC33])" office:value-type="float" office:value="1.12" calcext:value-type="float">
            <text:p>1.12</text:p>
          </table:table-cell>
          <table:table-cell table:formula="of:=+AVERAGE([.AHZ33:.AID33])" office:value-type="float" office:value="1.14666666666667" calcext:value-type="float">
            <text:p>1.1466666667</text:p>
          </table:table-cell>
          <table:table-cell table:formula="of:=+AVERAGE([.AIA33:.AIE33])" office:value-type="float" office:value="1.2" calcext:value-type="float">
            <text:p>1.2</text:p>
          </table:table-cell>
          <table:table-cell table:formula="of:=+AVERAGE([.AIB33:.AIF33])" office:value-type="float" office:value="1.22666666666667" calcext:value-type="float">
            <text:p>1.2266666667</text:p>
          </table:table-cell>
          <table:table-cell table:formula="of:=+AVERAGE([.AIC33:.AIG33])" office:value-type="float" office:value="1.26666666666667" calcext:value-type="float">
            <text:p>1.2666666667</text:p>
          </table:table-cell>
          <table:table-cell table:formula="of:=+AVERAGE([.AID33:.AIH33])" office:value-type="float" office:value="1.25333333333333" calcext:value-type="float">
            <text:p>1.2533333333</text:p>
          </table:table-cell>
          <table:table-cell table:formula="of:=+AVERAGE([.AIE33:.AII33])" office:value-type="float" office:value="1.22666666666667" calcext:value-type="float">
            <text:p>1.2266666667</text:p>
          </table:table-cell>
          <table:table-cell table:formula="of:=+AVERAGE([.AIF33:.AIJ33])" office:value-type="float" office:value="1.15333333333333" calcext:value-type="float">
            <text:p>1.1533333333</text:p>
          </table:table-cell>
          <table:table-cell table:formula="of:=+AVERAGE([.AIG33:.AIK33])" office:value-type="float" office:value="1.10666666666667" calcext:value-type="float">
            <text:p>1.1066666667</text:p>
          </table:table-cell>
          <table:table-cell table:formula="of:=+AVERAGE([.AIH33:.AIL33])" office:value-type="float" office:value="1.08666666666667" calcext:value-type="float">
            <text:p>1.0866666667</text:p>
          </table:table-cell>
          <table:table-cell table:formula="of:=+AVERAGE([.AII33:.AIM33])" office:value-type="float" office:value="1.1" calcext:value-type="float">
            <text:p>1.1</text:p>
          </table:table-cell>
          <table:table-cell table:formula="of:=+AVERAGE([.AIJ33:.AIN33])" office:value-type="float" office:value="1.11333333333333" calcext:value-type="float">
            <text:p>1.1133333333</text:p>
          </table:table-cell>
          <table:table-cell table:formula="of:=+AVERAGE([.AIK33:.AIO33])" office:value-type="float" office:value="1.14" calcext:value-type="float">
            <text:p>1.14</text:p>
          </table:table-cell>
          <table:table-cell table:formula="of:=+AVERAGE([.AIL33:.AIP33])" office:value-type="float" office:value="1.16" calcext:value-type="float">
            <text:p>1.16</text:p>
          </table:table-cell>
          <table:table-cell table:formula="of:=+AVERAGE([.AIM33:.AIQ33])" office:value-type="float" office:value="1.12666666666667" calcext:value-type="float">
            <text:p>1.1266666667</text:p>
          </table:table-cell>
          <table:table-cell table:formula="of:=+AVERAGE([.AIN33:.AIR33])" office:value-type="float" office:value="1.08666666666667" calcext:value-type="float">
            <text:p>1.0866666667</text:p>
          </table:table-cell>
          <table:table-cell table:formula="of:=+AVERAGE([.AIO33:.AIS33])" office:value-type="float" office:value="1.02666666666667" calcext:value-type="float">
            <text:p>1.0266666667</text:p>
          </table:table-cell>
          <table:table-cell table:formula="of:=+AVERAGE([.AIP33:.AIT33])" office:value-type="float" office:value="0.986666666666667" calcext:value-type="float">
            <text:p>0.9866666667</text:p>
          </table:table-cell>
          <table:table-cell table:formula="of:=+AVERAGE([.AIQ33:.AIU33])" office:value-type="float" office:value="0.94" calcext:value-type="float">
            <text:p>0.94</text:p>
          </table:table-cell>
          <table:table-cell table:formula="of:=+AVERAGE([.AIR33:.AIV33])" office:value-type="float" office:value="0.92" calcext:value-type="float">
            <text:p>0.92</text:p>
          </table:table-cell>
          <table:table-cell table:formula="of:=+AVERAGE([.AIS33:.AIW33])" office:value-type="float" office:value="0.873333333333333" calcext:value-type="float">
            <text:p>0.8733333333</text:p>
          </table:table-cell>
          <table:table-cell table:formula="of:=+AVERAGE([.AIT33:.AIX33])" office:value-type="float" office:value="0.866666666666667" calcext:value-type="float">
            <text:p>0.8666666667</text:p>
          </table:table-cell>
          <table:table-cell table:formula="of:=+AVERAGE([.AIU33:.AIY33])" office:value-type="float" office:value="0.88" calcext:value-type="float">
            <text:p>0.88</text:p>
          </table:table-cell>
          <table:table-cell table:formula="of:=+AVERAGE([.AIV33:.AIZ33])" office:value-type="float" office:value="0.886666666666667" calcext:value-type="float">
            <text:p>0.8866666667</text:p>
          </table:table-cell>
          <table:table-cell table:formula="of:=+AVERAGE([.AIW33:.AJA33])" office:value-type="float" office:value="0.886666666666667" calcext:value-type="float">
            <text:p>0.8866666667</text:p>
          </table:table-cell>
          <table:table-cell table:formula="of:=+AVERAGE([.AIX33:.AJB33])" office:value-type="float" office:value="0.886666666666667" calcext:value-type="float">
            <text:p>0.8866666667</text:p>
          </table:table-cell>
          <table:table-cell table:formula="of:=+AVERAGE([.AIY33:.AJC33])" office:value-type="float" office:value="0.9" calcext:value-type="float">
            <text:p>0.9</text:p>
          </table:table-cell>
          <table:table-cell table:formula="of:=+AVERAGE([.AIZ33:.AJD33])" office:value-type="float" office:value="0.893333333333333" calcext:value-type="float">
            <text:p>0.8933333333</text:p>
          </table:table-cell>
          <table:table-cell table:formula="of:=+AVERAGE([.AJA33:.AJE33])" office:value-type="float" office:value="0.906666666666667" calcext:value-type="float">
            <text:p>0.9066666667</text:p>
          </table:table-cell>
          <table:table-cell table:formula="of:=+AVERAGE([.AJB33:.AJF33])" office:value-type="float" office:value="0.926666666666667" calcext:value-type="float">
            <text:p>0.9266666667</text:p>
          </table:table-cell>
          <table:table-cell table:formula="of:=+AVERAGE([.AJC33:.AJG33])" office:value-type="float" office:value="0.953333333333333" calcext:value-type="float">
            <text:p>0.9533333333</text:p>
          </table:table-cell>
          <table:table-cell table:formula="of:=+AVERAGE([.AJD33:.AJH33])" office:value-type="float" office:value="0.926666666666666" calcext:value-type="float">
            <text:p>0.9266666667</text:p>
          </table:table-cell>
          <table:table-cell table:formula="of:=+AVERAGE([.AJE33:.AJI33])" office:value-type="float" office:value="0.92" calcext:value-type="float">
            <text:p>0.92</text:p>
          </table:table-cell>
          <table:table-cell table:formula="of:=+AVERAGE([.AJF33:.AJJ33])" office:value-type="float" office:value="0.946666666666667" calcext:value-type="float">
            <text:p>0.9466666667</text:p>
          </table:table-cell>
          <table:table-cell table:formula="of:=+AVERAGE([.AJG33:.AJK33])" office:value-type="float" office:value="0.98" calcext:value-type="float">
            <text:p>0.98</text:p>
          </table:table-cell>
          <table:table-cell table:formula="of:=+AVERAGE([.AJH33:.AJL33])" office:value-type="float" office:value="1.04" calcext:value-type="float">
            <text:p>1.04</text:p>
          </table:table-cell>
          <table:table-cell table:formula="of:=+AVERAGE([.AJI33:.AJM33])" office:value-type="float" office:value="1.10666666666667" calcext:value-type="float">
            <text:p>1.1066666667</text:p>
          </table:table-cell>
          <table:table-cell table:formula="of:=+AVERAGE([.AJJ33:.AJN33])" office:value-type="float" office:value="1.12" calcext:value-type="float">
            <text:p>1.12</text:p>
          </table:table-cell>
          <table:table-cell table:formula="of:=+AVERAGE([.AJK33:.AJO33])" office:value-type="float" office:value="1.10666666666667" calcext:value-type="float">
            <text:p>1.1066666667</text:p>
          </table:table-cell>
          <table:table-cell table:formula="of:=+AVERAGE([.AJL33:.AJP33])" office:value-type="float" office:value="1.11333333333333" calcext:value-type="float">
            <text:p>1.1133333333</text:p>
          </table:table-cell>
          <table:table-cell table:formula="of:=+AVERAGE([.AJM33:.AJQ33])" office:value-type="float" office:value="1.12" calcext:value-type="float">
            <text:p>1.12</text:p>
          </table:table-cell>
          <table:table-cell table:formula="of:=+AVERAGE([.AJN33:.AJR33])" office:value-type="float" office:value="1.16666666666667" calcext:value-type="float">
            <text:p>1.1666666667</text:p>
          </table:table-cell>
          <table:table-cell table:formula="of:=+AVERAGE([.AJO33:.AJS33])" office:value-type="float" office:value="1.2" calcext:value-type="float">
            <text:p>1.2</text:p>
          </table:table-cell>
          <table:table-cell table:formula="of:=+AVERAGE([.AJP33:.AJT33])" office:value-type="float" office:value="1.23333333333333" calcext:value-type="float">
            <text:p>1.2333333333</text:p>
          </table:table-cell>
          <table:table-cell table:formula="of:=+AVERAGE([.AJQ33:.AJU33])" office:value-type="float" office:value="1.22666666666667" calcext:value-type="float">
            <text:p>1.2266666667</text:p>
          </table:table-cell>
          <table:table-cell table:formula="of:=+AVERAGE([.AJR33:.AJV33])" office:value-type="float" office:value="1.20666666666667" calcext:value-type="float">
            <text:p>1.2066666667</text:p>
          </table:table-cell>
          <table:table-cell table:formula="of:=+AVERAGE([.AJS33:.AJW33])" office:value-type="float" office:value="1.16666666666667" calcext:value-type="float">
            <text:p>1.1666666667</text:p>
          </table:table-cell>
          <table:table-cell table:formula="of:=+AVERAGE([.AJT33:.AJX33])" office:value-type="float" office:value="1.16666666666667" calcext:value-type="float">
            <text:p>1.1666666667</text:p>
          </table:table-cell>
          <table:table-cell table:formula="of:=+AVERAGE([.AJU33:.AJY33])" office:value-type="float" office:value="1.14666666666667" calcext:value-type="float">
            <text:p>1.1466666667</text:p>
          </table:table-cell>
          <table:table-cell table:formula="of:=+AVERAGE([.AJV33:.AJZ33])" office:value-type="float" office:value="1.13333333333333" calcext:value-type="float">
            <text:p>1.1333333333</text:p>
          </table:table-cell>
          <table:table-cell table:formula="of:=+AVERAGE([.AJW33:.AKA33])" office:value-type="float" office:value="1.12" calcext:value-type="float">
            <text:p>1.12</text:p>
          </table:table-cell>
          <table:table-cell table:formula="of:=+AVERAGE([.AJX33:.AKB33])" office:value-type="float" office:value="1.07333333333333" calcext:value-type="float">
            <text:p>1.0733333333</text:p>
          </table:table-cell>
          <table:table-cell table:formula="of:=+AVERAGE([.AJY33:.AKC33])" office:value-type="float" office:value="1" calcext:value-type="float">
            <text:p>1</text:p>
          </table:table-cell>
          <table:table-cell table:formula="of:=+AVERAGE([.AJZ33:.AKD33])" office:value-type="float" office:value="0.94" calcext:value-type="float">
            <text:p>0.94</text:p>
          </table:table-cell>
          <table:table-cell table:formula="of:=+AVERAGE([.AKA33:.AKE33])" office:value-type="float" office:value="0.873333333333333" calcext:value-type="float">
            <text:p>0.8733333333</text:p>
          </table:table-cell>
          <table:table-cell table:formula="of:=+AVERAGE([.AKB33:.AKF33])" office:value-type="float" office:value="0.833333333333333" calcext:value-type="float">
            <text:p>0.8333333333</text:p>
          </table:table-cell>
          <table:table-cell table:formula="of:=+AVERAGE([.AKC33:.AKG33])" office:value-type="float" office:value="0.833333333333333" calcext:value-type="float">
            <text:p>0.8333333333</text:p>
          </table:table-cell>
          <table:table-cell table:formula="of:=+AVERAGE([.AKD33:.AKH33])" office:value-type="float" office:value="0.84" calcext:value-type="float">
            <text:p>0.84</text:p>
          </table:table-cell>
          <table:table-cell table:formula="of:=+AVERAGE([.AKE33:.AKI33])" office:value-type="float" office:value="0.833333333333333" calcext:value-type="float">
            <text:p>0.8333333333</text:p>
          </table:table-cell>
          <table:table-cell table:formula="of:=+AVERAGE([.AKF33:.AKJ33])" office:value-type="float" office:value="0.853333333333333" calcext:value-type="float">
            <text:p>0.8533333333</text:p>
          </table:table-cell>
          <table:table-cell table:formula="of:=+AVERAGE([.AKG33:.AKK33])" office:value-type="float" office:value="0.866666666666667" calcext:value-type="float">
            <text:p>0.8666666667</text:p>
          </table:table-cell>
          <table:table-cell table:formula="of:=+AVERAGE([.AKH33:.AKL33])" office:value-type="float" office:value="0.9" calcext:value-type="float">
            <text:p>0.9</text:p>
          </table:table-cell>
          <table:table-cell table:formula="of:=+AVERAGE([.AKI33:.AKM33])" office:value-type="float" office:value="0.933333333333333" calcext:value-type="float">
            <text:p>0.9333333333</text:p>
          </table:table-cell>
          <table:table-cell table:formula="of:=+AVERAGE([.AKJ33:.AKN33])" office:value-type="float" office:value="0.973333333333333" calcext:value-type="float">
            <text:p>0.9733333333</text:p>
          </table:table-cell>
          <table:table-cell table:formula="of:=+AVERAGE([.AKK33:.AKO33])" office:value-type="float" office:value="1" calcext:value-type="float">
            <text:p>1</text:p>
          </table:table-cell>
          <table:table-cell table:formula="of:=+AVERAGE([.AKL33:.AKP33])" office:value-type="float" office:value="0.986666666666667" calcext:value-type="float">
            <text:p>0.9866666667</text:p>
          </table:table-cell>
          <table:table-cell table:formula="of:=+AVERAGE([.AKM33:.AKQ33])" office:value-type="float" office:value="0.926666666666667" calcext:value-type="float">
            <text:p>0.9266666667</text:p>
          </table:table-cell>
          <table:table-cell table:formula="of:=+AVERAGE([.AKN33:.AKR33])" office:value-type="float" office:value="0.88" calcext:value-type="float">
            <text:p>0.88</text:p>
          </table:table-cell>
          <table:table-cell table:formula="of:=+AVERAGE([.AKO33:.AKS33])" office:value-type="float" office:value="0.866666666666667" calcext:value-type="float">
            <text:p>0.8666666667</text:p>
          </table:table-cell>
          <table:table-cell table:formula="of:=+AVERAGE([.AKP33:.AKT33])" office:value-type="float" office:value="0.88" calcext:value-type="float">
            <text:p>0.88</text:p>
          </table:table-cell>
          <table:table-cell table:formula="of:=+AVERAGE([.AKQ33:.AKU33])" office:value-type="float" office:value="0.913333333333333" calcext:value-type="float">
            <text:p>0.9133333333</text:p>
          </table:table-cell>
          <table:table-cell table:formula="of:=+AVERAGE([.AKR33:.AKV33])" office:value-type="float" office:value="0.986666666666667" calcext:value-type="float">
            <text:p>0.9866666667</text:p>
          </table:table-cell>
          <table:table-cell table:formula="of:=+AVERAGE([.AKS33:.AKW33])" office:value-type="float" office:value="1.04" calcext:value-type="float">
            <text:p>1.04</text:p>
          </table:table-cell>
          <table:table-cell table:formula="of:=+AVERAGE([.AKT33:.AKX33])" office:value-type="float" office:value="1.07333333333333" calcext:value-type="float">
            <text:p>1.0733333333</text:p>
          </table:table-cell>
          <table:table-cell table:formula="of:=+AVERAGE([.AKU33:.AKY33])" office:value-type="float" office:value="1.08666666666667" calcext:value-type="float">
            <text:p>1.0866666667</text:p>
          </table:table-cell>
          <table:table-cell table:formula="of:=+AVERAGE([.AKV33:.AKZ33])" office:value-type="float" office:value="1.10666666666667" calcext:value-type="float">
            <text:p>1.1066666667</text:p>
          </table:table-cell>
          <table:table-cell table:formula="of:=+AVERAGE([.AKW33:.ALA33])" office:value-type="float" office:value="1.08666666666667" calcext:value-type="float">
            <text:p>1.0866666667</text:p>
          </table:table-cell>
          <table:table-cell table:formula="of:=+AVERAGE([.AKX33:.ALB33])" office:value-type="float" office:value="1.09333333333333" calcext:value-type="float">
            <text:p>1.0933333333</text:p>
          </table:table-cell>
          <table:table-cell table:formula="of:=+AVERAGE([.AKY33:.ALC33])" office:value-type="float" office:value="1.08666666666667" calcext:value-type="float">
            <text:p>1.0866666667</text:p>
          </table:table-cell>
          <table:table-cell table:formula="of:=+AVERAGE([.AKZ33:.ALD33])" office:value-type="float" office:value="1.07333333333333" calcext:value-type="float">
            <text:p>1.0733333333</text:p>
          </table:table-cell>
          <table:table-cell table:formula="of:=+AVERAGE([.ALA33:.ALE33])" office:value-type="float" office:value="1.06666666666667" calcext:value-type="float">
            <text:p>1.0666666667</text:p>
          </table:table-cell>
          <table:table-cell table:formula="of:=+AVERAGE([.ALB33:.ALF33])" office:value-type="float" office:value="1.08666666666667" calcext:value-type="float">
            <text:p>1.0866666667</text:p>
          </table:table-cell>
          <table:table-cell table:formula="of:=+AVERAGE([.ALC33:.ALG33])" office:value-type="float" office:value="1.07333333333333" calcext:value-type="float">
            <text:p>1.0733333333</text:p>
          </table:table-cell>
          <table:table-cell table:formula="of:=+AVERAGE([.ALD33:.ALH33])" office:value-type="float" office:value="1.06666666666667" calcext:value-type="float">
            <text:p>1.0666666667</text:p>
          </table:table-cell>
          <table:table-cell table:formula="of:=+AVERAGE([.ALE33:.ALI33])" office:value-type="float" office:value="1.05333333333333" calcext:value-type="float">
            <text:p>1.0533333333</text:p>
          </table:table-cell>
          <table:table-cell table:formula="of:=+AVERAGE([.ALF33:.ALJ33])" office:value-type="float" office:value="1.03333333333333" calcext:value-type="float">
            <text:p>1.0333333333</text:p>
          </table:table-cell>
          <table:table-cell table:formula="of:=+AVERAGE([.ALG33:.ALK33])" office:value-type="float" office:value="1" calcext:value-type="float">
            <text:p>1</text:p>
          </table:table-cell>
          <table:table-cell table:formula="of:=+AVERAGE([.ALH33:.ALL33])" office:value-type="float" office:value="1" calcext:value-type="float">
            <text:p>1</text:p>
          </table:table-cell>
          <table:table-cell table:formula="of:=+AVERAGE([.ALI33:.ALM33])" office:value-type="float" office:value="0.973333333333333" calcext:value-type="float">
            <text:p>0.9733333333</text:p>
          </table:table-cell>
          <table:table-cell table:formula="of:=+AVERAGE([.ALJ33:.ALN33])" office:value-type="float" office:value="0.98" calcext:value-type="float">
            <text:p>0.98</text:p>
          </table:table-cell>
          <table:table-cell table:formula="of:=+AVERAGE([.ALK33:.ALO33])" office:value-type="float" office:value="0.986666666666667" calcext:value-type="float">
            <text:p>0.9866666667</text:p>
          </table:table-cell>
          <table:table-cell table:formula="of:=+AVERAGE([.ALL33:.ALP33])" office:value-type="float" office:value="1.02666666666667" calcext:value-type="float">
            <text:p>1.0266666667</text:p>
          </table:table-cell>
          <table:table-cell table:formula="of:=+AVERAGE([.ALM33:.ALQ33])" office:value-type="float" office:value="1.06" calcext:value-type="float">
            <text:p>1.06</text:p>
          </table:table-cell>
          <table:table-cell table:formula="of:=+AVERAGE([.ALN33:.ALR33])" office:value-type="float" office:value="1.11333333333333" calcext:value-type="float">
            <text:p>1.1133333333</text:p>
          </table:table-cell>
          <table:table-cell table:formula="of:=+AVERAGE([.ALO33:.ALS33])" office:value-type="float" office:value="1.13333333333333" calcext:value-type="float">
            <text:p>1.1333333333</text:p>
          </table:table-cell>
          <table:table-cell table:formula="of:=+AVERAGE([.ALP33:.ALT33])" office:value-type="float" office:value="1.12" calcext:value-type="float">
            <text:p>1.12</text:p>
          </table:table-cell>
          <table:table-cell table:formula="of:=+AVERAGE([.ALQ33:.ALU33])" office:value-type="float" office:value="1.1" calcext:value-type="float">
            <text:p>1.1</text:p>
          </table:table-cell>
          <table:table-cell table:formula="of:=+AVERAGE([.ALR33:.ALV33])" office:value-type="float" office:value="1.07333333333333" calcext:value-type="float">
            <text:p>1.0733333333</text:p>
          </table:table-cell>
          <table:table-cell table:formula="of:=+AVERAGE([.ALS33:.ALW33])" office:value-type="float" office:value="1.06" calcext:value-type="float">
            <text:p>1.06</text:p>
          </table:table-cell>
          <table:table-cell table:formula="of:=+AVERAGE([.ALT33:.ALX33])" office:value-type="float" office:value="1.04666666666667" calcext:value-type="float">
            <text:p>1.0466666667</text:p>
          </table:table-cell>
          <table:table-cell table:formula="of:=+AVERAGE([.ALU33:.ALY33])" office:value-type="float" office:value="1.06" calcext:value-type="float">
            <text:p>1.06</text:p>
          </table:table-cell>
          <table:table-cell table:formula="of:=+AVERAGE([.ALV33:.ALZ33])" office:value-type="float" office:value="1.05333333333333" calcext:value-type="float">
            <text:p>1.0533333333</text:p>
          </table:table-cell>
          <table:table-cell table:formula="of:=+AVERAGE([.ALW33:.AMA33])" office:value-type="float" office:value="1.04666666666667" calcext:value-type="float">
            <text:p>1.0466666667</text:p>
          </table:table-cell>
          <table:table-cell table:formula="of:=+AVERAGE([.ALX33:.AMB33])" office:value-type="float" office:value="1.04" calcext:value-type="float">
            <text:p>1.04</text:p>
          </table:table-cell>
          <table:table-cell table:formula="of:=+AVERAGE([.ALY33:.AMC33])" office:value-type="float" office:value="1.00666666666667" calcext:value-type="float">
            <text:p>1.0066666667</text:p>
          </table:table-cell>
          <table:table-cell table:formula="of:=+AVERAGE([.ALZ33:.AMD33])" office:value-type="float" office:value="0.953333333333333" calcext:value-type="float">
            <text:p>0.9533333333</text:p>
          </table:table-cell>
          <table:table-cell table:formula="of:=+AVERAGE([.AMA33:.AME33])" office:value-type="float" office:value="0.893333333333333" calcext:value-type="float">
            <text:p>0.8933333333</text:p>
          </table:table-cell>
          <table:table-cell table:formula="of:=+AVERAGE([.AMB33:.AMF33])" office:value-type="float" office:value="0.84" calcext:value-type="float">
            <text:p>0.84</text:p>
          </table:table-cell>
          <table:table-cell table:formula="of:=+AVERAGE([.AMC33:.AMG33])" office:value-type="float" office:value="0.793333333333333" calcext:value-type="float">
            <text:p>0.7933333333</text:p>
          </table:table-cell>
          <table:table-cell table:formula="of:=+AVERAGE([.AMD33:.AMH33])" office:value-type="float" office:value="0.773333333333333" calcext:value-type="float">
            <text:p>0.7733333333</text:p>
          </table:table-cell>
          <table:table-cell table:formula="of:=+AVERAGE([.AME33:.AMI33])" office:value-type="float" office:value="0.773333333333333" calcext:value-type="float">
            <text:p>0.7733333333</text:p>
          </table:table-cell>
          <table:table-cell table:formula="of:=+AVERAGE([.AMF33:.AMJ33])" office:value-type="float" office:value="0.78" calcext:value-type="float">
            <text:p>0.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22:11:22.936061717</dc:date>
    <meta:editing-duration>PT9M</meta:editing-duration>
    <meta:editing-cycles>2</meta:editing-cycles>
    <meta:generator>LibreOffice/5.1.6.2$Linux_X86_64 LibreOffice_project/10m0$Build-2</meta:generator>
    <meta:document-statistic meta:table-count="1" meta:cell-count="34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45cm" svg:height="15.965cm" xlink:href=".." xlink:type="simple" chart:class="chart:line" chart:style-name="ch1">
        <chart:legend chart:legend-position="end" svg:x="29.063cm" svg:y="7.683cm" style:legend-expansion="high" chart:style-name="ch2"/>
        <chart:plot-area chart:style-name="ch3" table:cell-range-address="'camiones-en-cola-aplastador-1hs'.D34:'camiones-en-cola-aplastador-1hs'.AMH34" svg:x="0.63cm" svg:y="0.319cm" svg:width="27.803cm" svg:height="15.327cm">
          <chartooo:coordinate-region svg:x="1.357cm" svg:y="0.319cm" svg:width="27.076cm" svg:height="14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miones-en-cola-aplastador-1hs'.D34:'camiones-en-cola-aplastador-1hs'.AMH34" chart:class="chart:line">
            <chart:data-point chart:repeated="10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.70666666666667">
                <text:p>1.70666666666667</text:p>
                <draw:g>
                  <svg:desc>'camiones-en-cola-aplastador-1hs'.D34:'camiones-en-cola-aplastador-1hs'.AMH34</svg:desc>
                </draw:g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3.04666666666667">
                <text:p>3.04666666666667</text:p>
              </table:table-cell>
              <table:table-cell office:value-type="float" office:value="3.27333333333333">
                <text:p>3.27333333333333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3.62">
                <text:p>3.62</text:p>
              </table:table-cell>
              <table:table-cell office:value-type="float" office:value="3.74666666666667">
                <text:p>3.74666666666667</text:p>
              </table:table-cell>
              <table:table-cell office:value-type="float" office:value="3.8">
                <text:p>3.8</text:p>
              </table:table-cell>
              <table:table-cell office:value-type="float" office:value="3.80666666666667">
                <text:p>3.80666666666667</text:p>
              </table:table-cell>
              <table:table-cell office:value-type="float" office:value="3.75333333333333">
                <text:p>3.75333333333333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3.65333333333333">
                <text:p>3.65333333333333</text:p>
              </table:table-cell>
              <table:table-cell office:value-type="float" office:value="3.58666666666667">
                <text:p>3.58666666666667</text:p>
              </table:table-cell>
              <table:table-cell office:value-type="float" office:value="3.52">
                <text:p>3.52</text:p>
              </table:table-cell>
              <table:table-cell office:value-type="float" office:value="3.48">
                <text:p>3.48</text:p>
              </table:table-cell>
              <table:table-cell office:value-type="float" office:value="3.40666666666667">
                <text:p>3.40666666666667</text:p>
              </table:table-cell>
              <table:table-cell office:value-type="float" office:value="3.34">
                <text:p>3.34</text:p>
              </table:table-cell>
              <table:table-cell office:value-type="float" office:value="3.28666666666667">
                <text:p>3.28666666666667</text:p>
              </table:table-cell>
              <table:table-cell office:value-type="float" office:value="3.20666666666667">
                <text:p>3.20666666666667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2.88666666666667">
                <text:p>2.88666666666667</text:p>
              </table:table-cell>
              <table:table-cell office:value-type="float" office:value="2.76">
                <text:p>2.76</text:p>
              </table:table-cell>
              <table:table-cell office:value-type="float" office:value="2.6">
                <text:p>2.6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2.48">
                <text:p>2.48</text:p>
              </table:table-cell>
              <table:table-cell office:value-type="float" office:value="2.46">
                <text:p>2.46</text:p>
              </table:table-cell>
              <table:table-cell office:value-type="float" office:value="2.4">
                <text:p>2.4</text:p>
              </table:table-cell>
              <table:table-cell office:value-type="float" office:value="2.38666666666667">
                <text:p>2.38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8">
                <text:p>2.28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24666666666667">
                <text:p>2.24666666666667</text:p>
              </table:table-cell>
              <table:table-cell office:value-type="float" office:value="2.25333333333333">
                <text:p>2.25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28666666666667">
                <text:p>2.28666666666667</text:p>
              </table:table-cell>
              <table:table-cell office:value-type="float" office:value="2.25333333333333">
                <text:p>2.25333333333333</text:p>
              </table:table-cell>
              <table:table-cell office:value-type="float" office:value="2.22">
                <text:p>2.22</text:p>
              </table:table-cell>
              <table:table-cell office:value-type="float" office:value="2.14666666666667">
                <text:p>2.14666666666667</text:p>
              </table:table-cell>
              <table:table-cell office:value-type="float" office:value="2.08">
                <text:p>2.08</text:p>
              </table:table-cell>
              <table:table-cell office:value-type="float" office:value="1.96">
                <text:p>1.96</text:p>
              </table:table-cell>
              <table:table-cell office:value-type="float" office:value="1.84666666666667">
                <text:p>1.84666666666667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94">
                <text:p>1.94</text:p>
              </table:table-cell>
              <table:table-cell office:value-type="float" office:value="2.05333333333333">
                <text:p>2.05333333333333</text:p>
              </table:table-cell>
              <table:table-cell office:value-type="float" office:value="2.08">
                <text:p>2.08</text:p>
              </table:table-cell>
              <table:table-cell office:value-type="float" office:value="2.11333333333333">
                <text:p>2.11333333333333</text:p>
              </table:table-cell>
              <table:table-cell office:value-type="float" office:value="2.18666666666667">
                <text:p>2.18666666666667</text:p>
              </table:table-cell>
              <table:table-cell office:value-type="float" office:value="2.2">
                <text:p>2.2</text:p>
              </table:table-cell>
              <table:table-cell office:value-type="float" office:value="2.20666666666667">
                <text:p>2.20666666666667</text:p>
              </table:table-cell>
              <table:table-cell office:value-type="float" office:value="2.26">
                <text:p>2.26</text:p>
              </table:table-cell>
              <table:table-cell office:value-type="float" office:value="2.28666666666667">
                <text:p>2.28666666666667</text:p>
              </table:table-cell>
              <table:table-cell office:value-type="float" office:value="2.19333333333333">
                <text:p>2.19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6">
                <text:p>2.06</text:p>
              </table:table-cell>
              <table:table-cell office:value-type="float" office:value="2">
                <text:p>2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1.98666666666667">
                <text:p>1.98666666666667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1.94666666666667">
                <text:p>1.94666666666667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1.8">
                <text:p>1.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8">
                <text:p>1.58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8">
                <text:p>1.58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8">
                <text:p>1.78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6">
                <text:p>1.76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67333333333333">
                <text:p>1.67333333333333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56">
                <text:p>1.56</text:p>
              </table:table-cell>
              <table:table-cell office:value-type="float" office:value="1.5">
                <text:p>1.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47333333333333">
                <text:p>1.47333333333333</text:p>
              </table:table-cell>
              <table:table-cell office:value-type="float" office:value="1.59333333333333">
                <text:p>1.59333333333333</text:p>
              </table:table-cell>
              <table:table-cell office:value-type="float" office:value="1.76">
                <text:p>1.76</text:p>
              </table:table-cell>
              <table:table-cell office:value-type="float" office:value="1.92">
                <text:p>1.92</text:p>
              </table:table-cell>
              <table:table-cell office:value-type="float" office:value="2.05333333333333">
                <text:p>2.05333333333333</text:p>
              </table:table-cell>
              <table:table-cell office:value-type="float" office:value="2.15333333333333">
                <text:p>2.15333333333333</text:p>
              </table:table-cell>
              <table:table-cell office:value-type="float" office:value="2.18666666666667">
                <text:p>2.18666666666667</text:p>
              </table:table-cell>
              <table:table-cell office:value-type="float" office:value="2.20666666666667">
                <text:p>2.20666666666667</text:p>
              </table:table-cell>
              <table:table-cell office:value-type="float" office:value="2.24">
                <text:p>2.24</text:p>
              </table:table-cell>
              <table:table-cell office:value-type="float" office:value="2.26">
                <text:p>2.26</text:p>
              </table:table-cell>
              <table:table-cell office:value-type="float" office:value="2.24">
                <text:p>2.24</text:p>
              </table:table-cell>
              <table:table-cell office:value-type="float" office:value="2.19333333333333">
                <text:p>2.19333333333333</text:p>
              </table:table-cell>
              <table:table-cell office:value-type="float" office:value="2.07333333333333">
                <text:p>2.07333333333333</text:p>
              </table:table-cell>
              <table:table-cell office:value-type="float" office:value="1.92">
                <text:p>1.92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4">
                <text:p>1.74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5333333333333">
                <text:p>1.75333333333333</text:p>
              </table:table-cell>
              <table:table-cell office:value-type="float" office:value="1.8">
                <text:p>1.8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4">
                <text:p>1.84</text:p>
              </table:table-cell>
              <table:table-cell office:value-type="float" office:value="1.84666666666667">
                <text:p>1.84666666666667</text:p>
              </table:table-cell>
              <table:table-cell office:value-type="float" office:value="1.80666666666667">
                <text:p>1.80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">
                <text:p>1.56</text:p>
              </table:table-cell>
              <table:table-cell office:value-type="float" office:value="1.59333333333333">
                <text:p>1.59333333333333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2666666666667">
                <text:p>1.92666666666667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8">
                <text:p>2.08</text:p>
              </table:table-cell>
              <table:table-cell office:value-type="float" office:value="2.11333333333333">
                <text:p>2.11333333333333</text:p>
              </table:table-cell>
              <table:table-cell office:value-type="float" office:value="2.14666666666667">
                <text:p>2.14666666666667</text:p>
              </table:table-cell>
              <table:table-cell office:value-type="float" office:value="2.18">
                <text:p>2.18</text:p>
              </table:table-cell>
              <table:table-cell office:value-type="float" office:value="2.21333333333333">
                <text:p>2.21333333333333</text:p>
              </table:table-cell>
              <table:table-cell office:value-type="float" office:value="2.29333333333333">
                <text:p>2.29333333333333</text:p>
              </table:table-cell>
              <table:table-cell office:value-type="float" office:value="2.31333333333333">
                <text:p>2.31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2666666666667">
                <text:p>2.32666666666667</text:p>
              </table:table-cell>
              <table:table-cell office:value-type="float" office:value="2.31333333333333">
                <text:p>2.31333333333333</text:p>
              </table:table-cell>
              <table:table-cell office:value-type="float" office:value="2.28666666666667">
                <text:p>2.28666666666667</text:p>
              </table:table-cell>
              <table:table-cell office:value-type="float" office:value="2.30666666666667">
                <text:p>2.30666666666667</text:p>
              </table:table-cell>
              <table:table-cell office:value-type="float" office:value="2.32">
                <text:p>2.32</text:p>
              </table:table-cell>
              <table:table-cell office:value-type="float" office:value="2.30666666666667">
                <text:p>2.30666666666667</text:p>
              </table:table-cell>
              <table:table-cell office:value-type="float" office:value="2.32">
                <text:p>2.3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7333333333333">
                <text:p>2.27333333333333</text:p>
              </table:table-cell>
              <table:table-cell office:value-type="float" office:value="2.26">
                <text:p>2.26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27333333333333">
                <text:p>2.27333333333333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2.54">
                <text:p>2.54</text:p>
              </table:table-cell>
              <table:table-cell office:value-type="float" office:value="2.58666666666667">
                <text:p>2.58666666666667</text:p>
              </table:table-cell>
              <table:table-cell office:value-type="float" office:value="2.64">
                <text:p>2.64</text:p>
              </table:table-cell>
              <table:table-cell office:value-type="float" office:value="2.66">
                <text:p>2.66</text:p>
              </table:table-cell>
              <table:table-cell office:value-type="float" office:value="2.67333333333333">
                <text:p>2.67333333333333</text:p>
              </table:table-cell>
              <table:table-cell office:value-type="float" office:value="2.69333333333333">
                <text:p>2.69333333333333</text:p>
              </table:table-cell>
              <table:table-cell office:value-type="float" office:value="2.69333333333333">
                <text:p>2.69333333333333</text:p>
              </table:table-cell>
              <table:table-cell office:value-type="float" office:value="2.66">
                <text:p>2.66</text:p>
              </table:table-cell>
              <table:table-cell office:value-type="float" office:value="2.61333333333333">
                <text:p>2.61333333333333</text:p>
              </table:table-cell>
              <table:table-cell office:value-type="float" office:value="2.61333333333333">
                <text:p>2.61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54">
                <text:p>2.54</text:p>
              </table:table-cell>
              <table:table-cell office:value-type="float" office:value="2.54">
                <text:p>2.54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2.5">
                <text:p>2.5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58">
                <text:p>2.58</text:p>
              </table:table-cell>
              <table:table-cell office:value-type="float" office:value="2.60666666666667">
                <text:p>2.60666666666667</text:p>
              </table:table-cell>
              <table:table-cell office:value-type="float" office:value="2.58">
                <text:p>2.58</text:p>
              </table:table-cell>
              <table:table-cell office:value-type="float" office:value="2.55333333333333">
                <text:p>2.55333333333333</text:p>
              </table:table-cell>
              <table:table-cell office:value-type="float" office:value="2.5">
                <text:p>2.5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2.44">
                <text:p>2.44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2.46">
                <text:p>2.46</text:p>
              </table:table-cell>
              <table:table-cell office:value-type="float" office:value="2.41333333333333">
                <text:p>2.41333333333333</text:p>
              </table:table-cell>
              <table:table-cell office:value-type="float" office:value="2.31333333333333">
                <text:p>2.31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8666666666667">
                <text:p>2.08666666666667</text:p>
              </table:table-cell>
              <table:table-cell office:value-type="float" office:value="2.02">
                <text:p>2.02</text:p>
              </table:table-cell>
              <table:table-cell office:value-type="float" office:value="1.94">
                <text:p>1.94</text:p>
              </table:table-cell>
              <table:table-cell office:value-type="float" office:value="1.88666666666667">
                <text:p>1.88666666666667</text:p>
              </table:table-cell>
              <table:table-cell office:value-type="float" office:value="1.88666666666667">
                <text:p>1.88666666666667</text:p>
              </table:table-cell>
              <table:table-cell office:value-type="float" office:value="1.89333333333333">
                <text:p>1.89333333333333</text:p>
              </table:table-cell>
              <table:table-cell office:value-type="float" office:value="1.92666666666667">
                <text:p>1.92666666666667</text:p>
              </table:table-cell>
              <table:table-cell office:value-type="float" office:value="2.00666666666667">
                <text:p>2.00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2666666666667">
                <text:p>2.12666666666667</text:p>
              </table:table-cell>
              <table:table-cell office:value-type="float" office:value="2.17333333333333">
                <text:p>2.17333333333333</text:p>
              </table:table-cell>
              <table:table-cell office:value-type="float" office:value="2.12666666666667">
                <text:p>2.12666666666667</text:p>
              </table:table-cell>
              <table:table-cell office:value-type="float" office:value="2.04">
                <text:p>2.04</text:p>
              </table:table-cell>
              <table:table-cell office:value-type="float" office:value="1.99333333333333">
                <text:p>1.99333333333333</text:p>
              </table:table-cell>
              <table:table-cell office:value-type="float" office:value="1.89333333333333">
                <text:p>1.89333333333333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80666666666667">
                <text:p>1.80666666666667</text:p>
              </table:table-cell>
              <table:table-cell office:value-type="float" office:value="1.88">
                <text:p>1.88</text:p>
              </table:table-cell>
              <table:table-cell office:value-type="float" office:value="1.89333333333333">
                <text:p>1.89333333333333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1.89333333333333">
                <text:p>1.89333333333333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6">
                <text:p>1.76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">
                <text:p>1.7</text:p>
              </table:table-cell>
              <table:table-cell office:value-type="float" office:value="1.66">
                <text:p>1.66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2">
                <text:p>1.72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84">
                <text:p>1.84</text:p>
              </table:table-cell>
              <table:table-cell office:value-type="float" office:value="1.86">
                <text:p>1.86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4">
                <text:p>1.84</text:p>
              </table:table-cell>
              <table:table-cell office:value-type="float" office:value="1.82">
                <text:p>1.82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8">
                <text:p>1.78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8">
                <text:p>1.78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1.76">
                <text:p>1.76</text:p>
              </table:table-cell>
              <table:table-cell office:value-type="float" office:value="1.74">
                <text:p>1.74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4">
                <text:p>1.64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1.57333333333333">
                <text:p>1.57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4">
                <text:p>1.54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9333333333333">
                <text:p>1.39333333333333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8">
                <text:p>1.48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8">
                <text:p>1.48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8666666666667">
                <text:p>1.38666666666667</text:p>
              </table:table-cell>
              <table:table-cell office:value-type="float" office:value="1.32">
                <text:p>1.32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32">
                <text:p>1.32</text:p>
              </table:table-cell>
              <table:table-cell office:value-type="float" office:value="1.40666666666667">
                <text:p>1.40666666666667</text:p>
              </table:table-cell>
              <table:table-cell office:value-type="float" office:value="1.5">
                <text:p>1.5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6">
                <text:p>1.76</text:p>
              </table:table-cell>
              <table:table-cell office:value-type="float" office:value="1.76">
                <text:p>1.76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">
                <text:p>1.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8">
                <text:p>1.68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64">
                <text:p>1.64</text:p>
              </table:table-cell>
              <table:table-cell office:value-type="float" office:value="1.68">
                <text:p>1.68</text:p>
              </table:table-cell>
              <table:table-cell office:value-type="float" office:value="1.8">
                <text:p>1.8</text:p>
              </table:table-cell>
              <table:table-cell office:value-type="float" office:value="1.87333333333333">
                <text:p>1.87333333333333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1.88666666666667">
                <text:p>1.88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">
                <text:p>1.8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66">
                <text:p>1.66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76">
                <text:p>1.76</text:p>
              </table:table-cell>
              <table:table-cell office:value-type="float" office:value="1.8">
                <text:p>1.8</text:p>
              </table:table-cell>
              <table:table-cell office:value-type="float" office:value="1.84666666666667">
                <text:p>1.84666666666667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66">
                <text:p>1.66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39333333333333">
                <text:p>1.39333333333333</text:p>
              </table:table-cell>
              <table:table-cell office:value-type="float" office:value="1.38">
                <text:p>1.3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4">
                <text:p>1.3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1.64">
                <text:p>1.64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5333333333333">
                <text:p>1.75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80666666666667">
                <text:p>1.80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7333333333333">
                <text:p>1.87333333333333</text:p>
              </table:table-cell>
              <table:table-cell office:value-type="float" office:value="1.88666666666667">
                <text:p>1.88666666666667</text:p>
              </table:table-cell>
              <table:table-cell office:value-type="float" office:value="1.84">
                <text:p>1.84</text:p>
              </table:table-cell>
              <table:table-cell office:value-type="float" office:value="1.8">
                <text:p>1.8</text:p>
              </table:table-cell>
              <table:table-cell office:value-type="float" office:value="1.78">
                <text:p>1.78</text:p>
              </table:table-cell>
              <table:table-cell office:value-type="float" office:value="1.76">
                <text:p>1.76</text:p>
              </table:table-cell>
              <table:table-cell office:value-type="float" office:value="1.8">
                <text:p>1.8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87333333333333">
                <text:p>1.8733333333333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8">
                <text:p>1.98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.08">
                <text:p>2.08</text:p>
              </table:table-cell>
              <table:table-cell office:value-type="float" office:value="2.05333333333333">
                <text:p>2.05333333333333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.06">
                <text:p>2.06</text:p>
              </table:table-cell>
              <table:table-cell office:value-type="float" office:value="2.08666666666667">
                <text:p>2.08666666666667</text:p>
              </table:table-cell>
              <table:table-cell office:value-type="float" office:value="2.12">
                <text:p>2.12</text:p>
              </table:table-cell>
              <table:table-cell office:value-type="float" office:value="2.10666666666667">
                <text:p>2.10666666666667</text:p>
              </table:table-cell>
              <table:table-cell office:value-type="float" office:value="2.07333333333333">
                <text:p>2.07333333333333</text:p>
              </table:table-cell>
              <table:table-cell office:value-type="float" office:value="2.04666666666667">
                <text:p>2.04666666666667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1.88">
                <text:p>1.8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">
                <text:p>1.7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66">
                <text:p>1.66</text:p>
              </table:table-cell>
              <table:table-cell office:value-type="float" office:value="1.58">
                <text:p>1.58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50666666666667">
                <text:p>1.50666666666667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57333333333333">
                <text:p>1.57333333333333</text:p>
              </table:table-cell>
              <table:table-cell office:value-type="float" office:value="1.58">
                <text:p>1.58</text:p>
              </table:table-cell>
              <table:table-cell office:value-type="float" office:value="1.62">
                <text:p>1.62</text:p>
              </table:table-cell>
              <table:table-cell office:value-type="float" office:value="1.67333333333333">
                <text:p>1.67333333333333</text:p>
              </table:table-cell>
              <table:table-cell office:value-type="float" office:value="1.68666666666667">
                <text:p>1.68666666666667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8">
                <text:p>1.68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8666666666667">
                <text:p>1.68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6">
                <text:p>1.76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38666666666667">
                <text:p>1.38666666666667</text:p>
              </table:table-cell>
              <table:table-cell office:value-type="float" office:value="1.32666666666667">
                <text:p>1.32666666666667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22666666666667">
                <text:p>1.22666666666667</text:p>
              </table:table-cell>
              <table:table-cell office:value-type="float" office:value="1.24">
                <text:p>1.24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1.32666666666667">
                <text:p>1.32666666666667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5333333333333">
                <text:p>1.75333333333333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98">
                <text:p>1.98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1.98">
                <text:p>1.98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74">
                <text:p>1.74</text:p>
              </table:table-cell>
              <table:table-cell office:value-type="float" office:value="1.72">
                <text:p>1.72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54">
                <text:p>1.54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1.2">
                <text:p>1.2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0666666666667">
                <text:p>1.20666666666667</text:p>
              </table:table-cell>
              <table:table-cell office:value-type="float" office:value="1.3">
                <text:p>1.3</text:p>
              </table:table-cell>
              <table:table-cell office:value-type="float" office:value="1.40666666666667">
                <text:p>1.40666666666667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2">
                <text:p>1.5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4">
                <text:p>1.4</text:p>
              </table:table-cell>
              <table:table-cell office:value-type="float" office:value="1.48">
                <text:p>1.48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62">
                <text:p>1.62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68">
                <text:p>1.68</text:p>
              </table:table-cell>
              <table:table-cell office:value-type="float" office:value="1.74">
                <text:p>1.74</text:p>
              </table:table-cell>
              <table:table-cell office:value-type="float" office:value="1.76">
                <text:p>1.76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6">
                <text:p>1.66</text:p>
              </table:table-cell>
              <table:table-cell office:value-type="float" office:value="1.56">
                <text:p>1.56</text:p>
              </table:table-cell>
              <table:table-cell office:value-type="float" office:value="1.50666666666667">
                <text:p>1.50666666666667</text:p>
              </table:table-cell>
              <table:table-cell office:value-type="float" office:value="1.47333333333333">
                <text:p>1.47333333333333</text:p>
              </table:table-cell>
              <table:table-cell office:value-type="float" office:value="1.50666666666667">
                <text:p>1.50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6">
                <text:p>1.66</text:p>
              </table:table-cell>
              <table:table-cell office:value-type="float" office:value="1.67333333333333">
                <text:p>1.67333333333333</text:p>
              </table:table-cell>
              <table:table-cell office:value-type="float" office:value="1.68">
                <text:p>1.68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7333333333333">
                <text:p>1.57333333333333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1.67333333333333">
                <text:p>1.67333333333333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8">
                <text:p>1.8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4666666666667">
                <text:p>1.74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.38">
                <text:p>1.38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54">
                <text:p>1.54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68">
                <text:p>1.6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56">
                <text:p>1.56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6">
                <text:p>1.56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62">
                <text:p>1.62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7333333333333">
                <text:p>1.67333333333333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1.81333333333333">
                <text:p>1.81333333333333</text:p>
              </table:table-cell>
              <table:table-cell office:value-type="float" office:value="1.84">
                <text:p>1.84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8">
                <text:p>1.88</text:p>
              </table:table-cell>
              <table:table-cell office:value-type="float" office:value="1.82666666666667">
                <text:p>1.82666666666667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6">
                <text:p>1.56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9333333333333">
                <text:p>1.39333333333333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34">
                <text:p>1.34</text:p>
              </table:table-cell>
              <table:table-cell office:value-type="float" office:value="1.36">
                <text:p>1.36</text:p>
              </table:table-cell>
              <table:table-cell office:value-type="float" office:value="1.38">
                <text:p>1.38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56">
                <text:p>1.56</text:p>
              </table:table-cell>
              <table:table-cell office:value-type="float" office:value="1.64666666666667">
                <text:p>1.64666666666667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4">
                <text:p>1.74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2">
                <text:p>1.62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2">
                <text:p>1.62</text:p>
              </table:table-cell>
              <table:table-cell office:value-type="float" office:value="1.64">
                <text:p>1.64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1.56">
                <text:p>1.56</text:p>
              </table:table-cell>
              <table:table-cell office:value-type="float" office:value="1.52">
                <text:p>1.52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0666666666667">
                <text:p>1.50666666666667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14">
                <text:p>1.14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6">
                <text:p>1.16</text:p>
              </table:table-cell>
              <table:table-cell office:value-type="float" office:value="1.24">
                <text:p>1.24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38666666666667">
                <text:p>1.38666666666667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52">
                <text:p>1.52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47333333333333">
                <text:p>1.47333333333333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2">
                <text:p>1.42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7333333333333">
                <text:p>1.47333333333333</text:p>
              </table:table-cell>
              <table:table-cell office:value-type="float" office:value="1.52">
                <text:p>1.52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6">
                <text:p>1.56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6">
                <text:p>1.56</text:p>
              </table:table-cell>
              <table:table-cell office:value-type="float" office:value="1.54">
                <text:p>1.54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48">
                <text:p>1.48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.32666666666667">
                <text:p>1.32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7333333333333">
                <text:p>1.27333333333333</text:p>
              </table:table-cell>
              <table:table-cell office:value-type="float" office:value="1.34">
                <text:p>1.3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42">
                <text:p>1.42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22">
                <text:p>1.2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14">
                <text:p>1.14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4">
                <text:p>1.34</text:p>
              </table:table-cell>
              <table:table-cell office:value-type="float" office:value="1.4">
                <text:p>1.4</text:p>
              </table:table-cell>
              <table:table-cell office:value-type="float" office:value="1.42666666666667">
                <text:p>1.42666666666667</text:p>
              </table:table-cell>
              <table:table-cell office:value-type="float" office:value="1.44">
                <text:p>1.44</text:p>
              </table:table-cell>
              <table:table-cell office:value-type="float" office:value="1.48">
                <text:p>1.48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4">
                <text:p>1.64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59333333333333">
                <text:p>1.59333333333333</text:p>
              </table:table-cell>
              <table:table-cell office:value-type="float" office:value="1.58">
                <text:p>1.58</text:p>
              </table:table-cell>
              <table:table-cell office:value-type="float" office:value="1.59333333333333">
                <text:p>1.59333333333333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7333333333333">
                <text:p>1.47333333333333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14">
                <text:p>1.14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14">
                <text:p>1.14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84">
                <text:p>0.84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9">
                <text:p>0.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8">
                <text:p>1.28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  <table:table-cell office:value-type="float" office:value="1.39333333333333">
                <text:p>1.39333333333333</text:p>
              </table:table-cell>
              <table:table-cell office:value-type="float" office:value="1.36">
                <text:p>1.36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32">
                <text:p>1.32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08">
                <text:p>1.08</text:p>
              </table:table-cell>
              <table:table-cell office:value-type="float" office:value="1.04">
                <text:p>1.04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.04">
                <text:p>1.04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1.22">
                <text:p>1.22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16">
                <text:p>1.16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6">
                <text:p>1.16</text:p>
              </table:table-cell>
              <table:table-cell office:value-type="float" office:value="1.22">
                <text:p>1.22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4666666666667">
                <text:p>1.24666666666667</text:p>
              </table:table-cell>
              <table:table-cell office:value-type="float" office:value="1.22">
                <text:p>1.22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2">
                <text:p>0.92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853333333333334">
                <text:p>0.853333333333334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1.04">
                <text:p>1.04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36">
                <text:p>1.36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4">
                <text:p>1.54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42">
                <text:p>1.42</text:p>
              </table:table-cell>
              <table:table-cell office:value-type="float" office:value="1.40666666666667">
                <text:p>1.40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32">
                <text:p>1.32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4666666666667">
                <text:p>1.24666666666667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06">
                <text:p>1.06</text:p>
              </table:table-cell>
              <table:table-cell office:value-type="float" office:value="1.01333333333333">
                <text:p>1.01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72">
                <text:p>0.72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64">
                <text:p>0.64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68">
                <text:p>0.6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">
                <text:p>0.8</text:p>
              </table:table-cell>
              <table:table-cell office:value-type="float" office:value="0.88">
                <text:p>0.88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14">
                <text:p>1.14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34">
                <text:p>1.34</text:p>
              </table:table-cell>
              <table:table-cell office:value-type="float" office:value="1.42">
                <text:p>1.42</text:p>
              </table:table-cell>
              <table:table-cell office:value-type="float" office:value="1.45333333333333">
                <text:p>1.45333333333333</text:p>
              </table:table-cell>
              <table:table-cell office:value-type="float" office:value="1.44666666666667">
                <text:p>1.44666666666667</text:p>
              </table:table-cell>
              <table:table-cell office:value-type="float" office:value="1.42">
                <text:p>1.42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24">
                <text:p>1.24</text:p>
              </table:table-cell>
              <table:table-cell office:value-type="float" office:value="1.20666666666667">
                <text:p>1.20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1.22">
                <text:p>1.22</text:p>
              </table:table-cell>
              <table:table-cell office:value-type="float" office:value="1.24">
                <text:p>1.24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4">
                <text:p>1.44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7333333333333">
                <text:p>1.57333333333333</text:p>
              </table:table-cell>
              <table:table-cell office:value-type="float" office:value="1.62">
                <text:p>1.62</text:p>
              </table:table-cell>
              <table:table-cell office:value-type="float" office:value="1.64">
                <text:p>1.64</text:p>
              </table:table-cell>
              <table:table-cell office:value-type="float" office:value="1.68666666666667">
                <text:p>1.68666666666667</text:p>
              </table:table-cell>
              <table:table-cell office:value-type="float" office:value="1.72">
                <text:p>1.72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1.68">
                <text:p>1.68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0666666666667">
                <text:p>1.40666666666667</text:p>
              </table:table-cell>
              <table:table-cell office:value-type="float" office:value="1.32">
                <text:p>1.32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27333333333333">
                <text:p>1.27333333333333</text:p>
              </table:table-cell>
              <table:table-cell office:value-type="float" office:value="1.24666666666667">
                <text:p>1.24666666666667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18">
                <text:p>1.18</text:p>
              </table:table-cell>
              <table:table-cell office:value-type="float" office:value="1.12">
                <text:p>1.12</text:p>
              </table:table-cell>
              <table:table-cell office:value-type="float" office:value="1.06">
                <text:p>1.0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8">
                <text:p>0.98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2">
                <text:p>1.22</text:p>
              </table:table-cell>
              <table:table-cell office:value-type="float" office:value="1.20666666666667">
                <text:p>1.20666666666667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06">
                <text:p>1.06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1">
                <text:p>1.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7333333333333">
                <text:p>1.27333333333333</text:p>
              </table:table-cell>
              <table:table-cell office:value-type="float" office:value="1.35333333333333">
                <text:p>1.35333333333333</text:p>
              </table:table-cell>
              <table:table-cell office:value-type="float" office:value="1.38">
                <text:p>1.38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.02">
                <text:p>1.02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76">
                <text:p>0.76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74">
                <text:p>0.74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53333333333334">
                <text:p>0.953333333333334</text:p>
              </table:table-cell>
              <table:table-cell office:value-type="float" office:value="0.92">
                <text:p>0.9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2">
                <text:p>0.9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4">
                <text:p>1.1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">
                <text:p>1.16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4">
                <text:p>1.14</text:p>
              </table:table-cell>
              <table:table-cell office:value-type="float" office:value="1.16">
                <text:p>1.16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1.18">
                <text:p>1.18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2666666666667">
                <text:p>1.22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2666666666667">
                <text:p>1.22666666666667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1">
                <text:p>1.1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14">
                <text:p>1.14</text:p>
              </table:table-cell>
              <table:table-cell office:value-type="float" office:value="1.16">
                <text:p>1.16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2">
                <text:p>0.92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1.04">
                <text:p>1.04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2">
                <text:p>1.12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12">
                <text:p>1.1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2666666666667">
                <text:p>1.22666666666667</text:p>
              </table:table-cell>
              <table:table-cell office:value-type="float" office:value="1.20666666666667">
                <text:p>1.20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2">
                <text:p>1.12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">
                <text:p>0.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.04">
                <text:p>1.04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10666666666667">
                <text:p>1.10666666666667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8666666666667">
                <text:p>1.08666666666667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6">
                <text:p>1.06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06">
                <text:p>1.06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6">
                <text:p>1.06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4">
                <text:p>1.04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